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7F7F7F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2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fo:background-color="transparent" fo:wrap-option="wrap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#CCCCCC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wrap-option="wrap" style:cell-protect="protected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4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5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6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7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8">
      <style:table-cell-properties fo:background-color="transparent" fo:wrap-option="wrap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498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4.366cm" style:use-optimal-column-width="true" loext:column-width-sym="22.9219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2.672cm" style:use-optimal-column-width="false" loext:column-width-sym="13.7109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family="table-row" style:name="ro126">
      <style:table-row-properties style:row-height="12.75pt" style:use-optimal-row-height="true" fo:break-before="auto"/>
    </style:style>
    <style:style style:family="table-row" style:name="ro127">
      <style:table-row-properties style:row-height="12.7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8">
      <style:table-row-properties style:row-height="0.5292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29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42">
      <style:table-row-properties style:row-height="0.4498cm" fo:break-before="auto"/>
    </style:style>
    <style:style style:family="table-column" style:name="co38">
      <style:table-column-properties style:column-width="3.995cm" style:use-optimal-column-width="false" loext:column-width-sym="20.8516" fo:break-before="auto"/>
    </style:style>
    <style:style style:family="table-column" style:name="co39">
      <style:table-column-properties style:column-width="3.89cm" style:use-optimal-column-width="false" loext:column-width-sym="20.2812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3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4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5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able-row" style:name="ro146">
      <style:table-row-properties style:row-height="46.25pt" style:use-optimal-row-height="false" fo:break-before="auto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able-row" style:name="ro147">
      <style:table-row-properties style:row-height="12.8pt" style:use-optimal-row-height="false" fo:break-before="auto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8">
      <style:table-row-properties style:row-height="12.75pt" style:use-optimal-row-height="true" fo:break-before="auto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family="table-row" style:name="ro189">
      <style:table-row-properties style:row-height="12.75pt" style:use-optimal-row-height="true" fo:break-before="auto"/>
    </style:style>
    <style:style style:family="table-row" style:name="ro190">
      <style:table-row-properties style:row-height="12.75pt" style:use-optimal-row-height="true" fo:break-before="auto"/>
    </style:style>
    <style:style style:family="table-row" style:name="ro191">
      <style:table-row-properties style:row-height="12.7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92">
      <style:table-row-properties style:row-height="0.4498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4.234cm" style:use-optimal-column-width="false" loext:column-width-sym="22.140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93">
      <style:table-row-properties style:row-height="12.8pt" style:use-optimal-row-height="false" fo:break-before="auto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436">
      <style:text-properties fo:font-family="Liberation Sans" fo:font-size="10pt" style:text-underline-type="none"/>
    </style:style>
    <style:style style:family="text" style:name="T437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438">
      <style:text-properties fo:font-family="Liberation Sans" fo:font-size="10pt" style:text-underline-type="none"/>
    </style:style>
    <style:style style:family="text" style:name="T439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440">
      <style:text-properties fo:font-family="Liberation Sans" fo:font-size="10pt" style:text-underline-type="none"/>
    </style:style>
    <style:style style:family="text" style:name="T441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442">
      <style:text-properties fo:font-family="Liberation Sans" fo:font-size="10pt" style:text-underline-type="none"/>
    </style:style>
    <style:style style:family="text" style:name="T443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444">
      <style:text-properties fo:font-family="Liberation Sans" fo:font-size="10pt" style:text-underline-type="none"/>
    </style:style>
    <style:style style:family="text" style:name="T445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446">
      <style:text-properties fo:font-family="Liberation Sans" fo:font-size="10pt" style:text-underline-type="none"/>
    </style:style>
    <style:style style:family="text" style:name="T447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448">
      <style:text-properties fo:font-family="Liberation Sans" fo:font-size="10pt" style:text-underline-type="none"/>
    </style:style>
    <style:style style:family="text" style:name="T449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450">
      <style:text-properties fo:font-family="Liberation Sans" fo:font-size="10pt" style:text-underline-type="none"/>
    </style:style>
    <style:style style:family="text" style:name="T451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452">
      <style:text-properties fo:font-family="Liberation Sans" fo:font-size="10pt" style:text-underline-type="none"/>
    </style:style>
    <style:style style:family="text" style:name="T453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454">
      <style:text-properties fo:font-family="Liberation Sans" fo:font-size="10pt" style:text-underline-type="none"/>
    </style:style>
    <style:style style:family="text" style:name="T455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456">
      <style:text-properties fo:font-family="Liberation Sans" fo:font-size="10pt" style:text-underline-type="none"/>
    </style:style>
    <style:style style:family="text" style:name="T457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458">
      <style:text-properties fo:font-family="Liberation Sans" fo:font-size="10pt" style:text-underline-type="none"/>
    </style:style>
    <style:style style:family="text" style:name="T459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460">
      <style:text-properties fo:font-family="Liberation Sans" fo:font-size="10pt" style:text-underline-type="none"/>
    </style:style>
    <style:style style:family="text" style:name="T461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462">
      <style:text-properties fo:font-family="Liberation Sans" fo:font-size="10pt" style:text-underline-type="none"/>
    </style:style>
    <style:style style:family="text" style:name="T463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464">
      <style:text-properties fo:font-family="Liberation Sans" fo:font-size="10pt" style:text-underline-type="none"/>
    </style:style>
    <style:style style:family="text" style:name="T465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466">
      <style:text-properties fo:font-family="Liberation Sans" fo:font-size="10pt" style:text-underline-type="none"/>
    </style:style>
    <style:style style:family="text" style:name="T467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468">
      <style:text-properties fo:font-family="Liberation Sans" fo:font-size="10pt" style:text-underline-type="none"/>
    </style:style>
    <style:style style:family="text" style:name="T469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470">
      <style:text-properties fo:font-family="Liberation Sans" fo:font-size="10pt" style:text-underline-type="none"/>
    </style:style>
    <style:style style:family="text" style:name="T471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472">
      <style:text-properties fo:font-family="Liberation Sans" fo:font-size="10pt" style:text-underline-type="none"/>
    </style:style>
    <style:style style:family="text" style:name="T473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474">
      <style:text-properties fo:font-family="Liberation Sans" fo:font-size="10pt" style:text-underline-type="none"/>
    </style:style>
    <style:style style:family="text" style:name="T475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476">
      <style:text-properties fo:font-family="Liberation Sans" fo:font-size="10pt" style:text-underline-type="none"/>
    </style:style>
    <style:style style:family="text" style:name="T477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478">
      <style:text-properties fo:font-family="Liberation Sans" fo:font-size="10pt" style:text-underline-type="none"/>
    </style:style>
    <style:style style:family="text" style:name="T479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480">
      <style:text-properties fo:font-family="Liberation Sans" fo:font-size="10pt" style:text-underline-type="none"/>
    </style:style>
    <style:style style:family="text" style:name="T481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482">
      <style:text-properties fo:font-family="Liberation Sans" fo:font-size="10pt" style:text-underline-type="none"/>
    </style:style>
    <style:style style:family="text" style:name="T483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484">
      <style:text-properties fo:font-family="Liberation Sans" fo:font-size="10pt" style:text-underline-type="none"/>
    </style:style>
    <style:style style:family="text" style:name="T485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486">
      <style:text-properties fo:font-family="Liberation Sans" fo:font-size="10pt" style:text-underline-type="none"/>
    </style:style>
    <style:style style:family="text" style:name="T487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488">
      <style:text-properties fo:font-family="Liberation Sans" fo:font-size="10pt" style:text-underline-type="none"/>
    </style:style>
    <style:style style:family="text" style:name="T489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490">
      <style:text-properties fo:font-family="Liberation Sans" fo:font-size="10pt" style:text-underline-type="none"/>
    </style:style>
    <style:style style:family="text" style:name="T491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492">
      <style:text-properties fo:font-family="Liberation Sans" fo:font-size="10pt" style:text-underline-type="none"/>
    </style:style>
    <style:style style:family="text" style:name="T493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494">
      <style:text-properties fo:font-family="Liberation Sans" fo:font-size="10pt" style:text-underline-type="none"/>
    </style:style>
    <style:style style:family="text" style:name="T495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496">
      <style:text-properties fo:font-family="Liberation Sans" fo:font-size="10pt" style:text-underline-type="none"/>
    </style:style>
    <style:style style:family="text" style:name="T497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500">
      <style:text-properties fo:font-family="Liberation Sans" fo:font-size="10pt" style:text-underline-type="none"/>
    </style:style>
    <style:style style:family="text" style:name="T501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02">
      <style:text-properties fo:font-family="Liberation Sans" fo:font-size="10pt" style:text-underline-type="none"/>
    </style:style>
    <style:style style:family="text" style:name="T503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514">
      <style:text-properties fo:font-family="Liberation Sans" fo:font-size="10pt" style:text-underline-type="none"/>
    </style:style>
    <style:style style:family="text" style:name="T515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516">
      <style:text-properties fo:font-family="Liberation Sans" fo:font-size="10pt" style:text-underline-type="none"/>
    </style:style>
    <style:style style:family="text" style:name="T517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518">
      <style:text-properties fo:font-family="Liberation Sans" fo:font-size="10pt" style:text-underline-type="none"/>
    </style:style>
    <style:style style:family="text" style:name="T519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520">
      <style:text-properties fo:font-family="Liberation Sans" fo:font-size="10pt" style:text-underline-type="none"/>
    </style:style>
    <style:style style:family="text" style:name="T521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522">
      <style:text-properties fo:font-family="Liberation Sans" fo:font-size="10pt" style:text-underline-type="none"/>
    </style:style>
    <style:style style:family="text" style:name="T523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524">
      <style:text-properties fo:font-family="Liberation Sans" fo:font-size="10pt" style:text-underline-type="none"/>
    </style:style>
    <style:style style:family="text" style:name="T525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526">
      <style:text-properties fo:font-family="Liberation Sans" fo:font-size="10pt" style:text-underline-type="none"/>
    </style:style>
    <style:style style:family="text" style:name="T527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528">
      <style:text-properties fo:font-family="Liberation Sans" fo:font-size="10pt" style:text-underline-type="none"/>
    </style:style>
    <style:style style:family="text" style:name="T529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530">
      <style:text-properties fo:font-family="Liberation Sans" fo:font-size="10pt" style:text-underline-type="none"/>
    </style:style>
    <style:style style:family="text" style:name="T531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532">
      <style:text-properties fo:font-family="Liberation Sans" fo:font-size="10pt" style:text-underline-type="none"/>
    </style:style>
    <style:style style:family="text" style:name="T533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538">
      <style:text-properties fo:font-family="Liberation Sans" fo:font-size="10pt" style:text-underline-type="none"/>
    </style:style>
    <style:style style:family="text" style:name="T539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540">
      <style:text-properties fo:font-family="Liberation Sans" fo:font-size="10pt" style:text-underline-type="none"/>
    </style:style>
    <style:style style:family="text" style:name="T541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546">
      <style:text-properties fo:font-family="Liberation Sans" fo:font-size="10pt" style:text-underline-type="none"/>
    </style:style>
    <style:style style:family="text" style:name="T547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548">
      <style:text-properties fo:font-family="Liberation Sans" fo:font-size="10pt" style:text-underline-type="none"/>
    </style:style>
    <style:style style:family="text" style:name="T549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550">
      <style:text-properties fo:font-family="Liberation Sans" fo:font-size="10pt" style:text-underline-type="none"/>
    </style:style>
    <style:style style:family="text" style:name="T551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552">
      <style:text-properties fo:font-family="Liberation Sans" fo:font-size="10pt" style:text-underline-type="none"/>
    </style:style>
    <style:style style:family="text" style:name="T553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556">
      <style:text-properties fo:font-family="Liberation Sans" fo:font-size="10pt" style:text-underline-type="none"/>
    </style:style>
    <style:style style:family="text" style:name="T557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560">
      <style:text-properties fo:font-family="Liberation Sans" fo:font-size="10pt" style:text-underline-type="none"/>
    </style:style>
    <style:style style:family="text" style:name="T561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562">
      <style:text-properties fo:font-family="Liberation Sans" fo:font-size="10pt" style:text-underline-type="none"/>
    </style:style>
    <style:style style:family="text" style:name="T563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574">
      <style:text-properties fo:font-family="Liberation Sans" fo:font-size="10pt" style:text-underline-type="none"/>
    </style:style>
    <style:style style:family="text" style:name="T575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576">
      <style:text-properties fo:font-family="Liberation Sans" fo:font-size="10pt" style:text-underline-type="none"/>
    </style:style>
    <style:style style:family="text" style:name="T577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578">
      <style:text-properties fo:font-family="Liberation Sans" fo:font-size="10pt" style:text-underline-type="none"/>
    </style:style>
    <style:style style:family="text" style:name="T579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580">
      <style:text-properties fo:font-family="Liberation Sans" fo:font-size="10pt" style:text-underline-type="none"/>
    </style:style>
    <style:style style:family="text" style:name="T581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586">
      <style:text-properties fo:font-family="Liberation Sans" fo:font-size="10pt" style:text-underline-type="none"/>
    </style:style>
    <style:style style:family="text" style:name="T587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590">
      <style:text-properties fo:font-family="Liberation Sans" fo:font-size="10pt" style:text-underline-type="none"/>
    </style:style>
    <style:style style:family="text" style:name="T591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592">
      <style:text-properties fo:font-family="Liberation Sans" fo:font-size="10pt" style:text-underline-type="none"/>
    </style:style>
    <style:style style:family="text" style:name="T593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594">
      <style:text-properties fo:font-family="Liberation Sans" fo:font-size="10pt" style:text-underline-type="none"/>
    </style:style>
    <style:style style:family="text" style:name="T595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596">
      <style:text-properties fo:font-family="Liberation Sans" fo:font-size="10pt" style:text-underline-type="none"/>
    </style:style>
    <style:style style:family="text" style:name="T597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02">
      <style:text-properties fo:font-family="Liberation Sans" fo:font-size="10pt" style:text-underline-type="none"/>
    </style:style>
    <style:style style:family="text" style:name="T603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604">
      <style:text-properties fo:font-family="Liberation Sans" fo:font-size="10pt" style:text-underline-type="none"/>
    </style:style>
    <style:style style:family="text" style:name="T605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606">
      <style:text-properties fo:font-family="Liberation Sans" fo:font-size="10pt" style:text-underline-type="none"/>
    </style:style>
    <style:style style:family="text" style:name="T607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608">
      <style:text-properties fo:font-family="Liberation Sans" fo:font-size="10pt" style:text-underline-type="none"/>
    </style:style>
    <style:style style:family="text" style:name="T609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610">
      <style:text-properties fo:font-family="Liberation Sans" fo:font-size="10pt" style:text-underline-type="none"/>
    </style:style>
    <style:style style:family="text" style:name="T611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618">
      <style:text-properties fo:font-family="Liberation Sans" fo:font-size="10pt" style:text-underline-type="none"/>
    </style:style>
    <style:style style:family="text" style:name="T619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620">
      <style:text-properties fo:font-family="Liberation Sans" fo:font-size="10pt" style:text-underline-type="none"/>
    </style:style>
    <style:style style:family="text" style:name="T621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622">
      <style:text-properties fo:font-family="Liberation Sans" fo:font-size="10pt" style:text-underline-type="none"/>
    </style:style>
    <style:style style:family="text" style:name="T623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630">
      <style:text-properties fo:font-family="Liberation Sans" fo:font-size="10pt" style:text-underline-type="none"/>
    </style:style>
    <style:style style:family="text" style:name="T631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632">
      <style:text-properties fo:font-family="Liberation Sans" fo:font-size="10pt" style:text-underline-type="none"/>
    </style:style>
    <style:style style:family="text" style:name="T633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634">
      <style:text-properties fo:font-family="Liberation Sans" fo:font-size="10pt" style:text-underline-type="none"/>
    </style:style>
    <style:style style:family="text" style:name="T635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636">
      <style:text-properties fo:font-family="Liberation Sans" fo:font-size="10pt" style:text-underline-type="none"/>
    </style:style>
    <style:style style:family="text" style:name="T637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638">
      <style:text-properties fo:font-family="Liberation Sans" fo:font-size="10pt" style:text-underline-type="none"/>
    </style:style>
    <style:style style:family="text" style:name="T639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640">
      <style:text-properties fo:font-family="Liberation Sans" fo:font-size="10pt" style:text-underline-type="none"/>
    </style:style>
    <style:style style:family="text" style:name="T641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642">
      <style:text-properties fo:font-family="Liberation Sans" fo:font-size="10pt" style:text-underline-type="none"/>
    </style:style>
    <style:style style:family="text" style:name="T643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644">
      <style:text-properties fo:font-family="Liberation Sans" fo:font-size="10pt" style:text-underline-type="none"/>
    </style:style>
    <style:style style:family="text" style:name="T645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646">
      <style:text-properties fo:font-family="Liberation Sans" fo:font-size="10pt" style:text-underline-type="none"/>
    </style:style>
    <style:style style:family="text" style:name="T647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648">
      <style:text-properties fo:font-family="Liberation Sans" fo:font-size="10pt" style:text-underline-type="none"/>
    </style:style>
    <style:style style:family="text" style:name="T649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650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652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654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656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658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660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662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664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666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668">
      <style:text-properties fo:font-family="Liberation Sans" fo:font-size="10pt" style:text-underline-type="none"/>
    </style:style>
    <style:style style:family="text" style:name="T669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670">
      <style:text-properties fo:font-family="Liberation Sans" fo:font-size="10pt" style:text-underline-type="none"/>
    </style:style>
    <style:style style:family="text" style:name="T671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672">
      <style:text-properties fo:font-family="Liberation Sans" fo:font-size="10pt" style:text-underline-type="none"/>
    </style:style>
    <style:style style:family="text" style:name="T673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674">
      <style:text-properties fo:font-family="Liberation Sans" fo:font-size="10pt" style:text-underline-type="none"/>
    </style:style>
    <style:style style:family="text" style:name="T675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676">
      <style:text-properties fo:font-family="Liberation Sans" fo:font-size="10pt" style:text-underline-type="none"/>
    </style:style>
    <style:style style:family="text" style:name="T677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678">
      <style:text-properties fo:font-family="Liberation Sans" fo:font-size="10pt" style:text-underline-type="none"/>
    </style:style>
    <style:style style:family="text" style:name="T679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680">
      <style:text-properties fo:font-family="Liberation Sans" fo:font-size="10pt" style:text-underline-type="none"/>
    </style:style>
    <style:style style:family="text" style:name="T681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682">
      <style:text-properties fo:font-family="Liberation Sans" fo:font-size="10pt" style:text-underline-type="none"/>
    </style:style>
    <style:style style:family="text" style:name="T683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684">
      <style:text-properties fo:font-family="Liberation Sans" fo:font-size="10pt" style:text-underline-type="none"/>
    </style:style>
    <style:style style:family="text" style:name="T685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686">
      <style:text-properties fo:font-family="Liberation Sans" fo:font-size="10pt" style:text-underline-type="none"/>
    </style:style>
    <style:style style:family="text" style:name="T687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688">
      <style:text-properties fo:font-family="Liberation Sans" fo:font-size="10pt" style:text-underline-type="none"/>
    </style:style>
    <style:style style:family="text" style:name="T689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690">
      <style:text-properties fo:font-family="Liberation Sans" fo:font-size="10pt" style:text-underline-type="none"/>
    </style:style>
    <style:style style:family="text" style:name="T691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692">
      <style:text-properties fo:font-family="Liberation Sans" fo:font-size="10pt" style:text-underline-type="none"/>
    </style:style>
    <style:style style:family="text" style:name="T693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694">
      <style:text-properties fo:font-family="Liberation Sans" fo:font-size="10pt" style:text-underline-type="none"/>
    </style:style>
    <style:style style:family="text" style:name="T695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696">
      <style:text-properties fo:font-family="Liberation Sans" fo:font-size="10pt" style:text-underline-type="none"/>
    </style:style>
    <style:style style:family="text" style:name="T697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698">
      <style:text-properties fo:font-family="Liberation Sans" fo:font-size="10pt" style:text-underline-type="none"/>
    </style:style>
    <style:style style:family="text" style:name="T699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700">
      <style:text-properties fo:font-family="Liberation Sans" fo:font-size="10pt" style:text-underline-type="none"/>
    </style:style>
    <style:style style:family="text" style:name="T701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702">
      <style:text-properties fo:font-family="Liberation Sans" fo:font-size="10pt" style:text-underline-type="none"/>
    </style:style>
    <style:style style:family="text" style:name="T703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704">
      <style:text-properties fo:font-family="Liberation Sans" fo:font-size="10pt" style:text-underline-type="none"/>
    </style:style>
    <style:style style:family="text" style:name="T705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706">
      <style:text-properties fo:font-family="Liberation Sans" fo:font-size="10pt" style:text-underline-type="none"/>
    </style:style>
    <style:style style:family="text" style:name="T707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708">
      <style:text-properties fo:font-family="Liberation Sans" fo:font-size="10pt" style:text-underline-type="none"/>
    </style:style>
    <style:style style:family="text" style:name="T709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710">
      <style:text-properties fo:font-family="Liberation Sans" fo:font-size="10pt" style:text-underline-type="none"/>
    </style:style>
    <style:style style:family="text" style:name="T711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712">
      <style:text-properties fo:font-family="Liberation Sans" fo:font-size="10pt" style:text-underline-type="none"/>
    </style:style>
    <style:style style:family="text" style:name="T713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714">
      <style:text-properties fo:font-family="Liberation Sans" fo:font-size="10pt" style:text-underline-type="none"/>
    </style:style>
    <style:style style:family="text" style:name="T715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716">
      <style:text-properties fo:font-family="Liberation Sans" fo:font-size="10pt" style:text-underline-type="none"/>
    </style:style>
    <style:style style:family="text" style:name="T717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718">
      <style:text-properties fo:font-family="Liberation Sans" fo:font-size="10pt" style:text-underline-type="none"/>
    </style:style>
    <style:style style:family="text" style:name="T719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720">
      <style:text-properties fo:font-family="Liberation Sans" fo:font-size="10pt" style:text-underline-type="none"/>
    </style:style>
    <style:style style:family="text" style:name="T721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722">
      <style:text-properties fo:font-family="Liberation Sans" fo:font-size="10pt" style:text-underline-type="none"/>
    </style:style>
    <style:style style:family="text" style:name="T723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724">
      <style:text-properties fo:font-family="Liberation Sans" fo:font-size="10pt" style:text-underline-type="none"/>
    </style:style>
    <style:style style:family="text" style:name="T725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726">
      <style:text-properties fo:font-family="Liberation Sans" fo:font-size="10pt" style:text-underline-type="none"/>
    </style:style>
    <style:style style:family="text" style:name="T727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728">
      <style:text-properties fo:font-family="Liberation Sans" fo:font-size="10pt" style:text-underline-type="none"/>
    </style:style>
    <style:style style:family="text" style:name="T729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730">
      <style:text-properties fo:font-family="Liberation Sans" fo:font-size="10pt" style:text-underline-type="none"/>
    </style:style>
    <style:style style:family="text" style:name="T731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732">
      <style:text-properties fo:font-family="Liberation Sans" fo:font-size="10pt" style:text-underline-type="none"/>
    </style:style>
    <style:style style:family="text" style:name="T733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734">
      <style:text-properties fo:font-family="Liberation Sans" fo:font-size="10pt" style:text-underline-type="none"/>
    </style:style>
    <style:style style:family="text" style:name="T735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736">
      <style:text-properties fo:font-family="Liberation Sans" fo:font-size="10pt" style:text-underline-type="none"/>
    </style:style>
    <style:style style:family="text" style:name="T737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738">
      <style:text-properties fo:font-family="Liberation Sans" fo:font-size="10pt" style:text-underline-type="none"/>
    </style:style>
    <style:style style:family="text" style:name="T739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740">
      <style:text-properties fo:font-family="Liberation Sans" fo:font-size="10pt" style:text-underline-type="none"/>
    </style:style>
    <style:style style:family="text" style:name="T741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742">
      <style:text-properties fo:font-family="Liberation Sans" fo:font-size="10pt" style:text-underline-type="none"/>
    </style:style>
    <style:style style:family="text" style:name="T743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744">
      <style:text-properties fo:font-family="Liberation Sans" fo:font-size="10pt" style:text-underline-type="none"/>
    </style:style>
    <style:style style:family="text" style:name="T745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746">
      <style:text-properties fo:font-family="Liberation Sans" fo:font-size="10pt" style:text-underline-type="none"/>
    </style:style>
    <style:style style:family="text" style:name="T747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748">
      <style:text-properties fo:font-family="Liberation Sans" fo:font-size="10pt" style:text-underline-type="none"/>
    </style:style>
    <style:style style:family="text" style:name="T749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750">
      <style:text-properties fo:font-family="Liberation Sans" fo:font-size="10pt" style:text-underline-type="none"/>
    </style:style>
    <style:style style:family="text" style:name="T751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752">
      <style:text-properties fo:font-family="Liberation Sans" fo:font-size="10pt" style:text-underline-type="none"/>
    </style:style>
    <style:style style:family="text" style:name="T753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754">
      <style:text-properties fo:font-family="Liberation Sans" fo:font-size="10pt" style:text-underline-type="none"/>
    </style:style>
    <style:style style:family="text" style:name="T755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756">
      <style:text-properties fo:font-family="Liberation Sans" fo:font-size="10pt" style:text-underline-type="none"/>
    </style:style>
    <style:style style:family="text" style:name="T757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758">
      <style:text-properties fo:font-family="Liberation Sans" fo:font-size="10pt" style:text-underline-type="none"/>
    </style:style>
    <style:style style:family="text" style:name="T759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760">
      <style:text-properties fo:font-family="Liberation Sans" fo:font-size="10pt" style:text-underline-type="none"/>
    </style:style>
    <style:style style:family="text" style:name="T761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762">
      <style:text-properties fo:font-family="Liberation Sans" fo:font-size="10pt" style:text-underline-type="none"/>
    </style:style>
    <style:style style:family="text" style:name="T763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764">
      <style:text-properties fo:font-family="Liberation Sans" fo:font-size="10pt" style:text-underline-type="none"/>
    </style:style>
    <style:style style:family="text" style:name="T765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766">
      <style:text-properties fo:font-family="Liberation Sans" fo:font-size="10pt" style:text-underline-type="none"/>
    </style:style>
    <style:style style:family="text" style:name="T767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768">
      <style:text-properties fo:font-family="Liberation Sans" fo:font-size="10pt" style:text-underline-type="none"/>
    </style:style>
    <style:style style:family="text" style:name="T769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770">
      <style:text-properties fo:font-family="Liberation Sans" fo:font-size="10pt" style:text-underline-type="none"/>
    </style:style>
    <style:style style:family="text" style:name="T771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772">
      <style:text-properties fo:font-family="Liberation Sans" fo:font-size="10pt" style:text-underline-type="none"/>
    </style:style>
    <style:style style:family="text" style:name="T773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774">
      <style:text-properties fo:font-family="Liberation Sans" fo:font-size="10pt" style:text-underline-type="none"/>
    </style:style>
    <style:style style:family="text" style:name="T775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776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778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780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782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784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786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788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790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792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794">
      <style:text-properties fo:font-family="Liberation Sans" fo:font-size="10pt" style:text-underline-type="none"/>
    </style:style>
    <style:style style:family="text" style:name="T795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796">
      <style:text-properties fo:font-family="Liberation Sans" fo:font-size="10pt" style:text-underline-type="none"/>
    </style:style>
    <style:style style:family="text" style:name="T797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798">
      <style:text-properties fo:font-family="Liberation Sans" fo:font-size="10pt" style:text-underline-type="none"/>
    </style:style>
    <style:style style:family="text" style:name="T799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800">
      <style:text-properties fo:font-family="Liberation Sans" fo:font-size="10pt" style:text-underline-type="none"/>
    </style:style>
    <style:style style:family="text" style:name="T801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802">
      <style:text-properties fo:font-family="Liberation Sans" fo:font-size="10pt" style:text-underline-type="none"/>
    </style:style>
    <style:style style:family="text" style:name="T803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804">
      <style:text-properties fo:font-family="Liberation Sans" fo:font-size="10pt" style:text-underline-type="none"/>
    </style:style>
    <style:style style:family="text" style:name="T805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806">
      <style:text-properties fo:font-family="Liberation Sans" fo:font-size="10pt" style:text-underline-type="none"/>
    </style:style>
    <style:style style:family="text" style:name="T807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808">
      <style:text-properties fo:font-family="Liberation Sans" fo:font-size="10pt" style:text-underline-type="none"/>
    </style:style>
    <style:style style:family="text" style:name="T809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810">
      <style:text-properties fo:font-family="Liberation Sans" fo:font-size="10pt" style:text-underline-type="none"/>
    </style:style>
    <style:style style:family="text" style:name="T811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812">
      <style:text-properties fo:font-family="Liberation Sans" fo:font-size="10pt" style:text-underline-type="none"/>
    </style:style>
    <style:style style:family="text" style:name="T813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814">
      <style:text-properties fo:font-family="Liberation Sans" fo:font-size="10pt" style:text-underline-type="none"/>
    </style:style>
    <style:style style:family="text" style:name="T815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816">
      <style:text-properties fo:font-family="Liberation Sans" fo:font-size="10pt" style:text-underline-type="none"/>
    </style:style>
    <style:style style:family="text" style:name="T817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818">
      <style:text-properties fo:font-family="Liberation Sans" fo:font-size="10pt" style:text-underline-type="none"/>
    </style:style>
    <style:style style:family="text" style:name="T819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820">
      <style:text-properties fo:font-family="Liberation Sans" fo:font-size="10pt" style:text-underline-type="none"/>
    </style:style>
    <style:style style:family="text" style:name="T821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822">
      <style:text-properties fo:font-family="Liberation Sans" fo:font-size="10pt" style:text-underline-type="none"/>
    </style:style>
    <style:style style:family="text" style:name="T823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824">
      <style:text-properties fo:font-family="Liberation Sans" fo:font-size="10pt" style:text-underline-type="none"/>
    </style:style>
    <style:style style:family="text" style:name="T825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826">
      <style:text-properties fo:font-family="Liberation Sans" fo:font-size="10pt" style:text-underline-type="none"/>
    </style:style>
    <style:style style:family="text" style:name="T827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828">
      <style:text-properties fo:font-family="Liberation Sans" fo:font-size="10pt" style:text-underline-type="none"/>
    </style:style>
    <style:style style:family="text" style:name="T829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830">
      <style:text-properties fo:font-family="Liberation Sans" fo:font-size="10pt" style:text-underline-type="none"/>
    </style:style>
    <style:style style:family="text" style:name="T831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832">
      <style:text-properties fo:font-family="Liberation Sans" fo:font-size="10pt" style:text-underline-type="none"/>
    </style:style>
    <style:style style:family="text" style:name="T833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834">
      <style:text-properties fo:font-family="Liberation Sans" fo:font-size="10pt" style:text-underline-type="none"/>
    </style:style>
    <style:style style:family="text" style:name="T835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836">
      <style:text-properties fo:font-family="Liberation Sans" fo:font-size="10pt" style:text-underline-type="none"/>
    </style:style>
    <style:style style:family="text" style:name="T837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838">
      <style:text-properties fo:font-family="Liberation Sans" fo:font-size="10pt" style:text-underline-type="none"/>
    </style:style>
    <style:style style:family="text" style:name="T839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840">
      <style:text-properties fo:font-family="Liberation Sans" fo:font-size="10pt" style:text-underline-type="none"/>
    </style:style>
    <style:style style:family="text" style:name="T841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842">
      <style:text-properties fo:font-family="Liberation Sans" fo:font-size="10pt" style:text-underline-type="none"/>
    </style:style>
    <style:style style:family="text" style:name="T843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844">
      <style:text-properties fo:font-family="Liberation Sans" fo:font-size="10pt" style:text-underline-type="none"/>
    </style:style>
    <style:style style:family="text" style:name="T845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846">
      <style:text-properties fo:font-family="Liberation Sans" fo:font-size="10pt" style:text-underline-type="none"/>
    </style:style>
    <style:style style:family="text" style:name="T847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848">
      <style:text-properties fo:font-family="Liberation Sans" fo:font-size="10pt" style:text-underline-type="none"/>
    </style:style>
    <style:style style:family="text" style:name="T849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850">
      <style:text-properties fo:font-family="Liberation Sans" fo:font-size="10pt" style:text-underline-type="none"/>
    </style:style>
    <style:style style:family="text" style:name="T851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852">
      <style:text-properties fo:font-family="Liberation Sans" fo:font-size="10pt" style:text-underline-type="none"/>
    </style:style>
    <style:style style:family="text" style:name="T853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854">
      <style:text-properties fo:font-family="Liberation Sans" fo:font-size="10pt" style:text-underline-type="none"/>
    </style:style>
    <style:style style:family="text" style:name="T855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856">
      <style:text-properties fo:font-family="Liberation Sans" fo:font-size="10pt" style:text-underline-type="none"/>
    </style:style>
    <style:style style:family="text" style:name="T857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858">
      <style:text-properties fo:font-family="Liberation Sans" fo:font-size="10pt" style:text-underline-type="none"/>
    </style:style>
    <style:style style:family="text" style:name="T859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860">
      <style:text-properties fo:font-family="Liberation Sans" fo:font-size="10pt" style:text-underline-type="none"/>
    </style:style>
    <style:style style:family="text" style:name="T861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862">
      <style:text-properties fo:font-family="Liberation Sans" fo:font-size="10pt" style:text-underline-type="none"/>
    </style:style>
    <style:style style:family="text" style:name="T863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864">
      <style:text-properties fo:font-family="Liberation Sans" fo:font-size="10pt" style:text-underline-type="none"/>
    </style:style>
    <style:style style:family="text" style:name="T865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866">
      <style:text-properties fo:font-family="Liberation Sans" fo:font-size="10pt" style:text-underline-type="none"/>
    </style:style>
    <style:style style:family="text" style:name="T867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868">
      <style:text-properties fo:font-family="Liberation Sans" fo:font-size="10pt" style:text-underline-type="none"/>
    </style:style>
    <style:style style:family="text" style:name="T869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870">
      <style:text-properties fo:font-family="Liberation Sans" fo:font-size="10pt" style:text-underline-type="none"/>
    </style:style>
    <style:style style:family="text" style:name="T871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872">
      <style:text-properties fo:font-family="Liberation Sans" fo:font-size="10pt" style:text-underline-type="none"/>
    </style:style>
    <style:style style:family="text" style:name="T873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874">
      <style:text-properties fo:font-family="Liberation Sans" fo:font-size="10pt" style:text-underline-type="none"/>
    </style:style>
    <style:style style:family="text" style:name="T875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876">
      <style:text-properties fo:font-family="Liberation Sans" fo:font-size="10pt" style:text-underline-type="none"/>
    </style:style>
    <style:style style:family="text" style:name="T877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878">
      <style:text-properties fo:font-family="Liberation Sans" fo:font-size="10pt" style:text-underline-type="none"/>
    </style:style>
    <style:style style:family="text" style:name="T879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880">
      <style:text-properties fo:font-family="Liberation Sans" fo:font-size="10pt" style:text-underline-type="none"/>
    </style:style>
    <style:style style:family="text" style:name="T881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882">
      <style:text-properties fo:font-family="Liberation Sans" fo:font-size="10pt" style:text-underline-type="none"/>
    </style:style>
    <style:style style:family="text" style:name="T883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884">
      <style:text-properties fo:font-family="Liberation Sans" fo:font-size="10pt" style:text-underline-type="none"/>
    </style:style>
    <style:style style:family="text" style:name="T885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886">
      <style:text-properties fo:font-family="Liberation Sans" fo:font-size="10pt" style:text-underline-type="none"/>
    </style:style>
    <style:style style:family="text" style:name="T887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888">
      <style:text-properties fo:font-family="Liberation Sans" fo:font-size="10pt" style:text-underline-type="none"/>
    </style:style>
    <style:style style:family="text" style:name="T889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890">
      <style:text-properties fo:font-family="Liberation Sans" fo:font-size="10pt" style:text-underline-type="none"/>
    </style:style>
    <style:style style:family="text" style:name="T891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892">
      <style:text-properties fo:font-family="Liberation Sans" fo:font-size="10pt" style:text-underline-type="none"/>
    </style:style>
    <style:style style:family="text" style:name="T893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894">
      <style:text-properties fo:font-family="Liberation Sans" fo:font-size="10pt" style:text-underline-type="none"/>
    </style:style>
    <style:style style:family="text" style:name="T895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896">
      <style:text-properties fo:font-family="Liberation Sans" fo:font-size="10pt" style:text-underline-type="none"/>
    </style:style>
    <style:style style:family="text" style:name="T897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898">
      <style:text-properties fo:font-family="Liberation Sans" fo:font-size="10pt" style:text-underline-type="none"/>
    </style:style>
    <style:style style:family="text" style:name="T899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900">
      <style:text-properties fo:font-family="Liberation Sans" fo:font-size="10pt" style:text-underline-type="none"/>
    </style:style>
    <style:style style:family="text" style:name="T901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902">
      <style:text-properties fo:font-family="Liberation Sans" fo:font-size="10pt" style:text-underline-type="none"/>
    </style:style>
    <style:style style:family="text" style:name="T903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904">
      <style:text-properties fo:font-family="Liberation Sans" fo:font-size="10pt" style:text-underline-type="none"/>
    </style:style>
    <style:style style:family="text" style:name="T905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906">
      <style:text-properties fo:font-family="Liberation Sans" fo:font-size="10pt" style:text-underline-type="none"/>
    </style:style>
    <style:style style:family="text" style:name="T907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908">
      <style:text-properties fo:font-family="Liberation Sans" fo:font-size="10pt" style:text-underline-type="none"/>
    </style:style>
    <style:style style:family="text" style:name="T909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910">
      <style:text-properties fo:font-family="Liberation Sans" fo:font-size="10pt" style:text-underline-type="none"/>
    </style:style>
    <style:style style:family="text" style:name="T911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912">
      <style:text-properties fo:font-family="Liberation Sans" fo:font-size="10pt" style:text-underline-type="none"/>
    </style:style>
    <style:style style:family="text" style:name="T913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914">
      <style:text-properties fo:font-family="Liberation Sans" fo:font-size="10pt" style:text-underline-type="none"/>
    </style:style>
    <style:style style:family="text" style:name="T915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916">
      <style:text-properties fo:font-family="Liberation Sans" fo:font-size="10pt" style:text-underline-type="none"/>
    </style:style>
    <style:style style:family="text" style:name="T917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918">
      <style:text-properties fo:font-family="Liberation Sans" fo:font-size="10pt" style:text-underline-type="none"/>
    </style:style>
    <style:style style:family="text" style:name="T919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920">
      <style:text-properties fo:font-family="Liberation Sans" fo:font-size="10pt" style:text-underline-type="none"/>
    </style:style>
    <style:style style:family="text" style:name="T921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922">
      <style:text-properties fo:font-family="Liberation Sans" fo:font-size="10pt" style:text-underline-type="none"/>
    </style:style>
    <style:style style:family="text" style:name="T923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924">
      <style:text-properties fo:font-family="Liberation Sans" fo:font-size="10pt" style:text-underline-type="none"/>
    </style:style>
    <style:style style:family="text" style:name="T925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926">
      <style:text-properties fo:font-family="Liberation Sans" fo:font-size="10pt" style:text-underline-type="none"/>
    </style:style>
    <style:style style:family="text" style:name="T927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928">
      <style:text-properties fo:font-family="Liberation Sans" fo:font-size="10pt" style:text-underline-type="none"/>
    </style:style>
    <style:style style:family="text" style:name="T929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930">
      <style:text-properties fo:font-family="Liberation Sans" fo:font-size="10pt" style:text-underline-type="none"/>
    </style:style>
    <style:style style:family="text" style:name="T931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932">
      <style:text-properties fo:font-family="Liberation Sans" fo:font-size="10pt" style:text-underline-type="none"/>
    </style:style>
    <style:style style:family="text" style:name="T933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934">
      <style:text-properties fo:font-family="Liberation Sans" fo:font-size="10pt" style:text-underline-type="none"/>
    </style:style>
    <style:style style:family="text" style:name="T935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936">
      <style:text-properties fo:font-family="Liberation Sans" fo:font-size="10pt" style:text-underline-type="none"/>
    </style:style>
    <style:style style:family="text" style:name="T937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938">
      <style:text-properties fo:font-family="Liberation Sans" fo:font-size="10pt" style:text-underline-type="none"/>
    </style:style>
    <style:style style:family="text" style:name="T939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940">
      <style:text-properties fo:font-family="Liberation Sans" fo:font-size="10pt" style:text-underline-type="none"/>
    </style:style>
    <style:style style:family="text" style:name="T941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942">
      <style:text-properties fo:font-family="Liberation Sans" fo:font-size="10pt" style:text-underline-type="none"/>
    </style:style>
    <style:style style:family="text" style:name="T943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944">
      <style:text-properties fo:font-family="Liberation Sans" fo:font-size="10pt" style:text-underline-type="none"/>
    </style:style>
    <style:style style:family="text" style:name="T945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946">
      <style:text-properties fo:font-family="Liberation Sans" fo:font-size="10pt" style:text-underline-type="none"/>
    </style:style>
    <style:style style:family="text" style:name="T947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948">
      <style:text-properties fo:font-family="Liberation Sans" fo:font-size="10pt" style:text-underline-type="none"/>
    </style:style>
    <style:style style:family="text" style:name="T949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950">
      <style:text-properties fo:font-family="Liberation Sans" fo:font-size="10pt" style:text-underline-type="none"/>
    </style:style>
    <style:style style:family="text" style:name="T951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952">
      <style:text-properties fo:font-family="Liberation Sans" fo:font-size="10pt" style:text-underline-type="none"/>
    </style:style>
    <style:style style:family="text" style:name="T953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954">
      <style:text-properties fo:font-family="Liberation Sans" fo:font-size="10pt" style:text-underline-type="none"/>
    </style:style>
    <style:style style:family="text" style:name="T955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956">
      <style:text-properties fo:font-family="Liberation Sans" fo:font-size="10pt" style:text-underline-type="none"/>
    </style:style>
    <style:style style:family="text" style:name="T957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958">
      <style:text-properties fo:font-family="Liberation Sans" fo:font-size="10pt" style:text-underline-type="none"/>
    </style:style>
    <style:style style:family="text" style:name="T959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960">
      <style:text-properties fo:font-family="Liberation Sans" fo:font-size="10pt" style:text-underline-type="none"/>
    </style:style>
    <style:style style:family="text" style:name="T961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962">
      <style:text-properties fo:font-family="Liberation Sans" fo:font-size="10pt" style:text-underline-type="none"/>
    </style:style>
    <style:style style:family="text" style:name="T963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964">
      <style:text-properties fo:font-family="Liberation Sans" fo:font-size="10pt" style:text-underline-type="none"/>
    </style:style>
    <style:style style:family="text" style:name="T965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966">
      <style:text-properties fo:font-family="Liberation Sans" fo:font-size="10pt" style:text-underline-type="none"/>
    </style:style>
    <style:style style:family="text" style:name="T967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968">
      <style:text-properties fo:font-family="Liberation Sans" fo:font-size="10pt" style:text-underline-type="none"/>
    </style:style>
    <style:style style:family="text" style:name="T969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970">
      <style:text-properties fo:font-family="Liberation Sans" fo:font-size="10pt" style:text-underline-type="none"/>
    </style:style>
    <style:style style:family="text" style:name="T971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972">
      <style:text-properties fo:font-family="Liberation Sans" fo:font-size="10pt" style:text-underline-type="none"/>
    </style:style>
    <style:style style:family="text" style:name="T973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974">
      <style:text-properties fo:font-family="Liberation Sans" fo:font-size="10pt" style:text-underline-type="none"/>
    </style:style>
    <style:style style:family="text" style:name="T975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976">
      <style:text-properties fo:font-family="Liberation Sans" fo:font-size="10pt" style:text-underline-type="none"/>
    </style:style>
    <style:style style:family="text" style:name="T977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978">
      <style:text-properties fo:font-family="Liberation Sans" fo:font-size="10pt" style:text-underline-type="none"/>
    </style:style>
    <style:style style:family="text" style:name="T979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980">
      <style:text-properties fo:font-family="Liberation Sans" fo:font-size="10pt" style:text-underline-type="none"/>
    </style:style>
    <style:style style:family="text" style:name="T981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982">
      <style:text-properties fo:font-family="Liberation Sans" fo:font-size="10pt" style:text-underline-type="none"/>
    </style:style>
    <style:style style:family="text" style:name="T983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984">
      <style:text-properties fo:font-family="Liberation Sans" fo:font-size="10pt" style:text-underline-type="none"/>
    </style:style>
    <style:style style:family="text" style:name="T985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986">
      <style:text-properties fo:font-family="Liberation Sans" fo:font-size="10pt" style:text-underline-type="none"/>
    </style:style>
    <style:style style:family="text" style:name="T987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988">
      <style:text-properties fo:font-family="Liberation Sans" fo:font-size="10pt" style:text-underline-type="none"/>
    </style:style>
    <style:style style:family="text" style:name="T989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990">
      <style:text-properties fo:font-family="Liberation Sans" fo:font-size="10pt" style:text-underline-type="none"/>
    </style:style>
    <style:style style:family="text" style:name="T991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992">
      <style:text-properties fo:font-family="Liberation Sans" fo:font-size="10pt" style:text-underline-type="none"/>
    </style:style>
    <style:style style:family="text" style:name="T993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994">
      <style:text-properties fo:font-family="Liberation Sans" fo:font-size="10pt" style:text-underline-type="none"/>
    </style:style>
    <style:style style:family="text" style:name="T995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996">
      <style:text-properties fo:font-family="Liberation Sans" fo:font-size="10pt" style:text-underline-type="none"/>
    </style:style>
    <style:style style:family="text" style:name="T997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998">
      <style:text-properties fo:font-family="Liberation Sans" fo:font-size="10pt" style:text-underline-type="none"/>
    </style:style>
    <style:style style:family="text" style:name="T999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1000">
      <style:text-properties fo:font-family="Liberation Sans" fo:font-size="10pt" style:text-underline-type="none"/>
    </style:style>
    <style:style style:family="text" style:name="T1001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002">
      <style:text-properties fo:font-family="Liberation Sans" fo:font-size="10pt" style:text-underline-type="none"/>
    </style:style>
    <style:style style:family="text" style:name="T1003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004">
      <style:text-properties fo:font-family="Liberation Sans" fo:font-size="10pt" style:text-underline-type="none"/>
    </style:style>
    <style:style style:family="text" style:name="T1005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006">
      <style:text-properties fo:font-family="Liberation Sans" fo:font-size="10pt" style:text-underline-type="none"/>
    </style:style>
    <style:style style:family="text" style:name="T1007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008">
      <style:text-properties fo:font-family="Liberation Sans" fo:font-size="10pt" style:text-underline-type="none"/>
    </style:style>
    <style:style style:family="text" style:name="T1009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010">
      <style:text-properties fo:font-family="Liberation Sans" fo:font-size="10pt" style:text-underline-type="none"/>
    </style:style>
    <style:style style:family="text" style:name="T1011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012">
      <style:text-properties fo:font-family="Liberation Sans" fo:font-size="10pt" style:text-underline-type="none"/>
    </style:style>
    <style:style style:family="text" style:name="T1013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014">
      <style:text-properties fo:font-family="Liberation Sans" fo:font-size="10pt" style:text-underline-type="none"/>
    </style:style>
    <style:style style:family="text" style:name="T1015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016">
      <style:text-properties fo:font-family="Liberation Sans" fo:font-size="10pt" style:text-underline-type="none"/>
    </style:style>
    <style:style style:family="text" style:name="T1017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018">
      <style:text-properties fo:font-family="Liberation Sans" fo:font-size="10pt" style:text-underline-type="none"/>
    </style:style>
    <style:style style:family="text" style:name="T1019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020">
      <style:text-properties fo:font-family="Liberation Sans" fo:font-size="10pt" style:text-underline-type="none"/>
    </style:style>
    <style:style style:family="text" style:name="T1021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022">
      <style:text-properties fo:font-family="Liberation Sans" fo:font-size="10pt" style:text-underline-type="none"/>
    </style:style>
    <style:style style:family="text" style:name="T1023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024">
      <style:text-properties fo:font-family="Liberation Sans" fo:font-size="10pt" style:text-underline-type="none"/>
    </style:style>
    <style:style style:family="text" style:name="T1025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026">
      <style:text-properties fo:font-family="Liberation Sans" fo:font-size="10pt" style:text-underline-type="none"/>
    </style:style>
    <style:style style:family="text" style:name="T1027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028">
      <style:text-properties fo:font-family="Liberation Sans" fo:font-size="10pt" style:text-underline-type="none"/>
    </style:style>
    <style:style style:family="text" style:name="T1029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030">
      <style:text-properties fo:font-family="Liberation Sans" fo:font-size="10pt" style:text-underline-type="none"/>
    </style:style>
    <style:style style:family="text" style:name="T1031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032">
      <style:text-properties fo:font-family="Liberation Sans" fo:font-size="10pt" style:text-underline-type="none"/>
    </style:style>
    <style:style style:family="text" style:name="T1033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034">
      <style:text-properties fo:font-family="Liberation Sans" fo:font-size="10pt" style:text-underline-type="none"/>
    </style:style>
    <style:style style:family="text" style:name="T1035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036">
      <style:text-properties fo:font-family="Liberation Sans" fo:font-size="10pt" style:text-underline-type="none"/>
    </style:style>
    <style:style style:family="text" style:name="T1037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038">
      <style:text-properties fo:font-family="Liberation Sans" fo:font-size="10pt" style:text-underline-type="none"/>
    </style:style>
    <style:style style:family="text" style:name="T1039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040">
      <style:text-properties fo:font-family="Liberation Sans" fo:font-size="10pt" style:text-underline-type="none"/>
    </style:style>
    <style:style style:family="text" style:name="T1041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042">
      <style:text-properties fo:font-family="Liberation Sans" fo:font-size="10pt" style:text-underline-type="none"/>
    </style:style>
    <style:style style:family="text" style:name="T1043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044">
      <style:text-properties fo:font-family="Liberation Sans" fo:font-size="10pt" style:text-underline-type="none"/>
    </style:style>
    <style:style style:family="text" style:name="T1045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046">
      <style:text-properties fo:font-family="Liberation Sans" fo:font-size="10pt" style:text-underline-type="none"/>
    </style:style>
    <style:style style:family="text" style:name="T1047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048">
      <style:text-properties fo:font-family="Liberation Sans" fo:font-size="10pt" style:text-underline-type="none"/>
    </style:style>
    <style:style style:family="text" style:name="T1049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050">
      <style:text-properties fo:font-family="Liberation Sans" fo:font-size="10pt" style:text-underline-type="none"/>
    </style:style>
    <style:style style:family="text" style:name="T1051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052">
      <style:text-properties fo:font-family="Liberation Sans" fo:font-size="10pt" style:text-underline-type="none"/>
    </style:style>
    <style:style style:family="text" style:name="T1053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054">
      <style:text-properties fo:font-family="Liberation Sans" fo:font-size="10pt" style:text-underline-type="none"/>
    </style:style>
    <style:style style:family="text" style:name="T1055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056">
      <style:text-properties fo:font-family="Liberation Sans" fo:font-size="10pt" style:text-underline-type="none"/>
    </style:style>
    <style:style style:family="text" style:name="T1057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058">
      <style:text-properties fo:font-family="Liberation Sans" fo:font-size="10pt" style:text-underline-type="none"/>
    </style:style>
    <style:style style:family="text" style:name="T1059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060">
      <style:text-properties fo:font-family="Liberation Sans" fo:font-size="10pt" style:text-underline-type="none"/>
    </style:style>
    <style:style style:family="text" style:name="T1061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062">
      <style:text-properties fo:font-family="Liberation Sans" fo:font-size="10pt" style:text-underline-type="none"/>
    </style:style>
    <style:style style:family="text" style:name="T1063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064">
      <style:text-properties fo:font-family="Liberation Sans" fo:font-size="10pt" style:text-underline-type="none"/>
    </style:style>
    <style:style style:family="text" style:name="T1065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066">
      <style:text-properties fo:font-family="Liberation Sans" fo:font-size="10pt" style:text-underline-type="none"/>
    </style:style>
    <style:style style:family="text" style:name="T1067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068">
      <style:text-properties fo:font-family="Liberation Sans" fo:font-size="10pt" style:text-underline-type="none"/>
    </style:style>
    <style:style style:family="text" style:name="T1069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070">
      <style:text-properties fo:font-family="Liberation Sans" fo:font-size="10pt" style:text-underline-type="none"/>
    </style:style>
    <style:style style:family="text" style:name="T1071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072">
      <style:text-properties fo:font-family="Liberation Sans" fo:font-size="10pt" style:text-underline-type="none"/>
    </style:style>
    <style:style style:family="text" style:name="T1073">
      <style:text-properties fo:font-family="Liberation Sans" fo:font-size="10pt" style:text-underline-type="none"/>
    </style:style>
    <style:style style:family="table-row" style:name="ro532">
      <style:table-row-properties style:row-height="12.8pt" style:use-optimal-row-height="false" fo:break-before="auto"/>
    </style:style>
    <style:style style:family="text" style:name="T1074">
      <style:text-properties fo:font-family="Liberation Sans" fo:font-size="10pt" style:text-underline-type="none"/>
    </style:style>
    <style:style style:family="text" style:name="T1075">
      <style:text-properties fo:font-family="Liberation Sans" fo:font-size="10pt" style:text-underline-type="none"/>
    </style:style>
    <style:style style:family="table-row" style:name="ro533">
      <style:table-row-properties style:row-height="12.8pt" style:use-optimal-row-height="false" fo:break-before="auto"/>
    </style:style>
    <style:style style:family="text" style:name="T1076">
      <style:text-properties fo:font-family="Liberation Sans" fo:font-size="10pt" style:text-underline-type="none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534">
      <style:table-row-properties style:row-height="12.75pt" style:use-optimal-row-height="true" fo:break-before="auto"/>
    </style:style>
    <style:style style:family="table-row" style:name="ro535">
      <style:table-row-properties style:row-height="12.75pt" style:use-optimal-row-height="true" fo:break-before="auto"/>
    </style:style>
    <style:style style:family="text" style:name="T1085">
      <style:text-properties fo:font-family="Liberation Sans" fo:font-size="10pt" style:text-underline-type="none"/>
    </style:style>
    <style:style style:family="table-row" style:name="ro536">
      <style:table-row-properties style:row-height="12.75pt" style:use-optimal-row-height="true" fo:break-before="auto"/>
    </style:style>
    <style:style style:family="table-row" style:name="ro537">
      <style:table-row-properties style:row-height="12.75pt" style:use-optimal-row-height="true" fo:break-before="auto"/>
    </style:style>
    <style:style style:family="table-row" style:name="ro538">
      <style:table-row-properties style:row-height="12.75pt" style:use-optimal-row-height="true" fo:break-before="auto"/>
    </style:style>
    <style:style style:family="table-row" style:name="ro539">
      <style:table-row-properties style:row-height="12.75pt" style:use-optimal-row-height="true" fo:break-before="auto"/>
    </style:style>
    <style:style style:family="table-row" style:name="ro540">
      <style:table-row-properties style:row-height="12.75pt" style:use-optimal-row-height="true" fo:break-before="auto"/>
    </style:style>
    <style:style style:family="table-row" style:name="ro541">
      <style:table-row-properties style:row-height="12.75pt" style:use-optimal-row-height="true" fo:break-before="auto"/>
    </style:style>
    <style:style style:family="table-row" style:name="ro542">
      <style:table-row-properties style:row-height="12.75pt" style:use-optimal-row-height="true" fo:break-before="auto"/>
    </style:style>
    <style:style style:family="table-row" style:name="ro543">
      <style:table-row-properties style:row-height="12.75pt" style:use-optimal-row-height="true" fo:break-before="auto"/>
    </style:style>
    <style:style style:family="table-row" style:name="ro544">
      <style:table-row-properties style:row-height="12.75pt" style:use-optimal-row-height="true" fo:break-before="auto"/>
    </style:style>
    <style:style style:family="table-row" style:name="ro545">
      <style:table-row-properties style:row-height="12.75pt" style:use-optimal-row-height="true" fo:break-before="auto"/>
    </style:style>
    <style:style style:family="table-row" style:name="ro546">
      <style:table-row-properties style:row-height="12.75pt" style:use-optimal-row-height="true" fo:break-before="auto"/>
    </style:style>
    <style:style style:family="table-row" style:name="ro547">
      <style:table-row-properties style:row-height="12.75pt" style:use-optimal-row-height="true" fo:break-before="auto"/>
    </style:style>
    <style:style style:family="table-row" style:name="ro548">
      <style:table-row-properties style:row-height="12.75pt" style:use-optimal-row-height="true" fo:break-before="auto"/>
    </style:style>
    <style:style style:family="table-row" style:name="ro549">
      <style:table-row-properties style:row-height="12.75pt" style:use-optimal-row-height="true" fo:break-before="auto"/>
    </style:style>
    <style:style style:family="table-row" style:name="ro550">
      <style:table-row-properties style:row-height="12.75pt" style:use-optimal-row-height="true" fo:break-before="auto"/>
    </style:style>
    <style:style style:family="table-row" style:name="ro551">
      <style:table-row-properties style:row-height="12.75pt" style:use-optimal-row-height="true" fo:break-before="auto"/>
    </style:style>
    <style:style style:family="table-row" style:name="ro552">
      <style:table-row-properties style:row-height="12.75pt" style:use-optimal-row-height="true" fo:break-before="auto"/>
    </style:style>
    <style:style style:family="table-row" style:name="ro553">
      <style:table-row-properties style:row-height="12.75pt" style:use-optimal-row-height="true" fo:break-before="auto"/>
    </style:style>
    <style:style style:family="table-row" style:name="ro554">
      <style:table-row-properties style:row-height="12.75pt" style:use-optimal-row-height="true" fo:break-before="auto"/>
    </style:style>
    <style:style style:family="table-row" style:name="ro555">
      <style:table-row-properties style:row-height="12.75pt" style:use-optimal-row-height="true" fo:break-before="auto"/>
    </style:style>
    <style:style style:family="table-row" style:name="ro556">
      <style:table-row-properties style:row-height="12.75pt" style:use-optimal-row-height="true" fo:break-before="auto"/>
    </style:style>
    <style:style style:family="table-row" style:name="ro557">
      <style:table-row-properties style:row-height="12.75pt" style:use-optimal-row-height="true" fo:break-before="auto"/>
    </style:style>
    <style:style style:family="table-row" style:name="ro558">
      <style:table-row-properties style:row-height="12.75pt" style:use-optimal-row-height="true" fo:break-before="auto"/>
    </style:style>
    <style:style style:family="table-row" style:name="ro559">
      <style:table-row-properties style:row-height="12.75pt" style:use-optimal-row-height="true" fo:break-before="auto"/>
    </style:style>
    <style:style style:family="table-row" style:name="ro560">
      <style:table-row-properties style:row-height="12.75pt" style:use-optimal-row-height="true" fo:break-before="auto"/>
    </style:style>
    <style:style style:family="table-row" style:name="ro561">
      <style:table-row-properties style:row-height="12.75pt" style:use-optimal-row-height="true" fo:break-before="auto"/>
    </style:style>
    <style:style style:family="table-row" style:name="ro562">
      <style:table-row-properties style:row-height="12.75pt" style:use-optimal-row-height="true" fo:break-before="auto"/>
    </style:style>
    <style:style style:family="table-row" style:name="ro563">
      <style:table-row-properties style:row-height="12.75pt" style:use-optimal-row-height="true" fo:break-before="auto"/>
    </style:style>
    <style:style style:family="table-row" style:name="ro564">
      <style:table-row-properties style:row-height="12.75pt" style:use-optimal-row-height="true" fo:break-before="auto"/>
    </style:style>
    <style:style style:family="table-row" style:name="ro565">
      <style:table-row-properties style:row-height="12.75pt" style:use-optimal-row-height="true" fo:break-before="auto"/>
    </style:style>
    <style:style style:family="table-row" style:name="ro566">
      <style:table-row-properties style:row-height="12.75pt" style:use-optimal-row-height="true" fo:break-before="auto"/>
    </style:style>
    <style:style style:family="table-row" style:name="ro567">
      <style:table-row-properties style:row-height="12.75pt" style:use-optimal-row-height="true" fo:break-before="auto"/>
    </style:style>
    <style:style style:family="table-row" style:name="ro568">
      <style:table-row-properties style:row-height="12.75pt" style:use-optimal-row-height="true" fo:break-before="auto"/>
    </style:style>
    <style:style style:family="table-row" style:name="ro569">
      <style:table-row-properties style:row-height="12.75pt" style:use-optimal-row-height="true" fo:break-before="auto"/>
    </style:style>
    <style:style style:family="table-row" style:name="ro570">
      <style:table-row-properties style:row-height="12.75pt" style:use-optimal-row-height="true" fo:break-before="auto"/>
    </style:style>
    <style:style style:family="table-row" style:name="ro571">
      <style:table-row-properties style:row-height="12.75pt" style:use-optimal-row-height="true" fo:break-before="auto"/>
    </style:style>
    <style:style style:family="table-row" style:name="ro572">
      <style:table-row-properties style:row-height="12.75pt" style:use-optimal-row-height="true" fo:break-before="auto"/>
    </style:style>
    <style:style style:family="table-row" style:name="ro573">
      <style:table-row-properties style:row-height="12.75pt" style:use-optimal-row-height="true" fo:break-before="auto"/>
    </style:style>
    <style:style style:family="table-row" style:name="ro574">
      <style:table-row-properties style:row-height="12.75pt" style:use-optimal-row-height="true" fo:break-before="auto"/>
    </style:style>
    <style:style style:family="table-row" style:name="ro575">
      <style:table-row-properties style:row-height="12.75pt" style:use-optimal-row-height="true" fo:break-before="auto"/>
    </style:style>
    <style:style style:family="table-row" style:name="ro576">
      <style:table-row-properties style:row-height="12.75pt" style:use-optimal-row-height="true" fo:break-before="auto"/>
    </style:style>
    <style:style style:family="table-row" style:name="ro577">
      <style:table-row-properties style:row-height="12.75pt" style:use-optimal-row-height="true" fo:break-before="auto"/>
    </style:style>
    <style:style style:family="table-row" style:name="ro578">
      <style:table-row-properties style:row-height="12.75pt" style:use-optimal-row-height="true" fo:break-before="auto"/>
    </style:style>
    <style:style style:family="table-row" style:name="ro579">
      <style:table-row-properties style:row-height="12.75pt" style:use-optimal-row-height="true" fo:break-before="auto"/>
    </style:style>
    <style:style style:family="table-row" style:name="ro580">
      <style:table-row-properties style:row-height="12.75pt" style:use-optimal-row-height="true" fo:break-before="auto"/>
    </style:style>
    <style:style style:family="table-row" style:name="ro581">
      <style:table-row-properties style:row-height="12.75pt" style:use-optimal-row-height="true" fo:break-before="auto"/>
    </style:style>
    <style:style style:family="table-row" style:name="ro582">
      <style:table-row-properties style:row-height="12.75pt" style:use-optimal-row-height="true" fo:break-before="auto"/>
    </style:style>
    <style:style style:family="table-row" style:name="ro583">
      <style:table-row-properties style:row-height="12.75pt" style:use-optimal-row-height="true" fo:break-before="auto"/>
    </style:style>
    <style:style style:family="table-row" style:name="ro584">
      <style:table-row-properties style:row-height="12.75pt" style:use-optimal-row-height="true" fo:break-before="auto"/>
    </style:style>
    <style:style style:family="table-row" style:name="ro585">
      <style:table-row-properties style:row-height="12.75pt" style:use-optimal-row-height="true" fo:break-before="auto"/>
    </style:style>
    <style:style style:family="table-row" style:name="ro586">
      <style:table-row-properties style:row-height="12.75pt" style:use-optimal-row-height="true" fo:break-before="auto"/>
    </style:style>
    <style:style style:family="table-row" style:name="ro587">
      <style:table-row-properties style:row-height="12.75pt" style:use-optimal-row-height="true" fo:break-before="auto"/>
    </style:style>
    <style:style style:family="table-row" style:name="ro588">
      <style:table-row-properties style:row-height="12.75pt" style:use-optimal-row-height="true" fo:break-before="auto"/>
    </style:style>
    <style:style style:family="table-row" style:name="ro589">
      <style:table-row-properties style:row-height="12.75pt" style:use-optimal-row-height="true" fo:break-before="auto"/>
    </style:style>
    <style:style style:family="table-row" style:name="ro590">
      <style:table-row-properties style:row-height="12.75pt" style:use-optimal-row-height="true" fo:break-before="auto"/>
    </style:style>
    <style:style style:family="table-row" style:name="ro591">
      <style:table-row-properties style:row-height="12.75pt" style:use-optimal-row-height="true" fo:break-before="auto"/>
    </style:style>
    <style:style style:family="table-row" style:name="ro592">
      <style:table-row-properties style:row-height="12.75pt" style:use-optimal-row-height="true" fo:break-before="auto"/>
    </style:style>
    <style:style style:family="table-row" style:name="ro593">
      <style:table-row-properties style:row-height="12.75pt" style:use-optimal-row-height="true" fo:break-before="auto"/>
    </style:style>
    <style:style style:family="table-row" style:name="ro594">
      <style:table-row-properties style:row-height="12.75pt" style:use-optimal-row-height="true" fo:break-before="auto"/>
    </style:style>
    <style:style style:family="table-row" style:name="ro595">
      <style:table-row-properties style:row-height="12.75pt" style:use-optimal-row-height="true" fo:break-before="auto"/>
    </style:style>
    <style:style style:family="table-row" style:name="ro596">
      <style:table-row-properties style:row-height="12.75pt" style:use-optimal-row-height="true" fo:break-before="auto"/>
    </style:style>
    <style:style style:family="table-row" style:name="ro597">
      <style:table-row-properties style:row-height="12.75pt" style:use-optimal-row-height="true" fo:break-before="auto"/>
    </style:style>
    <style:style style:family="table-row" style:name="ro598">
      <style:table-row-properties style:row-height="12.75pt" style:use-optimal-row-height="true" fo:break-before="auto"/>
    </style:style>
    <style:style style:family="table-row" style:name="ro599">
      <style:table-row-properties style:row-height="12.75pt" style:use-optimal-row-height="true" fo:break-before="auto"/>
    </style:style>
    <style:style style:family="table-row" style:name="ro600">
      <style:table-row-properties style:row-height="12.75pt" style:use-optimal-row-height="true" fo:break-before="auto"/>
    </style:style>
    <style:style style:family="table-row" style:name="ro601">
      <style:table-row-properties style:row-height="12.75pt" style:use-optimal-row-height="true" fo:break-before="auto"/>
    </style:style>
    <style:style style:family="table-row" style:name="ro602">
      <style:table-row-properties style:row-height="12.75pt" style:use-optimal-row-height="true" fo:break-before="auto"/>
    </style:style>
    <style:style style:family="table-row" style:name="ro603">
      <style:table-row-properties style:row-height="12.75pt" style:use-optimal-row-height="true" fo:break-before="auto"/>
    </style:style>
    <style:style style:family="table-row" style:name="ro604">
      <style:table-row-properties style:row-height="12.75pt" style:use-optimal-row-height="true" fo:break-before="auto"/>
    </style:style>
    <style:style style:family="table-row" style:name="ro605">
      <style:table-row-properties style:row-height="12.75pt" style:use-optimal-row-height="true" fo:break-before="auto"/>
    </style:style>
    <style:style style:family="table-row" style:name="ro606">
      <style:table-row-properties style:row-height="12.75pt" style:use-optimal-row-height="true" fo:break-before="auto"/>
    </style:style>
    <style:style style:family="table-row" style:name="ro607">
      <style:table-row-properties style:row-height="12.75pt" style:use-optimal-row-height="true" fo:break-before="auto"/>
    </style:style>
    <style:style style:family="table-row" style:name="ro608">
      <style:table-row-properties style:row-height="12.75pt" style:use-optimal-row-height="true" fo:break-before="auto"/>
    </style:style>
    <style:style style:family="table-row" style:name="ro609">
      <style:table-row-properties style:row-height="12.75pt" style:use-optimal-row-height="true" fo:break-before="auto"/>
    </style:style>
    <style:style style:family="table-row" style:name="ro610">
      <style:table-row-properties style:row-height="12.75pt" style:use-optimal-row-height="true" fo:break-before="auto"/>
    </style:style>
    <style:style style:family="table-row" style:name="ro611">
      <style:table-row-properties style:row-height="12.75pt" style:use-optimal-row-height="true" fo:break-before="auto"/>
    </style:style>
    <style:style style:family="table-row" style:name="ro612">
      <style:table-row-properties style:row-height="12.75pt" style:use-optimal-row-height="true" fo:break-before="auto"/>
    </style:style>
    <style:style style:family="table-row" style:name="ro613">
      <style:table-row-properties style:row-height="12.75pt" style:use-optimal-row-height="true" fo:break-before="auto"/>
    </style:style>
    <style:style style:family="table-row" style:name="ro614">
      <style:table-row-properties style:row-height="12.75pt" style:use-optimal-row-height="true" fo:break-before="auto"/>
    </style:style>
    <style:style style:family="table-row" style:name="ro615">
      <style:table-row-properties style:row-height="12.75pt" style:use-optimal-row-height="tru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family="table-row" style:name="ro618">
      <style:table-row-properties style:row-height="12.75pt" style:use-optimal-row-height="true" fo:break-before="auto"/>
    </style:style>
    <style:style style:family="table-row" style:name="ro619">
      <style:table-row-properties style:row-height="12.75pt" style:use-optimal-row-height="true" fo:break-before="auto"/>
    </style:style>
    <style:style style:family="table-row" style:name="ro620">
      <style:table-row-properties style:row-height="12.75pt" style:use-optimal-row-height="true" fo:break-before="auto"/>
    </style:style>
    <style:style style:family="table-row" style:name="ro621">
      <style:table-row-properties style:row-height="12.75pt" style:use-optimal-row-height="true" fo:break-before="auto"/>
    </style:style>
    <style:style style:family="table-row" style:name="ro622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08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9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3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5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7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623">
      <style:table-row-properties style:row-height="0.4498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2.461cm" style:use-optimal-column-width="false" loext:column-width-sym="12.574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624">
      <style:table-row-properties style:row-height="35pt" style:use-optimal-row-height="false" fo:break-before="auto"/>
    </style:style>
    <style:style style:family="text" style:name="T1102">
      <style:text-properties fo:font-family="Liberation Sans" fo:font-size="10pt" style:text-underline-type="none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ext" style:name="T1122">
      <style:text-properties fo:font-family="Liberation Sans" fo:font-size="10pt" style:text-underline-type="none"/>
    </style:style>
    <style:style style:family="table-row" style:name="ro625">
      <style:table-row-properties style:row-height="12.8pt" style:use-optimal-row-height="false" fo:break-before="auto"/>
    </style:style>
    <style:style style:family="table-row" style:name="ro626">
      <style:table-row-properties style:row-height="12.8pt" style:use-optimal-row-height="false" fo:break-before="auto"/>
    </style:style>
    <style:style style:family="text" style:name="T1123">
      <style:text-properties fo:font-family="Liberation Sans" fo:font-size="10pt" style:text-underline-type="none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627">
      <style:table-row-properties style:row-height="12.8pt" style:use-optimal-row-height="false" fo:break-before="auto"/>
    </style:style>
    <style:style style:family="text" style:name="T1126">
      <style:text-properties fo:font-family="Liberation Sans" fo:font-size="10pt" style:text-underline-type="none"/>
    </style:style>
    <style:style style:family="text" style:name="T1127">
      <style:text-properties fo:font-family="Liberation Sans" fo:font-size="10pt" style:text-underline-type="none"/>
    </style:style>
    <style:style style:family="text" style:name="T1128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ext" style:name="T1129">
      <style:text-properties fo:font-family="Liberation Sans" fo:font-size="10pt" style:text-underline-type="none"/>
    </style:style>
    <style:style style:family="text" style:name="T1130">
      <style:text-properties fo:font-family="Liberation Sans" fo:font-size="10pt" style:text-underline-type="none"/>
    </style:style>
    <style:style style:family="text" style:name="T1131">
      <style:text-properties fo:font-family="Liberation Sans" fo:font-size="10pt" style:text-underline-type="none"/>
    </style:style>
    <style:style style:family="table-row" style:name="ro629">
      <style:table-row-properties style:row-height="12.8pt" style:use-optimal-row-height="false" fo:break-before="auto"/>
    </style:style>
    <style:style style:family="text" style:name="T1132">
      <style:text-properties fo:font-family="Liberation Sans" fo:font-size="10pt" style:text-underline-type="none"/>
    </style:style>
    <style:style style:family="text" style:name="T1133">
      <style:text-properties fo:font-family="Liberation Sans" fo:font-size="10pt" style:text-underline-type="none"/>
    </style:style>
    <style:style style:family="text" style:name="T1134">
      <style:text-properties fo:font-family="Liberation Sans" fo:font-size="10pt" style:text-underline-type="none"/>
    </style:style>
    <style:style style:family="table-row" style:name="ro630">
      <style:table-row-properties style:row-height="12.8pt" style:use-optimal-row-height="false" fo:break-before="auto"/>
    </style:style>
    <style:style style:family="text" style:name="T1135">
      <style:text-properties fo:font-family="Liberation Sans" fo:font-size="10pt" style:text-underline-type="none"/>
    </style:style>
    <style:style style:family="text" style:name="T1136">
      <style:text-properties fo:font-family="Liberation Sans" fo:font-size="10pt" style:text-underline-type="none"/>
    </style:style>
    <style:style style:family="text" style:name="T1137">
      <style:text-properties fo:font-family="Liberation Sans" fo:font-size="10pt" style:text-underline-type="none"/>
    </style:style>
    <style:style style:family="table-row" style:name="ro631">
      <style:table-row-properties style:row-height="12.8pt" style:use-optimal-row-height="false" fo:break-before="auto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645">
      <style:table-row-properties style:row-height="12.75pt" style:use-optimal-row-height="true" fo:break-before="auto"/>
    </style:style>
    <style:style style:family="table-row" style:name="ro646">
      <style:table-row-properties style:row-height="12.75pt" style:use-optimal-row-height="true" fo:break-before="auto"/>
    </style:style>
    <style:style style:family="table-row" style:name="ro647">
      <style:table-row-properties style:row-height="12.75pt" style:use-optimal-row-height="true" fo:break-before="auto"/>
    </style:style>
    <style:style style:family="table-row" style:name="ro648">
      <style:table-row-properties style:row-height="12.75pt" style:use-optimal-row-height="true" fo:break-before="auto"/>
    </style:style>
    <style:style style:family="table-row" style:name="ro649">
      <style:table-row-properties style:row-height="12.75pt" style:use-optimal-row-height="true" fo:break-before="auto"/>
    </style:style>
    <style:style style:family="table-row" style:name="ro650">
      <style:table-row-properties style:row-height="12.75pt" style:use-optimal-row-height="true" fo:break-before="auto"/>
    </style:style>
    <style:style style:family="table-row" style:name="ro651">
      <style:table-row-properties style:row-height="12.75pt" style:use-optimal-row-height="true" fo:break-before="auto"/>
    </style:style>
    <style:style style:family="table-row" style:name="ro652">
      <style:table-row-properties style:row-height="12.75pt" style:use-optimal-row-height="true" fo:break-before="auto"/>
    </style:style>
    <style:style style:family="table-row" style:name="ro653">
      <style:table-row-properties style:row-height="12.75pt" style:use-optimal-row-height="true" fo:break-before="auto"/>
    </style:style>
    <style:style style:family="table-row" style:name="ro654">
      <style:table-row-properties style:row-height="12.7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655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1.27cm" style:use-optimal-column-width="true" loext:column-width-sym="6.16406" fo:break-before="auto"/>
    </style:style>
    <style:style style:family="table-column" style:name="co70">
      <style:table-column-properties style:column-width="3.255cm" style:use-optimal-column-width="false" loext:column-width-sym="16.8516" fo:break-before="auto"/>
    </style:style>
    <style:style style:family="table-column" style:name="co71">
      <style:table-column-properties style:column-width="3.784cm" style:use-optimal-column-width="false" loext:column-width-sym="19.7109" fo:break-before="auto"/>
    </style:style>
    <style:style style:family="table-column" style:name="co72">
      <style:table-column-properties style:column-width="2.117cm" style:use-optimal-column-width="false" loext:column-width-sym="10.6722" fo:break-before="auto"/>
    </style:style>
    <style:style style:family="table-row" style:name="ro656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able-row" style:name="ro657">
      <style:table-row-properties style:row-height="12.8pt" style:use-optimal-row-height="false" fo:break-before="auto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196">
      <style:text-properties fo:font-family="Liberation Sans" fo:font-size="10pt" style:text-underline-type="none"/>
    </style:style>
    <style:style style:family="table-row" style:name="ro664">
      <style:table-row-properties style:row-height="12.8pt" style:use-optimal-row-height="false" fo:break-before="auto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able-row" style:name="ro665">
      <style:table-row-properties style:row-height="12.8pt" style:use-optimal-row-height="false" fo:break-before="auto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666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able-row" style:name="ro667">
      <style:table-row-properties style:row-height="12.8pt" style:use-optimal-row-height="false" fo:break-before="auto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able-row" style:name="ro668">
      <style:table-row-properties style:row-height="12.8pt" style:use-optimal-row-height="false" fo:break-before="auto"/>
    </style:style>
    <style:style style:family="text" style:name="T1205">
      <style:text-properties fo:font-family="Liberation Sans" fo:font-size="10pt" style:text-underline-type="none"/>
    </style:style>
    <style:style style:family="table-row" style:name="ro669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able-row" style:name="ro670">
      <style:table-row-properties style:row-height="12.8pt" style:use-optimal-row-height="false" fo:break-before="auto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able-row" style:name="ro678">
      <style:table-row-properties style:row-height="12.8pt" style:use-optimal-row-height="false" fo:break-before="auto"/>
    </style:style>
    <style:style style:family="table-row" style:name="ro679">
      <style:table-row-properties style:row-height="12.8pt" style:use-optimal-row-height="false" fo:break-before="auto"/>
    </style:style>
    <style:style style:family="table-row" style:name="ro680">
      <style:table-row-properties style:row-height="12.8pt" style:use-optimal-row-height="false" fo:break-before="auto"/>
    </style:style>
    <style:style style:family="table-row" style:name="ro681">
      <style:table-row-properties style:row-height="12.8pt" style:use-optimal-row-height="false" fo:break-before="auto"/>
    </style:style>
    <style:style style:family="table-row" style:name="ro682">
      <style:table-row-properties style:row-height="12.8pt" style:use-optimal-row-height="false" fo:break-before="auto"/>
    </style:style>
    <style:style style:family="table-row" style:name="ro683">
      <style:table-row-properties style:row-height="12.8pt" style:use-optimal-row-height="false" fo:break-before="auto"/>
    </style:style>
    <style:style style:family="table-row" style:name="ro684">
      <style:table-row-properties style:row-height="12.8pt" style:use-optimal-row-height="false" fo:break-before="auto"/>
    </style:style>
    <style:style style:family="table-row" style:name="ro685">
      <style:table-row-properties style:row-height="12.8pt" style:use-optimal-row-height="false" fo:break-before="auto"/>
    </style:style>
    <style:style style:family="table-row" style:name="ro686">
      <style:table-row-properties style:row-height="12.8pt" style:use-optimal-row-height="false" fo:break-before="auto"/>
    </style:style>
    <style:style style:family="table-row" style:name="ro687">
      <style:table-row-properties style:row-height="12.8pt" style:use-optimal-row-height="false" fo:break-before="auto"/>
    </style:style>
    <style:style style:family="table-row" style:name="ro688">
      <style:table-row-properties style:row-height="12.8pt" style:use-optimal-row-height="false" fo:break-before="auto"/>
    </style:style>
    <style:style style:family="table-row" style:name="ro689">
      <style:table-row-properties style:row-height="12.8pt" style:use-optimal-row-height="false" fo:break-before="auto"/>
    </style:style>
    <style:style style:family="table-row" style:name="ro690">
      <style:table-row-properties style:row-height="12.8pt" style:use-optimal-row-height="false" fo:break-before="auto"/>
    </style:style>
    <style:style style:family="table-row" style:name="ro691">
      <style:table-row-properties style:row-height="12.75pt" style:use-optimal-row-height="true" fo:break-before="auto"/>
    </style:style>
    <style:style style:family="table-row" style:name="ro692">
      <style:table-row-properties style:row-height="12.75pt" style:use-optimal-row-height="true" fo:break-before="auto"/>
    </style:style>
    <style:style style:family="table-row" style:name="ro693">
      <style:table-row-properties style:row-height="12.75pt" style:use-optimal-row-height="true" fo:break-before="auto"/>
    </style:style>
    <style:style style:family="table-row" style:name="ro694">
      <style:table-row-properties style:row-height="12.75pt" style:use-optimal-row-height="true" fo:break-before="auto"/>
    </style:style>
    <style:style style:family="table-row" style:name="ro695">
      <style:table-row-properties style:row-height="12.75pt" style:use-optimal-row-height="true" fo:break-before="auto"/>
    </style:style>
    <style:style style:family="table-row" style:name="ro696">
      <style:table-row-properties style:row-height="12.75pt" style:use-optimal-row-height="tru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697">
      <style:table-row-properties style:row-height="0.4498cm" fo:break-before="auto"/>
    </style:style>
    <style:style style:family="table-column" style:name="co74">
      <style:table-column-properties style:column-width="3.546cm" style:use-optimal-column-width="false" loext:column-width-sym="18.4219" fo:break-before="auto"/>
    </style:style>
    <style:style style:family="table-column" style:name="co75">
      <style:table-column-properties style:column-width="3.916cm" style:use-optimal-column-width="false" loext:column-width-sym="20.4219" fo:break-before="auto"/>
    </style:style>
    <style:style style:family="table-column" style:name="co76">
      <style:table-column-properties style:column-width="3.44cm" style:use-optimal-column-width="false" loext:column-width-sym="17.8516" fo:break-before="auto"/>
    </style:style>
    <style:style style:family="table-column" style:name="co77">
      <style:table-column-properties style:column-width="2.328cm" style:use-optimal-column-width="false" loext:column-width-sym="11.8482" fo:break-before="auto"/>
    </style:style>
    <style:style style:family="table-column" style:name="co78">
      <style:table-column-properties style:column-width="1.111cm" style:use-optimal-column-width="false" loext:column-width-sym="5.3214" fo:break-before="auto"/>
    </style:style>
    <style:style style:family="table-column" style:name="co79">
      <style:table-column-properties style:column-width="1.058cm" style:use-optimal-column-width="false" loext:column-width-sym="4.9392" fo:break-before="auto"/>
    </style:style>
    <style:style style:family="table-column" style:name="co80">
      <style:table-column-properties style:column-width="2.117cm" style:use-optimal-column-width="false" loext:column-width-sym="10.6722" fo:break-before="auto"/>
    </style:style>
    <style:style style:family="table-row" style:name="ro698">
      <style:table-row-properties style:row-height="12.8pt" style:use-optimal-row-height="false" fo:break-before="auto"/>
    </style:style>
    <style:style style:family="text" style:name="T1225">
      <style:text-properties fo:font-family="Liberation Sans" fo:font-size="10pt" style:text-underline-type="none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699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ext" style:name="T1247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248">
      <style:text-properties fo:font-family="Liberation Sans" fo:font-size="10pt" style:text-underline-type="none"/>
    </style:style>
    <style:style style:family="text" style:name="T1249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250">
      <style:text-properties fo:font-family="Liberation Sans" fo:font-size="10pt" style:text-underline-type="none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ext" style:name="T1261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271">
      <style:text-properties fo:font-family="Liberation Sans" fo:font-size="10pt" style:text-underline-type="none"/>
    </style:style>
    <style:style style:family="text" style:name="T1272">
      <style:text-properties fo:font-family="Liberation Sans" fo:font-size="10pt" style:text-underline-type="none"/>
    </style:style>
    <style:style style:family="text" style:name="T1273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able-row" style:name="ro720">
      <style:table-row-properties style:row-height="12.8pt" style:use-optimal-row-height="false" fo:break-before="auto"/>
    </style:style>
    <style:style style:family="table-row" style:name="ro721">
      <style:table-row-properties style:row-height="12.8pt" style:use-optimal-row-height="false" fo:break-before="auto"/>
    </style:style>
    <style:style style:family="text" style:name="T1289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291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293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able-row" style:name="ro727">
      <style:table-row-properties style:row-height="12.8pt" style:use-optimal-row-height="false" fo:break-before="auto"/>
    </style:style>
    <style:style style:family="table-row" style:name="ro728">
      <style:table-row-properties style:row-height="12.8pt" style:use-optimal-row-height="false" fo:break-before="auto"/>
    </style:style>
    <style:style style:family="table-row" style:name="ro729">
      <style:table-row-properties style:row-height="12.8pt" style:use-optimal-row-height="false" fo:break-before="auto"/>
    </style:style>
    <style:style style:family="table-row" style:name="ro730">
      <style:table-row-properties style:row-height="12.8pt" style:use-optimal-row-height="false" fo:break-before="auto"/>
    </style:style>
    <style:style style:family="table-row" style:name="ro731">
      <style:table-row-properties style:row-height="12.8pt" style:use-optimal-row-height="false" fo:break-before="auto"/>
    </style:style>
    <style:style style:family="table-row" style:name="ro732">
      <style:table-row-properties style:row-height="12.8pt" style:use-optimal-row-height="false" fo:break-before="auto"/>
    </style:style>
    <style:style style:family="table-row" style:name="ro733">
      <style:table-row-properties style:row-height="12.8pt" style:use-optimal-row-height="false" fo:break-before="auto"/>
    </style:style>
    <style:style style:family="table-row" style:name="ro734">
      <style:table-row-properties style:row-height="12.8pt" style:use-optimal-row-height="false" fo:break-before="auto"/>
    </style:style>
    <style:style style:family="table-row" style:name="ro735">
      <style:table-row-properties style:row-height="12.8pt" style:use-optimal-row-height="false" fo:break-before="auto"/>
    </style:style>
    <style:style style:family="table-row" style:name="ro736">
      <style:table-row-properties style:row-height="12.8pt" style:use-optimal-row-height="false" fo:break-before="auto"/>
    </style:style>
    <style:style style:family="table-row" style:name="ro737">
      <style:table-row-properties style:row-height="12.8pt" style:use-optimal-row-height="false" fo:break-before="auto"/>
    </style:style>
    <style:style style:family="table-row" style:name="ro738">
      <style:table-row-properties style:row-height="12.8pt" style:use-optimal-row-height="false" fo:break-before="auto"/>
    </style:style>
    <style:style style:family="table-row" style:name="ro739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740">
      <style:table-row-properties style:row-height="0.4498cm" fo:break-before="auto"/>
    </style:style>
    <style:style style:family="table-column" style:name="co82">
      <style:table-column-properties style:column-width="2.858cm" style:use-optimal-column-width="false" loext:column-width-sym="14.7" fo:break-before="auto"/>
    </style:style>
    <style:style style:family="table-column" style:name="co83">
      <style:table-column-properties style:column-width="3.096cm" style:use-optimal-column-width="false" loext:column-width-sym="15.9348" fo:break-before="auto"/>
    </style:style>
    <style:style style:family="table-column" style:name="co84">
      <style:table-column-properties style:column-width="3.784cm" style:use-optimal-column-width="false" loext:column-width-sym="19.7109" fo:break-before="auto"/>
    </style:style>
    <style:style style:family="table-column" style:name="co85">
      <style:table-column-properties style:column-width="3.308cm" style:use-optimal-column-width="true" loext:column-width-sym="17.1406" fo:break-before="auto"/>
    </style:style>
    <style:style style:family="table-column" style:name="co86">
      <style:table-column-properties style:column-width="3.731cm" style:use-optimal-column-width="true" loext:column-width-sym="19.4023" fo:break-before="auto"/>
    </style:style>
    <style:style style:family="table-column" style:name="co87">
      <style:table-column-properties style:column-width="2.964cm" style:use-optimal-column-width="true" loext:column-width-sym="15.2305" fo:break-before="auto"/>
    </style:style>
    <style:style style:family="table-column" style:name="co88">
      <style:table-column-properties style:column-width="3.069cm" style:use-optimal-column-width="true" loext:column-width-sym="15.832" fo:break-before="auto"/>
    </style:style>
    <style:style style:family="table-column" style:name="co89">
      <style:table-column-properties style:column-width="1.588cm" style:use-optimal-column-width="false" loext:column-width-sym="7.8694" fo:break-before="auto"/>
    </style:style>
    <style:style style:family="table-column" style:name="co90">
      <style:table-column-properties style:column-width="3.387cm" style:use-optimal-column-width="false" loext:column-width-sym="17.6106" fo:break-before="auto"/>
    </style:style>
    <style:style style:family="table-column" style:name="co91">
      <style:table-column-properties style:column-width="3.704cm" style:use-optimal-column-width="false" loext:column-width-sym="19.3354" fo:break-before="auto"/>
    </style:style>
    <style:style style:family="table-column" style:name="co92">
      <style:table-column-properties style:column-width="10.08cm" style:use-optimal-column-width="false" loext:column-width-sym="53.6844" fo:break-before="auto"/>
    </style:style>
    <style:style style:family="table-column" style:name="co93">
      <style:table-column-properties style:column-width="2.117cm" style:use-optimal-column-width="false" loext:column-width-sym="10.6722" fo:break-before="auto"/>
    </style:style>
    <style:style style:family="table-row" style:name="ro741">
      <style:table-row-properties style:row-height="12.8pt" style:use-optimal-row-height="false" fo:break-before="auto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ext" style:name="T1312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328">
      <style:text-properties fo:font-family="Liberation Sans" fo:font-size="10pt" style:text-underline-type="none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ext" style:name="T1332">
      <style:text-properties fo:font-family="Liberation Sans" fo:font-size="10pt" style:text-underline-type="none"/>
    </style:style>
    <style:style style:family="table-row" style:name="ro747">
      <style:table-row-properties style:row-height="12.8pt" style:use-optimal-row-height="false" fo:break-before="auto"/>
    </style:style>
    <style:style style:family="text" style:name="T1333">
      <style:text-properties fo:font-family="Liberation Sans" fo:font-size="10pt" style:text-underline-type="none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able-row" style:name="ro748">
      <style:table-row-properties style:row-height="12.8pt" style:use-optimal-row-height="false" fo:break-before="auto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ext" style:name="T1340">
      <style:text-properties fo:font-family="Liberation Sans" fo:font-size="10pt" style:text-underline-type="none"/>
    </style:style>
    <style:style style:family="text" style:name="T1341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ext" style:name="T1354">
      <style:text-properties fo:font-family="Liberation Sans" fo:font-size="10pt" style:text-underline-type="none"/>
    </style:style>
    <style:style style:family="table-row" style:name="ro752">
      <style:table-row-properties style:row-height="12.8pt" style:use-optimal-row-height="false" fo:break-before="auto"/>
    </style:style>
    <style:style style:family="text" style:name="T1355">
      <style:text-properties fo:font-family="Liberation Sans" fo:font-size="10pt" style:text-underline-type="none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able-row" style:name="ro753">
      <style:table-row-properties style:row-height="12.8pt" style:use-optimal-row-height="false" fo:break-before="auto"/>
    </style:style>
    <style:style style:family="table-row" style:name="ro754">
      <style:table-row-properties style:row-height="12.75pt" style:use-optimal-row-height="true" fo:break-before="auto"/>
    </style:style>
    <style:style style:family="table-row" style:name="ro755">
      <style:table-row-properties style:row-height="12.75pt" style:use-optimal-row-height="true" fo:break-before="auto"/>
    </style:style>
    <style:style style:family="table-row" style:name="ro756">
      <style:table-row-properties style:row-height="12.75pt" style:use-optimal-row-height="true" fo:break-before="auto"/>
    </style:style>
    <style:style style:family="table-row" style:name="ro757">
      <style:table-row-properties style:row-height="12.75pt" style:use-optimal-row-height="true" fo:break-before="auto"/>
    </style:style>
    <style:style style:family="table-row" style:name="ro758">
      <style:table-row-properties style:row-height="12.75pt" style:use-optimal-row-height="true" fo:break-before="auto"/>
    </style:style>
    <style:style style:family="table-row" style:name="ro759">
      <style:table-row-properties style:row-height="12.7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4">
      <style:table-column-properties style:column-width="1.746cm" loext:column-width-sym="8.664" fo:break-before="auto"/>
    </style:style>
    <style:style style:family="table-row" style:name="ro760">
      <style:table-row-properties style:row-height="0.4498cm" fo:break-before="auto"/>
    </style:style>
    <style:style style:family="table-column" style:name="co95">
      <style:table-column-properties style:column-width="3.493cm" style:use-optimal-column-width="false" loext:column-width-sym="18.1406" fo:break-before="auto"/>
    </style:style>
    <style:style style:family="table-column" style:name="co96">
      <style:table-column-properties style:column-width="5.557cm" style:use-optimal-column-width="false" loext:column-width-sym="29.2812" fo:break-before="auto"/>
    </style:style>
    <style:style style:family="table-column" style:name="co97">
      <style:table-column-properties style:column-width="2.249cm" style:use-optimal-column-width="false" loext:column-width-sym="11.4219" fo:break-before="auto"/>
    </style:style>
    <style:style style:family="table-column" style:name="co98">
      <style:table-column-properties style:column-width="2.117cm" style:use-optimal-column-width="false" loext:column-width-sym="10.6722" fo:break-before="auto"/>
    </style:style>
    <style:style style:family="table-row" style:name="ro761">
      <style:table-row-properties style:row-height="12.8pt" style:use-optimal-row-height="false" fo:break-before="auto"/>
    </style:style>
    <style:style style:family="table-row" style:name="ro762">
      <style:table-row-properties style:row-height="12.8pt" style:use-optimal-row-height="false" fo:break-before="auto"/>
    </style:style>
    <style:style style:family="table-row" style:name="ro763">
      <style:table-row-properties style:row-height="12.8pt" style:use-optimal-row-height="false" fo:break-before="auto"/>
    </style:style>
    <style:style style:family="table-row" style:name="ro764">
      <style:table-row-properties style:row-height="12.8pt" style:use-optimal-row-height="false" fo:break-before="auto"/>
    </style:style>
    <style:style style:family="table-row" style:name="ro765">
      <style:table-row-properties style:row-height="12.8pt" style:use-optimal-row-height="false" fo:break-before="auto"/>
    </style:style>
    <style:style style:family="table-row" style:name="ro766">
      <style:table-row-properties style:row-height="12.8pt" style:use-optimal-row-height="false" fo:break-before="auto"/>
    </style:style>
    <style:style style:family="table-row" style:name="ro767">
      <style:table-row-properties style:row-height="12.8pt" style:use-optimal-row-height="false" fo:break-before="auto"/>
    </style:style>
    <style:style style:family="table-row" style:name="ro768">
      <style:table-row-properties style:row-height="12.8pt" style:use-optimal-row-height="false" fo:break-before="auto"/>
    </style:style>
    <style:style style:family="table-row" style:name="ro769">
      <style:table-row-properties style:row-height="12.8pt" style:use-optimal-row-height="false" fo:break-before="auto"/>
    </style:style>
    <style:style style:family="table-row" style:name="ro770">
      <style:table-row-properties style:row-height="12.8pt" style:use-optimal-row-height="false" fo:break-before="auto"/>
    </style:style>
    <style:style style:family="table-row" style:name="ro771">
      <style:table-row-properties style:row-height="12.8pt" style:use-optimal-row-height="false" fo:break-before="auto"/>
    </style:style>
    <style:style style:family="table-row" style:name="ro772">
      <style:table-row-properties style:row-height="12.8pt" style:use-optimal-row-height="false" fo:break-before="auto"/>
    </style:style>
    <style:style style:family="table-row" style:name="ro773">
      <style:table-row-properties style:row-height="12.8pt" style:use-optimal-row-height="false" fo:break-before="auto"/>
    </style:style>
    <style:style style:family="table-row" style:name="ro774">
      <style:table-row-properties style:row-height="12.8pt" style:use-optimal-row-height="false" fo:break-before="auto"/>
    </style:style>
    <style:style style:family="table-row" style:name="ro775">
      <style:table-row-properties style:row-height="12.8pt" style:use-optimal-row-height="false" fo:break-before="auto"/>
    </style:style>
    <style:style style:family="table-row" style:name="ro776">
      <style:table-row-properties style:row-height="12.8pt" style:use-optimal-row-height="false" fo:break-before="auto"/>
    </style:style>
    <style:style style:family="table-row" style:name="ro777">
      <style:table-row-properties style:row-height="12.8pt" style:use-optimal-row-height="false" fo:break-before="auto"/>
    </style:style>
    <style:style style:family="table-row" style:name="ro778">
      <style:table-row-properties style:row-height="12.8pt" style:use-optimal-row-height="false" fo:break-before="auto"/>
    </style:style>
    <style:style style:family="table-row" style:name="ro779">
      <style:table-row-properties style:row-height="12.8pt" style:use-optimal-row-height="false" fo:break-before="auto"/>
    </style:style>
    <style:style style:family="table-row" style:name="ro780">
      <style:table-row-properties style:row-height="12.8pt" style:use-optimal-row-height="false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able-row" style:name="ro782">
      <style:table-row-properties style:row-height="12.8pt" style:use-optimal-row-height="false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able-row" style:name="ro787">
      <style:table-row-properties style:row-height="12.8pt" style:use-optimal-row-height="false" fo:break-before="auto"/>
    </style:style>
    <style:style style:family="table-row" style:name="ro788">
      <style:table-row-properties style:row-height="12.8pt" style:use-optimal-row-height="false" fo:break-before="auto"/>
    </style:style>
    <style:style style:family="table-row" style:name="ro789">
      <style:table-row-properties style:row-height="12.8pt" style:use-optimal-row-height="false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able-row" style:name="ro791">
      <style:table-row-properties style:row-height="12.8pt" style:use-optimal-row-height="false" fo:break-before="auto"/>
    </style:style>
    <style:style style:family="table-row" style:name="ro792">
      <style:table-row-properties style:row-height="12.8pt" style:use-optimal-row-height="false" fo:break-before="auto"/>
    </style:style>
    <style:style style:family="table-row" style:name="ro793">
      <style:table-row-properties style:row-height="12.8pt" style:use-optimal-row-height="false" fo:break-before="auto"/>
    </style:style>
    <style:style style:family="table-row" style:name="ro794">
      <style:table-row-properties style:row-height="12.8pt" style:use-optimal-row-height="false" fo:break-before="auto"/>
    </style:style>
    <style:style style:family="table-row" style:name="ro795">
      <style:table-row-properties style:row-height="12.8pt" style:use-optimal-row-height="false" fo:break-before="auto"/>
    </style:style>
    <style:style style:family="table-row" style:name="ro796">
      <style:table-row-properties style:row-height="12.8pt" style:use-optimal-row-height="false" fo:break-before="auto"/>
    </style:style>
    <style:style style:family="table-row" style:name="ro797">
      <style:table-row-properties style:row-height="12.8pt" style:use-optimal-row-height="false" fo:break-before="auto"/>
    </style:style>
    <style:style style:family="table-row" style:name="ro798">
      <style:table-row-properties style:row-height="12.8pt" style:use-optimal-row-height="false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able-row" style:name="ro800">
      <style:table-row-properties style:row-height="12.8pt" style:use-optimal-row-height="false" fo:break-before="auto"/>
    </style:style>
    <style:style style:family="table-row" style:name="ro801">
      <style:table-row-properties style:row-height="12.8pt" style:use-optimal-row-height="false" fo:break-before="auto"/>
    </style:style>
    <style:style style:family="table-row" style:name="ro802">
      <style:table-row-properties style:row-height="12.8pt" style:use-optimal-row-height="false" fo:break-before="auto"/>
    </style:style>
    <style:style style:family="table-row" style:name="ro803">
      <style:table-row-properties style:row-height="12.8pt" style:use-optimal-row-height="false" fo:break-before="auto"/>
    </style:style>
    <style:style style:family="table-row" style:name="ro804">
      <style:table-row-properties style:row-height="12.8pt" style:use-optimal-row-height="false" fo:break-before="auto"/>
    </style:style>
    <style:style style:family="table-row" style:name="ro805">
      <style:table-row-properties style:row-height="12.8pt" style:use-optimal-row-height="false" fo:break-before="auto"/>
    </style:style>
    <style:style style:family="table-row" style:name="ro806">
      <style:table-row-properties style:row-height="12.8pt" style:use-optimal-row-height="false" fo:break-before="auto"/>
    </style:style>
    <style:style style:family="table-row" style:name="ro807">
      <style:table-row-properties style:row-height="12.8pt" style:use-optimal-row-height="false" fo:break-before="auto"/>
    </style:style>
    <style:style style:family="table-row" style:name="ro808">
      <style:table-row-properties style:row-height="12.8pt" style:use-optimal-row-height="false" fo:break-before="auto"/>
    </style:style>
    <style:style style:family="table-row" style:name="ro809">
      <style:table-row-properties style:row-height="12.8pt" style:use-optimal-row-height="false" fo:break-before="auto"/>
    </style:style>
    <style:style style:family="table-row" style:name="ro810">
      <style:table-row-properties style:row-height="12.8pt" style:use-optimal-row-height="false" fo:break-before="auto"/>
    </style:style>
    <style:style style:family="table-row" style:name="ro811">
      <style:table-row-properties style:row-height="12.8pt" style:use-optimal-row-height="false" fo:break-before="auto"/>
    </style:style>
    <style:style style:family="table-row" style:name="ro812">
      <style:table-row-properties style:row-height="12.8pt" style:use-optimal-row-height="false" fo:break-before="auto"/>
    </style:style>
    <style:style style:family="table-row" style:name="ro813">
      <style:table-row-properties style:row-height="12.75pt" style:use-optimal-row-height="true" fo:break-before="auto"/>
    </style:style>
    <style:style style:family="table-row" style:name="ro814">
      <style:table-row-properties style:row-height="12.75pt" style:use-optimal-row-height="true" fo:break-before="auto"/>
    </style:style>
    <style:style style:family="table-row" style:name="ro815">
      <style:table-row-properties style:row-height="12.75pt" style:use-optimal-row-height="true" fo:break-before="auto"/>
    </style:style>
    <style:style style:family="table-row" style:name="ro816">
      <style:table-row-properties style:row-height="12.75pt" style:use-optimal-row-height="true" fo:break-before="auto"/>
    </style:style>
    <style:style style:family="table-row" style:name="ro817">
      <style:table-row-properties style:row-height="12.75pt" style:use-optimal-row-height="true" fo:break-before="auto"/>
    </style:style>
    <style:style style:family="table-row" style:name="ro818">
      <style:table-row-properties style:row-height="12.75pt" style:use-optimal-row-height="true" fo:break-before="auto"/>
    </style:style>
    <style:style style:family="table-row" style:name="ro819">
      <style:table-row-properties style:row-height="12.75pt" style:use-optimal-row-height="true" fo:break-before="auto"/>
    </style:style>
    <style:style style:family="table-row" style:name="ro820">
      <style:table-row-properties style:row-height="12.75pt" style:use-optimal-row-height="true" fo:break-before="auto"/>
    </style:style>
    <style:style style:family="table-row" style:name="ro821">
      <style:table-row-properties style:row-height="12.75pt" style:use-optimal-row-height="false" fo:break-before="auto"/>
    </style:style>
    <style:style style:family="table-row" style:name="ro822">
      <style:table-row-properties style:row-height="12.75pt" style:use-optimal-row-height="true" fo:break-before="auto"/>
    </style:style>
    <style:style style:family="table-row" style:name="ro823">
      <style:table-row-properties style:row-height="12.75pt" style:use-optimal-row-height="true" fo:break-before="auto"/>
    </style:style>
    <style:style style:family="table-row" style:name="ro824">
      <style:table-row-properties style:row-height="12.75pt" style:use-optimal-row-height="true" fo:break-before="auto"/>
    </style:style>
    <style:style style:family="table-row" style:name="ro825">
      <style:table-row-properties style:row-height="12.75pt" style:use-optimal-row-height="true" fo:break-before="auto"/>
    </style:style>
    <style:style style:family="table-row" style:name="ro826">
      <style:table-row-properties style:row-height="12.75pt" style:use-optimal-row-height="true" fo:break-before="auto"/>
    </style:style>
    <style:style style:family="table-row" style:name="ro827">
      <style:table-row-properties style:row-height="12.75pt" style:use-optimal-row-height="true" fo:break-before="auto"/>
    </style:style>
    <style:style style:family="table-row" style:name="ro828">
      <style:table-row-properties style:row-height="12.75pt" style:use-optimal-row-height="true" fo:break-before="auto"/>
    </style:style>
    <style:style style:family="table-row" style:name="ro829">
      <style:table-row-properties style:row-height="12.75pt" style:use-optimal-row-height="true" fo:break-before="auto"/>
    </style:style>
    <style:style style:family="table-row" style:name="ro830">
      <style:table-row-properties style:row-height="12.75pt" style:use-optimal-row-height="true" fo:break-before="auto"/>
    </style:style>
    <style:style style:family="table-row" style:name="ro831">
      <style:table-row-properties style:row-height="12.75pt" style:use-optimal-row-height="true" fo:break-before="auto"/>
    </style:style>
    <style:style style:family="table-row" style:name="ro832">
      <style:table-row-properties style:row-height="12.75pt" style:use-optimal-row-height="true" fo:break-before="auto"/>
    </style:style>
    <style:style style:family="table-row" style:name="ro833">
      <style:table-row-properties style:row-height="12.75pt" style:use-optimal-row-height="true" fo:break-before="auto"/>
    </style:style>
    <style:style style:family="table-row" style:name="ro834">
      <style:table-row-properties style:row-height="12.75pt" style:use-optimal-row-height="true" fo:break-before="auto"/>
    </style:style>
    <style:style style:family="table-row" style:name="ro835">
      <style:table-row-properties style:row-height="12.75pt" style:use-optimal-row-height="true" fo:break-before="auto"/>
    </style:style>
    <style:style style:family="table-row" style:name="ro836">
      <style:table-row-properties style:row-height="12.75pt" style:use-optimal-row-height="true" fo:break-before="auto"/>
    </style:style>
    <style:style style:family="table-row" style:name="ro837">
      <style:table-row-properties style:row-height="12.75pt" style:use-optimal-row-height="true" fo:break-before="auto"/>
    </style:style>
    <style:style style:family="table-row" style:name="ro838">
      <style:table-row-properties style:row-height="12.75pt" style:use-optimal-row-height="true" fo:break-before="auto"/>
    </style:style>
    <style:style style:family="table-row" style:name="ro839">
      <style:table-row-properties style:row-height="12.75pt" style:use-optimal-row-height="true" fo:break-before="auto"/>
    </style:style>
    <style:style style:family="table-row" style:name="ro840">
      <style:table-row-properties style:row-height="12.75pt" style:use-optimal-row-height="true" fo:break-before="auto"/>
    </style:style>
    <style:style style:family="table-row" style:name="ro841">
      <style:table-row-properties style:row-height="12.75pt" style:use-optimal-row-height="true" fo:break-before="auto"/>
    </style:style>
    <style:style style:family="table-row" style:name="ro842">
      <style:table-row-properties style:row-height="12.75pt" style:use-optimal-row-height="true" fo:break-before="auto"/>
    </style:style>
    <style:style style:family="table-row" style:name="ro843">
      <style:table-row-properties style:row-height="12.75pt" style:use-optimal-row-height="true" fo:break-before="auto"/>
    </style:style>
    <style:style style:family="table-row" style:name="ro844">
      <style:table-row-properties style:row-height="12.75pt" style:use-optimal-row-height="true" fo:break-before="auto"/>
    </style:style>
    <style:style style:family="table-row" style:name="ro845">
      <style:table-row-properties style:row-height="12.75pt" style:use-optimal-row-height="true" fo:break-before="auto"/>
    </style:style>
    <style:style style:family="table-row" style:name="ro846">
      <style:table-row-properties style:row-height="12.75pt" style:use-optimal-row-height="true" fo:break-before="auto"/>
    </style:style>
    <style:style style:family="table-row" style:name="ro847">
      <style:table-row-properties style:row-height="12.75pt" style:use-optimal-row-height="true" fo:break-before="auto"/>
    </style:style>
    <style:style style:family="table-row" style:name="ro848">
      <style:table-row-properties style:row-height="12.75pt" style:use-optimal-row-height="true" fo:break-before="auto"/>
    </style:style>
    <style:style style:family="table-row" style:name="ro849">
      <style:table-row-properties style:row-height="12.75pt" style:use-optimal-row-height="true" fo:break-before="auto"/>
    </style:style>
    <style:style style:family="table-row" style:name="ro850">
      <style:table-row-properties style:row-height="12.75pt" style:use-optimal-row-height="true" fo:break-before="auto"/>
    </style:style>
    <style:style style:family="table-row" style:name="ro851">
      <style:table-row-properties style:row-height="12.75pt" style:use-optimal-row-height="true" fo:break-before="auto"/>
    </style:style>
    <style:style style:family="table-row" style:name="ro852">
      <style:table-row-properties style:row-height="12.75pt" style:use-optimal-row-height="true" fo:break-before="auto"/>
    </style:style>
    <style:style style:family="table-row" style:name="ro853">
      <style:table-row-properties style:row-height="12.75pt" style:use-optimal-row-height="true" fo:break-before="auto"/>
    </style:style>
    <style:style style:family="table-row" style:name="ro854">
      <style:table-row-properties style:row-height="12.75pt" style:use-optimal-row-height="true" fo:break-before="auto"/>
    </style:style>
    <style:style style:family="table-row" style:name="ro855">
      <style:table-row-properties style:row-height="12.75pt" style:use-optimal-row-height="true" fo:break-before="auto"/>
    </style:style>
    <style:style style:family="table-row" style:name="ro856">
      <style:table-row-properties style:row-height="12.75pt" style:use-optimal-row-height="true" fo:break-before="auto"/>
    </style:style>
    <style:style style:family="table-row" style:name="ro857">
      <style:table-row-properties style:row-height="12.75pt" style:use-optimal-row-height="true" fo:break-before="auto"/>
    </style:style>
    <style:style style:family="table-row" style:name="ro858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9">
      <style:table-column-properties style:column-width="1.746cm" loext:column-width-sym="8.664" fo:break-before="auto"/>
    </style:style>
    <style:style style:family="table-row" style:name="ro859">
      <style:table-row-properties style:row-height="0.4498cm" fo:break-before="auto"/>
    </style:style>
    <style:style style:family="table-column" style:name="co100">
      <style:table-column-properties style:column-width="3.678cm" style:use-optimal-column-width="false" loext:column-width-sym="19.1002" fo:break-before="auto"/>
    </style:style>
    <style:style style:family="table-column" style:name="co101">
      <style:table-column-properties style:column-width="3.916cm" style:use-optimal-column-width="false" loext:column-width-sym="20.4722" fo:break-before="auto"/>
    </style:style>
    <style:style style:family="table-column" style:name="co102">
      <style:table-column-properties style:column-width="3.89cm" style:use-optimal-column-width="false" loext:column-width-sym="20.2812" fo:break-before="auto"/>
    </style:style>
    <style:style style:family="table-column" style:name="co103">
      <style:table-column-properties style:column-width="2.805cm" style:use-optimal-column-width="false" loext:column-width-sym="14.406" fo:break-before="auto"/>
    </style:style>
    <style:style style:family="table-column" style:name="co104">
      <style:table-column-properties style:column-width="2.117cm" style:use-optimal-column-width="false" loext:column-width-sym="10.6722" fo:break-before="auto"/>
    </style:style>
    <style:style style:family="table-row" style:name="ro860">
      <style:table-row-properties style:row-height="12.8pt" style:use-optimal-row-height="false" fo:break-before="auto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able-row" style:name="ro861">
      <style:table-row-properties style:row-height="12.8pt" style:use-optimal-row-height="false" fo:break-before="auto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able-row" style:name="ro862">
      <style:table-row-properties style:row-height="12.8pt" style:use-optimal-row-height="false" fo:break-before="auto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ext" style:name="T1376">
      <style:text-properties fo:font-family="Liberation Sans" fo:font-size="10pt" style:text-underline-type="none"/>
    </style:style>
    <style:style style:family="table-row" style:name="ro863">
      <style:table-row-properties style:row-height="12.8pt" style:use-optimal-row-height="false" fo:break-before="auto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ext" style:name="T1380">
      <style:text-properties fo:font-family="Liberation Sans" fo:font-size="10pt" style:text-underline-type="none"/>
    </style:style>
    <style:style style:family="table-row" style:name="ro864">
      <style:table-row-properties style:row-height="12.8pt" style:use-optimal-row-height="false" fo:break-before="auto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ext" style:name="T1384">
      <style:text-properties fo:font-family="Liberation Sans" fo:font-size="10pt" style:text-underline-type="none"/>
    </style:style>
    <style:style style:family="table-row" style:name="ro865">
      <style:table-row-properties style:row-height="12.8pt" style:use-optimal-row-height="false" fo:break-before="auto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ext" style:name="T1388">
      <style:text-properties fo:font-family="Liberation Sans" fo:font-size="10pt" style:text-underline-type="none"/>
    </style:style>
    <style:style style:family="table-row" style:name="ro866">
      <style:table-row-properties style:row-height="12.8pt" style:use-optimal-row-height="false" fo:break-before="auto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ext" style:name="T1392">
      <style:text-properties fo:font-family="Liberation Sans" fo:font-size="10pt" style:text-underline-type="none"/>
    </style:style>
    <style:style style:family="table-row" style:name="ro867">
      <style:table-row-properties style:row-height="12.8pt" style:use-optimal-row-height="false" fo:break-before="auto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ext" style:name="T1396">
      <style:text-properties fo:font-family="Liberation Sans" fo:font-size="10pt" style:text-underline-type="none"/>
    </style:style>
    <style:style style:family="table-row" style:name="ro868">
      <style:table-row-properties style:row-height="12.8pt" style:use-optimal-row-height="false" fo:break-before="auto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able-row" style:name="ro869">
      <style:table-row-properties style:row-height="12.8pt" style:use-optimal-row-height="false" fo:break-before="auto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ext" style:name="T1404">
      <style:text-properties fo:font-family="Liberation Sans" fo:font-size="10pt" style:text-underline-type="none"/>
    </style:style>
    <style:style style:family="table-row" style:name="ro870">
      <style:table-row-properties style:row-height="12.8pt" style:use-optimal-row-height="false" fo:break-before="auto"/>
    </style:style>
    <style:style style:family="text" style:name="T1405">
      <style:text-properties fo:font-family="Liberation Sans" fo:font-size="10pt" style:text-underline-type="none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ext" style:name="T1408">
      <style:text-properties fo:font-family="Liberation Sans" fo:font-size="10pt" style:text-underline-type="none"/>
    </style:style>
    <style:style style:family="table-row" style:name="ro871">
      <style:table-row-properties style:row-height="12.8pt" style:use-optimal-row-height="false" fo:break-before="auto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ext" style:name="T1412">
      <style:text-properties fo:font-family="Liberation Sans" fo:font-size="10pt" style:text-underline-type="none"/>
    </style:style>
    <style:style style:family="table-row" style:name="ro872">
      <style:table-row-properties style:row-height="12.8pt" style:use-optimal-row-height="false" fo:break-before="auto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ext" style:name="T1416">
      <style:text-properties fo:font-family="Liberation Sans" fo:font-size="10pt" style:text-underline-type="none"/>
    </style:style>
    <style:style style:family="table-row" style:name="ro873">
      <style:table-row-properties style:row-height="12.8pt" style:use-optimal-row-height="false" fo:break-before="auto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ext" style:name="T1420">
      <style:text-properties fo:font-family="Liberation Sans" fo:font-size="10pt" style:text-underline-type="none"/>
    </style:style>
    <style:style style:family="table-row" style:name="ro874">
      <style:table-row-properties style:row-height="12.8pt" style:use-optimal-row-height="false" fo:break-before="auto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ext" style:name="T1424">
      <style:text-properties fo:font-family="Liberation Sans" fo:font-size="10pt" style:text-underline-type="none"/>
    </style:style>
    <style:style style:family="table-row" style:name="ro875">
      <style:table-row-properties style:row-height="12.8pt" style:use-optimal-row-height="false" fo:break-before="auto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ext" style:name="T1428">
      <style:text-properties fo:font-family="Liberation Sans" fo:font-size="10pt" style:text-underline-type="none"/>
    </style:style>
    <style:style style:family="table-row" style:name="ro876">
      <style:table-row-properties style:row-height="12.8pt" style:use-optimal-row-height="false" fo:break-before="auto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ext" style:name="T1432">
      <style:text-properties fo:font-family="Liberation Sans" fo:font-size="10pt" style:text-underline-type="none"/>
    </style:style>
    <style:style style:family="table-row" style:name="ro877">
      <style:table-row-properties style:row-height="12.8pt" style:use-optimal-row-height="false" fo:break-before="auto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ext" style:name="T1436">
      <style:text-properties fo:font-family="Liberation Sans" fo:font-size="10pt" style:text-underline-type="none"/>
    </style:style>
    <style:style style:family="table-row" style:name="ro878">
      <style:table-row-properties style:row-height="12.8pt" style:use-optimal-row-height="false" fo:break-before="auto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ext" style:name="T1440">
      <style:text-properties fo:font-family="Liberation Sans" fo:font-size="10pt" style:text-underline-type="none"/>
    </style:style>
    <style:style style:family="table-row" style:name="ro879">
      <style:table-row-properties style:row-height="12.8pt" style:use-optimal-row-height="false" fo:break-before="auto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ext" style:name="T1444">
      <style:text-properties fo:font-family="Liberation Sans" fo:font-size="10pt" style:text-underline-type="none"/>
    </style:style>
    <style:style style:family="table-row" style:name="ro880">
      <style:table-row-properties style:row-height="12.8pt" style:use-optimal-row-height="false" fo:break-before="auto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ext" style:name="T1448">
      <style:text-properties fo:font-family="Liberation Sans" fo:font-size="10pt" style:text-underline-type="none"/>
    </style:style>
    <style:style style:family="table-row" style:name="ro881">
      <style:table-row-properties style:row-height="12.8pt" style:use-optimal-row-height="false" fo:break-before="auto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ext" style:name="T1452">
      <style:text-properties fo:font-family="Liberation Sans" fo:font-size="10pt" style:text-underline-type="none"/>
    </style:style>
    <style:style style:family="table-row" style:name="ro882">
      <style:table-row-properties style:row-height="12.8pt" style:use-optimal-row-height="false" fo:break-before="auto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ext" style:name="T1456">
      <style:text-properties fo:font-family="Liberation Sans" fo:font-size="10pt" style:text-underline-type="none"/>
    </style:style>
    <style:style style:family="table-row" style:name="ro883">
      <style:table-row-properties style:row-height="12.8pt" style:use-optimal-row-height="false" fo:break-before="auto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ext" style:name="T1460">
      <style:text-properties fo:font-family="Liberation Sans" fo:font-size="10pt" style:text-underline-type="none"/>
    </style:style>
    <style:style style:family="table-row" style:name="ro884">
      <style:table-row-properties style:row-height="12.8pt" style:use-optimal-row-height="false" fo:break-before="auto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ext" style:name="T1464">
      <style:text-properties fo:font-family="Liberation Sans" fo:font-size="10pt" style:text-underline-type="none"/>
    </style:style>
    <style:style style:family="table-row" style:name="ro885">
      <style:table-row-properties style:row-height="12.8pt" style:use-optimal-row-height="false" fo:break-before="auto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ext" style:name="T1468">
      <style:text-properties fo:font-family="Liberation Sans" fo:font-size="10pt" style:text-underline-type="none"/>
    </style:style>
    <style:style style:family="table-row" style:name="ro886">
      <style:table-row-properties style:row-height="12.8pt" style:use-optimal-row-height="false" fo:break-before="auto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ext" style:name="T1472">
      <style:text-properties fo:font-family="Liberation Sans" fo:font-size="10pt" style:text-underline-type="none"/>
    </style:style>
    <style:style style:family="table-row" style:name="ro887">
      <style:table-row-properties style:row-height="12.8pt" style:use-optimal-row-height="false" fo:break-before="auto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ext" style:name="T1476">
      <style:text-properties fo:font-family="Liberation Sans" fo:font-size="10pt" style:text-underline-type="none"/>
    </style:style>
    <style:style style:family="table-row" style:name="ro888">
      <style:table-row-properties style:row-height="12.8pt" style:use-optimal-row-height="false" fo:break-before="auto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ext" style:name="T1480">
      <style:text-properties fo:font-family="Liberation Sans" fo:font-size="10pt" style:text-underline-type="none"/>
    </style:style>
    <style:style style:family="table-row" style:name="ro889">
      <style:table-row-properties style:row-height="12.8pt" style:use-optimal-row-height="false" fo:break-before="auto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ext" style:name="T1484">
      <style:text-properties fo:font-family="Liberation Sans" fo:font-size="10pt" style:text-underline-type="none"/>
    </style:style>
    <style:style style:family="table-row" style:name="ro890">
      <style:table-row-properties style:row-height="12.8pt" style:use-optimal-row-height="false" fo:break-before="auto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ext" style:name="T1488">
      <style:text-properties fo:font-family="Liberation Sans" fo:font-size="10pt" style:text-underline-type="none"/>
    </style:style>
    <style:style style:family="table-row" style:name="ro891">
      <style:table-row-properties style:row-height="12.8pt" style:use-optimal-row-height="false" fo:break-before="auto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ext" style:name="T1492">
      <style:text-properties fo:font-family="Liberation Sans" fo:font-size="10pt" style:text-underline-type="none"/>
    </style:style>
    <style:style style:family="table-row" style:name="ro892">
      <style:table-row-properties style:row-height="12.8pt" style:use-optimal-row-height="false" fo:break-before="auto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ext" style:name="T1496">
      <style:text-properties fo:font-family="Liberation Sans" fo:font-size="10pt" style:text-underline-type="none"/>
    </style:style>
    <style:style style:family="table-row" style:name="ro893">
      <style:table-row-properties style:row-height="12.8pt" style:use-optimal-row-height="false" fo:break-before="auto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ext" style:name="T1500">
      <style:text-properties fo:font-family="Liberation Sans" fo:font-size="10pt" style:text-underline-type="none"/>
    </style:style>
    <style:style style:family="table-row" style:name="ro894">
      <style:table-row-properties style:row-height="12.8pt" style:use-optimal-row-height="false" fo:break-before="auto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ext" style:name="T1504">
      <style:text-properties fo:font-family="Liberation Sans" fo:font-size="10pt" style:text-underline-type="none"/>
    </style:style>
    <style:style style:family="table-row" style:name="ro895">
      <style:table-row-properties style:row-height="12.8pt" style:use-optimal-row-height="false" fo:break-before="auto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ext" style:name="T1508">
      <style:text-properties fo:font-family="Liberation Sans" fo:font-size="10pt" style:text-underline-type="none"/>
    </style:style>
    <style:style style:family="table-row" style:name="ro896">
      <style:table-row-properties style:row-height="12.8pt" style:use-optimal-row-height="false" fo:break-before="auto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ext" style:name="T1512">
      <style:text-properties fo:font-family="Liberation Sans" fo:font-size="10pt" style:text-underline-type="none"/>
    </style:style>
    <style:style style:family="table-row" style:name="ro897">
      <style:table-row-properties style:row-height="12.8pt" style:use-optimal-row-height="false" fo:break-before="auto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ext" style:name="T1516">
      <style:text-properties fo:font-family="Liberation Sans" fo:font-size="10pt" style:text-underline-type="none"/>
    </style:style>
    <style:style style:family="table-row" style:name="ro898">
      <style:table-row-properties style:row-height="12.8pt" style:use-optimal-row-height="false" fo:break-before="auto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ext" style:name="T1520">
      <style:text-properties fo:font-family="Liberation Sans" fo:font-size="10pt" style:text-underline-type="none"/>
    </style:style>
    <style:style style:family="table-row" style:name="ro899">
      <style:table-row-properties style:row-height="12.8pt" style:use-optimal-row-height="false" fo:break-before="auto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ext" style:name="T1524">
      <style:text-properties fo:font-family="Liberation Sans" fo:font-size="10pt" style:text-underline-type="none"/>
    </style:style>
    <style:style style:family="table-row" style:name="ro900">
      <style:table-row-properties style:row-height="12.8pt" style:use-optimal-row-height="false" fo:break-before="auto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ext" style:name="T1527">
      <style:text-properties fo:font-family="Liberation Sans" fo:font-size="10pt" style:text-underline-type="none"/>
    </style:style>
    <style:style style:family="text" style:name="T1528">
      <style:text-properties fo:font-family="Liberation Sans" fo:font-size="10pt" style:text-underline-type="none"/>
    </style:style>
    <style:style style:family="table-row" style:name="ro901">
      <style:table-row-properties style:row-height="12.8pt" style:use-optimal-row-height="false" fo:break-before="auto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ext" style:name="T1531">
      <style:text-properties fo:font-family="Liberation Sans" fo:font-size="10pt" style:text-underline-type="none"/>
    </style:style>
    <style:style style:family="text" style:name="T1532">
      <style:text-properties fo:font-family="Liberation Sans" fo:font-size="10pt" style:text-underline-type="none"/>
    </style:style>
    <style:style style:family="table-row" style:name="ro902">
      <style:table-row-properties style:row-height="12.8pt" style:use-optimal-row-height="false" fo:break-before="auto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ext" style:name="T1536">
      <style:text-properties fo:font-family="Liberation Sans" fo:font-size="10pt" style:text-underline-type="none"/>
    </style:style>
    <style:style style:family="table-row" style:name="ro903">
      <style:table-row-properties style:row-height="12.8pt" style:use-optimal-row-height="false" fo:break-before="auto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ext" style:name="T1540">
      <style:text-properties fo:font-family="Liberation Sans" fo:font-size="10pt" style:text-underline-type="none"/>
    </style:style>
    <style:style style:family="table-row" style:name="ro904">
      <style:table-row-properties style:row-height="12.8pt" style:use-optimal-row-height="false" fo:break-before="auto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ext" style:name="T1544">
      <style:text-properties fo:font-family="Liberation Sans" fo:font-size="10pt" style:text-underline-type="none"/>
    </style:style>
    <style:style style:family="table-row" style:name="ro905">
      <style:table-row-properties style:row-height="12.8pt" style:use-optimal-row-height="false" fo:break-before="auto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ext" style:name="T1548">
      <style:text-properties fo:font-family="Liberation Sans" fo:font-size="10pt" style:text-underline-type="none"/>
    </style:style>
    <style:style style:family="table-row" style:name="ro906">
      <style:table-row-properties style:row-height="12.8pt" style:use-optimal-row-height="false" fo:break-before="auto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ext" style:name="T1552">
      <style:text-properties fo:font-family="Liberation Sans" fo:font-size="10pt" style:text-underline-type="none"/>
    </style:style>
    <style:style style:family="table-row" style:name="ro907">
      <style:table-row-properties style:row-height="12.8pt" style:use-optimal-row-height="false" fo:break-before="auto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ext" style:name="T1556">
      <style:text-properties fo:font-family="Liberation Sans" fo:font-size="10pt" style:text-underline-type="none"/>
    </style:style>
    <style:style style:family="table-row" style:name="ro908">
      <style:table-row-properties style:row-height="12.8pt" style:use-optimal-row-height="false" fo:break-before="auto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ext" style:name="T1560">
      <style:text-properties fo:font-family="Liberation Sans" fo:font-size="10pt" style:text-underline-type="none"/>
    </style:style>
    <style:style style:family="table-row" style:name="ro909">
      <style:table-row-properties style:row-height="12.8pt" style:use-optimal-row-height="false" fo:break-before="auto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ext" style:name="T1564">
      <style:text-properties fo:font-family="Liberation Sans" fo:font-size="10pt" style:text-underline-type="none"/>
    </style:style>
    <style:style style:family="table-row" style:name="ro910">
      <style:table-row-properties style:row-height="12.8pt" style:use-optimal-row-height="false" fo:break-before="auto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ext" style:name="T1568">
      <style:text-properties fo:font-family="Liberation Sans" fo:font-size="10pt" style:text-underline-type="none"/>
    </style:style>
    <style:style style:family="table-row" style:name="ro911">
      <style:table-row-properties style:row-height="12.8pt" style:use-optimal-row-height="false" fo:break-before="auto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ext" style:name="T1572">
      <style:text-properties fo:font-family="Liberation Sans" fo:font-size="10pt" style:text-underline-type="none"/>
    </style:style>
    <style:style style:family="table-row" style:name="ro912">
      <style:table-row-properties style:row-height="12.8pt" style:use-optimal-row-height="false" fo:break-before="auto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ext" style:name="T1576">
      <style:text-properties fo:font-family="Liberation Sans" fo:font-size="10pt" style:text-underline-type="none"/>
    </style:style>
    <style:style style:family="table-row" style:name="ro913">
      <style:table-row-properties style:row-height="12.8pt" style:use-optimal-row-height="false" fo:break-before="auto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ext" style:name="T1580">
      <style:text-properties fo:font-family="Liberation Sans" fo:font-size="10pt" style:text-underline-type="none"/>
    </style:style>
    <style:style style:family="table-row" style:name="ro914">
      <style:table-row-properties style:row-height="12.8pt" style:use-optimal-row-height="false" fo:break-before="auto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ext" style:name="T1584">
      <style:text-properties fo:font-family="Liberation Sans" fo:font-size="10pt" style:text-underline-type="none"/>
    </style:style>
    <style:style style:family="table-row" style:name="ro915">
      <style:table-row-properties style:row-height="12.8pt" style:use-optimal-row-height="false" fo:break-before="auto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ext" style:name="T1588">
      <style:text-properties fo:font-family="Liberation Sans" fo:font-size="10pt" style:text-underline-type="none"/>
    </style:style>
    <style:style style:family="table-row" style:name="ro916">
      <style:table-row-properties style:row-height="12.8pt" style:use-optimal-row-height="false" fo:break-before="auto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ext" style:name="T1592">
      <style:text-properties fo:font-family="Liberation Sans" fo:font-size="10pt" style:text-underline-type="none"/>
    </style:style>
    <style:style style:family="table-row" style:name="ro917">
      <style:table-row-properties style:row-height="12.8pt" style:use-optimal-row-height="false" fo:break-before="auto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ext" style:name="T1596">
      <style:text-properties fo:font-family="Liberation Sans" fo:font-size="10pt" style:text-underline-type="none"/>
    </style:style>
    <style:style style:family="table-row" style:name="ro918">
      <style:table-row-properties style:row-height="12.8pt" style:use-optimal-row-height="false" fo:break-before="auto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ext" style:name="T1600">
      <style:text-properties fo:font-family="Liberation Sans" fo:font-size="10pt" style:text-underline-type="none"/>
    </style:style>
    <style:style style:family="table-row" style:name="ro919">
      <style:table-row-properties style:row-height="12.8pt" style:use-optimal-row-height="false" fo:break-before="auto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ext" style:name="T1604">
      <style:text-properties fo:font-family="Liberation Sans" fo:font-size="10pt" style:text-underline-type="none"/>
    </style:style>
    <style:style style:family="table-row" style:name="ro920">
      <style:table-row-properties style:row-height="12.8pt" style:use-optimal-row-height="false" fo:break-before="auto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ext" style:name="T1608">
      <style:text-properties fo:font-family="Liberation Sans" fo:font-size="10pt" style:text-underline-type="none"/>
    </style:style>
    <style:style style:family="table-row" style:name="ro921">
      <style:table-row-properties style:row-height="12.8pt" style:use-optimal-row-height="false" fo:break-before="auto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ext" style:name="T1612">
      <style:text-properties fo:font-family="Liberation Sans" fo:font-size="10pt" style:text-underline-type="none"/>
    </style:style>
    <style:style style:family="table-row" style:name="ro922">
      <style:table-row-properties style:row-height="12.8pt" style:use-optimal-row-height="false" fo:break-before="auto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ext" style:name="T1616">
      <style:text-properties fo:font-family="Liberation Sans" fo:font-size="10pt" style:text-underline-type="none"/>
    </style:style>
    <style:style style:family="table-row" style:name="ro923">
      <style:table-row-properties style:row-height="12.8pt" style:use-optimal-row-height="false" fo:break-before="auto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ext" style:name="T1620">
      <style:text-properties fo:font-family="Liberation Sans" fo:font-size="10pt" style:text-underline-type="none"/>
    </style:style>
    <style:style style:family="table-row" style:name="ro924">
      <style:table-row-properties style:row-height="12.8pt" style:use-optimal-row-height="false" fo:break-before="auto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ext" style:name="T1624">
      <style:text-properties fo:font-family="Liberation Sans" fo:font-size="10pt" style:text-underline-type="none"/>
    </style:style>
    <style:style style:family="table-row" style:name="ro925">
      <style:table-row-properties style:row-height="12.8pt" style:use-optimal-row-height="false" fo:break-before="auto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ext" style:name="T1628">
      <style:text-properties fo:font-family="Liberation Sans" fo:font-size="10pt" style:text-underline-type="none"/>
    </style:style>
    <style:style style:family="table-row" style:name="ro926">
      <style:table-row-properties style:row-height="12.8pt" style:use-optimal-row-height="false" fo:break-before="auto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ext" style:name="T1632">
      <style:text-properties fo:font-family="Liberation Sans" fo:font-size="10pt" style:text-underline-type="none"/>
    </style:style>
    <style:style style:family="table-row" style:name="ro927">
      <style:table-row-properties style:row-height="12.8pt" style:use-optimal-row-height="false" fo:break-before="auto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ext" style:name="T1636">
      <style:text-properties fo:font-family="Liberation Sans" fo:font-size="10pt" style:text-underline-type="none"/>
    </style:style>
    <style:style style:family="table-row" style:name="ro928">
      <style:table-row-properties style:row-height="12.8pt" style:use-optimal-row-height="false" fo:break-before="auto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ext" style:name="T1640">
      <style:text-properties fo:font-family="Liberation Sans" fo:font-size="10pt" style:text-underline-type="none"/>
    </style:style>
    <style:style style:family="table-row" style:name="ro929">
      <style:table-row-properties style:row-height="12.8pt" style:use-optimal-row-height="false" fo:break-before="auto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ext" style:name="T1644">
      <style:text-properties fo:font-family="Liberation Sans" fo:font-size="10pt" style:text-underline-type="none"/>
    </style:style>
    <style:style style:family="table-row" style:name="ro930">
      <style:table-row-properties style:row-height="12.8pt" style:use-optimal-row-height="false" fo:break-before="auto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ext" style:name="T1648">
      <style:text-properties fo:font-family="Liberation Sans" fo:font-size="10pt" style:text-underline-type="none"/>
    </style:style>
    <style:style style:family="table-row" style:name="ro931">
      <style:table-row-properties style:row-height="12.8pt" style:use-optimal-row-height="false" fo:break-before="auto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ext" style:name="T1652">
      <style:text-properties fo:font-family="Liberation Sans" fo:font-size="10pt" style:text-underline-type="none"/>
    </style:style>
    <style:style style:family="table-row" style:name="ro932">
      <style:table-row-properties style:row-height="12.8pt" style:use-optimal-row-height="false" fo:break-before="auto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ext" style:name="T1656">
      <style:text-properties fo:font-family="Liberation Sans" fo:font-size="10pt" style:text-underline-type="none"/>
    </style:style>
    <style:style style:family="table-row" style:name="ro933">
      <style:table-row-properties style:row-height="12.8pt" style:use-optimal-row-height="false" fo:break-before="auto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ext" style:name="T1660">
      <style:text-properties fo:font-family="Liberation Sans" fo:font-size="10pt" style:text-underline-type="none"/>
    </style:style>
    <style:style style:family="table-row" style:name="ro934">
      <style:table-row-properties style:row-height="12.8pt" style:use-optimal-row-height="false" fo:break-before="auto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ext" style:name="T1664">
      <style:text-properties fo:font-family="Liberation Sans" fo:font-size="10pt" style:text-underline-type="none"/>
    </style:style>
    <style:style style:family="table-row" style:name="ro935">
      <style:table-row-properties style:row-height="12.8pt" style:use-optimal-row-height="false" fo:break-before="auto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ext" style:name="T1668">
      <style:text-properties fo:font-family="Liberation Sans" fo:font-size="10pt" style:text-underline-type="none"/>
    </style:style>
    <style:style style:family="table-row" style:name="ro936">
      <style:table-row-properties style:row-height="12.8pt" style:use-optimal-row-height="false" fo:break-before="auto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able-row" style:name="ro937">
      <style:table-row-properties style:row-height="12.8pt" style:use-optimal-row-height="false" fo:break-before="auto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able-row" style:name="ro938">
      <style:table-row-properties style:row-height="12.8pt" style:use-optimal-row-height="false" fo:break-before="auto"/>
    </style:style>
    <style:style style:family="text" style:name="T1675">
      <style:text-properties fo:font-family="Liberation Sans" fo:font-size="10pt" style:text-underline-type="none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able-row" style:name="ro939">
      <style:table-row-properties style:row-height="12.8pt" style:use-optimal-row-height="false" fo:break-before="auto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ext" style:name="T1680">
      <style:text-properties fo:font-family="Liberation Sans" fo:font-size="10pt" style:text-underline-type="none"/>
    </style:style>
    <style:style style:family="table-row" style:name="ro940">
      <style:table-row-properties style:row-height="12.8pt" style:use-optimal-row-height="false" fo:break-before="auto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ext" style:name="T1684">
      <style:text-properties fo:font-family="Liberation Sans" fo:font-size="10pt" style:text-underline-type="none"/>
    </style:style>
    <style:style style:family="table-row" style:name="ro941">
      <style:table-row-properties style:row-height="12.8pt" style:use-optimal-row-height="false" fo:break-before="auto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ext" style:name="T1688">
      <style:text-properties fo:font-family="Liberation Sans" fo:font-size="10pt" style:text-underline-type="none"/>
    </style:style>
    <style:style style:family="table-row" style:name="ro942">
      <style:table-row-properties style:row-height="12.8pt" style:use-optimal-row-height="false" fo:break-before="auto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ext" style:name="T1692">
      <style:text-properties fo:font-family="Liberation Sans" fo:font-size="10pt" style:text-underline-type="none"/>
    </style:style>
    <style:style style:family="table-row" style:name="ro943">
      <style:table-row-properties style:row-height="12.8pt" style:use-optimal-row-height="false" fo:break-before="auto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ext" style:name="T1696">
      <style:text-properties fo:font-family="Liberation Sans" fo:font-size="10pt" style:text-underline-type="none"/>
    </style:style>
    <style:style style:family="table-row" style:name="ro944">
      <style:table-row-properties style:row-height="12.8pt" style:use-optimal-row-height="false" fo:break-before="auto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ext" style:name="T1700">
      <style:text-properties fo:font-family="Liberation Sans" fo:font-size="10pt" style:text-underline-type="none"/>
    </style:style>
    <style:style style:family="table-row" style:name="ro945">
      <style:table-row-properties style:row-height="12.8pt" style:use-optimal-row-height="false" fo:break-before="auto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ext" style:name="T1704">
      <style:text-properties fo:font-family="Liberation Sans" fo:font-size="10pt" style:text-underline-type="none"/>
    </style:style>
    <style:style style:family="table-row" style:name="ro946">
      <style:table-row-properties style:row-height="12.8pt" style:use-optimal-row-height="false" fo:break-before="auto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ext" style:name="T1708">
      <style:text-properties fo:font-family="Liberation Sans" fo:font-size="10pt" style:text-underline-type="none"/>
    </style:style>
    <style:style style:family="table-row" style:name="ro947">
      <style:table-row-properties style:row-height="12.8pt" style:use-optimal-row-height="false" fo:break-before="auto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ext" style:name="T1712">
      <style:text-properties fo:font-family="Liberation Sans" fo:font-size="10pt" style:text-underline-type="none"/>
    </style:style>
    <style:style style:family="table-row" style:name="ro948">
      <style:table-row-properties style:row-height="12.8pt" style:use-optimal-row-height="false" fo:break-before="auto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ext" style:name="T1716">
      <style:text-properties fo:font-family="Liberation Sans" fo:font-size="10pt" style:text-underline-type="none"/>
    </style:style>
    <style:style style:family="table-row" style:name="ro949">
      <style:table-row-properties style:row-height="12.8pt" style:use-optimal-row-height="false" fo:break-before="auto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ext" style:name="T1720">
      <style:text-properties fo:font-family="Liberation Sans" fo:font-size="10pt" style:text-underline-type="none"/>
    </style:style>
    <style:style style:family="table-row" style:name="ro950">
      <style:table-row-properties style:row-height="12.8pt" style:use-optimal-row-height="false" fo:break-before="auto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ext" style:name="T1724">
      <style:text-properties fo:font-family="Liberation Sans" fo:font-size="10pt" style:text-underline-type="none"/>
    </style:style>
    <style:style style:family="table-row" style:name="ro951">
      <style:table-row-properties style:row-height="12.8pt" style:use-optimal-row-height="false" fo:break-before="auto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ext" style:name="T1728">
      <style:text-properties fo:font-family="Liberation Sans" fo:font-size="10pt" style:text-underline-type="none"/>
    </style:style>
    <style:style style:family="table-row" style:name="ro952">
      <style:table-row-properties style:row-height="12.8pt" style:use-optimal-row-height="false" fo:break-before="auto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ext" style:name="T1732">
      <style:text-properties fo:font-family="Liberation Sans" fo:font-size="10pt" style:text-underline-type="none"/>
    </style:style>
    <style:style style:family="table-row" style:name="ro953">
      <style:table-row-properties style:row-height="12.8pt" style:use-optimal-row-height="false" fo:break-before="auto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ext" style:name="T1736">
      <style:text-properties fo:font-family="Liberation Sans" fo:font-size="10pt" style:text-underline-type="none"/>
    </style:style>
    <style:style style:family="table-row" style:name="ro954">
      <style:table-row-properties style:row-height="12.8pt" style:use-optimal-row-height="false" fo:break-before="auto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ext" style:name="T1740">
      <style:text-properties fo:font-family="Liberation Sans" fo:font-size="10pt" style:text-underline-type="none"/>
    </style:style>
    <style:style style:family="table-row" style:name="ro955">
      <style:table-row-properties style:row-height="12.8pt" style:use-optimal-row-height="false" fo:break-before="auto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ext" style:name="T1744">
      <style:text-properties fo:font-family="Liberation Sans" fo:font-size="10pt" style:text-underline-type="none"/>
    </style:style>
    <style:style style:family="table-row" style:name="ro956">
      <style:table-row-properties style:row-height="12.8pt" style:use-optimal-row-height="false" fo:break-before="auto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ext" style:name="T1748">
      <style:text-properties fo:font-family="Liberation Sans" fo:font-size="10pt" style:text-underline-type="none"/>
    </style:style>
    <style:style style:family="table-row" style:name="ro957">
      <style:table-row-properties style:row-height="12.8pt" style:use-optimal-row-height="false" fo:break-before="auto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ext" style:name="T1752">
      <style:text-properties fo:font-family="Liberation Sans" fo:font-size="10pt" style:text-underline-type="none"/>
    </style:style>
    <style:style style:family="table-row" style:name="ro958">
      <style:table-row-properties style:row-height="12.8pt" style:use-optimal-row-height="false" fo:break-before="auto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ext" style:name="T1756">
      <style:text-properties fo:font-family="Liberation Sans" fo:font-size="10pt" style:text-underline-type="none"/>
    </style:style>
    <style:style style:family="table-row" style:name="ro959">
      <style:table-row-properties style:row-height="12.8pt" style:use-optimal-row-height="false" fo:break-before="auto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ext" style:name="T1760">
      <style:text-properties fo:font-family="Liberation Sans" fo:font-size="10pt" style:text-underline-type="none"/>
    </style:style>
    <style:style style:family="table-row" style:name="ro960">
      <style:table-row-properties style:row-height="12.8pt" style:use-optimal-row-height="false" fo:break-before="auto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ext" style:name="T1764">
      <style:text-properties fo:font-family="Liberation Sans" fo:font-size="10pt" style:text-underline-type="none"/>
    </style:style>
    <style:style style:family="table-row" style:name="ro961">
      <style:table-row-properties style:row-height="12.8pt" style:use-optimal-row-height="false" fo:break-before="auto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ext" style:name="T1768">
      <style:text-properties fo:font-family="Liberation Sans" fo:font-size="10pt" style:text-underline-type="none"/>
    </style:style>
    <style:style style:family="table-row" style:name="ro962">
      <style:table-row-properties style:row-height="12.8pt" style:use-optimal-row-height="false" fo:break-before="auto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ext" style:name="T1772">
      <style:text-properties fo:font-family="Liberation Sans" fo:font-size="10pt" style:text-underline-type="none"/>
    </style:style>
    <style:style style:family="table-row" style:name="ro963">
      <style:table-row-properties style:row-height="12.8pt" style:use-optimal-row-height="false" fo:break-before="auto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ext" style:name="T1776">
      <style:text-properties fo:font-family="Liberation Sans" fo:font-size="10pt" style:text-underline-type="none"/>
    </style:style>
    <style:style style:family="table-row" style:name="ro964">
      <style:table-row-properties style:row-height="12.8pt" style:use-optimal-row-height="false" fo:break-before="auto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ext" style:name="T1780">
      <style:text-properties fo:font-family="Liberation Sans" fo:font-size="10pt" style:text-underline-type="none"/>
    </style:style>
    <style:style style:family="table-row" style:name="ro965">
      <style:table-row-properties style:row-height="12.8pt" style:use-optimal-row-height="false" fo:break-before="auto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ext" style:name="T1784">
      <style:text-properties fo:font-family="Liberation Sans" fo:font-size="10pt" style:text-underline-type="none"/>
    </style:style>
    <style:style style:family="table-row" style:name="ro966">
      <style:table-row-properties style:row-height="12.8pt" style:use-optimal-row-height="false" fo:break-before="auto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ext" style:name="T1788">
      <style:text-properties fo:font-family="Liberation Sans" fo:font-size="10pt" style:text-underline-type="none"/>
    </style:style>
    <style:style style:family="table-row" style:name="ro967">
      <style:table-row-properties style:row-height="12.8pt" style:use-optimal-row-height="false" fo:break-before="auto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ext" style:name="T1792">
      <style:text-properties fo:font-family="Liberation Sans" fo:font-size="10pt" style:text-underline-type="none"/>
    </style:style>
    <style:style style:family="table-row" style:name="ro968">
      <style:table-row-properties style:row-height="12.8pt" style:use-optimal-row-height="false" fo:break-before="auto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ext" style:name="T1796">
      <style:text-properties fo:font-family="Liberation Sans" fo:font-size="10pt" style:text-underline-type="none"/>
    </style:style>
    <style:style style:family="table-row" style:name="ro969">
      <style:table-row-properties style:row-height="12.8pt" style:use-optimal-row-height="false" fo:break-before="auto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ext" style:name="T1800">
      <style:text-properties fo:font-family="Liberation Sans" fo:font-size="10pt" style:text-underline-type="none"/>
    </style:style>
    <style:style style:family="table-row" style:name="ro970">
      <style:table-row-properties style:row-height="12.8pt" style:use-optimal-row-height="false" fo:break-before="auto"/>
    </style:style>
    <style:style style:family="text" style:name="T1801">
      <style:text-properties fo:font-family="Liberation Sans" fo:font-size="10pt" style:text-underline-type="none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ext" style:name="T1804">
      <style:text-properties fo:font-family="Liberation Sans" fo:font-size="10pt" style:text-underline-type="none"/>
    </style:style>
    <style:style style:family="table-row" style:name="ro971">
      <style:table-row-properties style:row-height="12.75pt" style:use-optimal-row-height="true" fo:break-before="auto"/>
    </style:style>
    <style:style style:family="text" style:name="T1805">
      <style:text-properties fo:font-family="Liberation Sans" fo:font-size="10pt" style:text-underline-type="none"/>
    </style:style>
    <style:style style:family="table-row" style:name="ro972">
      <style:table-row-properties style:row-height="12.75pt" style:use-optimal-row-height="true" fo:break-before="auto"/>
    </style:style>
    <style:style style:family="text" style:name="T1806">
      <style:text-properties fo:font-family="Liberation Sans" fo:font-size="10pt" style:text-underline-type="none"/>
    </style:style>
    <style:style style:family="table-row" style:name="ro973">
      <style:table-row-properties style:row-height="12.75pt" style:use-optimal-row-height="true" fo:break-before="auto"/>
    </style:style>
    <style:style style:family="text" style:name="T1807">
      <style:text-properties fo:font-family="Liberation Sans" fo:font-size="10pt" style:text-underline-type="none"/>
    </style:style>
    <style:style style:family="table-row" style:name="ro974">
      <style:table-row-properties style:row-height="12.75pt" style:use-optimal-row-height="true" fo:break-before="auto"/>
    </style:style>
    <style:style style:family="text" style:name="T1808">
      <style:text-properties fo:font-family="Liberation Sans" fo:font-size="10pt" style:text-underline-type="none"/>
    </style:style>
    <style:style style:family="table-row" style:name="ro975">
      <style:table-row-properties style:row-height="12.75pt" style:use-optimal-row-height="true" fo:break-before="auto"/>
    </style:style>
    <style:style style:family="text" style:name="T1809">
      <style:text-properties fo:font-family="Liberation Sans" fo:font-size="10pt" style:text-underline-type="none"/>
    </style:style>
    <style:style style:family="table-row" style:name="ro976">
      <style:table-row-properties style:row-height="12.75pt" style:use-optimal-row-height="true" fo:break-before="auto"/>
    </style:style>
    <style:style style:family="text" style:name="T1810">
      <style:text-properties fo:font-family="Liberation Sans" fo:font-size="10pt" style:text-underline-type="none"/>
    </style:style>
    <style:style style:family="table-row" style:name="ro977">
      <style:table-row-properties style:row-height="12.75pt" style:use-optimal-row-height="true" fo:break-before="auto"/>
    </style:style>
    <style:style style:family="text" style:name="T1811">
      <style:text-properties fo:font-family="Liberation Sans" fo:font-size="10pt" style:text-underline-type="none"/>
    </style:style>
    <style:style style:family="table-row" style:name="ro978">
      <style:table-row-properties style:row-height="12.75pt" style:use-optimal-row-height="true" fo:break-before="auto"/>
    </style:style>
    <style:style style:family="text" style:name="T1812">
      <style:text-properties fo:font-family="Liberation Sans" fo:font-size="10pt" style:text-underline-type="none"/>
    </style:style>
    <style:style style:family="table-row" style:name="ro979">
      <style:table-row-properties style:row-height="12.75pt" style:use-optimal-row-height="true" fo:break-before="auto"/>
    </style:style>
    <style:style style:family="text" style:name="T1813">
      <style:text-properties fo:font-family="Liberation Sans" fo:font-size="10pt" style:text-underline-type="none"/>
    </style:style>
    <style:style style:family="table-row" style:name="ro980">
      <style:table-row-properties style:row-height="12.75pt" style:use-optimal-row-height="true" fo:break-before="auto"/>
    </style:style>
    <style:style style:family="text" style:name="T1814">
      <style:text-properties fo:font-family="Liberation Sans" fo:font-size="10pt" style:text-underline-type="none"/>
    </style:style>
    <style:style style:family="table-row" style:name="ro981">
      <style:table-row-properties style:row-height="12.75pt" style:use-optimal-row-height="true" fo:break-before="auto"/>
    </style:style>
    <style:style style:family="text" style:name="T1815">
      <style:text-properties fo:font-family="Liberation Sans" fo:font-size="10pt" style:text-underline-type="none"/>
    </style:style>
    <style:style style:family="table-row" style:name="ro982">
      <style:table-row-properties style:row-height="12.75pt" style:use-optimal-row-height="true" fo:break-before="auto"/>
    </style:style>
    <style:style style:family="text" style:name="T1816">
      <style:text-properties fo:font-family="Liberation Sans" fo:font-size="10pt" style:text-underline-type="none"/>
    </style:style>
    <style:style style:family="table-row" style:name="ro983">
      <style:table-row-properties style:row-height="12.75pt" style:use-optimal-row-height="true" fo:break-before="auto"/>
    </style:style>
    <style:style style:family="text" style:name="T1817">
      <style:text-properties fo:font-family="Liberation Sans" fo:font-size="10pt" style:text-underline-type="none"/>
    </style:style>
    <style:style style:family="table-row" style:name="ro984">
      <style:table-row-properties style:row-height="12.75pt" style:use-optimal-row-height="true" fo:break-before="auto"/>
    </style:style>
    <style:style style:family="text" style:name="T1818">
      <style:text-properties fo:font-family="Liberation Sans" fo:font-size="10pt" style:text-underline-type="none"/>
    </style:style>
    <style:style style:family="table-row" style:name="ro985">
      <style:table-row-properties style:row-height="12.75pt" style:use-optimal-row-height="true" fo:break-before="auto"/>
    </style:style>
    <style:style style:family="text" style:name="T1819">
      <style:text-properties fo:font-family="Liberation Sans" fo:font-size="10pt" style:text-underline-type="none"/>
    </style:style>
    <style:style style:family="table-row" style:name="ro986">
      <style:table-row-properties style:row-height="12.75pt" style:use-optimal-row-height="true" fo:break-before="auto"/>
    </style:style>
    <style:style style:family="text" style:name="T1820">
      <style:text-properties fo:font-family="Liberation Sans" fo:font-size="10pt" style:text-underline-type="none"/>
    </style:style>
    <style:style style:family="table-row" style:name="ro987">
      <style:table-row-properties style:row-height="12.75pt" style:use-optimal-row-height="true" fo:break-before="auto"/>
    </style:style>
    <style:style style:family="text" style:name="T1821">
      <style:text-properties fo:font-family="Liberation Sans" fo:font-size="10pt" style:text-underline-type="none"/>
    </style:style>
    <style:style style:family="table-row" style:name="ro988">
      <style:table-row-properties style:row-height="12.75pt" style:use-optimal-row-height="true" fo:break-before="auto"/>
    </style:style>
    <style:style style:family="text" style:name="T1822">
      <style:text-properties fo:font-family="Liberation Sans" fo:font-size="10pt" style:text-underline-type="none"/>
    </style:style>
    <style:style style:family="table-row" style:name="ro989">
      <style:table-row-properties style:row-height="12.75pt" style:use-optimal-row-height="true" fo:break-before="auto"/>
    </style:style>
    <style:style style:family="text" style:name="T1823">
      <style:text-properties fo:font-family="Liberation Sans" fo:font-size="10pt" style:text-underline-type="none"/>
    </style:style>
    <style:style style:family="table-row" style:name="ro990">
      <style:table-row-properties style:row-height="12.75pt" style:use-optimal-row-height="true" fo:break-before="auto"/>
    </style:style>
    <style:style style:family="table-row" style:name="ro991">
      <style:table-row-properties style:row-height="12.75pt" style:use-optimal-row-height="true" fo:break-before="auto"/>
    </style:style>
    <style:style style:family="text" style:name="T1824">
      <style:text-properties fo:font-family="Liberation Sans" fo:font-size="10pt" style:text-underline-type="none"/>
    </style:style>
    <style:style style:family="table-row" style:name="ro992">
      <style:table-row-properties style:row-height="12.75pt" style:use-optimal-row-height="true" fo:break-before="auto"/>
    </style:style>
    <style:style style:family="text" style:name="T1825">
      <style:text-properties fo:font-family="Liberation Sans" fo:font-size="10pt" style:text-underline-type="none"/>
    </style:style>
    <style:style style:family="table-row" style:name="ro993">
      <style:table-row-properties style:row-height="12.75pt" style:use-optimal-row-height="true" fo:break-before="auto"/>
    </style:style>
    <style:style style:family="text" style:name="T1826">
      <style:text-properties fo:font-family="Liberation Sans" fo:font-size="10pt" style:text-underline-type="none"/>
    </style:style>
    <style:style style:family="table-row" style:name="ro994">
      <style:table-row-properties style:row-height="12.75pt" style:use-optimal-row-height="true" fo:break-before="auto"/>
    </style:style>
    <style:style style:family="text" style:name="T1827">
      <style:text-properties fo:font-family="Liberation Sans" fo:font-size="10pt" style:text-underline-type="none"/>
    </style:style>
    <style:style style:family="table-row" style:name="ro995">
      <style:table-row-properties style:row-height="12.75pt" style:use-optimal-row-height="true" fo:break-before="auto"/>
    </style:style>
    <style:style style:family="text" style:name="T1828">
      <style:text-properties fo:font-family="Liberation Sans" fo:font-size="10pt" style:text-underline-type="none"/>
    </style:style>
    <style:style style:family="table-row" style:name="ro996">
      <style:table-row-properties style:row-height="12.75pt" style:use-optimal-row-height="true" fo:break-before="auto"/>
    </style:style>
    <style:style style:family="text" style:name="T1829">
      <style:text-properties fo:font-family="Liberation Sans" fo:font-size="10pt" style:text-underline-type="none"/>
    </style:style>
    <style:style style:family="table-row" style:name="ro997">
      <style:table-row-properties style:row-height="12.75pt" style:use-optimal-row-height="true" fo:break-before="auto"/>
    </style:style>
    <style:style style:family="text" style:name="T1830">
      <style:text-properties fo:font-family="Liberation Sans" fo:font-size="10pt" style:text-underline-type="none"/>
    </style:style>
    <style:style style:family="table-row" style:name="ro998">
      <style:table-row-properties style:row-height="12.75pt" style:use-optimal-row-height="true" fo:break-before="auto"/>
    </style:style>
    <style:style style:family="text" style:name="T1831">
      <style:text-properties fo:font-family="Liberation Sans" fo:font-size="10pt" style:text-underline-type="none"/>
    </style:style>
    <style:style style:family="table-row" style:name="ro999">
      <style:table-row-properties style:row-height="12.75pt" style:use-optimal-row-height="true" fo:break-before="auto"/>
    </style:style>
    <style:style style:family="text" style:name="T1832">
      <style:text-properties fo:font-family="Liberation Sans" fo:font-size="10pt" style:text-underline-type="none"/>
    </style:style>
    <style:style style:family="table-row" style:name="ro1000">
      <style:table-row-properties style:row-height="12.75pt" style:use-optimal-row-height="true" fo:break-before="auto"/>
    </style:style>
    <style:style style:family="table-row" style:name="ro1001">
      <style:table-row-properties style:row-height="12.75pt" style:use-optimal-row-height="true" fo:break-before="auto"/>
    </style:style>
    <style:style style:family="table-row" style:name="ro1002">
      <style:table-row-properties style:row-height="12.75pt" style:use-optimal-row-height="true" fo:break-before="auto"/>
    </style:style>
    <style:style style:family="table-row" style:name="ro1003">
      <style:table-row-properties style:row-height="12.75pt" style:use-optimal-row-height="true" fo:break-before="auto"/>
    </style:style>
    <style:style style:family="table-row" style:name="ro1004">
      <style:table-row-properties style:row-height="12.75pt" style:use-optimal-row-height="true" fo:break-before="auto"/>
    </style:style>
    <style:style style:family="table-row" style:name="ro1005">
      <style:table-row-properties style:row-height="12.75pt" style:use-optimal-row-height="true" fo:break-before="auto"/>
    </style:style>
    <style:style style:family="table-row" style:name="ro1006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4">
            <text:p>114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:$items_misc.$A])-1" office:value-type="float" calcext:value-type="float" office:value="48">
            <text:p>48</text:p>
          </table:table-cell>
          <table:table-cell table:style-name="ce10" table:formula="of:=SUM([.A3:.C3])" office:value-type="float" calcext:value-type="float" office:value="165">
            <text:p>165</text:p>
          </table:table-cell>
          <table:table-cell table:style-name="ce11" table:formula="of:=COUNTA([$enemies.$A:$enemies.$A])-1" office:value-type="float" calcext:value-type="float" office:value="30">
            <text:p>30</text:p>
          </table:table-cell>
          <table:table-cell table:style-name="ce12" table:formula="of:=COUNTA([$skills.$A:$skills.$A])-1" office:value-type="float" calcext:value-type="float" office:value="18">
            <text:p>18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header-columns/>
        <table:table-column table:style-name="co5" table:default-cell-style-name="Default"/>
        <table:table-header-columns/>
        <table:table-column table:style-name="co6" table:default-cell-style-name="Default"/>
        <table:table-header-columns/>
        <table:table-column table:style-name="co7" table:default-cell-style-name="Default"/>
        <table:table-header-columns/>
        <table:table-column table:style-name="co8" table:default-cell-style-name="Default"/>
        <table:table-header-columns/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style-name="co11" table:default-cell-style-name="Default"/>
        <table:table-header-columns/>
        <table:table-column table:style-name="co12" table:default-cell-style-name="Default"/>
        <table:table-header-columns/>
        <table:table-column table:style-name="co13" table:default-cell-style-name="Default"/>
        <table:table-header-columns/>
        <table:table-column table:style-name="co14" table:default-cell-style-name="Default"/>
        <table:table-header-columns/>
        <table:table-column table:style-name="co15" table:default-cell-style-name="Default"/>
        <table:table-header-columns/>
        <table:table-column table:style-name="co16" table:default-cell-style-name="Default"/>
        <table:table-header-columns/>
        <table:table-column table:style-name="co17" table:default-cell-style-name="Default"/>
        <table:table-header-columns/>
        <table:table-column table:style-name="co18" table:default-cell-style-name="Default"/>
        <table:table-header-columns/>
        <table:table-column table:style-name="co19" table:default-cell-style-name="Default"/>
        <table:table-header-columns/>
        <table:table-column table:style-name="co20" table:default-cell-style-name="Default"/>
        <table:table-header-columns/>
        <table:table-column table:style-name="co21" table:default-cell-style-name="Default"/>
        <table:table-header-columns/>
        <table:table-column table:style-name="co22" table:default-cell-style-name="Default"/>
        <table:table-header-columns/>
        <table:table-column table:style-name="co23" table:default-cell-style-name="Default"/>
        <table:table-header-columns/>
        <table:table-column table:style-name="co24" table:default-cell-style-name="Default"/>
        <table:table-header-columns/>
        <table:table-column table:style-name="co25" table:default-cell-style-name="Default"/>
        <table:table-header-columns/>
        <table:table-column table:style-name="co26" table:default-cell-style-name="Default"/>
        <table:table-header-columns/>
        <table:table-column table:number-columns-repeated="1101" table:style-name="co27" table:default-cell-style-name="Default"/>
        <table:table-header-columns/>
        <table:table-column table:style-name="co3" table:default-cell-style-name="Default"/>
        <table:table-header-columns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6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7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-5">
              <text:p>-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3">
              <text:p>3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16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5">
              <text:p>5</text:p>
            </table:table-cell>
            <table:table-cell office:value-type="string" calcext:value-type="string">
              <text:p>A polearm with an axe blade facing forward, a spear at the top, and a hook on the back.</text:p>
            </table:table-cell>
            <table:table-cell table:number-columns-repeated="1024"/>
          </table:table-row>
          <table:table-row table:style-name="ro105">
            <table:table-cell table:style-name="ce15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5">
              <text:p>5</text:p>
            </table:table-cell>
            <table:table-cell office:value-type="string" calcext:value-type="string">
              <text:p>A metal box with some eyeholes</text:p>
            </table:table-cell>
            <table:table-cell table:number-columns-repeated="1024"/>
          </table:table-row>
          <table:table-row table:style-name="ro106">
            <table:table-cell table:style-name="ce15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5">
              <text:p>5</text:p>
            </table:table-cell>
            <table:table-cell office:value-type="string" calcext:value-type="string">
              <text:p>Solid metal plates for chest, back, arms, and legs, thank god they have some padding.</text:p>
            </table:table-cell>
            <table:table-cell table:number-columns-repeated="1024"/>
          </table:table-row>
          <table:table-row table:style-name="ro107">
            <table:table-cell table:style-name="ce16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5">
              <text:p>5</text:p>
            </table:table-cell>
            <table:table-cell office:value-type="string" calcext:value-type="string">
              <text:p>A necklace with a wooden sword.</text:p>
            </table:table-cell>
            <table:table-cell table:number-columns-repeated="1024"/>
          </table:table-row>
          <table:table-row table:style-name="ro108">
            <table:table-cell table:style-name="ce16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5">
              <text:p>5</text:p>
            </table:table-cell>
            <table:table-cell office:value-type="string" calcext:value-type="string">
              <text:p>A necklace with a wooden sheild</text:p>
            </table:table-cell>
            <table:table-cell table:number-columns-repeated="1024"/>
          </table:table-row>
          <table:table-row table:style-name="ro109">
            <table:table-cell table:style-name="ce16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5">
              <text:p>5</text:p>
            </table:table-cell>
            <table:table-cell office:value-type="string" calcext:value-type="string">
              <text:p>A curved, single-edged sword with a distinctive, sweeping blade good for quick strikes.</text:p>
            </table:table-cell>
            <table:table-cell table:number-columns-repeated="1024"/>
          </table:table-row>
          <table:table-row table:style-name="ro110">
            <table:table-cell table:style-name="ce15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is only the hood tho.</text:p>
            </table:table-cell>
            <table:table-cell table:number-columns-repeated="1024"/>
          </table:table-row>
          <table:table-row table:style-name="ro111">
            <table:table-cell table:style-name="ce15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dose not cover your big 4head..</text:p>
            </table:table-cell>
            <table:table-cell table:number-columns-repeated="1024"/>
          </table:table-row>
          <table:table-row table:style-name="ro112">
            <table:table-cell table:style-name="ce16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5">
              <text:p>5</text:p>
            </table:table-cell>
            <table:table-cell office:value-type="string" calcext:value-type="string">
              <text:p>A necklace with a wooden dagger</text:p>
            </table:table-cell>
            <table:table-cell table:number-columns-repeated="1024"/>
          </table:table-row>
          <table:table-row table:style-name="ro113">
            <table:table-cell table:style-name="ce16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5">
              <text:p>5</text:p>
            </table:table-cell>
            <table:table-cell office:value-type="string" calcext:value-type="string">
              <text:p>A long slender stick adorned with intricate carvings, glowing runes and a gemstone at the top.</text:p>
            </table:table-cell>
            <table:table-cell table:number-columns-repeated="1024"/>
          </table:table-row>
          <table:table-row table:style-name="ro114">
            <table:table-cell table:style-name="ce15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5">
              <text:p>5</text:p>
            </table:table-cell>
            <table:table-cell office:value-type="string" calcext:value-type="string">
              <text:p>A light purple top hat for the smartest and finest of gentlemen.</text:p>
            </table:table-cell>
            <table:table-cell table:number-columns-repeated="1024"/>
          </table:table-row>
          <table:table-row table:style-name="ro115">
            <table:table-cell table:style-name="ce15" office:value-type="string" calcext:value-type="string">
              <text:p>mind body 12</text:p>
            </table:table-cell>
            <table:table-cell office:value-type="string" calcext:value-type="string">
              <text:p>Enchanted mage sui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5">
              <text:p>5</text:p>
            </table:table-cell>
            <table:table-cell office:value-type="string" calcext:value-type="string">
              <text:p>A light purple suit with night black buttons, very stylish.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5">
              <text:p>5</text:p>
            </table:table-cell>
            <table:table-cell office:value-type="string" calcext:value-type="string">
              <text:p>A necklace with a pretty crystal</text:p>
            </table:table-cell>
            <table:table-cell table:number-columns-repeated="1024"/>
          </table:table-row>
          <table:table-row table:style-name="ro117">
            <table:table-cell table:style-name="ce16" office:value-type="string" calcext:value-type="string">
              <text:p>soul weapon 12</text:p>
            </table:table-cell>
            <table:table-cell office:value-type="string" calcext:value-type="string">
              <text:p>Holy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5">
              <text:p>5</text:p>
            </table:table-cell>
            <table:table-cell office:value-type="string" calcext:value-type="string">
              <text:p>A mace with golden lacing enscribed with holly texts that gives of a faint glow.</text:p>
            </table:table-cell>
            <table:table-cell table:number-columns-repeated="1024"/>
          </table:table-row>
          <table:table-row table:style-name="ro118">
            <table:table-cell table:style-name="ce15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5">
              <text:p>5</text:p>
            </table:table-cell>
            <table:table-cell office:value-type="string" calcext:value-type="string">
              <text:p>A shiny warm to the touch halo that somehow stays atop your head.</text:p>
            </table:table-cell>
            <table:table-cell table:number-columns-repeated="1024"/>
          </table:table-row>
          <table:table-row table:style-name="ro119">
            <table:table-cell table:style-name="ce15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5">
              <text:p>5</text:p>
            </table:table-cell>
            <table:table-cell office:value-type="string" calcext:value-type="string">
              <text:p>Plastic wings that are somehow better than the fine white robes.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5">
              <text:p>5</text:p>
            </table:table-cell>
            <table:table-cell office:value-type="string" calcext:value-type="string">
              <text:p>A necklace with a wooden cross</text:p>
            </table:table-cell>
            <table:table-cell table:number-columns-repeated="1024"/>
          </table:table-row>
          <table:table-row table:style-name="ro121">
            <table:table-cell office:value-type="string" calcext:value-type="string">
              <text:p>grit relic 1</text:p>
            </table:table-cell>
            <table:table-cell office:value-type="string" calcext:value-type="string">
              <text:p>Apprentice fighter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2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2">
            <table:table-cell office:value-type="string" calcext:value-type="string">
              <text:p>flow relic 1</text:p>
            </table:table-cell>
            <table:table-cell office:value-type="string" calcext:value-type="string">
              <text:p>Apprentice rogu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3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3">
            <table:table-cell office:value-type="string" calcext:value-type="string">
              <text:p>mind relic 1</text:p>
            </table:table-cell>
            <table:table-cell office:value-type="string" calcext:value-type="string">
              <text:p>Apprentice mag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4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4">
            <table:table-cell office:value-type="string" calcext:value-type="string">
              <text:p>soul relic 1</text:p>
            </table:table-cell>
            <table:table-cell office:value-type="string" calcext:value-type="string">
              <text:p>Apprentice cleric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5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5">
            <table:table-cell table:number-columns-repeated="1024"/>
          </table:table-row>
          <table:table-row table:number-rows-repeated="2" table:style-name="ro9">
            <table:table-cell table:number-columns-repeated="1024"/>
          </table:table-row>
          <table:table-row table:style-name="ro126">
            <table:table-cell table:number-columns-repeated="5"/>
            <table:table-cell table:style-name="ce17"/>
            <table:table-cell table:number-columns-repeated="1024"/>
          </table:table-row>
          <table:table-row table:style-name="ro127"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W1:W95 W101 W116:W1048576 S86:S88 S89:S91 S92:S94 U95 U101 A95:S99 W95:W99 U95:U96 U97:U99 C100:S104 W100:W104 A100:B104 U100:U101 U102:U104 C104:S108 W104:W108 A104:B108 U104:U106 U107:U108 C108:S110 A111:S111 W108:W111 A108:B111 U108 U109:U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W1:AMJ95 X96:AMJ100 W101:AMJ101 X102:AMJ115 W116:AMJ1048576 A1:U85 A86:R94 T86:U94 A95:T95 C101:T101 A116:U1048576 S86:S88 S89:S91 S92:S94 U95 U101 W95:W99 A95:T99 U95:U96 U97:U99 W100:W104 C100:T104 A100:B104 U100:U101 U102:U104 W104:W108 C104:T108 A104:B108 U104:U106 U107:U108 W108:W111 C108:T110 A111:T111 A108:B111 U108 U109:U111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header-columns/>
        <table:table-column table:style-name="co30" table:default-cell-style-name="Default"/>
        <table:table-header-columns/>
        <table:table-column table:style-name="co31" table:default-cell-style-name="Default"/>
        <table:table-header-columns/>
        <table:table-column table:style-name="co32" table:default-cell-style-name="Default"/>
        <table:table-header-columns/>
        <table:table-column table:style-name="co33" table:default-cell-style-name="Default"/>
        <table:table-header-columns/>
        <table:table-column table:style-name="co34" table:default-cell-style-name="Default"/>
        <table:table-header-columns/>
        <table:table-column table:style-name="co35" table:default-cell-style-name="Default"/>
        <table:table-header-columns/>
        <table:table-column table:number-columns-repeated="1117" table:style-name="co36" table:default-cell-style-name="Default"/>
        <table:table-header-columns/>
        <table:table-column table:style-name="co28" table:default-cell-style-name="Default"/>
        <table:table-header-columns/>
        <table:table-row table:style-name="ro129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3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30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31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32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3">
          <table:table-cell table:number-columns-repeated="3"/>
          <table:table-cell table:style-name="ce7"/>
          <table:table-cell table:number-columns-repeated="1024"/>
        </table:table-row>
        <table:table-row table:style-name="ro134">
          <table:table-cell table:number-columns-repeated="3"/>
          <table:table-cell table:style-name="ce7"/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style-name="ro140">
          <table:table-cell table:number-columns-repeated="3"/>
          <table:table-cell table:style-name="ce7"/>
          <table:table-cell table:number-columns-repeated="1024"/>
        </table:table-row>
        <table:table-row table:style-name="ro141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28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header-columns/>
        <table:table-column table:style-name="co39" table:default-cell-style-name="Default"/>
        <table:table-header-columns/>
        <table:table-column table:style-name="co40" table:default-cell-style-name="Default"/>
        <table:table-header-columns/>
        <table:table-column table:style-name="co41" table:default-cell-style-name="Default"/>
        <table:table-header-columns/>
        <table:table-column table:number-columns-repeated="1120" table:style-name="co42" table:default-cell-style-name="Default"/>
        <table:table-header-columns/>
        <table:table-column table:style-name="co37" table:default-cell-style-name="Default"/>
        <table:table-header-columns/>
        <table:table-row table:style-name="ro143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3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4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5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8" office:value-type="string" calcext:value-type="string">
            <text:p>This little note reads
"not all exits are obvious, some are hidden, go east to proceed"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<text:span text:style-name="T413">tutorial_paper_2</text:span></text:p>
          </table:table-cell>
          <table:table-cell office:value-type="string" calcext:value-type="string">
            <text:p><text:span text:style-name="T414">Another piece of paper</text:span>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table:style-name="ce19" office:value-type="string" calcext:value-type="string">
            <text:p><text:span text:style-name="T415">This little note reads</text:span><text:span text:style-name="T416">
</text:span><text:span text:style-name="T417">“You probably already figured it out, but loot dropped from enemies goes</text:span><text:span text:style-name="T418">
</text:span><text:span text:style-name="T419">directly into your inventory, you also got a weapon!</text:span><text:span text:style-name="T420">
</text:span><text:span text:style-name="T421">Identify it and equip it with “equip [item name]” then proceed north"</text:span>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<text:span text:style-name="T422">corpse</text:span></text:p>
          </table:table-cell>
          <table:table-cell office:value-type="string" calcext:value-type="string">
            <text:p><text:span text:style-name="T423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4">This corpse has rotted beyond recognition.</text:span>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rat_tail</text:p>
          </table:table-cell>
          <table:table-cell office:value-type="string" calcext:value-type="string">
            <text:p>Rat tail</text:p>
          </table:table-cell>
          <table:table-cell table:style-name="ce7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The tail of a rat, odly smooth.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rat_fur</text:p>
          </table:table-cell>
          <table:table-cell office:value-type="string" calcext:value-type="string">
            <text:p>Rat fur</text:p>
          </table:table-cell>
          <table:table-cell table:style-name="ce7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The fur of a rat, kinda soft.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rat_tooth</text:p>
          </table:table-cell>
          <table:table-cell office:value-type="string" calcext:value-type="string">
            <text:p>Rat tooth</text:p>
          </table:table-cell>
          <table:table-cell table:style-name="ce7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The tooth of a rat, why would you take this?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bark</text:p>
          </table:table-cell>
          <table:table-cell office:value-type="string" calcext:value-type="string">
            <text:p>Bark</text:p>
          </table:table-cell>
          <table:table-cell table:style-name="ce7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Some tree bark, wonder what this could be used for?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simple_wood</text:p>
          </table:table-cell>
          <table:table-cell office:value-type="string" calcext:value-type="string">
            <text:p>Simple wood</text:p>
          </table:table-cell>
          <table:table-cell table:style-name="ce7" table:formula="of:=COUNTIF([loot.A:loot.A];[.A10])" office:value-type="float" calcext:value-type="float" office:value="0">
            <text:p>0</text:p>
          </table:table-cell>
          <table:table-cell office:value-type="string" calcext:value-type="string">
            <text:p>Some simple wood, maybe make a wood sword with it?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grass_seeds</text:p>
          </table:table-cell>
          <table:table-cell office:value-type="string" calcext:value-type="string">
            <text:p>Grass seeds</text:p>
          </table:table-cell>
          <table:table-cell table:style-name="ce7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Grass seeds, maybe usefull if you had a backyard.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mushroom_seeds</text:p>
          </table:table-cell>
          <table:table-cell office:value-type="string" calcext:value-type="string">
            <text:p>Mushroom seeds</text:p>
          </table:table-cell>
          <table:table-cell table:style-name="ce7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Mushroom seeds, if only you had somewhere to plant this.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shroom_cap</text:p>
          </table:table-cell>
          <table:table-cell office:value-type="string" calcext:value-type="string">
            <text:p>Shroom cap</text:p>
          </table:table-cell>
          <table:table-cell table:style-name="ce7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A simple shroom cap, locals use it to make potions.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orange_mushroom_cap</text:p>
          </table:table-cell>
          <table:table-cell office:value-type="string" calcext:value-type="string">
            <text:p>Orange mushroom cap</text:p>
          </table:table-cell>
          <table:table-cell table:style-name="ce7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A orange mushroom cap.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spider_thread</text:p>
          </table:table-cell>
          <table:table-cell office:value-type="string" calcext:value-type="string">
            <text:p>Spider thread</text:p>
          </table:table-cell>
          <table:table-cell table:style-name="ce7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Spider thread, some say its stronger then steel.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spider_leg</text:p>
          </table:table-cell>
          <table:table-cell office:value-type="string" calcext:value-type="string">
            <text:p>Spider leg</text:p>
          </table:table-cell>
          <table:table-cell table:style-name="ce7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Spider leg, strangly hairy.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spider_eye</text:p>
          </table:table-cell>
          <table:table-cell office:value-type="string" calcext:value-type="string">
            <text:p>Spider eye</text:p>
          </table:table-cell>
          <table:table-cell table:style-name="ce7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Spider eye, almost like a black pearl.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green_sludge</text:p>
          </table:table-cell>
          <table:table-cell office:value-type="string" calcext:value-type="string">
            <text:p>Green sludge</text:p>
          </table:table-cell>
          <table:table-cell table:style-name="ce7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The sludge of a green slime.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green_slime_core</text:p>
          </table:table-cell>
          <table:table-cell office:value-type="string" calcext:value-type="string">
            <text:p>Green slime core</text:p>
          </table:table-cell>
          <table:table-cell table:style-name="ce7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The core of a green slime.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table:style-name="ce7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Its a stone, what did you expect a jade?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copper</text:p>
          </table:table-cell>
          <table:table-cell office:value-type="string" calcext:value-type="string">
            <text:p>Copper</text:p>
          </table:table-cell>
          <table:table-cell table:style-name="ce7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Copper some of it is green from oxidation.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pig_leather</text:p>
          </table:table-cell>
          <table:table-cell office:value-type="string" calcext:value-type="string">
            <text:p>Pig leather</text:p>
          </table:table-cell>
          <table:table-cell table:style-name="ce7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The leather of a pig, maybe make some armor with it?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pig_tail</text:p>
          </table:table-cell>
          <table:table-cell office:value-type="string" calcext:value-type="string">
            <text:p>Pig tail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The tail of a pig.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red_mushroom_cap</text:p>
          </table:table-cell>
          <table:table-cell office:value-type="string" calcext:value-type="string">
            <text:p>Red mushroom cap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A red mushroom cap, maybe this is also some alchemy ingredient.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blue_sludge</text:p>
          </table:table-cell>
          <table:table-cell office:value-type="string" calcext:value-type="string">
            <text:p>Blue sludge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The sludge of a blue slime.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blue_slime_core</text:p>
          </table:table-cell>
          <table:table-cell office:value-type="string" calcext:value-type="string">
            <text:p>Blue slime core</text:p>
          </table:table-cell>
          <table:table-cell table:style-name="ce7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The core of a blue slime.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blue_mushroom_cap</text:p>
          </table:table-cell>
          <table:table-cell office:value-type="string" calcext:value-type="string">
            <text:p>Blue muchroom cap</text:p>
          </table:table-cell>
          <table:table-cell table:style-name="ce7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A blue mushroom cap.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red_sludge</text:p>
          </table:table-cell>
          <table:table-cell office:value-type="string" calcext:value-type="string">
            <text:p>Red sludge</text:p>
          </table:table-cell>
          <table:table-cell table:style-name="ce7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The sludge of a red slime.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red_slime_core</text:p>
          </table:table-cell>
          <table:table-cell office:value-type="string" calcext:value-type="string">
            <text:p>Red slime core</text:p>
          </table:table-cell>
          <table:table-cell table:style-name="ce7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The core of a red slime.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spiky_mushroom_cap</text:p>
          </table:table-cell>
          <table:table-cell office:value-type="string" calcext:value-type="string">
            <text:p>Spiky mushroom cap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A grey spicky mushroom cap, careful handeling it.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tattered_cloth</text:p>
          </table:table-cell>
          <table:table-cell office:value-type="string" calcext:value-type="string">
            <text:p>Tattered cloth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A tattered cloth, rough to the touch and a lot of holes.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simple_cloth</text:p>
          </table:table-cell>
          <table:table-cell office:value-type="string" calcext:value-type="string">
            <text:p>Simple cloth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A simple cloth, a little prickly.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cloth</text:p>
          </table:table-cell>
          <table:table-cell office:value-type="string" calcext:value-type="string">
            <text:p>Cloth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Cloth soft to the touch.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strange_eye</text:p>
          </table:table-cell>
          <table:table-cell office:value-type="string" calcext:value-type="string">
            <text:p>Strange eye</text:p>
          </table:table-cell>
          <table:table-cell table:style-name="ce7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A strange eye, it keeps looking at you.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strange_tail</text:p>
          </table:table-cell>
          <table:table-cell office:value-type="string" calcext:value-type="string">
            <text:p>Strange tail</text:p>
          </table:table-cell>
          <table:table-cell table:style-name="ce7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A strange tail, did it just move?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simple_bone</text:p>
          </table:table-cell>
          <table:table-cell office:value-type="string" calcext:value-type="string">
            <text:p>Simple bone</text:p>
          </table:table-cell>
          <table:table-cell table:style-name="ce7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The simple bone of some animal... i hope.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small_skull</text:p>
          </table:table-cell>
          <table:table-cell office:value-type="string" calcext:value-type="string">
            <text:p>Small skull</text:p>
          </table:table-cell>
          <table:table-cell table:style-name="ce7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The small skull of some creature.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skull</text:p>
          </table:table-cell>
          <table:table-cell office:value-type="string" calcext:value-type="string">
            <text:p>Skull</text:p>
          </table:table-cell>
          <table:table-cell table:style-name="ce7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The skull of some poor soul.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bone</text:p>
          </table:table-cell>
          <table:table-cell office:value-type="string" calcext:value-type="string">
            <text:p>Bone</text:p>
          </table:table-cell>
          <table:table-cell table:style-name="ce7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The bone of some poor soul.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mana_crystal</text:p>
          </table:table-cell>
          <table:table-cell office:value-type="string" calcext:value-type="string">
            <text:p>Mana crystal</text:p>
          </table:table-cell>
          <table:table-cell table:style-name="ce7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A mana crystal, it has a soft blue glow.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hard_mushroom_cap</text:p>
          </table:table-cell>
          <table:table-cell office:value-type="string" calcext:value-type="string">
            <text:p>Hard mushroom cap</text:p>
          </table:table-cell>
          <table:table-cell table:style-name="ce7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A hard mushroom cap, has a orange hue to it.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grey_mushroom_cap</text:p>
          </table:table-cell>
          <table:table-cell office:value-type="string" calcext:value-type="string">
            <text:p>Grey mushroom cap</text:p>
          </table:table-cell>
          <table:table-cell table:style-name="ce7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A grey mushroom cap, soft and smooth.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purple_mushroom_cap</text:p>
          </table:table-cell>
          <table:table-cell office:value-type="string" calcext:value-type="string">
            <text:p>Purple mushroom cap</text:p>
          </table:table-cell>
          <table:table-cell table:style-name="ce7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A purple mushroom cap, it has a subtle glow.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yellow_mushroom_cap</text:p>
          </table:table-cell>
          <table:table-cell office:value-type="string" calcext:value-type="string">
            <text:p>Yellow mushroom cap</text:p>
          </table:table-cell>
          <table:table-cell table:style-name="ce7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A yellow mushroom cap, that definitely glows.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rotten_mushroom_cap</text:p>
          </table:table-cell>
          <table:table-cell office:value-type="string" calcext:value-type="string">
            <text:p>Rotten mushroom cap</text:p>
          </table:table-cell>
          <table:table-cell table:style-name="ce7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A rotten mushroom cap, all mushy and stinks.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fairy_wings</text:p>
          </table:table-cell>
          <table:table-cell office:value-type="string" calcext:value-type="string">
            <text:p>Fairy wings</text:p>
          </table:table-cell>
          <table:table-cell table:style-name="ce7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The wings of a fairy, some glitter keeps falling of it? Its everywhere!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fairy_dust</text:p>
          </table:table-cell>
          <table:table-cell office:value-type="string" calcext:value-type="string">
            <text:p>Fairy dust</text:p>
          </table:table-cell>
          <table:table-cell table:style-name="ce7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The dust of a fairy, keep it in a bag or it will be everywhere!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hard_bone</text:p>
          </table:table-cell>
          <table:table-cell office:value-type="string" calcext:value-type="string">
            <text:p>Hard bone</text:p>
          </table:table-cell>
          <table:table-cell table:style-name="ce7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The femur of some creature.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tutorial_quest_item_1</text:p>
          </table:table-cell>
          <table:table-cell office:value-type="string" calcext:value-type="string">
            <text:p>Mouse corpse</text:p>
          </table:table-cell>
          <table:table-cell table:style-name="ce7" table:formula="of:=COUNTIF([loot.A:loot.A];[.A49])" office:value-type="float" calcext:value-type="float" office:value="1">
            <text:p>1</text:p>
          </table:table-cell>
          <table:table-cell office:value-type="string" calcext:value-type="string">
            <text:p>I wonder what they need a mouse for.</text:p>
          </table:table-cell>
          <table:table-cell table:number-columns-repeated="1024"/>
        </table:table-row>
        <table:table-row table:number-rows-repeated="15" table:style-name="ro142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086">=IFERROR(<text:s text:c="2"/>IFERROR(<text:s text:c="3"/>VLOOKUP(</text:span><text:span text:style-name="T1087">A2</text:span><text:span text:style-name="T1088">, </text:span><text:span text:style-name="T1089">items_equipment.A:B</text:span><text:span text:style-name="T1090">, 2, 0),<text:s text:c="3"/>VLOOKUP(</text:span><text:span text:style-name="T1091">A2</text:span><text:span text:style-name="T1092">, </text:span><text:span text:style-name="T1093">items_misc.A:B</text:span><text:span text:style-name="T1094">, 2, 0)<text:s text:c="3"/>),<text:s text:c="2"/>VLOOKUP(</text:span><text:span text:style-name="T1095">A2</text:span><text:span text:style-name="T1096">, </text:span><text:span text:style-name="T1097">items_consumable.A:B</text:span><text:span text:style-name="T1098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header-columns/>
        <table:table-column table:style-name="co45" table:default-cell-style-name="ce20"/>
        <table:table-header-columns/>
        <table:table-column table:style-name="co46" table:default-cell-style-name="Default"/>
        <table:table-header-columns/>
        <table:table-column table:style-name="co47" table:default-cell-style-name="ce20"/>
        <table:table-header-columns/>
        <table:table-column table:number-columns-repeated="1120" table:style-name="co48" table:default-cell-style-name="Default"/>
        <table:table-header-columns/>
        <table:table-column table:style-name="co43" table:default-cell-style-name="Default"/>
        <table:table-header-columns/>
        <table:table-header-rows>
          <table:table-row table:style-name="ro193">
            <table:table-cell table:style-name="ce15" office:value-type="string" calcext:value-type="string">
              <text:p><text:span text:style-name="T428">item_id</text:span></text:p>
            </table:table-cell>
            <table:table-cell table:style-name="ce21" office:value-type="string" calcext:value-type="string">
              <text:p><text:span text:style-name="T429">FOUND</text:span></text:p>
            </table:table-cell>
            <table:table-cell table:style-name="ce15" office:value-type="string" calcext:value-type="string">
              <text:p><text:span text:style-name="T430">enemy_id</text:span></text:p>
            </table:table-cell>
            <table:table-cell table:style-name="ce21" office:value-type="string" calcext:value-type="string">
              <text:p><text:span text:style-name="T431">FOUND</text:span></text:p>
            </table:table-cell>
            <table:table-cell table:style-name="ce15" office:value-type="string" calcext:value-type="string">
              <text:p><text:span text:style-name="T432">drop_rate</text:span></text:p>
            </table:table-cell>
            <table:table-cell table:style-name="ce7" office:value-type="string" calcext:value-type="string">
              <text:p><text:span text:style-name="T433">ENEMY LVL</text:span></text:p>
            </table:table-cell>
            <table:table-cell table:number-columns-repeated="1024"/>
          </table:table-row>
        </table:table-header-rows>
        <table:table-rows>
          <table:table-row table:style-name="ro194">
            <table:table-cell table:style-name="ce15" office:value-type="string" calcext:value-type="string">
              <text:p><text:span text:style-name="T434">blue potion</text:span></text:p>
            </table:table-cell>
            <table:table-cell table:style-name="ce21" table:formula="of:=IFERROR(IFERROR(VLOOKUP([.A2];[items_equipment.A:items_equipment.B];2;0);VLOOKUP([.A2];[items_misc.A:items_misc.B];2;0));VLOOKUP([.A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35">rat</text:span></text:p>
            </table:table-cell>
            <table:table-cell table:style-name="ce21" table:formula="of:=VLOOKUP([.C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];[enemies.A:enemies.L];12;0);&quot;&quot;)" office:value-type="float" calcext:value-type="float" office:value="1">
              <text:p>1</text:p>
            </table:table-cell>
            <table:table-cell/>
            <table:table-cell table:style-name="ce24"/>
            <table:table-cell table:number-columns-repeated="1024"/>
          </table:table-row>
          <table:table-row table:style-name="ro195">
            <table:table-cell table:style-name="ce15" office:value-type="string" calcext:value-type="string">
              <text:p><text:span text:style-name="T436">flow body 1</text:span></text:p>
            </table:table-cell>
            <table:table-cell table:style-name="ce21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37">rat</text:span></text:p>
            </table:table-cell>
            <table:table-cell table:style-name="ce21" table:formula="of:=VLOOKUP([.C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5" office:value-type="string" calcext:value-type="string">
              <text:p><text:span text:style-name="T438">flow head 1</text:span></text:p>
            </table:table-cell>
            <table:table-cell table:style-name="ce21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39">rat</text:span></text:p>
            </table:table-cell>
            <table:table-cell table:style-name="ce21" table:formula="of:=VLOOKUP([.C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5" office:value-type="string" calcext:value-type="string">
              <text:p><text:span text:style-name="T440">flow trinket 1</text:span></text:p>
            </table:table-cell>
            <table:table-cell table:style-name="ce21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41">rat</text:span></text:p>
            </table:table-cell>
            <table:table-cell table:style-name="ce21" table:formula="of:=VLOOKUP([.C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5" office:value-type="string" calcext:value-type="string">
              <text:p><text:span text:style-name="T442">flow weapon 1</text:span></text:p>
            </table:table-cell>
            <table:table-cell table:style-name="ce21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43">rat</text:span></text:p>
            </table:table-cell>
            <table:table-cell table:style-name="ce21" table:formula="of:=VLOOKUP([.C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5" office:value-type="string" calcext:value-type="string">
              <text:p><text:span text:style-name="T444">grit body 1</text:span></text:p>
            </table:table-cell>
            <table:table-cell table:style-name="ce21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45">rat</text:span></text:p>
            </table:table-cell>
            <table:table-cell table:style-name="ce21" table:formula="of:=VLOOKUP([.C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5" office:value-type="string" calcext:value-type="string">
              <text:p><text:span text:style-name="T446">grit head 1</text:span></text:p>
            </table:table-cell>
            <table:table-cell table:style-name="ce21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47">rat</text:span></text:p>
            </table:table-cell>
            <table:table-cell table:style-name="ce21" table:formula="of:=VLOOKUP([.C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5" office:value-type="string" calcext:value-type="string">
              <text:p><text:span text:style-name="T448">grit trinket 1</text:span></text:p>
            </table:table-cell>
            <table:table-cell table:style-name="ce21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49">rat</text:span></text:p>
            </table:table-cell>
            <table:table-cell table:style-name="ce21" table:formula="of:=VLOOKUP([.C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5" office:value-type="string" calcext:value-type="string">
              <text:p><text:span text:style-name="T450">grit weapon 1</text:span></text:p>
            </table:table-cell>
            <table:table-cell table:style-name="ce21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51">rat</text:span></text:p>
            </table:table-cell>
            <table:table-cell table:style-name="ce21" table:formula="of:=VLOOKUP([.C10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5" office:value-type="string" calcext:value-type="string">
              <text:p><text:span text:style-name="T452">mind body 1</text:span></text:p>
            </table:table-cell>
            <table:table-cell table:style-name="ce21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53">rat</text:span></text:p>
            </table:table-cell>
            <table:table-cell table:style-name="ce21" table:formula="of:=VLOOKUP([.C11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5" office:value-type="string" calcext:value-type="string">
              <text:p><text:span text:style-name="T454">mind head 1</text:span></text:p>
            </table:table-cell>
            <table:table-cell table:style-name="ce21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55">rat</text:span></text:p>
            </table:table-cell>
            <table:table-cell table:style-name="ce21" table:formula="of:=VLOOKUP([.C1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5" office:value-type="string" calcext:value-type="string">
              <text:p><text:span text:style-name="T456">mind trinket 1</text:span></text:p>
            </table:table-cell>
            <table:table-cell table:style-name="ce21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57">rat</text:span></text:p>
            </table:table-cell>
            <table:table-cell table:style-name="ce21" table:formula="of:=VLOOKUP([.C1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5" office:value-type="string" calcext:value-type="string">
              <text:p><text:span text:style-name="T458">mind weapon 1</text:span></text:p>
            </table:table-cell>
            <table:table-cell table:style-name="ce21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59">rat</text:span></text:p>
            </table:table-cell>
            <table:table-cell table:style-name="ce21" table:formula="of:=VLOOKUP([.C1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5" office:value-type="string" calcext:value-type="string">
              <text:p><text:span text:style-name="T460">red potion</text:span></text:p>
            </table:table-cell>
            <table:table-cell table:style-name="ce21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61">rat</text:span></text:p>
            </table:table-cell>
            <table:table-cell table:style-name="ce21" table:formula="of:=VLOOKUP([.C1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5" office:value-type="string" calcext:value-type="string">
              <text:p><text:span text:style-name="T462">soul body 1</text:span></text:p>
            </table:table-cell>
            <table:table-cell table:style-name="ce21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63">rat</text:span></text:p>
            </table:table-cell>
            <table:table-cell table:style-name="ce21" table:formula="of:=VLOOKUP([.C1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5" office:value-type="string" calcext:value-type="string">
              <text:p><text:span text:style-name="T464">soul head 1</text:span></text:p>
            </table:table-cell>
            <table:table-cell table:style-name="ce21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465">rat</text:span></text:p>
            </table:table-cell>
            <table:table-cell table:style-name="ce21" table:formula="of:=VLOOKUP([.C1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5" office:value-type="string" calcext:value-type="string">
              <text:p><text:span text:style-name="T466">soul trinket 1</text:span></text:p>
            </table:table-cell>
            <table:table-cell table:style-name="ce21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467">rat</text:span></text:p>
            </table:table-cell>
            <table:table-cell table:style-name="ce21" table:formula="of:=VLOOKUP([.C1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5" office:value-type="string" calcext:value-type="string">
              <text:p><text:span text:style-name="T468">soul weapon 1</text:span></text:p>
            </table:table-cell>
            <table:table-cell table:style-name="ce21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469">rat</text:span></text:p>
            </table:table-cell>
            <table:table-cell table:style-name="ce21" table:formula="of:=VLOOKUP([.C1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5" office:value-type="string" calcext:value-type="string">
              <text:p><text:span text:style-name="T470">blue potion</text:span></text:p>
            </table:table-cell>
            <table:table-cell table:style-name="ce21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71">shroom</text:span></text:p>
            </table:table-cell>
            <table:table-cell table:style-name="ce21" table:formula="of:=VLOOKUP([.C2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5" office:value-type="string" calcext:value-type="string">
              <text:p><text:span text:style-name="T472">flow body 1</text:span></text:p>
            </table:table-cell>
            <table:table-cell table:style-name="ce21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73">shroom</text:span></text:p>
            </table:table-cell>
            <table:table-cell table:style-name="ce21" table:formula="of:=VLOOKUP([.C2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5" office:value-type="string" calcext:value-type="string">
              <text:p><text:span text:style-name="T474">flow head 1</text:span></text:p>
            </table:table-cell>
            <table:table-cell table:style-name="ce21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75">shroom</text:span></text:p>
            </table:table-cell>
            <table:table-cell table:style-name="ce21" table:formula="of:=VLOOKUP([.C2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5" office:value-type="string" calcext:value-type="string">
              <text:p><text:span text:style-name="T476">flow trinket 1</text:span></text:p>
            </table:table-cell>
            <table:table-cell table:style-name="ce21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77">shroom</text:span></text:p>
            </table:table-cell>
            <table:table-cell table:style-name="ce21" table:formula="of:=VLOOKUP([.C2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5" office:value-type="string" calcext:value-type="string">
              <text:p><text:span text:style-name="T478">flow weapon 1</text:span></text:p>
            </table:table-cell>
            <table:table-cell table:style-name="ce21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79">shroom</text:span></text:p>
            </table:table-cell>
            <table:table-cell table:style-name="ce21" table:formula="of:=VLOOKUP([.C2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5" office:value-type="string" calcext:value-type="string">
              <text:p><text:span text:style-name="T480">grit body 1</text:span></text:p>
            </table:table-cell>
            <table:table-cell table:style-name="ce21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81">shroom</text:span></text:p>
            </table:table-cell>
            <table:table-cell table:style-name="ce21" table:formula="of:=VLOOKUP([.C2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5" office:value-type="string" calcext:value-type="string">
              <text:p><text:span text:style-name="T482">grit head 1</text:span></text:p>
            </table:table-cell>
            <table:table-cell table:style-name="ce21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83">shroom</text:span></text:p>
            </table:table-cell>
            <table:table-cell table:style-name="ce21" table:formula="of:=VLOOKUP([.C2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5" office:value-type="string" calcext:value-type="string">
              <text:p><text:span text:style-name="T484">grit trinket 1</text:span></text:p>
            </table:table-cell>
            <table:table-cell table:style-name="ce21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85">shroom</text:span></text:p>
            </table:table-cell>
            <table:table-cell table:style-name="ce21" table:formula="of:=VLOOKUP([.C2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5" office:value-type="string" calcext:value-type="string">
              <text:p><text:span text:style-name="T486">grit weapon 1</text:span></text:p>
            </table:table-cell>
            <table:table-cell table:style-name="ce21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87">shroom</text:span></text:p>
            </table:table-cell>
            <table:table-cell table:style-name="ce21" table:formula="of:=VLOOKUP([.C28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5" office:value-type="string" calcext:value-type="string">
              <text:p><text:span text:style-name="T488">mind body 1</text:span></text:p>
            </table:table-cell>
            <table:table-cell table:style-name="ce21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89">shroom</text:span></text:p>
            </table:table-cell>
            <table:table-cell table:style-name="ce21" table:formula="of:=VLOOKUP([.C29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5" office:value-type="string" calcext:value-type="string">
              <text:p><text:span text:style-name="T490">mind head 1</text:span></text:p>
            </table:table-cell>
            <table:table-cell table:style-name="ce21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91">shroom</text:span></text:p>
            </table:table-cell>
            <table:table-cell table:style-name="ce21" table:formula="of:=VLOOKUP([.C3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5" office:value-type="string" calcext:value-type="string">
              <text:p><text:span text:style-name="T492">mind trinket 1</text:span></text:p>
            </table:table-cell>
            <table:table-cell table:style-name="ce21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93">shroom</text:span></text:p>
            </table:table-cell>
            <table:table-cell table:style-name="ce21" table:formula="of:=VLOOKUP([.C3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5" office:value-type="string" calcext:value-type="string">
              <text:p><text:span text:style-name="T494">mind weapon 1</text:span></text:p>
            </table:table-cell>
            <table:table-cell table:style-name="ce21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95">shroom</text:span></text:p>
            </table:table-cell>
            <table:table-cell table:style-name="ce21" table:formula="of:=VLOOKUP([.C3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5" office:value-type="string" calcext:value-type="string">
              <text:p><text:span text:style-name="T496">red potion</text:span></text:p>
            </table:table-cell>
            <table:table-cell table:style-name="ce21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97">shroom</text:span></text:p>
            </table:table-cell>
            <table:table-cell table:style-name="ce21" table:formula="of:=VLOOKUP([.C3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5" office:value-type="string" calcext:value-type="string">
              <text:p><text:span text:style-name="T498">soul body 1</text:span></text:p>
            </table:table-cell>
            <table:table-cell table:style-name="ce21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99">shroom</text:span></text:p>
            </table:table-cell>
            <table:table-cell table:style-name="ce21" table:formula="of:=VLOOKUP([.C3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5" office:value-type="string" calcext:value-type="string">
              <text:p><text:span text:style-name="T500">soul head 1</text:span></text:p>
            </table:table-cell>
            <table:table-cell table:style-name="ce21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01">shroom</text:span></text:p>
            </table:table-cell>
            <table:table-cell table:style-name="ce21" table:formula="of:=VLOOKUP([.C3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15" office:value-type="string" calcext:value-type="string">
              <text:p><text:span text:style-name="T502">soul trinket 1</text:span></text:p>
            </table:table-cell>
            <table:table-cell table:style-name="ce21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03">shroom</text:span></text:p>
            </table:table-cell>
            <table:table-cell table:style-name="ce21" table:formula="of:=VLOOKUP([.C3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9">
            <table:table-cell table:style-name="ce15" office:value-type="string" calcext:value-type="string">
              <text:p><text:span text:style-name="T504">soul weapon 1</text:span></text:p>
            </table:table-cell>
            <table:table-cell table:style-name="ce21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05">shroom</text:span></text:p>
            </table:table-cell>
            <table:table-cell table:style-name="ce21" table:formula="of:=VLOOKUP([.C3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5" office:value-type="string" calcext:value-type="string">
              <text:p><text:span text:style-name="T506">blue potion</text:span></text:p>
            </table:table-cell>
            <table:table-cell table:style-name="ce21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07">snail</text:span></text:p>
            </table:table-cell>
            <table:table-cell table:style-name="ce21" table:formula="of:=VLOOKUP([.C3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5"/>
            <table:table-cell table:number-columns-repeated="4"/>
            <table:table-cell table:style-name="ce7"/>
            <table:table-cell table:number-columns-repeated="1024"/>
          </table:table-row>
          <table:table-row table:style-name="ro231">
            <table:table-cell table:style-name="ce15" office:value-type="string" calcext:value-type="string">
              <text:p><text:span text:style-name="T508">flow body 1</text:span></text:p>
            </table:table-cell>
            <table:table-cell table:style-name="ce21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09">snail</text:span></text:p>
            </table:table-cell>
            <table:table-cell table:style-name="ce21" table:formula="of:=VLOOKUP([.C3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2">
            <table:table-cell table:style-name="ce15" office:value-type="string" calcext:value-type="string">
              <text:p><text:span text:style-name="T510">flow head 1</text:span></text:p>
            </table:table-cell>
            <table:table-cell table:style-name="ce21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11">snail</text:span></text:p>
            </table:table-cell>
            <table:table-cell table:style-name="ce21" table:formula="of:=VLOOKUP([.C4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5" office:value-type="string" calcext:value-type="string">
              <text:p><text:span text:style-name="T512">flow trinket 1</text:span></text:p>
            </table:table-cell>
            <table:table-cell table:style-name="ce21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13">snail</text:span></text:p>
            </table:table-cell>
            <table:table-cell table:style-name="ce21" table:formula="of:=VLOOKUP([.C4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5" office:value-type="string" calcext:value-type="string">
              <text:p><text:span text:style-name="T514">flow weapon 1</text:span></text:p>
            </table:table-cell>
            <table:table-cell table:style-name="ce21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15">snail</text:span></text:p>
            </table:table-cell>
            <table:table-cell table:style-name="ce21" table:formula="of:=VLOOKUP([.C4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5" office:value-type="string" calcext:value-type="string">
              <text:p><text:span text:style-name="T516">grit body 1</text:span></text:p>
            </table:table-cell>
            <table:table-cell table:style-name="ce21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17">snail</text:span></text:p>
            </table:table-cell>
            <table:table-cell table:style-name="ce21" table:formula="of:=VLOOKUP([.C4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5" office:value-type="string" calcext:value-type="string">
              <text:p><text:span text:style-name="T518">grit head 1</text:span></text:p>
            </table:table-cell>
            <table:table-cell table:style-name="ce21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19">snail</text:span></text:p>
            </table:table-cell>
            <table:table-cell table:style-name="ce21" table:formula="of:=VLOOKUP([.C4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5" office:value-type="string" calcext:value-type="string">
              <text:p><text:span text:style-name="T520">grit trinket 1</text:span></text:p>
            </table:table-cell>
            <table:table-cell table:style-name="ce21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21">snail</text:span></text:p>
            </table:table-cell>
            <table:table-cell table:style-name="ce21" table:formula="of:=VLOOKUP([.C4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5" office:value-type="string" calcext:value-type="string">
              <text:p><text:span text:style-name="T522">grit weapon 1</text:span></text:p>
            </table:table-cell>
            <table:table-cell table:style-name="ce21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23">snail</text:span></text:p>
            </table:table-cell>
            <table:table-cell table:style-name="ce21" table:formula="of:=VLOOKUP([.C46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9">
            <table:table-cell table:style-name="ce15" office:value-type="string" calcext:value-type="string">
              <text:p><text:span text:style-name="T524">mind body 1</text:span></text:p>
            </table:table-cell>
            <table:table-cell table:style-name="ce21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25">snail</text:span></text:p>
            </table:table-cell>
            <table:table-cell table:style-name="ce21" table:formula="of:=VLOOKUP([.C47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0">
            <table:table-cell table:style-name="ce15" office:value-type="string" calcext:value-type="string">
              <text:p><text:span text:style-name="T526">mind head 1</text:span></text:p>
            </table:table-cell>
            <table:table-cell table:style-name="ce21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27">snail</text:span></text:p>
            </table:table-cell>
            <table:table-cell table:style-name="ce21" table:formula="of:=VLOOKUP([.C4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1">
            <table:table-cell table:style-name="ce15" office:value-type="string" calcext:value-type="string">
              <text:p><text:span text:style-name="T528">mind trinket 1</text:span></text:p>
            </table:table-cell>
            <table:table-cell table:style-name="ce21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29">snail</text:span></text:p>
            </table:table-cell>
            <table:table-cell table:style-name="ce21" table:formula="of:=VLOOKUP([.C4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2">
            <table:table-cell table:style-name="ce15" office:value-type="string" calcext:value-type="string">
              <text:p><text:span text:style-name="T530">mind weapon 1</text:span></text:p>
            </table:table-cell>
            <table:table-cell table:style-name="ce21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31">snail</text:span></text:p>
            </table:table-cell>
            <table:table-cell table:style-name="ce21" table:formula="of:=VLOOKUP([.C5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3">
            <table:table-cell table:style-name="ce15" office:value-type="string" calcext:value-type="string">
              <text:p><text:span text:style-name="T532">red potion</text:span></text:p>
            </table:table-cell>
            <table:table-cell table:style-name="ce21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33">snail</text:span></text:p>
            </table:table-cell>
            <table:table-cell table:style-name="ce21" table:formula="of:=VLOOKUP([.C5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4">
            <table:table-cell table:style-name="ce15" office:value-type="string" calcext:value-type="string">
              <text:p><text:span text:style-name="T534">soul body 1</text:span></text:p>
            </table:table-cell>
            <table:table-cell table:style-name="ce21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35">snail</text:span></text:p>
            </table:table-cell>
            <table:table-cell table:style-name="ce21" table:formula="of:=VLOOKUP([.C5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5">
            <table:table-cell table:style-name="ce15" office:value-type="string" calcext:value-type="string">
              <text:p><text:span text:style-name="T536">soul head 1</text:span></text:p>
            </table:table-cell>
            <table:table-cell table:style-name="ce21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37">snail</text:span></text:p>
            </table:table-cell>
            <table:table-cell table:style-name="ce21" table:formula="of:=VLOOKUP([.C5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6">
            <table:table-cell table:style-name="ce15" office:value-type="string" calcext:value-type="string">
              <text:p><text:span text:style-name="T538">soul trinket 1</text:span></text:p>
            </table:table-cell>
            <table:table-cell table:style-name="ce21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39">snail</text:span></text:p>
            </table:table-cell>
            <table:table-cell table:style-name="ce21" table:formula="of:=VLOOKUP([.C5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7">
            <table:table-cell table:style-name="ce15" office:value-type="string" calcext:value-type="string">
              <text:p><text:span text:style-name="T540">soul weapon 1</text:span></text:p>
            </table:table-cell>
            <table:table-cell table:style-name="ce21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1">snail</text:span></text:p>
            </table:table-cell>
            <table:table-cell table:style-name="ce21" table:formula="of:=VLOOKUP([.C5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8">
            <table:table-cell table:style-name="ce15" office:value-type="string" calcext:value-type="string">
              <text:p><text:span text:style-name="T542">soul head 1</text:span></text:p>
            </table:table-cell>
            <table:table-cell table:style-name="ce21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3">spore</text:span></text:p>
            </table:table-cell>
            <table:table-cell table:style-name="ce21" table:formula="of:=VLOOKUP([.C5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9">
            <table:table-cell table:style-name="ce15" office:value-type="string" calcext:value-type="string">
              <text:p><text:span text:style-name="T544">soul trinket 1</text:span></text:p>
            </table:table-cell>
            <table:table-cell table:style-name="ce21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45">spore</text:span></text:p>
            </table:table-cell>
            <table:table-cell table:style-name="ce21" table:formula="of:=VLOOKUP([.C5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0">
            <table:table-cell table:style-name="ce15" office:value-type="string" calcext:value-type="string">
              <text:p><text:span text:style-name="T546">soul weapon 1</text:span></text:p>
            </table:table-cell>
            <table:table-cell table:style-name="ce21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7">spore</text:span></text:p>
            </table:table-cell>
            <table:table-cell table:style-name="ce21" table:formula="of:=VLOOKUP([.C5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1">
            <table:table-cell table:style-name="ce15" office:value-type="string" calcext:value-type="string">
              <text:p><text:span text:style-name="T548">blue potion</text:span></text:p>
            </table:table-cell>
            <table:table-cell table:style-name="ce21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49">spore</text:span></text:p>
            </table:table-cell>
            <table:table-cell table:style-name="ce21" table:formula="of:=VLOOKUP([.C5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2">
            <table:table-cell table:style-name="ce15" office:value-type="string" calcext:value-type="string">
              <text:p><text:span text:style-name="T550">flow body 1</text:span></text:p>
            </table:table-cell>
            <table:table-cell table:style-name="ce21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51">spore</text:span></text:p>
            </table:table-cell>
            <table:table-cell table:style-name="ce21" table:formula="of:=VLOOKUP([.C6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3">
            <table:table-cell table:style-name="ce15" office:value-type="string" calcext:value-type="string">
              <text:p><text:span text:style-name="T552">flow head 1</text:span></text:p>
            </table:table-cell>
            <table:table-cell table:style-name="ce21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53">spore</text:span></text:p>
            </table:table-cell>
            <table:table-cell table:style-name="ce21" table:formula="of:=VLOOKUP([.C6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4">
            <table:table-cell table:style-name="ce15" office:value-type="string" calcext:value-type="string">
              <text:p><text:span text:style-name="T554">flow trinket 1</text:span></text:p>
            </table:table-cell>
            <table:table-cell table:style-name="ce21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55">spore</text:span></text:p>
            </table:table-cell>
            <table:table-cell table:style-name="ce21" table:formula="of:=VLOOKUP([.C6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5">
            <table:table-cell table:style-name="ce15" office:value-type="string" calcext:value-type="string">
              <text:p><text:span text:style-name="T556">flow weapon 1</text:span></text:p>
            </table:table-cell>
            <table:table-cell table:style-name="ce21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57">spore</text:span></text:p>
            </table:table-cell>
            <table:table-cell table:style-name="ce21" table:formula="of:=VLOOKUP([.C6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6">
            <table:table-cell table:style-name="ce15" office:value-type="string" calcext:value-type="string">
              <text:p><text:span text:style-name="T558">grit body 1</text:span></text:p>
            </table:table-cell>
            <table:table-cell table:style-name="ce21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59">spore</text:span></text:p>
            </table:table-cell>
            <table:table-cell table:style-name="ce21" table:formula="of:=VLOOKUP([.C64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7">
            <table:table-cell table:style-name="ce15" office:value-type="string" calcext:value-type="string">
              <text:p><text:span text:style-name="T560">grit head 1</text:span></text:p>
            </table:table-cell>
            <table:table-cell table:style-name="ce21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61">spore</text:span></text:p>
            </table:table-cell>
            <table:table-cell table:style-name="ce21" table:formula="of:=VLOOKUP([.C65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8">
            <table:table-cell table:style-name="ce15" office:value-type="string" calcext:value-type="string">
              <text:p><text:span text:style-name="T562">grit trinket 1</text:span></text:p>
            </table:table-cell>
            <table:table-cell table:style-name="ce21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63">spore</text:span></text:p>
            </table:table-cell>
            <table:table-cell table:style-name="ce21" table:formula="of:=VLOOKUP([.C6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9">
            <table:table-cell table:style-name="ce15" office:value-type="string" calcext:value-type="string">
              <text:p><text:span text:style-name="T564">grit weapon 1</text:span></text:p>
            </table:table-cell>
            <table:table-cell table:style-name="ce21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65">spore</text:span></text:p>
            </table:table-cell>
            <table:table-cell table:style-name="ce21" table:formula="of:=VLOOKUP([.C6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0">
            <table:table-cell table:style-name="ce15" office:value-type="string" calcext:value-type="string">
              <text:p><text:span text:style-name="T566">mind body 1</text:span></text:p>
            </table:table-cell>
            <table:table-cell table:style-name="ce21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67">spore</text:span></text:p>
            </table:table-cell>
            <table:table-cell table:style-name="ce21" table:formula="of:=VLOOKUP([.C6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1">
            <table:table-cell table:style-name="ce15" office:value-type="string" calcext:value-type="string">
              <text:p><text:span text:style-name="T568">mind head 1</text:span></text:p>
            </table:table-cell>
            <table:table-cell table:style-name="ce21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69">spore</text:span></text:p>
            </table:table-cell>
            <table:table-cell table:style-name="ce21" table:formula="of:=VLOOKUP([.C6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2">
            <table:table-cell table:style-name="ce15" office:value-type="string" calcext:value-type="string">
              <text:p><text:span text:style-name="T570">mind trinket 1</text:span></text:p>
            </table:table-cell>
            <table:table-cell table:style-name="ce21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71">spore</text:span></text:p>
            </table:table-cell>
            <table:table-cell table:style-name="ce21" table:formula="of:=VLOOKUP([.C7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3">
            <table:table-cell table:style-name="ce15" office:value-type="string" calcext:value-type="string">
              <text:p><text:span text:style-name="T572">mind weapon 1</text:span></text:p>
            </table:table-cell>
            <table:table-cell table:style-name="ce21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73">spore</text:span></text:p>
            </table:table-cell>
            <table:table-cell table:style-name="ce21" table:formula="of:=VLOOKUP([.C7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4">
            <table:table-cell table:style-name="ce15" office:value-type="string" calcext:value-type="string">
              <text:p><text:span text:style-name="T574">red potion</text:span></text:p>
            </table:table-cell>
            <table:table-cell table:style-name="ce21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75">spore</text:span></text:p>
            </table:table-cell>
            <table:table-cell table:style-name="ce21" table:formula="of:=VLOOKUP([.C7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5">
            <table:table-cell table:style-name="ce15" office:value-type="string" calcext:value-type="string">
              <text:p><text:span text:style-name="T576">soul body 1</text:span></text:p>
            </table:table-cell>
            <table:table-cell table:style-name="ce21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77">spore</text:span></text:p>
            </table:table-cell>
            <table:table-cell table:style-name="ce21" table:formula="of:=VLOOKUP([.C7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6">
            <table:table-cell table:style-name="ce15" office:value-type="string" calcext:value-type="string">
              <text:p><text:span text:style-name="T578">blue potion</text:span></text:p>
            </table:table-cell>
            <table:table-cell table:style-name="ce21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79">wood_stump</text:span></text:p>
            </table:table-cell>
            <table:table-cell table:style-name="ce21" table:formula="of:=VLOOKUP([.C7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7">
            <table:table-cell table:style-name="ce15" office:value-type="string" calcext:value-type="string">
              <text:p><text:span text:style-name="T580">flow body 1</text:span></text:p>
            </table:table-cell>
            <table:table-cell table:style-name="ce21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81">wood_stump</text:span></text:p>
            </table:table-cell>
            <table:table-cell table:style-name="ce21" table:formula="of:=VLOOKUP([.C7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8">
            <table:table-cell table:style-name="ce15" office:value-type="string" calcext:value-type="string">
              <text:p><text:span text:style-name="T582">flow head 1</text:span></text:p>
            </table:table-cell>
            <table:table-cell table:style-name="ce21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83">wood_stump</text:span></text:p>
            </table:table-cell>
            <table:table-cell table:style-name="ce21" table:formula="of:=VLOOKUP([.C7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9">
            <table:table-cell table:style-name="ce15" office:value-type="string" calcext:value-type="string">
              <text:p><text:span text:style-name="T584">flow trinket 1</text:span></text:p>
            </table:table-cell>
            <table:table-cell table:style-name="ce21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85">wood_stump</text:span></text:p>
            </table:table-cell>
            <table:table-cell table:style-name="ce21" table:formula="of:=VLOOKUP([.C7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0">
            <table:table-cell table:style-name="ce15" office:value-type="string" calcext:value-type="string">
              <text:p><text:span text:style-name="T586">flow weapon 1</text:span></text:p>
            </table:table-cell>
            <table:table-cell table:style-name="ce21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87">wood_stump</text:span></text:p>
            </table:table-cell>
            <table:table-cell table:style-name="ce21" table:formula="of:=VLOOKUP([.C7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1">
            <table:table-cell table:style-name="ce15" office:value-type="string" calcext:value-type="string">
              <text:p><text:span text:style-name="T588">grit body 1</text:span></text:p>
            </table:table-cell>
            <table:table-cell table:style-name="ce21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89">wood_stump</text:span></text:p>
            </table:table-cell>
            <table:table-cell table:style-name="ce21" table:formula="of:=VLOOKUP([.C7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2">
            <table:table-cell table:style-name="ce15" office:value-type="string" calcext:value-type="string">
              <text:p><text:span text:style-name="T590">grit head 1</text:span></text:p>
            </table:table-cell>
            <table:table-cell table:style-name="ce21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91">wood_stump</text:span></text:p>
            </table:table-cell>
            <table:table-cell table:style-name="ce21" table:formula="of:=VLOOKUP([.C8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3">
            <table:table-cell table:style-name="ce15" office:value-type="string" calcext:value-type="string">
              <text:p><text:span text:style-name="T592">grit trinket 1</text:span></text:p>
            </table:table-cell>
            <table:table-cell table:style-name="ce21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93">wood_stump</text:span></text:p>
            </table:table-cell>
            <table:table-cell table:style-name="ce21" table:formula="of:=VLOOKUP([.C8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4">
            <table:table-cell table:style-name="ce15" office:value-type="string" calcext:value-type="string">
              <text:p><text:span text:style-name="T594">grit weapon 1</text:span></text:p>
            </table:table-cell>
            <table:table-cell table:style-name="ce21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95">wood_stump</text:span></text:p>
            </table:table-cell>
            <table:table-cell table:style-name="ce21" table:formula="of:=VLOOKUP([.C82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5">
            <table:table-cell table:style-name="ce15" office:value-type="string" calcext:value-type="string">
              <text:p><text:span text:style-name="T596">mind body 1</text:span></text:p>
            </table:table-cell>
            <table:table-cell table:style-name="ce21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97">wood_stump</text:span></text:p>
            </table:table-cell>
            <table:table-cell table:style-name="ce21" table:formula="of:=VLOOKUP([.C83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6">
            <table:table-cell table:style-name="ce15" office:value-type="string" calcext:value-type="string">
              <text:p><text:span text:style-name="T598">mind head 1</text:span></text:p>
            </table:table-cell>
            <table:table-cell table:style-name="ce21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99">wood_stump</text:span></text:p>
            </table:table-cell>
            <table:table-cell table:style-name="ce21" table:formula="of:=VLOOKUP([.C8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7">
            <table:table-cell table:style-name="ce15" office:value-type="string" calcext:value-type="string">
              <text:p><text:span text:style-name="T600">mind trinket 1</text:span></text:p>
            </table:table-cell>
            <table:table-cell table:style-name="ce21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601">wood_stump</text:span></text:p>
            </table:table-cell>
            <table:table-cell table:style-name="ce21" table:formula="of:=VLOOKUP([.C8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8">
            <table:table-cell table:style-name="ce15" office:value-type="string" calcext:value-type="string">
              <text:p><text:span text:style-name="T602">mind weapon 1</text:span></text:p>
            </table:table-cell>
            <table:table-cell table:style-name="ce21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603">wood_stump</text:span></text:p>
            </table:table-cell>
            <table:table-cell table:style-name="ce21" table:formula="of:=VLOOKUP([.C8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9">
            <table:table-cell table:style-name="ce15" office:value-type="string" calcext:value-type="string">
              <text:p><text:span text:style-name="T604">red potion</text:span></text:p>
            </table:table-cell>
            <table:table-cell table:style-name="ce21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05">wood_stump</text:span></text:p>
            </table:table-cell>
            <table:table-cell table:style-name="ce21" table:formula="of:=VLOOKUP([.C8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0">
            <table:table-cell table:style-name="ce15" office:value-type="string" calcext:value-type="string">
              <text:p><text:span text:style-name="T606">soul body 1</text:span></text:p>
            </table:table-cell>
            <table:table-cell table:style-name="ce21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607">wood_stump</text:span></text:p>
            </table:table-cell>
            <table:table-cell table:style-name="ce21" table:formula="of:=VLOOKUP([.C8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1">
            <table:table-cell table:style-name="ce15" office:value-type="string" calcext:value-type="string">
              <text:p><text:span text:style-name="T608">soul head 1</text:span></text:p>
            </table:table-cell>
            <table:table-cell table:style-name="ce21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609">wood_stump</text:span></text:p>
            </table:table-cell>
            <table:table-cell table:style-name="ce21" table:formula="of:=VLOOKUP([.C8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2">
            <table:table-cell table:style-name="ce15" office:value-type="string" calcext:value-type="string">
              <text:p><text:span text:style-name="T610">soul trinket 1</text:span></text:p>
            </table:table-cell>
            <table:table-cell table:style-name="ce21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611">wood_stump</text:span></text:p>
            </table:table-cell>
            <table:table-cell table:style-name="ce21" table:formula="of:=VLOOKUP([.C9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3">
            <table:table-cell table:style-name="ce15" office:value-type="string" calcext:value-type="string">
              <text:p><text:span text:style-name="T612">soul weapon 1</text:span></text:p>
            </table:table-cell>
            <table:table-cell table:style-name="ce21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613">wood_stump</text:span></text:p>
            </table:table-cell>
            <table:table-cell table:style-name="ce21" table:formula="of:=VLOOKUP([.C9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4">
            <table:table-cell table:style-name="ce15" office:value-type="string" calcext:value-type="string">
              <text:p><text:span text:style-name="T614">blue potion</text:span></text:p>
            </table:table-cell>
            <table:table-cell table:style-name="ce21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15">green_slime</text:span></text:p>
            </table:table-cell>
            <table:table-cell table:style-name="ce21" table:formula="of:=VLOOKUP([.C9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5" office:value-type="string" calcext:value-type="string">
              <text:p><text:span text:style-name="T616">flow body 3</text:span></text:p>
            </table:table-cell>
            <table:table-cell table:style-name="ce21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17">green_slime</text:span></text:p>
            </table:table-cell>
            <table:table-cell table:style-name="ce21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5" office:value-type="string" calcext:value-type="string">
              <text:p><text:span text:style-name="T618">flow head 3</text:span></text:p>
            </table:table-cell>
            <table:table-cell table:style-name="ce21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19">green_slime</text:span></text:p>
            </table:table-cell>
            <table:table-cell table:style-name="ce21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5" office:value-type="string" calcext:value-type="string">
              <text:p><text:span text:style-name="T620">flow trinket 3</text:span></text:p>
            </table:table-cell>
            <table:table-cell table:style-name="ce21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21">green_slime</text:span></text:p>
            </table:table-cell>
            <table:table-cell table:style-name="ce21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5" office:value-type="string" calcext:value-type="string">
              <text:p><text:span text:style-name="T622">flow weapon 3</text:span></text:p>
            </table:table-cell>
            <table:table-cell table:style-name="ce21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23">green_slime</text:span></text:p>
            </table:table-cell>
            <table:table-cell table:style-name="ce21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5" office:value-type="string" calcext:value-type="string">
              <text:p><text:span text:style-name="T624">grit body 3</text:span></text:p>
            </table:table-cell>
            <table:table-cell table:style-name="ce21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25">green_slime</text:span></text:p>
            </table:table-cell>
            <table:table-cell table:style-name="ce21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5" office:value-type="string" calcext:value-type="string">
              <text:p><text:span text:style-name="T626">grit head 3</text:span></text:p>
            </table:table-cell>
            <table:table-cell table:style-name="ce21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27">green_slime</text:span></text:p>
            </table:table-cell>
            <table:table-cell table:style-name="ce21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5" office:value-type="string" calcext:value-type="string">
              <text:p><text:span text:style-name="T628">grit trinket 3</text:span></text:p>
            </table:table-cell>
            <table:table-cell table:style-name="ce21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29">green_slime</text:span></text:p>
            </table:table-cell>
            <table:table-cell table:style-name="ce21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5" office:value-type="string" calcext:value-type="string">
              <text:p><text:span text:style-name="T630">grit weapon 3</text:span></text:p>
            </table:table-cell>
            <table:table-cell table:style-name="ce21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31">green_slime</text:span></text:p>
            </table:table-cell>
            <table:table-cell table:style-name="ce21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5" office:value-type="string" calcext:value-type="string">
              <text:p><text:span text:style-name="T632">mind body 3</text:span></text:p>
            </table:table-cell>
            <table:table-cell table:style-name="ce21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33">green_slime</text:span></text:p>
            </table:table-cell>
            <table:table-cell table:style-name="ce21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5" office:value-type="string" calcext:value-type="string">
              <text:p><text:span text:style-name="T634">mind head 3</text:span></text:p>
            </table:table-cell>
            <table:table-cell table:style-name="ce21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35">green_slime</text:span></text:p>
            </table:table-cell>
            <table:table-cell table:style-name="ce21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5" office:value-type="string" calcext:value-type="string">
              <text:p><text:span text:style-name="T636">mind trinket 3</text:span></text:p>
            </table:table-cell>
            <table:table-cell table:style-name="ce21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37">green_slime</text:span></text:p>
            </table:table-cell>
            <table:table-cell table:style-name="ce21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5" office:value-type="string" calcext:value-type="string">
              <text:p><text:span text:style-name="T638">mind weapon 3</text:span></text:p>
            </table:table-cell>
            <table:table-cell table:style-name="ce21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39">green_slime</text:span></text:p>
            </table:table-cell>
            <table:table-cell table:style-name="ce21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5" office:value-type="string" calcext:value-type="string">
              <text:p><text:span text:style-name="T640">red potion</text:span></text:p>
            </table:table-cell>
            <table:table-cell table:style-name="ce21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41">green_slime</text:span></text:p>
            </table:table-cell>
            <table:table-cell table:style-name="ce21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5" office:value-type="string" calcext:value-type="string">
              <text:p><text:span text:style-name="T642">soul body 3</text:span></text:p>
            </table:table-cell>
            <table:table-cell table:style-name="ce21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43">green_slime</text:span></text:p>
            </table:table-cell>
            <table:table-cell table:style-name="ce21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5" office:value-type="string" calcext:value-type="string">
              <text:p><text:span text:style-name="T644">soul head 3</text:span></text:p>
            </table:table-cell>
            <table:table-cell table:style-name="ce21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45">green_slime</text:span></text:p>
            </table:table-cell>
            <table:table-cell table:style-name="ce21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5" office:value-type="string" calcext:value-type="string">
              <text:p><text:span text:style-name="T646">soul trinket 3</text:span></text:p>
            </table:table-cell>
            <table:table-cell table:style-name="ce21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47">green_slime</text:span></text:p>
            </table:table-cell>
            <table:table-cell table:style-name="ce21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5" office:value-type="string" calcext:value-type="string">
              <text:p><text:span text:style-name="T648">soul weapon 3</text:span></text:p>
            </table:table-cell>
            <table:table-cell table:style-name="ce21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49">green_slime</text:span></text:p>
            </table:table-cell>
            <table:table-cell table:style-name="ce21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5" office:value-type="string" calcext:value-type="string">
              <text:p><text:span text:style-name="T650">blue potion</text:span></text:p>
            </table:table-cell>
            <table:table-cell table:style-name="ce21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5" office:value-type="string" calcext:value-type="string">
              <text:p><text:span text:style-name="T651">flow body 3</text:span></text:p>
            </table:table-cell>
            <table:table-cell table:style-name="ce21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5" office:value-type="string" calcext:value-type="string">
              <text:p><text:span text:style-name="T652">flow head 3</text:span></text:p>
            </table:table-cell>
            <table:table-cell table:style-name="ce21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5" office:value-type="string" calcext:value-type="string">
              <text:p><text:span text:style-name="T653">flow trinket 3</text:span></text:p>
            </table:table-cell>
            <table:table-cell table:style-name="ce21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5" office:value-type="string" calcext:value-type="string">
              <text:p><text:span text:style-name="T654">flow weapon 3</text:span></text:p>
            </table:table-cell>
            <table:table-cell table:style-name="ce21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5" office:value-type="string" calcext:value-type="string">
              <text:p><text:span text:style-name="T655">grit body 3</text:span></text:p>
            </table:table-cell>
            <table:table-cell table:style-name="ce21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5" office:value-type="string" calcext:value-type="string">
              <text:p><text:span text:style-name="T656">grit head 3</text:span></text:p>
            </table:table-cell>
            <table:table-cell table:style-name="ce21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5" office:value-type="string" calcext:value-type="string">
              <text:p><text:span text:style-name="T657">grit trinket 3</text:span></text:p>
            </table:table-cell>
            <table:table-cell table:style-name="ce21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5" office:value-type="string" calcext:value-type="string">
              <text:p><text:span text:style-name="T658">grit weapon 3</text:span></text:p>
            </table:table-cell>
            <table:table-cell table:style-name="ce21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5" office:value-type="string" calcext:value-type="string">
              <text:p><text:span text:style-name="T659">mind body 3</text:span></text:p>
            </table:table-cell>
            <table:table-cell table:style-name="ce21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5" office:value-type="string" calcext:value-type="string">
              <text:p><text:span text:style-name="T660">mind head 3</text:span></text:p>
            </table:table-cell>
            <table:table-cell table:style-name="ce21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5" office:value-type="string" calcext:value-type="string">
              <text:p><text:span text:style-name="T661">mind trinket 3</text:span></text:p>
            </table:table-cell>
            <table:table-cell table:style-name="ce21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5" office:value-type="string" calcext:value-type="string">
              <text:p><text:span text:style-name="T662">mind weapon 3</text:span></text:p>
            </table:table-cell>
            <table:table-cell table:style-name="ce21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5" office:value-type="string" calcext:value-type="string">
              <text:p><text:span text:style-name="T663">red potion</text:span></text:p>
            </table:table-cell>
            <table:table-cell table:style-name="ce21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5" office:value-type="string" calcext:value-type="string">
              <text:p><text:span text:style-name="T664">soul body 3</text:span></text:p>
            </table:table-cell>
            <table:table-cell table:style-name="ce21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5" office:value-type="string" calcext:value-type="string">
              <text:p><text:span text:style-name="T665">soul head 3</text:span></text:p>
            </table:table-cell>
            <table:table-cell table:style-name="ce21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5" office:value-type="string" calcext:value-type="string">
              <text:p><text:span text:style-name="T666">soul trinket 3</text:span></text:p>
            </table:table-cell>
            <table:table-cell table:style-name="ce21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5" office:value-type="string" calcext:value-type="string">
              <text:p><text:span text:style-name="T667">soul weapon 3</text:span></text:p>
            </table:table-cell>
            <table:table-cell table:style-name="ce21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5" office:value-type="string" calcext:value-type="string">
              <text:p><text:span text:style-name="T668">blue potion</text:span></text:p>
            </table:table-cell>
            <table:table-cell table:style-name="ce21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69">pig</text:span></text:p>
            </table:table-cell>
            <table:table-cell table:style-name="ce21" table:formula="of:=VLOOKUP([.C12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5" office:value-type="string" calcext:value-type="string">
              <text:p><text:span text:style-name="T670">flow body 3</text:span></text:p>
            </table:table-cell>
            <table:table-cell table:style-name="ce21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71">pig</text:span></text:p>
            </table:table-cell>
            <table:table-cell table:style-name="ce21" table:formula="of:=VLOOKUP([.C12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5" office:value-type="string" calcext:value-type="string">
              <text:p><text:span text:style-name="T672">flow head 3</text:span></text:p>
            </table:table-cell>
            <table:table-cell table:style-name="ce21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73">pig</text:span></text:p>
            </table:table-cell>
            <table:table-cell table:style-name="ce21" table:formula="of:=VLOOKUP([.C13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5" office:value-type="string" calcext:value-type="string">
              <text:p><text:span text:style-name="T674">flow trinket 3</text:span></text:p>
            </table:table-cell>
            <table:table-cell table:style-name="ce21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75">pig</text:span></text:p>
            </table:table-cell>
            <table:table-cell table:style-name="ce21" table:formula="of:=VLOOKUP([.C13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5" office:value-type="string" calcext:value-type="string">
              <text:p><text:span text:style-name="T676">flow weapon 3</text:span></text:p>
            </table:table-cell>
            <table:table-cell table:style-name="ce21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77">pig</text:span></text:p>
            </table:table-cell>
            <table:table-cell table:style-name="ce21" table:formula="of:=VLOOKUP([.C13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5" office:value-type="string" calcext:value-type="string">
              <text:p><text:span text:style-name="T678">grit body 3</text:span></text:p>
            </table:table-cell>
            <table:table-cell table:style-name="ce21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79">pig</text:span></text:p>
            </table:table-cell>
            <table:table-cell table:style-name="ce21" table:formula="of:=VLOOKUP([.C13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5" office:value-type="string" calcext:value-type="string">
              <text:p><text:span text:style-name="T680">grit head 3</text:span></text:p>
            </table:table-cell>
            <table:table-cell table:style-name="ce21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81">pig</text:span></text:p>
            </table:table-cell>
            <table:table-cell table:style-name="ce21" table:formula="of:=VLOOKUP([.C13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5" office:value-type="string" calcext:value-type="string">
              <text:p><text:span text:style-name="T682">grit trinket 3</text:span></text:p>
            </table:table-cell>
            <table:table-cell table:style-name="ce21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83">pig</text:span></text:p>
            </table:table-cell>
            <table:table-cell table:style-name="ce21" table:formula="of:=VLOOKUP([.C13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5" office:value-type="string" calcext:value-type="string">
              <text:p><text:span text:style-name="T684">grit weapon 3</text:span></text:p>
            </table:table-cell>
            <table:table-cell table:style-name="ce21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85">pig</text:span></text:p>
            </table:table-cell>
            <table:table-cell table:style-name="ce21" table:formula="of:=VLOOKUP([.C136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5" office:value-type="string" calcext:value-type="string">
              <text:p><text:span text:style-name="T686">mind body 3</text:span></text:p>
            </table:table-cell>
            <table:table-cell table:style-name="ce21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87">pig</text:span></text:p>
            </table:table-cell>
            <table:table-cell table:style-name="ce21" table:formula="of:=VLOOKUP([.C137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5" office:value-type="string" calcext:value-type="string">
              <text:p><text:span text:style-name="T688">mind head 3</text:span></text:p>
            </table:table-cell>
            <table:table-cell table:style-name="ce21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89">pig</text:span></text:p>
            </table:table-cell>
            <table:table-cell table:style-name="ce21" table:formula="of:=VLOOKUP([.C13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5" office:value-type="string" calcext:value-type="string">
              <text:p><text:span text:style-name="T690">mind trinket 3</text:span></text:p>
            </table:table-cell>
            <table:table-cell table:style-name="ce21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91">pig</text:span></text:p>
            </table:table-cell>
            <table:table-cell table:style-name="ce21" table:formula="of:=VLOOKUP([.C13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5" office:value-type="string" calcext:value-type="string">
              <text:p><text:span text:style-name="T692">mind weapon 3</text:span></text:p>
            </table:table-cell>
            <table:table-cell table:style-name="ce21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93">pig</text:span></text:p>
            </table:table-cell>
            <table:table-cell table:style-name="ce21" table:formula="of:=VLOOKUP([.C14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5" office:value-type="string" calcext:value-type="string">
              <text:p><text:span text:style-name="T694">red potion</text:span></text:p>
            </table:table-cell>
            <table:table-cell table:style-name="ce21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95">pig</text:span></text:p>
            </table:table-cell>
            <table:table-cell table:style-name="ce21" table:formula="of:=VLOOKUP([.C14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15" office:value-type="string" calcext:value-type="string">
              <text:p><text:span text:style-name="T696">soul body 3</text:span></text:p>
            </table:table-cell>
            <table:table-cell table:style-name="ce21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97">pig</text:span></text:p>
            </table:table-cell>
            <table:table-cell table:style-name="ce21" table:formula="of:=VLOOKUP([.C14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15" office:value-type="string" calcext:value-type="string">
              <text:p><text:span text:style-name="T698">soul head 3</text:span></text:p>
            </table:table-cell>
            <table:table-cell table:style-name="ce21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99">pig</text:span></text:p>
            </table:table-cell>
            <table:table-cell table:style-name="ce21" table:formula="of:=VLOOKUP([.C14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15" office:value-type="string" calcext:value-type="string">
              <text:p><text:span text:style-name="T700">soul trinket 3</text:span></text:p>
            </table:table-cell>
            <table:table-cell table:style-name="ce21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1">pig</text:span></text:p>
            </table:table-cell>
            <table:table-cell table:style-name="ce21" table:formula="of:=VLOOKUP([.C14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15" office:value-type="string" calcext:value-type="string">
              <text:p><text:span text:style-name="T702">soul weapon 3</text:span></text:p>
            </table:table-cell>
            <table:table-cell table:style-name="ce21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3">pig</text:span></text:p>
            </table:table-cell>
            <table:table-cell table:style-name="ce21" table:formula="of:=VLOOKUP([.C14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15" office:value-type="string" calcext:value-type="string">
              <text:p><text:span text:style-name="T704">soul head 3</text:span></text:p>
            </table:table-cell>
            <table:table-cell table:style-name="ce21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05">spider</text:span></text:p>
            </table:table-cell>
            <table:table-cell table:style-name="ce21" table:formula="of:=VLOOKUP([.C14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15" office:value-type="string" calcext:value-type="string">
              <text:p><text:span text:style-name="T706">soul trinket 3</text:span></text:p>
            </table:table-cell>
            <table:table-cell table:style-name="ce21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7">spider</text:span></text:p>
            </table:table-cell>
            <table:table-cell table:style-name="ce21" table:formula="of:=VLOOKUP([.C14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15" office:value-type="string" calcext:value-type="string">
              <text:p><text:span text:style-name="T708">soul weapon 3</text:span></text:p>
            </table:table-cell>
            <table:table-cell table:style-name="ce21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9">spider</text:span></text:p>
            </table:table-cell>
            <table:table-cell table:style-name="ce21" table:formula="of:=VLOOKUP([.C14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15" office:value-type="string" calcext:value-type="string">
              <text:p><text:span text:style-name="T710">blue potion</text:span></text:p>
            </table:table-cell>
            <table:table-cell table:style-name="ce21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11">spider</text:span></text:p>
            </table:table-cell>
            <table:table-cell table:style-name="ce21" table:formula="of:=VLOOKUP([.C14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15" office:value-type="string" calcext:value-type="string">
              <text:p><text:span text:style-name="T712">flow body 3</text:span></text:p>
            </table:table-cell>
            <table:table-cell table:style-name="ce21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13">spider</text:span></text:p>
            </table:table-cell>
            <table:table-cell table:style-name="ce21" table:formula="of:=VLOOKUP([.C15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15" office:value-type="string" calcext:value-type="string">
              <text:p><text:span text:style-name="T714">flow head 3</text:span></text:p>
            </table:table-cell>
            <table:table-cell table:style-name="ce21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15">spider</text:span></text:p>
            </table:table-cell>
            <table:table-cell table:style-name="ce21" table:formula="of:=VLOOKUP([.C15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15" office:value-type="string" calcext:value-type="string">
              <text:p><text:span text:style-name="T716">flow trinket 3</text:span></text:p>
            </table:table-cell>
            <table:table-cell table:style-name="ce21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17">spider</text:span></text:p>
            </table:table-cell>
            <table:table-cell table:style-name="ce21" table:formula="of:=VLOOKUP([.C15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15" office:value-type="string" calcext:value-type="string">
              <text:p><text:span text:style-name="T718">flow weapon 3</text:span></text:p>
            </table:table-cell>
            <table:table-cell table:style-name="ce21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19">spider</text:span></text:p>
            </table:table-cell>
            <table:table-cell table:style-name="ce21" table:formula="of:=VLOOKUP([.C15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15" office:value-type="string" calcext:value-type="string">
              <text:p><text:span text:style-name="T720">grit body 3</text:span></text:p>
            </table:table-cell>
            <table:table-cell table:style-name="ce21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21">spider</text:span></text:p>
            </table:table-cell>
            <table:table-cell table:style-name="ce21" table:formula="of:=VLOOKUP([.C154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15" office:value-type="string" calcext:value-type="string">
              <text:p><text:span text:style-name="T722">grit head 3</text:span></text:p>
            </table:table-cell>
            <table:table-cell table:style-name="ce21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23">spider</text:span></text:p>
            </table:table-cell>
            <table:table-cell table:style-name="ce21" table:formula="of:=VLOOKUP([.C155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15" office:value-type="string" calcext:value-type="string">
              <text:p><text:span text:style-name="T724">grit trinket 3</text:span></text:p>
            </table:table-cell>
            <table:table-cell table:style-name="ce21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25">spider</text:span></text:p>
            </table:table-cell>
            <table:table-cell table:style-name="ce21" table:formula="of:=VLOOKUP([.C15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15" office:value-type="string" calcext:value-type="string">
              <text:p><text:span text:style-name="T726">grit weapon 3</text:span></text:p>
            </table:table-cell>
            <table:table-cell table:style-name="ce21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27">spider</text:span></text:p>
            </table:table-cell>
            <table:table-cell table:style-name="ce21" table:formula="of:=VLOOKUP([.C15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15" office:value-type="string" calcext:value-type="string">
              <text:p><text:span text:style-name="T728">mind body 3</text:span></text:p>
            </table:table-cell>
            <table:table-cell table:style-name="ce21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29">spider</text:span></text:p>
            </table:table-cell>
            <table:table-cell table:style-name="ce21" table:formula="of:=VLOOKUP([.C15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15" office:value-type="string" calcext:value-type="string">
              <text:p><text:span text:style-name="T730">mind head 3</text:span></text:p>
            </table:table-cell>
            <table:table-cell table:style-name="ce21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31">spider</text:span></text:p>
            </table:table-cell>
            <table:table-cell table:style-name="ce21" table:formula="of:=VLOOKUP([.C15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15" office:value-type="string" calcext:value-type="string">
              <text:p><text:span text:style-name="T732">mind trinket 3</text:span></text:p>
            </table:table-cell>
            <table:table-cell table:style-name="ce21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33">spider</text:span></text:p>
            </table:table-cell>
            <table:table-cell table:style-name="ce21" table:formula="of:=VLOOKUP([.C16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15" office:value-type="string" calcext:value-type="string">
              <text:p><text:span text:style-name="T734">mind weapon 3</text:span></text:p>
            </table:table-cell>
            <table:table-cell table:style-name="ce21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35">spider</text:span></text:p>
            </table:table-cell>
            <table:table-cell table:style-name="ce21" table:formula="of:=VLOOKUP([.C16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15" office:value-type="string" calcext:value-type="string">
              <text:p><text:span text:style-name="T736">red potion</text:span></text:p>
            </table:table-cell>
            <table:table-cell table:style-name="ce21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37">spider</text:span></text:p>
            </table:table-cell>
            <table:table-cell table:style-name="ce21" table:formula="of:=VLOOKUP([.C16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15" office:value-type="string" calcext:value-type="string">
              <text:p><text:span text:style-name="T738">soul body 3</text:span></text:p>
            </table:table-cell>
            <table:table-cell table:style-name="ce21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39">spider</text:span></text:p>
            </table:table-cell>
            <table:table-cell table:style-name="ce21" table:formula="of:=VLOOKUP([.C16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15" office:value-type="string" calcext:value-type="string">
              <text:p><text:span text:style-name="T740">blue potion</text:span></text:p>
            </table:table-cell>
            <table:table-cell table:style-name="ce21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41">wandering_rock</text:span></text:p>
            </table:table-cell>
            <table:table-cell table:style-name="ce21" table:formula="of:=VLOOKUP([.C16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15" office:value-type="string" calcext:value-type="string">
              <text:p><text:span text:style-name="T742">flow body 3</text:span></text:p>
            </table:table-cell>
            <table:table-cell table:style-name="ce21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43">wandering_rock</text:span></text:p>
            </table:table-cell>
            <table:table-cell table:style-name="ce21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15" office:value-type="string" calcext:value-type="string">
              <text:p><text:span text:style-name="T744">flow head 3</text:span></text:p>
            </table:table-cell>
            <table:table-cell table:style-name="ce21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45">wandering_rock</text:span></text:p>
            </table:table-cell>
            <table:table-cell table:style-name="ce21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15" office:value-type="string" calcext:value-type="string">
              <text:p><text:span text:style-name="T746">flow trinket 3</text:span></text:p>
            </table:table-cell>
            <table:table-cell table:style-name="ce21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47">wandering_rock</text:span></text:p>
            </table:table-cell>
            <table:table-cell table:style-name="ce21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15" office:value-type="string" calcext:value-type="string">
              <text:p><text:span text:style-name="T748">flow weapon 3</text:span></text:p>
            </table:table-cell>
            <table:table-cell table:style-name="ce21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49">wandering_rock</text:span></text:p>
            </table:table-cell>
            <table:table-cell table:style-name="ce21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15" office:value-type="string" calcext:value-type="string">
              <text:p><text:span text:style-name="T750">grit body 3</text:span></text:p>
            </table:table-cell>
            <table:table-cell table:style-name="ce21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51">wandering_rock</text:span></text:p>
            </table:table-cell>
            <table:table-cell table:style-name="ce21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15" office:value-type="string" calcext:value-type="string">
              <text:p><text:span text:style-name="T752">grit head 3</text:span></text:p>
            </table:table-cell>
            <table:table-cell table:style-name="ce21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53">wandering_rock</text:span></text:p>
            </table:table-cell>
            <table:table-cell table:style-name="ce21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15" office:value-type="string" calcext:value-type="string">
              <text:p><text:span text:style-name="T754">grit trinket 3</text:span></text:p>
            </table:table-cell>
            <table:table-cell table:style-name="ce21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55">wandering_rock</text:span></text:p>
            </table:table-cell>
            <table:table-cell table:style-name="ce21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15" office:value-type="string" calcext:value-type="string">
              <text:p><text:span text:style-name="T756">grit weapon 3</text:span></text:p>
            </table:table-cell>
            <table:table-cell table:style-name="ce21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57">wandering_rock</text:span></text:p>
            </table:table-cell>
            <table:table-cell table:style-name="ce21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15" office:value-type="string" calcext:value-type="string">
              <text:p><text:span text:style-name="T758">mind body 3</text:span></text:p>
            </table:table-cell>
            <table:table-cell table:style-name="ce21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59">wandering_rock</text:span></text:p>
            </table:table-cell>
            <table:table-cell table:style-name="ce21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15" office:value-type="string" calcext:value-type="string">
              <text:p><text:span text:style-name="T760">mind head 3</text:span></text:p>
            </table:table-cell>
            <table:table-cell table:style-name="ce21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61">wandering_rock</text:span></text:p>
            </table:table-cell>
            <table:table-cell table:style-name="ce21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15" office:value-type="string" calcext:value-type="string">
              <text:p><text:span text:style-name="T762">mind trinket 3</text:span></text:p>
            </table:table-cell>
            <table:table-cell table:style-name="ce21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63">wandering_rock</text:span></text:p>
            </table:table-cell>
            <table:table-cell table:style-name="ce21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15" office:value-type="string" calcext:value-type="string">
              <text:p><text:span text:style-name="T764">mind weapon 3</text:span></text:p>
            </table:table-cell>
            <table:table-cell table:style-name="ce21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65">wandering_rock</text:span></text:p>
            </table:table-cell>
            <table:table-cell table:style-name="ce21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15" office:value-type="string" calcext:value-type="string">
              <text:p><text:span text:style-name="T766">red potion</text:span></text:p>
            </table:table-cell>
            <table:table-cell table:style-name="ce21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67">wandering_rock</text:span></text:p>
            </table:table-cell>
            <table:table-cell table:style-name="ce21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15" office:value-type="string" calcext:value-type="string">
              <text:p><text:span text:style-name="T768">soul body 3</text:span></text:p>
            </table:table-cell>
            <table:table-cell table:style-name="ce21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69">wandering_rock</text:span></text:p>
            </table:table-cell>
            <table:table-cell table:style-name="ce21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15" office:value-type="string" calcext:value-type="string">
              <text:p><text:span text:style-name="T770">soul head 3</text:span></text:p>
            </table:table-cell>
            <table:table-cell table:style-name="ce21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71">wandering_rock</text:span></text:p>
            </table:table-cell>
            <table:table-cell table:style-name="ce21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2">
            <table:table-cell table:style-name="ce15" office:value-type="string" calcext:value-type="string">
              <text:p><text:span text:style-name="T772">soul trinket 3</text:span></text:p>
            </table:table-cell>
            <table:table-cell table:style-name="ce21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73">wandering_rock</text:span></text:p>
            </table:table-cell>
            <table:table-cell table:style-name="ce21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3">
            <table:table-cell table:style-name="ce15" office:value-type="string" calcext:value-type="string">
              <text:p><text:span text:style-name="T774">soul weapon 3</text:span></text:p>
            </table:table-cell>
            <table:table-cell table:style-name="ce21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75">wandering_rock</text:span></text:p>
            </table:table-cell>
            <table:table-cell table:style-name="ce21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4">
            <table:table-cell table:style-name="ce15" office:value-type="string" calcext:value-type="string">
              <text:p><text:span text:style-name="T776">blue potion</text:span></text:p>
            </table:table-cell>
            <table:table-cell table:style-name="ce21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5">
            <table:table-cell table:style-name="ce15" office:value-type="string" calcext:value-type="string">
              <text:p><text:span text:style-name="T777">flow body 6</text:span></text:p>
            </table:table-cell>
            <table:table-cell table:style-name="ce21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5" office:value-type="string" calcext:value-type="string">
              <text:p><text:span text:style-name="T778">flow head 6</text:span></text:p>
            </table:table-cell>
            <table:table-cell table:style-name="ce21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5" office:value-type="string" calcext:value-type="string">
              <text:p><text:span text:style-name="T779">flow trinket 6</text:span></text:p>
            </table:table-cell>
            <table:table-cell table:style-name="ce21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5" office:value-type="string" calcext:value-type="string">
              <text:p><text:span text:style-name="T780">flow weapon 6</text:span></text:p>
            </table:table-cell>
            <table:table-cell table:style-name="ce21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5" office:value-type="string" calcext:value-type="string">
              <text:p><text:span text:style-name="T781">grit body 6</text:span></text:p>
            </table:table-cell>
            <table:table-cell table:style-name="ce21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5" office:value-type="string" calcext:value-type="string">
              <text:p><text:span text:style-name="T782">grit head 6</text:span></text:p>
            </table:table-cell>
            <table:table-cell table:style-name="ce21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5" office:value-type="string" calcext:value-type="string">
              <text:p><text:span text:style-name="T783">grit trinket 6</text:span></text:p>
            </table:table-cell>
            <table:table-cell table:style-name="ce21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5" office:value-type="string" calcext:value-type="string">
              <text:p><text:span text:style-name="T784">grit weapon 6</text:span></text:p>
            </table:table-cell>
            <table:table-cell table:style-name="ce21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5" office:value-type="string" calcext:value-type="string">
              <text:p><text:span text:style-name="T785">mind body 6</text:span></text:p>
            </table:table-cell>
            <table:table-cell table:style-name="ce21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5" office:value-type="string" calcext:value-type="string">
              <text:p><text:span text:style-name="T786">mind head 6</text:span></text:p>
            </table:table-cell>
            <table:table-cell table:style-name="ce21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5" office:value-type="string" calcext:value-type="string">
              <text:p><text:span text:style-name="T787">mind trinket 6</text:span></text:p>
            </table:table-cell>
            <table:table-cell table:style-name="ce21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5" office:value-type="string" calcext:value-type="string">
              <text:p><text:span text:style-name="T788">mind weapon 6</text:span></text:p>
            </table:table-cell>
            <table:table-cell table:style-name="ce21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5" office:value-type="string" calcext:value-type="string">
              <text:p><text:span text:style-name="T789">red potion</text:span></text:p>
            </table:table-cell>
            <table:table-cell table:style-name="ce21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5" office:value-type="string" calcext:value-type="string">
              <text:p><text:span text:style-name="T790">soul body 6</text:span></text:p>
            </table:table-cell>
            <table:table-cell table:style-name="ce21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5" office:value-type="string" calcext:value-type="string">
              <text:p><text:span text:style-name="T791">soul head 6</text:span></text:p>
            </table:table-cell>
            <table:table-cell table:style-name="ce21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5" office:value-type="string" calcext:value-type="string">
              <text:p><text:span text:style-name="T792">soul trinket 6</text:span></text:p>
            </table:table-cell>
            <table:table-cell table:style-name="ce21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5" office:value-type="string" calcext:value-type="string">
              <text:p><text:span text:style-name="T793">soul weapon 6</text:span></text:p>
            </table:table-cell>
            <table:table-cell table:style-name="ce21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5" office:value-type="string" calcext:value-type="string">
              <text:p><text:span text:style-name="T794">blue potion</text:span></text:p>
            </table:table-cell>
            <table:table-cell table:style-name="ce21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95">blue_slime</text:span></text:p>
            </table:table-cell>
            <table:table-cell table:style-name="ce21" table:formula="of:=VLOOKUP([.C20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5" office:value-type="string" calcext:value-type="string">
              <text:p><text:span text:style-name="T796">flow body 6</text:span></text:p>
            </table:table-cell>
            <table:table-cell table:style-name="ce21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797">blue_slime</text:span></text:p>
            </table:table-cell>
            <table:table-cell table:style-name="ce21" table:formula="of:=VLOOKUP([.C20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5" office:value-type="string" calcext:value-type="string">
              <text:p><text:span text:style-name="T798">flow head 6</text:span></text:p>
            </table:table-cell>
            <table:table-cell table:style-name="ce21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799">blue_slime</text:span></text:p>
            </table:table-cell>
            <table:table-cell table:style-name="ce21" table:formula="of:=VLOOKUP([.C20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5" office:value-type="string" calcext:value-type="string">
              <text:p><text:span text:style-name="T800">flow trinket 6</text:span></text:p>
            </table:table-cell>
            <table:table-cell table:style-name="ce21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01">blue_slime</text:span></text:p>
            </table:table-cell>
            <table:table-cell table:style-name="ce21" table:formula="of:=VLOOKUP([.C20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5" office:value-type="string" calcext:value-type="string">
              <text:p><text:span text:style-name="T802">flow weapon 6</text:span></text:p>
            </table:table-cell>
            <table:table-cell table:style-name="ce21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03">blue_slime</text:span></text:p>
            </table:table-cell>
            <table:table-cell table:style-name="ce21" table:formula="of:=VLOOKUP([.C20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5" office:value-type="string" calcext:value-type="string">
              <text:p><text:span text:style-name="T804">grit body 6</text:span></text:p>
            </table:table-cell>
            <table:table-cell table:style-name="ce21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05">blue_slime</text:span></text:p>
            </table:table-cell>
            <table:table-cell table:style-name="ce21" table:formula="of:=VLOOKUP([.C20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5" office:value-type="string" calcext:value-type="string">
              <text:p><text:span text:style-name="T806">grit head 6</text:span></text:p>
            </table:table-cell>
            <table:table-cell table:style-name="ce21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07">blue_slime</text:span></text:p>
            </table:table-cell>
            <table:table-cell table:style-name="ce21" table:formula="of:=VLOOKUP([.C20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5" office:value-type="string" calcext:value-type="string">
              <text:p><text:span text:style-name="T808">grit trinket 6</text:span></text:p>
            </table:table-cell>
            <table:table-cell table:style-name="ce21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09">blue_slime</text:span></text:p>
            </table:table-cell>
            <table:table-cell table:style-name="ce21" table:formula="of:=VLOOKUP([.C20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5" office:value-type="string" calcext:value-type="string">
              <text:p><text:span text:style-name="T810">grit weapon 6</text:span></text:p>
            </table:table-cell>
            <table:table-cell table:style-name="ce21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11">blue_slime</text:span></text:p>
            </table:table-cell>
            <table:table-cell table:style-name="ce21" table:formula="of:=VLOOKUP([.C208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5" office:value-type="string" calcext:value-type="string">
              <text:p><text:span text:style-name="T812">mind body 6</text:span></text:p>
            </table:table-cell>
            <table:table-cell table:style-name="ce21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13">blue_slime</text:span></text:p>
            </table:table-cell>
            <table:table-cell table:style-name="ce21" table:formula="of:=VLOOKUP([.C209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5" office:value-type="string" calcext:value-type="string">
              <text:p><text:span text:style-name="T814">mind head 6</text:span></text:p>
            </table:table-cell>
            <table:table-cell table:style-name="ce21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15">blue_slime</text:span></text:p>
            </table:table-cell>
            <table:table-cell table:style-name="ce21" table:formula="of:=VLOOKUP([.C21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5" office:value-type="string" calcext:value-type="string">
              <text:p><text:span text:style-name="T816">mind trinket 6</text:span></text:p>
            </table:table-cell>
            <table:table-cell table:style-name="ce21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17">blue_slime</text:span></text:p>
            </table:table-cell>
            <table:table-cell table:style-name="ce21" table:formula="of:=VLOOKUP([.C21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5" office:value-type="string" calcext:value-type="string">
              <text:p><text:span text:style-name="T818">mind weapon 6</text:span></text:p>
            </table:table-cell>
            <table:table-cell table:style-name="ce21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19">blue_slime</text:span></text:p>
            </table:table-cell>
            <table:table-cell table:style-name="ce21" table:formula="of:=VLOOKUP([.C21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5" office:value-type="string" calcext:value-type="string">
              <text:p><text:span text:style-name="T820">red potion</text:span></text:p>
            </table:table-cell>
            <table:table-cell table:style-name="ce21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21">blue_slime</text:span></text:p>
            </table:table-cell>
            <table:table-cell table:style-name="ce21" table:formula="of:=VLOOKUP([.C21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5" office:value-type="string" calcext:value-type="string">
              <text:p><text:span text:style-name="T822">soul body 6</text:span></text:p>
            </table:table-cell>
            <table:table-cell table:style-name="ce21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23">blue_slime</text:span></text:p>
            </table:table-cell>
            <table:table-cell table:style-name="ce21" table:formula="of:=VLOOKUP([.C21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5" office:value-type="string" calcext:value-type="string">
              <text:p><text:span text:style-name="T824">soul head 6</text:span></text:p>
            </table:table-cell>
            <table:table-cell table:style-name="ce21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25">blue_slime</text:span></text:p>
            </table:table-cell>
            <table:table-cell table:style-name="ce21" table:formula="of:=VLOOKUP([.C21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5" office:value-type="string" calcext:value-type="string">
              <text:p><text:span text:style-name="T826">soul trinket 6</text:span></text:p>
            </table:table-cell>
            <table:table-cell table:style-name="ce21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27">blue_slime</text:span></text:p>
            </table:table-cell>
            <table:table-cell table:style-name="ce21" table:formula="of:=VLOOKUP([.C21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5" office:value-type="string" calcext:value-type="string">
              <text:p><text:span text:style-name="T828">soul weapon 6</text:span></text:p>
            </table:table-cell>
            <table:table-cell table:style-name="ce21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29">blue_slime</text:span></text:p>
            </table:table-cell>
            <table:table-cell table:style-name="ce21" table:formula="of:=VLOOKUP([.C21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5" office:value-type="string" calcext:value-type="string">
              <text:p><text:span text:style-name="T830">blue potion</text:span></text:p>
            </table:table-cell>
            <table:table-cell table:style-name="ce21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31">octopus</text:span></text:p>
            </table:table-cell>
            <table:table-cell table:style-name="ce21" table:formula="of:=VLOOKUP([.C21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5" office:value-type="string" calcext:value-type="string">
              <text:p><text:span text:style-name="T832">flow body 6</text:span></text:p>
            </table:table-cell>
            <table:table-cell table:style-name="ce21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33">octopus</text:span></text:p>
            </table:table-cell>
            <table:table-cell table:style-name="ce21" table:formula="of:=VLOOKUP([.C21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5" office:value-type="string" calcext:value-type="string">
              <text:p><text:span text:style-name="T834">flow head 6</text:span></text:p>
            </table:table-cell>
            <table:table-cell table:style-name="ce21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35">octopus</text:span></text:p>
            </table:table-cell>
            <table:table-cell table:style-name="ce21" table:formula="of:=VLOOKUP([.C22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5" office:value-type="string" calcext:value-type="string">
              <text:p><text:span text:style-name="T836">flow trinket 6</text:span></text:p>
            </table:table-cell>
            <table:table-cell table:style-name="ce21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37">octopus</text:span></text:p>
            </table:table-cell>
            <table:table-cell table:style-name="ce21" table:formula="of:=VLOOKUP([.C22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5" office:value-type="string" calcext:value-type="string">
              <text:p><text:span text:style-name="T838">flow weapon 6</text:span></text:p>
            </table:table-cell>
            <table:table-cell table:style-name="ce21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39">octopus</text:span></text:p>
            </table:table-cell>
            <table:table-cell table:style-name="ce21" table:formula="of:=VLOOKUP([.C22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5" office:value-type="string" calcext:value-type="string">
              <text:p><text:span text:style-name="T840">grit body 6</text:span></text:p>
            </table:table-cell>
            <table:table-cell table:style-name="ce21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41">octopus</text:span></text:p>
            </table:table-cell>
            <table:table-cell table:style-name="ce21" table:formula="of:=VLOOKUP([.C22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5" office:value-type="string" calcext:value-type="string">
              <text:p><text:span text:style-name="T842">grit head 6</text:span></text:p>
            </table:table-cell>
            <table:table-cell table:style-name="ce21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43">octopus</text:span></text:p>
            </table:table-cell>
            <table:table-cell table:style-name="ce21" table:formula="of:=VLOOKUP([.C22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5" office:value-type="string" calcext:value-type="string">
              <text:p><text:span text:style-name="T844">grit trinket 6</text:span></text:p>
            </table:table-cell>
            <table:table-cell table:style-name="ce21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45">octopus</text:span></text:p>
            </table:table-cell>
            <table:table-cell table:style-name="ce21" table:formula="of:=VLOOKUP([.C22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5" office:value-type="string" calcext:value-type="string">
              <text:p><text:span text:style-name="T846">grit weapon 6</text:span></text:p>
            </table:table-cell>
            <table:table-cell table:style-name="ce21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47">octopus</text:span></text:p>
            </table:table-cell>
            <table:table-cell table:style-name="ce21" table:formula="of:=VLOOKUP([.C226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9">
            <table:table-cell table:style-name="ce15" office:value-type="string" calcext:value-type="string">
              <text:p><text:span text:style-name="T848">mind body 6</text:span></text:p>
            </table:table-cell>
            <table:table-cell table:style-name="ce21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49">octopus</text:span></text:p>
            </table:table-cell>
            <table:table-cell table:style-name="ce21" table:formula="of:=VLOOKUP([.C227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0">
            <table:table-cell table:style-name="ce15" office:value-type="string" calcext:value-type="string">
              <text:p><text:span text:style-name="T850">mind head 6</text:span></text:p>
            </table:table-cell>
            <table:table-cell table:style-name="ce21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51">octopus</text:span></text:p>
            </table:table-cell>
            <table:table-cell table:style-name="ce21" table:formula="of:=VLOOKUP([.C22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1">
            <table:table-cell table:style-name="ce15" office:value-type="string" calcext:value-type="string">
              <text:p><text:span text:style-name="T852">mind trinket 6</text:span></text:p>
            </table:table-cell>
            <table:table-cell table:style-name="ce21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53">octopus</text:span></text:p>
            </table:table-cell>
            <table:table-cell table:style-name="ce21" table:formula="of:=VLOOKUP([.C22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2">
            <table:table-cell table:style-name="ce15" office:value-type="string" calcext:value-type="string">
              <text:p><text:span text:style-name="T854">mind weapon 6</text:span></text:p>
            </table:table-cell>
            <table:table-cell table:style-name="ce21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55">octopus</text:span></text:p>
            </table:table-cell>
            <table:table-cell table:style-name="ce21" table:formula="of:=VLOOKUP([.C23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3">
            <table:table-cell table:style-name="ce15" office:value-type="string" calcext:value-type="string">
              <text:p><text:span text:style-name="T856">red potion</text:span></text:p>
            </table:table-cell>
            <table:table-cell table:style-name="ce21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57">octopus</text:span></text:p>
            </table:table-cell>
            <table:table-cell table:style-name="ce21" table:formula="of:=VLOOKUP([.C23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4">
            <table:table-cell table:style-name="ce15" office:value-type="string" calcext:value-type="string">
              <text:p><text:span text:style-name="T858">soul body 6</text:span></text:p>
            </table:table-cell>
            <table:table-cell table:style-name="ce21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59">octopus</text:span></text:p>
            </table:table-cell>
            <table:table-cell table:style-name="ce21" table:formula="of:=VLOOKUP([.C23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5">
            <table:table-cell table:style-name="ce15" office:value-type="string" calcext:value-type="string">
              <text:p><text:span text:style-name="T860">soul head 6</text:span></text:p>
            </table:table-cell>
            <table:table-cell table:style-name="ce21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1">octopus</text:span></text:p>
            </table:table-cell>
            <table:table-cell table:style-name="ce21" table:formula="of:=VLOOKUP([.C23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6">
            <table:table-cell table:style-name="ce15" office:value-type="string" calcext:value-type="string">
              <text:p><text:span text:style-name="T862">soul trinket 6</text:span></text:p>
            </table:table-cell>
            <table:table-cell table:style-name="ce21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3">octopus</text:span></text:p>
            </table:table-cell>
            <table:table-cell table:style-name="ce21" table:formula="of:=VLOOKUP([.C23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7">
            <table:table-cell table:style-name="ce15" office:value-type="string" calcext:value-type="string">
              <text:p><text:span text:style-name="T864">soul weapon 6</text:span></text:p>
            </table:table-cell>
            <table:table-cell table:style-name="ce21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65">octopus</text:span></text:p>
            </table:table-cell>
            <table:table-cell table:style-name="ce21" table:formula="of:=VLOOKUP([.C23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8">
            <table:table-cell table:style-name="ce15" office:value-type="string" calcext:value-type="string">
              <text:p><text:span text:style-name="T866">soul head 6</text:span></text:p>
            </table:table-cell>
            <table:table-cell table:style-name="ce21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7">red_cap</text:span></text:p>
            </table:table-cell>
            <table:table-cell table:style-name="ce21" table:formula="of:=VLOOKUP([.C23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9">
            <table:table-cell table:style-name="ce15" office:value-type="string" calcext:value-type="string">
              <text:p><text:span text:style-name="T868">soul trinket 6</text:span></text:p>
            </table:table-cell>
            <table:table-cell table:style-name="ce21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9">red_cap</text:span></text:p>
            </table:table-cell>
            <table:table-cell table:style-name="ce21" table:formula="of:=VLOOKUP([.C23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0">
            <table:table-cell table:style-name="ce15" office:value-type="string" calcext:value-type="string">
              <text:p><text:span text:style-name="T870">soul weapon 6</text:span></text:p>
            </table:table-cell>
            <table:table-cell table:style-name="ce21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71">red_cap</text:span></text:p>
            </table:table-cell>
            <table:table-cell table:style-name="ce21" table:formula="of:=VLOOKUP([.C23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1">
            <table:table-cell table:style-name="ce15" office:value-type="string" calcext:value-type="string">
              <text:p><text:span text:style-name="T872">blue potion</text:span></text:p>
            </table:table-cell>
            <table:table-cell table:style-name="ce21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73">red_cap</text:span></text:p>
            </table:table-cell>
            <table:table-cell table:style-name="ce21" table:formula="of:=VLOOKUP([.C23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2">
            <table:table-cell table:style-name="ce15" office:value-type="string" calcext:value-type="string">
              <text:p><text:span text:style-name="T874">flow body 6</text:span></text:p>
            </table:table-cell>
            <table:table-cell table:style-name="ce21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75">red_cap</text:span></text:p>
            </table:table-cell>
            <table:table-cell table:style-name="ce21" table:formula="of:=VLOOKUP([.C24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3">
            <table:table-cell table:style-name="ce15" office:value-type="string" calcext:value-type="string">
              <text:p><text:span text:style-name="T876">flow head 6</text:span></text:p>
            </table:table-cell>
            <table:table-cell table:style-name="ce21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77">red_cap</text:span></text:p>
            </table:table-cell>
            <table:table-cell table:style-name="ce21" table:formula="of:=VLOOKUP([.C24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4">
            <table:table-cell table:style-name="ce15" office:value-type="string" calcext:value-type="string">
              <text:p><text:span text:style-name="T878">flow trinket 6</text:span></text:p>
            </table:table-cell>
            <table:table-cell table:style-name="ce21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79">red_cap</text:span></text:p>
            </table:table-cell>
            <table:table-cell table:style-name="ce21" table:formula="of:=VLOOKUP([.C24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5">
            <table:table-cell table:style-name="ce15" office:value-type="string" calcext:value-type="string">
              <text:p><text:span text:style-name="T880">flow weapon 6</text:span></text:p>
            </table:table-cell>
            <table:table-cell table:style-name="ce21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81">red_cap</text:span></text:p>
            </table:table-cell>
            <table:table-cell table:style-name="ce21" table:formula="of:=VLOOKUP([.C24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6">
            <table:table-cell table:style-name="ce15" office:value-type="string" calcext:value-type="string">
              <text:p><text:span text:style-name="T882">grit body 6</text:span></text:p>
            </table:table-cell>
            <table:table-cell table:style-name="ce21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83">red_cap</text:span></text:p>
            </table:table-cell>
            <table:table-cell table:style-name="ce21" table:formula="of:=VLOOKUP([.C244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7">
            <table:table-cell table:style-name="ce15" office:value-type="string" calcext:value-type="string">
              <text:p><text:span text:style-name="T884">grit head 6</text:span></text:p>
            </table:table-cell>
            <table:table-cell table:style-name="ce21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85">red_cap</text:span></text:p>
            </table:table-cell>
            <table:table-cell table:style-name="ce21" table:formula="of:=VLOOKUP([.C245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8">
            <table:table-cell table:style-name="ce15" office:value-type="string" calcext:value-type="string">
              <text:p><text:span text:style-name="T886">grit trinket 6</text:span></text:p>
            </table:table-cell>
            <table:table-cell table:style-name="ce21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87">red_cap</text:span></text:p>
            </table:table-cell>
            <table:table-cell table:style-name="ce21" table:formula="of:=VLOOKUP([.C24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9">
            <table:table-cell table:style-name="ce15" office:value-type="string" calcext:value-type="string">
              <text:p><text:span text:style-name="T888">grit weapon 6</text:span></text:p>
            </table:table-cell>
            <table:table-cell table:style-name="ce21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89">red_cap</text:span></text:p>
            </table:table-cell>
            <table:table-cell table:style-name="ce21" table:formula="of:=VLOOKUP([.C24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0">
            <table:table-cell table:style-name="ce15" office:value-type="string" calcext:value-type="string">
              <text:p><text:span text:style-name="T890">mind body 6</text:span></text:p>
            </table:table-cell>
            <table:table-cell table:style-name="ce21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91">red_cap</text:span></text:p>
            </table:table-cell>
            <table:table-cell table:style-name="ce21" table:formula="of:=VLOOKUP([.C24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1">
            <table:table-cell table:style-name="ce15" office:value-type="string" calcext:value-type="string">
              <text:p><text:span text:style-name="T892">mind head 6</text:span></text:p>
            </table:table-cell>
            <table:table-cell table:style-name="ce21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93">red_cap</text:span></text:p>
            </table:table-cell>
            <table:table-cell table:style-name="ce21" table:formula="of:=VLOOKUP([.C24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2">
            <table:table-cell table:style-name="ce15" office:value-type="string" calcext:value-type="string">
              <text:p><text:span text:style-name="T894">mind trinket 6</text:span></text:p>
            </table:table-cell>
            <table:table-cell table:style-name="ce21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95">red_cap</text:span></text:p>
            </table:table-cell>
            <table:table-cell table:style-name="ce21" table:formula="of:=VLOOKUP([.C25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3">
            <table:table-cell table:style-name="ce15" office:value-type="string" calcext:value-type="string">
              <text:p><text:span text:style-name="T896">mind weapon 6</text:span></text:p>
            </table:table-cell>
            <table:table-cell table:style-name="ce21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97">red_cap</text:span></text:p>
            </table:table-cell>
            <table:table-cell table:style-name="ce21" table:formula="of:=VLOOKUP([.C25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4">
            <table:table-cell table:style-name="ce15" office:value-type="string" calcext:value-type="string">
              <text:p><text:span text:style-name="T898">red potion</text:span></text:p>
            </table:table-cell>
            <table:table-cell table:style-name="ce21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99">red_cap</text:span></text:p>
            </table:table-cell>
            <table:table-cell table:style-name="ce21" table:formula="of:=VLOOKUP([.C25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5">
            <table:table-cell table:style-name="ce15" office:value-type="string" calcext:value-type="string">
              <text:p><text:span text:style-name="T900">soul body 6</text:span></text:p>
            </table:table-cell>
            <table:table-cell table:style-name="ce21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01">red_cap</text:span></text:p>
            </table:table-cell>
            <table:table-cell table:style-name="ce21" table:formula="of:=VLOOKUP([.C25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6">
            <table:table-cell table:style-name="ce15" office:value-type="string" calcext:value-type="string">
              <text:p><text:span text:style-name="T902">blue potion</text:span></text:p>
            </table:table-cell>
            <table:table-cell table:style-name="ce21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03">red_slime</text:span></text:p>
            </table:table-cell>
            <table:table-cell table:style-name="ce21" table:formula="of:=VLOOKUP([.C25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7">
            <table:table-cell table:style-name="ce15" office:value-type="string" calcext:value-type="string">
              <text:p><text:span text:style-name="T904">flow body 6</text:span></text:p>
            </table:table-cell>
            <table:table-cell table:style-name="ce21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05">red_slime</text:span></text:p>
            </table:table-cell>
            <table:table-cell table:style-name="ce21" table:formula="of:=VLOOKUP([.C25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8">
            <table:table-cell table:style-name="ce15" office:value-type="string" calcext:value-type="string">
              <text:p><text:span text:style-name="T906">flow head 6</text:span></text:p>
            </table:table-cell>
            <table:table-cell table:style-name="ce21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07">red_slime</text:span></text:p>
            </table:table-cell>
            <table:table-cell table:style-name="ce21" table:formula="of:=VLOOKUP([.C25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9">
            <table:table-cell table:style-name="ce15" office:value-type="string" calcext:value-type="string">
              <text:p><text:span text:style-name="T908">flow trinket 6</text:span></text:p>
            </table:table-cell>
            <table:table-cell table:style-name="ce21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09">red_slime</text:span></text:p>
            </table:table-cell>
            <table:table-cell table:style-name="ce21" table:formula="of:=VLOOKUP([.C25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0">
            <table:table-cell table:style-name="ce15" office:value-type="string" calcext:value-type="string">
              <text:p><text:span text:style-name="T910">flow weapon 6</text:span></text:p>
            </table:table-cell>
            <table:table-cell table:style-name="ce21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11">red_slime</text:span></text:p>
            </table:table-cell>
            <table:table-cell table:style-name="ce21" table:formula="of:=VLOOKUP([.C25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1">
            <table:table-cell table:style-name="ce15" office:value-type="string" calcext:value-type="string">
              <text:p><text:span text:style-name="T912">grit body 6</text:span></text:p>
            </table:table-cell>
            <table:table-cell table:style-name="ce21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13">red_slime</text:span></text:p>
            </table:table-cell>
            <table:table-cell table:style-name="ce21" table:formula="of:=VLOOKUP([.C25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2">
            <table:table-cell table:style-name="ce15" office:value-type="string" calcext:value-type="string">
              <text:p><text:span text:style-name="T914">grit head 6</text:span></text:p>
            </table:table-cell>
            <table:table-cell table:style-name="ce21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15">red_slime</text:span></text:p>
            </table:table-cell>
            <table:table-cell table:style-name="ce21" table:formula="of:=VLOOKUP([.C26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3">
            <table:table-cell table:style-name="ce15" office:value-type="string" calcext:value-type="string">
              <text:p><text:span text:style-name="T916">grit trinket 6</text:span></text:p>
            </table:table-cell>
            <table:table-cell table:style-name="ce21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17">red_slime</text:span></text:p>
            </table:table-cell>
            <table:table-cell table:style-name="ce21" table:formula="of:=VLOOKUP([.C26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4">
            <table:table-cell table:style-name="ce15" office:value-type="string" calcext:value-type="string">
              <text:p><text:span text:style-name="T918">grit weapon 6</text:span></text:p>
            </table:table-cell>
            <table:table-cell table:style-name="ce21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19">red_slime</text:span></text:p>
            </table:table-cell>
            <table:table-cell table:style-name="ce21" table:formula="of:=VLOOKUP([.C262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5">
            <table:table-cell table:style-name="ce15" office:value-type="string" calcext:value-type="string">
              <text:p><text:span text:style-name="T920">mind body 6</text:span></text:p>
            </table:table-cell>
            <table:table-cell table:style-name="ce21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21">red_slime</text:span></text:p>
            </table:table-cell>
            <table:table-cell table:style-name="ce21" table:formula="of:=VLOOKUP([.C263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6">
            <table:table-cell table:style-name="ce15" office:value-type="string" calcext:value-type="string">
              <text:p><text:span text:style-name="T922">mind head 6</text:span></text:p>
            </table:table-cell>
            <table:table-cell table:style-name="ce21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23">red_slime</text:span></text:p>
            </table:table-cell>
            <table:table-cell table:style-name="ce21" table:formula="of:=VLOOKUP([.C26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7">
            <table:table-cell table:style-name="ce15" office:value-type="string" calcext:value-type="string">
              <text:p><text:span text:style-name="T924">mind trinket 6</text:span></text:p>
            </table:table-cell>
            <table:table-cell table:style-name="ce21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25">red_slime</text:span></text:p>
            </table:table-cell>
            <table:table-cell table:style-name="ce21" table:formula="of:=VLOOKUP([.C26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8">
            <table:table-cell table:style-name="ce15" office:value-type="string" calcext:value-type="string">
              <text:p><text:span text:style-name="T926">mind weapon 6</text:span></text:p>
            </table:table-cell>
            <table:table-cell table:style-name="ce21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27">red_slime</text:span></text:p>
            </table:table-cell>
            <table:table-cell table:style-name="ce21" table:formula="of:=VLOOKUP([.C26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9">
            <table:table-cell table:style-name="ce15" office:value-type="string" calcext:value-type="string">
              <text:p><text:span text:style-name="T928">red potion</text:span></text:p>
            </table:table-cell>
            <table:table-cell table:style-name="ce21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29">red_slime</text:span></text:p>
            </table:table-cell>
            <table:table-cell table:style-name="ce21" table:formula="of:=VLOOKUP([.C26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0">
            <table:table-cell table:style-name="ce15" office:value-type="string" calcext:value-type="string">
              <text:p><text:span text:style-name="T930">soul body 6</text:span></text:p>
            </table:table-cell>
            <table:table-cell table:style-name="ce21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31">red_slime</text:span></text:p>
            </table:table-cell>
            <table:table-cell table:style-name="ce21" table:formula="of:=VLOOKUP([.C26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1">
            <table:table-cell table:style-name="ce15" office:value-type="string" calcext:value-type="string">
              <text:p><text:span text:style-name="T932">soul head 6</text:span></text:p>
            </table:table-cell>
            <table:table-cell table:style-name="ce21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33">red_slime</text:span></text:p>
            </table:table-cell>
            <table:table-cell table:style-name="ce21" table:formula="of:=VLOOKUP([.C26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2">
            <table:table-cell table:style-name="ce15" office:value-type="string" calcext:value-type="string">
              <text:p><text:span text:style-name="T934">soul trinket 6</text:span></text:p>
            </table:table-cell>
            <table:table-cell table:style-name="ce21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35">red_slime</text:span></text:p>
            </table:table-cell>
            <table:table-cell table:style-name="ce21" table:formula="of:=VLOOKUP([.C27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3">
            <table:table-cell table:style-name="ce15" office:value-type="string" calcext:value-type="string">
              <text:p><text:span text:style-name="T936">soul weapon 6</text:span></text:p>
            </table:table-cell>
            <table:table-cell table:style-name="ce21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37">red_slime</text:span></text:p>
            </table:table-cell>
            <table:table-cell table:style-name="ce21" table:formula="of:=VLOOKUP([.C27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4">
            <table:table-cell table:style-name="ce15" office:value-type="string" calcext:value-type="string">
              <text:p><text:span text:style-name="T938">blue potion</text:span></text:p>
            </table:table-cell>
            <table:table-cell table:style-name="ce21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39">evil_eye</text:span></text:p>
            </table:table-cell>
            <table:table-cell table:style-name="ce21" table:formula="of:=VLOOKUP([.C27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5">
            <table:table-cell table:style-name="ce15" office:value-type="string" calcext:value-type="string">
              <text:p><text:span text:style-name="T940">flow body 9</text:span></text:p>
            </table:table-cell>
            <table:table-cell table:style-name="ce21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41">evil_eye</text:span></text:p>
            </table:table-cell>
            <table:table-cell table:style-name="ce21" table:formula="of:=VLOOKUP([.C27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5" office:value-type="string" calcext:value-type="string">
              <text:p><text:span text:style-name="T942">flow head 9</text:span></text:p>
            </table:table-cell>
            <table:table-cell table:style-name="ce21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43">evil_eye</text:span></text:p>
            </table:table-cell>
            <table:table-cell table:style-name="ce21" table:formula="of:=VLOOKUP([.C27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5" office:value-type="string" calcext:value-type="string">
              <text:p><text:span text:style-name="T944">flow trinket 9</text:span></text:p>
            </table:table-cell>
            <table:table-cell table:style-name="ce21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45">evil_eye</text:span></text:p>
            </table:table-cell>
            <table:table-cell table:style-name="ce21" table:formula="of:=VLOOKUP([.C27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5" office:value-type="string" calcext:value-type="string">
              <text:p><text:span text:style-name="T946">flow weapon 9</text:span></text:p>
            </table:table-cell>
            <table:table-cell table:style-name="ce21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47">evil_eye</text:span></text:p>
            </table:table-cell>
            <table:table-cell table:style-name="ce21" table:formula="of:=VLOOKUP([.C27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5" office:value-type="string" calcext:value-type="string">
              <text:p><text:span text:style-name="T948">grit body 9</text:span></text:p>
            </table:table-cell>
            <table:table-cell table:style-name="ce21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49">evil_eye</text:span></text:p>
            </table:table-cell>
            <table:table-cell table:style-name="ce21" table:formula="of:=VLOOKUP([.C27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5" office:value-type="string" calcext:value-type="string">
              <text:p><text:span text:style-name="T950">grit head 9</text:span></text:p>
            </table:table-cell>
            <table:table-cell table:style-name="ce21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51">evil_eye</text:span></text:p>
            </table:table-cell>
            <table:table-cell table:style-name="ce21" table:formula="of:=VLOOKUP([.C27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5" office:value-type="string" calcext:value-type="string">
              <text:p><text:span text:style-name="T952">grit trinket 9</text:span></text:p>
            </table:table-cell>
            <table:table-cell table:style-name="ce21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53">evil_eye</text:span></text:p>
            </table:table-cell>
            <table:table-cell table:style-name="ce21" table:formula="of:=VLOOKUP([.C27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5" office:value-type="string" calcext:value-type="string">
              <text:p><text:span text:style-name="T954">grit weapon 9</text:span></text:p>
            </table:table-cell>
            <table:table-cell table:style-name="ce21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55">evil_eye</text:span></text:p>
            </table:table-cell>
            <table:table-cell table:style-name="ce21" table:formula="of:=VLOOKUP([.C280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5" office:value-type="string" calcext:value-type="string">
              <text:p><text:span text:style-name="T956">mind body 9</text:span></text:p>
            </table:table-cell>
            <table:table-cell table:style-name="ce21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57">evil_eye</text:span></text:p>
            </table:table-cell>
            <table:table-cell table:style-name="ce21" table:formula="of:=VLOOKUP([.C281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5" office:value-type="string" calcext:value-type="string">
              <text:p><text:span text:style-name="T958">mind head 9</text:span></text:p>
            </table:table-cell>
            <table:table-cell table:style-name="ce21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59">evil_eye</text:span></text:p>
            </table:table-cell>
            <table:table-cell table:style-name="ce21" table:formula="of:=VLOOKUP([.C28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5" office:value-type="string" calcext:value-type="string">
              <text:p><text:span text:style-name="T960">mind trinket 9</text:span></text:p>
            </table:table-cell>
            <table:table-cell table:style-name="ce21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61">evil_eye</text:span></text:p>
            </table:table-cell>
            <table:table-cell table:style-name="ce21" table:formula="of:=VLOOKUP([.C28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5" office:value-type="string" calcext:value-type="string">
              <text:p><text:span text:style-name="T962">mind weapon 9</text:span></text:p>
            </table:table-cell>
            <table:table-cell table:style-name="ce21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63">evil_eye</text:span></text:p>
            </table:table-cell>
            <table:table-cell table:style-name="ce21" table:formula="of:=VLOOKUP([.C28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5" office:value-type="string" calcext:value-type="string">
              <text:p><text:span text:style-name="T964">red potion</text:span></text:p>
            </table:table-cell>
            <table:table-cell table:style-name="ce21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65">evil_eye</text:span></text:p>
            </table:table-cell>
            <table:table-cell table:style-name="ce21" table:formula="of:=VLOOKUP([.C28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5" office:value-type="string" calcext:value-type="string">
              <text:p><text:span text:style-name="T966">soul body 9</text:span></text:p>
            </table:table-cell>
            <table:table-cell table:style-name="ce21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967">evil_eye</text:span></text:p>
            </table:table-cell>
            <table:table-cell table:style-name="ce21" table:formula="of:=VLOOKUP([.C28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5" office:value-type="string" calcext:value-type="string">
              <text:p><text:span text:style-name="T968">soul head 9</text:span></text:p>
            </table:table-cell>
            <table:table-cell table:style-name="ce21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969">evil_eye</text:span></text:p>
            </table:table-cell>
            <table:table-cell table:style-name="ce21" table:formula="of:=VLOOKUP([.C28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5" office:value-type="string" calcext:value-type="string">
              <text:p><text:span text:style-name="T970">soul trinket 9</text:span></text:p>
            </table:table-cell>
            <table:table-cell table:style-name="ce21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971">evil_eye</text:span></text:p>
            </table:table-cell>
            <table:table-cell table:style-name="ce21" table:formula="of:=VLOOKUP([.C28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5" office:value-type="string" calcext:value-type="string">
              <text:p><text:span text:style-name="T972">soul weapon 9</text:span></text:p>
            </table:table-cell>
            <table:table-cell table:style-name="ce21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973">evil_eye</text:span></text:p>
            </table:table-cell>
            <table:table-cell table:style-name="ce21" table:formula="of:=VLOOKUP([.C28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5" office:value-type="string" calcext:value-type="string">
              <text:p><text:span text:style-name="T974">blue potion</text:span></text:p>
            </table:table-cell>
            <table:table-cell table:style-name="ce21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75">horned_mushroom</text:span></text:p>
            </table:table-cell>
            <table:table-cell table:style-name="ce21" table:formula="of:=VLOOKUP([.C29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5" office:value-type="string" calcext:value-type="string">
              <text:p><text:span text:style-name="T976">flow body 9</text:span></text:p>
            </table:table-cell>
            <table:table-cell table:style-name="ce21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77">horned_mushroom</text:span></text:p>
            </table:table-cell>
            <table:table-cell table:style-name="ce21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5" office:value-type="string" calcext:value-type="string">
              <text:p><text:span text:style-name="T978">flow head 9</text:span></text:p>
            </table:table-cell>
            <table:table-cell table:style-name="ce21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79">horned_mushroom</text:span></text:p>
            </table:table-cell>
            <table:table-cell table:style-name="ce21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5" office:value-type="string" calcext:value-type="string">
              <text:p><text:span text:style-name="T980">flow trinket 9</text:span></text:p>
            </table:table-cell>
            <table:table-cell table:style-name="ce21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81">horned_mushroom</text:span></text:p>
            </table:table-cell>
            <table:table-cell table:style-name="ce21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5" office:value-type="string" calcext:value-type="string">
              <text:p><text:span text:style-name="T982">flow weapon 9</text:span></text:p>
            </table:table-cell>
            <table:table-cell table:style-name="ce21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83">horned_mushroom</text:span></text:p>
            </table:table-cell>
            <table:table-cell table:style-name="ce21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5" office:value-type="string" calcext:value-type="string">
              <text:p><text:span text:style-name="T984">grit body 9</text:span></text:p>
            </table:table-cell>
            <table:table-cell table:style-name="ce21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85">horned_mushroom</text:span></text:p>
            </table:table-cell>
            <table:table-cell table:style-name="ce21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5" office:value-type="string" calcext:value-type="string">
              <text:p><text:span text:style-name="T986">grit head 9</text:span></text:p>
            </table:table-cell>
            <table:table-cell table:style-name="ce21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87">horned_mushroom</text:span></text:p>
            </table:table-cell>
            <table:table-cell table:style-name="ce21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15" office:value-type="string" calcext:value-type="string">
              <text:p><text:span text:style-name="T988">grit trinket 9</text:span></text:p>
            </table:table-cell>
            <table:table-cell table:style-name="ce21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89">horned_mushroom</text:span></text:p>
            </table:table-cell>
            <table:table-cell table:style-name="ce21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table:style-name="ce15" office:value-type="string" calcext:value-type="string">
              <text:p><text:span text:style-name="T990">grit weapon 9</text:span></text:p>
            </table:table-cell>
            <table:table-cell table:style-name="ce21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91">horned_mushroom</text:span></text:p>
            </table:table-cell>
            <table:table-cell table:style-name="ce21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table:style-name="ce15" office:value-type="string" calcext:value-type="string">
              <text:p><text:span text:style-name="T992">mind body 9</text:span></text:p>
            </table:table-cell>
            <table:table-cell table:style-name="ce21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93">horned_mushroom</text:span></text:p>
            </table:table-cell>
            <table:table-cell table:style-name="ce21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table:style-name="ce15" office:value-type="string" calcext:value-type="string">
              <text:p><text:span text:style-name="T994">mind head 9</text:span></text:p>
            </table:table-cell>
            <table:table-cell table:style-name="ce21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95">horned_mushroom</text:span></text:p>
            </table:table-cell>
            <table:table-cell table:style-name="ce21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table:style-name="ce15" office:value-type="string" calcext:value-type="string">
              <text:p><text:span text:style-name="T996">mind trinket 9</text:span></text:p>
            </table:table-cell>
            <table:table-cell table:style-name="ce21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97">horned_mushroom</text:span></text:p>
            </table:table-cell>
            <table:table-cell table:style-name="ce21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table:style-name="ce15" office:value-type="string" calcext:value-type="string">
              <text:p><text:span text:style-name="T998">mind weapon 9</text:span></text:p>
            </table:table-cell>
            <table:table-cell table:style-name="ce21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99">horned_mushroom</text:span></text:p>
            </table:table-cell>
            <table:table-cell table:style-name="ce21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5">
            <table:table-cell table:style-name="ce15" office:value-type="string" calcext:value-type="string">
              <text:p><text:span text:style-name="T1000">red potion</text:span></text:p>
            </table:table-cell>
            <table:table-cell table:style-name="ce21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01">horned_mushroom</text:span></text:p>
            </table:table-cell>
            <table:table-cell table:style-name="ce21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6">
            <table:table-cell table:style-name="ce15" office:value-type="string" calcext:value-type="string">
              <text:p><text:span text:style-name="T1002">soul body 9</text:span></text:p>
            </table:table-cell>
            <table:table-cell table:style-name="ce21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03">horned_mushroom</text:span></text:p>
            </table:table-cell>
            <table:table-cell table:style-name="ce21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7">
            <table:table-cell table:style-name="ce15" office:value-type="string" calcext:value-type="string">
              <text:p><text:span text:style-name="T1004">soul head 9</text:span></text:p>
            </table:table-cell>
            <table:table-cell table:style-name="ce21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05">horned_mushroom</text:span></text:p>
            </table:table-cell>
            <table:table-cell table:style-name="ce21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8">
            <table:table-cell table:style-name="ce15" office:value-type="string" calcext:value-type="string">
              <text:p><text:span text:style-name="T1006">soul trinket 9</text:span></text:p>
            </table:table-cell>
            <table:table-cell table:style-name="ce21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07">horned_mushroom</text:span></text:p>
            </table:table-cell>
            <table:table-cell table:style-name="ce21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9">
            <table:table-cell table:style-name="ce15" office:value-type="string" calcext:value-type="string">
              <text:p><text:span text:style-name="T1008">soul weapon 9</text:span></text:p>
            </table:table-cell>
            <table:table-cell table:style-name="ce21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09">horned_mushroom</text:span></text:p>
            </table:table-cell>
            <table:table-cell table:style-name="ce21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0">
            <table:table-cell table:style-name="ce15" office:value-type="string" calcext:value-type="string">
              <text:p><text:span text:style-name="T1010">blue potion</text:span></text:p>
            </table:table-cell>
            <table:table-cell table:style-name="ce21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11">thief</text:span></text:p>
            </table:table-cell>
            <table:table-cell table:style-name="ce21" table:formula="of:=VLOOKUP([.C30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1">
            <table:table-cell table:style-name="ce15" office:value-type="string" calcext:value-type="string">
              <text:p><text:span text:style-name="T1012">flow body 9</text:span></text:p>
            </table:table-cell>
            <table:table-cell table:style-name="ce21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13">thief</text:span></text:p>
            </table:table-cell>
            <table:table-cell table:style-name="ce21" table:formula="of:=VLOOKUP([.C30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2">
            <table:table-cell table:style-name="ce15" office:value-type="string" calcext:value-type="string">
              <text:p><text:span text:style-name="T1014">flow head 9</text:span></text:p>
            </table:table-cell>
            <table:table-cell table:style-name="ce21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15">thief</text:span></text:p>
            </table:table-cell>
            <table:table-cell table:style-name="ce21" table:formula="of:=VLOOKUP([.C31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3">
            <table:table-cell table:style-name="ce15" office:value-type="string" calcext:value-type="string">
              <text:p><text:span text:style-name="T1016">flow trinket 9</text:span></text:p>
            </table:table-cell>
            <table:table-cell table:style-name="ce21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17">thief</text:span></text:p>
            </table:table-cell>
            <table:table-cell table:style-name="ce21" table:formula="of:=VLOOKUP([.C31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4">
            <table:table-cell table:style-name="ce15" office:value-type="string" calcext:value-type="string">
              <text:p><text:span text:style-name="T1018">flow weapon 9</text:span></text:p>
            </table:table-cell>
            <table:table-cell table:style-name="ce21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19">thief</text:span></text:p>
            </table:table-cell>
            <table:table-cell table:style-name="ce21" table:formula="of:=VLOOKUP([.C31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5">
            <table:table-cell table:style-name="ce15" office:value-type="string" calcext:value-type="string">
              <text:p><text:span text:style-name="T1020">grit body 9</text:span></text:p>
            </table:table-cell>
            <table:table-cell table:style-name="ce21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21">thief</text:span></text:p>
            </table:table-cell>
            <table:table-cell table:style-name="ce21" table:formula="of:=VLOOKUP([.C31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6">
            <table:table-cell table:style-name="ce15" office:value-type="string" calcext:value-type="string">
              <text:p><text:span text:style-name="T1022">grit head 9</text:span></text:p>
            </table:table-cell>
            <table:table-cell table:style-name="ce21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23">thief</text:span></text:p>
            </table:table-cell>
            <table:table-cell table:style-name="ce21" table:formula="of:=VLOOKUP([.C31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7">
            <table:table-cell table:style-name="ce15" office:value-type="string" calcext:value-type="string">
              <text:p><text:span text:style-name="T1024">grit trinket 9</text:span></text:p>
            </table:table-cell>
            <table:table-cell table:style-name="ce21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25">thief</text:span></text:p>
            </table:table-cell>
            <table:table-cell table:style-name="ce21" table:formula="of:=VLOOKUP([.C31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8">
            <table:table-cell table:style-name="ce15" office:value-type="string" calcext:value-type="string">
              <text:p><text:span text:style-name="T1026">grit weapon 9</text:span></text:p>
            </table:table-cell>
            <table:table-cell table:style-name="ce21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27">thief</text:span></text:p>
            </table:table-cell>
            <table:table-cell table:style-name="ce21" table:formula="of:=VLOOKUP([.C316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9">
            <table:table-cell table:style-name="ce15" office:value-type="string" calcext:value-type="string">
              <text:p><text:span text:style-name="T1028">mind body 9</text:span></text:p>
            </table:table-cell>
            <table:table-cell table:style-name="ce21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29">thief</text:span></text:p>
            </table:table-cell>
            <table:table-cell table:style-name="ce21" table:formula="of:=VLOOKUP([.C317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0">
            <table:table-cell table:style-name="ce15" office:value-type="string" calcext:value-type="string">
              <text:p><text:span text:style-name="T1030">mind head 9</text:span></text:p>
            </table:table-cell>
            <table:table-cell table:style-name="ce21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31">thief</text:span></text:p>
            </table:table-cell>
            <table:table-cell table:style-name="ce21" table:formula="of:=VLOOKUP([.C31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1">
            <table:table-cell table:style-name="ce15" office:value-type="string" calcext:value-type="string">
              <text:p><text:span text:style-name="T1032">mind trinket 9</text:span></text:p>
            </table:table-cell>
            <table:table-cell table:style-name="ce21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33">thief</text:span></text:p>
            </table:table-cell>
            <table:table-cell table:style-name="ce21" table:formula="of:=VLOOKUP([.C31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2">
            <table:table-cell table:style-name="ce15" office:value-type="string" calcext:value-type="string">
              <text:p><text:span text:style-name="T1034">mind weapon 9</text:span></text:p>
            </table:table-cell>
            <table:table-cell table:style-name="ce21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35">thief</text:span></text:p>
            </table:table-cell>
            <table:table-cell table:style-name="ce21" table:formula="of:=VLOOKUP([.C32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3">
            <table:table-cell table:style-name="ce15" office:value-type="string" calcext:value-type="string">
              <text:p><text:span text:style-name="T1036">red potion</text:span></text:p>
            </table:table-cell>
            <table:table-cell table:style-name="ce21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37">thief</text:span></text:p>
            </table:table-cell>
            <table:table-cell table:style-name="ce21" table:formula="of:=VLOOKUP([.C32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4">
            <table:table-cell table:style-name="ce15" office:value-type="string" calcext:value-type="string">
              <text:p><text:span text:style-name="T1038">soul body 9</text:span></text:p>
            </table:table-cell>
            <table:table-cell table:style-name="ce21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39">thief</text:span></text:p>
            </table:table-cell>
            <table:table-cell table:style-name="ce21" table:formula="of:=VLOOKUP([.C32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5">
            <table:table-cell table:style-name="ce15" office:value-type="string" calcext:value-type="string">
              <text:p><text:span text:style-name="T1040">soul head 9</text:span></text:p>
            </table:table-cell>
            <table:table-cell table:style-name="ce21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41">thief</text:span></text:p>
            </table:table-cell>
            <table:table-cell table:style-name="ce21" table:formula="of:=VLOOKUP([.C32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6">
            <table:table-cell table:style-name="ce15" office:value-type="string" calcext:value-type="string">
              <text:p><text:span text:style-name="T1042">soul trinket 9</text:span></text:p>
            </table:table-cell>
            <table:table-cell table:style-name="ce21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43">thief</text:span></text:p>
            </table:table-cell>
            <table:table-cell table:style-name="ce21" table:formula="of:=VLOOKUP([.C32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7">
            <table:table-cell table:style-name="ce15" office:value-type="string" calcext:value-type="string">
              <text:p><text:span text:style-name="T1044">soul weapon 9</text:span></text:p>
            </table:table-cell>
            <table:table-cell table:style-name="ce21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45">thief</text:span></text:p>
            </table:table-cell>
            <table:table-cell table:style-name="ce21" table:formula="of:=VLOOKUP([.C32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8">
            <table:table-cell table:style-name="ce15" office:value-type="string" calcext:value-type="string">
              <text:p><text:span text:style-name="T1046">blue potion</text:span></text:p>
            </table:table-cell>
            <table:table-cell table:style-name="ce21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47">skeleton_1</text:span></text:p>
            </table:table-cell>
            <table:table-cell table:style-name="ce21" table:formula="of:=VLOOKUP([.C32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9">
            <table:table-cell table:style-name="ce15" office:value-type="string" calcext:value-type="string">
              <text:p><text:span text:style-name="T1048">flow body 9</text:span></text:p>
            </table:table-cell>
            <table:table-cell table:style-name="ce21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49">skeleton_1</text:span></text:p>
            </table:table-cell>
            <table:table-cell table:style-name="ce21" table:formula="of:=VLOOKUP([.C32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0">
            <table:table-cell table:style-name="ce15" office:value-type="string" calcext:value-type="string">
              <text:p><text:span text:style-name="T1050">flow head 9</text:span></text:p>
            </table:table-cell>
            <table:table-cell table:style-name="ce21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51">skeleton_1</text:span></text:p>
            </table:table-cell>
            <table:table-cell table:style-name="ce21" table:formula="of:=VLOOKUP([.C32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1">
            <table:table-cell table:style-name="ce15" office:value-type="string" calcext:value-type="string">
              <text:p><text:span text:style-name="T1052">flow trinket 9</text:span></text:p>
            </table:table-cell>
            <table:table-cell table:style-name="ce21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53">skeleton_1</text:span></text:p>
            </table:table-cell>
            <table:table-cell table:style-name="ce21" table:formula="of:=VLOOKUP([.C32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2">
            <table:table-cell table:style-name="ce15" office:value-type="string" calcext:value-type="string">
              <text:p><text:span text:style-name="T1054">flow weapon 9</text:span></text:p>
            </table:table-cell>
            <table:table-cell table:style-name="ce21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55">skeleton_1</text:span></text:p>
            </table:table-cell>
            <table:table-cell table:style-name="ce21" table:formula="of:=VLOOKUP([.C33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3">
            <table:table-cell table:style-name="ce15" office:value-type="string" calcext:value-type="string">
              <text:p><text:span text:style-name="T1056">grit body 9</text:span></text:p>
            </table:table-cell>
            <table:table-cell table:style-name="ce21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57">skeleton_1</text:span></text:p>
            </table:table-cell>
            <table:table-cell table:style-name="ce21" table:formula="of:=VLOOKUP([.C33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4">
            <table:table-cell table:style-name="ce15" office:value-type="string" calcext:value-type="string">
              <text:p><text:span text:style-name="T1058">grit head 9</text:span></text:p>
            </table:table-cell>
            <table:table-cell table:style-name="ce21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59">skeleton_1</text:span></text:p>
            </table:table-cell>
            <table:table-cell table:style-name="ce21" table:formula="of:=VLOOKUP([.C33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5">
            <table:table-cell table:style-name="ce15" office:value-type="string" calcext:value-type="string">
              <text:p><text:span text:style-name="T1060">grit trinket 9</text:span></text:p>
            </table:table-cell>
            <table:table-cell table:style-name="ce21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61">skeleton_1</text:span></text:p>
            </table:table-cell>
            <table:table-cell table:style-name="ce21" table:formula="of:=VLOOKUP([.C33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6">
            <table:table-cell table:style-name="ce15" office:value-type="string" calcext:value-type="string">
              <text:p><text:span text:style-name="T1062">grit weapon 9</text:span></text:p>
            </table:table-cell>
            <table:table-cell table:style-name="ce21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63">skeleton_1</text:span></text:p>
            </table:table-cell>
            <table:table-cell table:style-name="ce21" table:formula="of:=VLOOKUP([.C33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7">
            <table:table-cell table:style-name="ce15" office:value-type="string" calcext:value-type="string">
              <text:p><text:span text:style-name="T1064">mind body 9</text:span></text:p>
            </table:table-cell>
            <table:table-cell table:style-name="ce21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65">skeleton_1</text:span></text:p>
            </table:table-cell>
            <table:table-cell table:style-name="ce21" table:formula="of:=VLOOKUP([.C33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8">
            <table:table-cell table:style-name="ce15" office:value-type="string" calcext:value-type="string">
              <text:p><text:span text:style-name="T1066">mind head 9</text:span></text:p>
            </table:table-cell>
            <table:table-cell table:style-name="ce21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67">skeleton_1</text:span></text:p>
            </table:table-cell>
            <table:table-cell table:style-name="ce21" table:formula="of:=VLOOKUP([.C33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9">
            <table:table-cell table:style-name="ce15" office:value-type="string" calcext:value-type="string">
              <text:p><text:span text:style-name="T1068">mind trinket 9</text:span></text:p>
            </table:table-cell>
            <table:table-cell table:style-name="ce21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69">skeleton_1</text:span></text:p>
            </table:table-cell>
            <table:table-cell table:style-name="ce21" table:formula="of:=VLOOKUP([.C33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0">
            <table:table-cell table:style-name="ce15" office:value-type="string" calcext:value-type="string">
              <text:p><text:span text:style-name="T1070">mind weapon 9</text:span></text:p>
            </table:table-cell>
            <table:table-cell table:style-name="ce21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71">skeleton_1</text:span></text:p>
            </table:table-cell>
            <table:table-cell table:style-name="ce21" table:formula="of:=VLOOKUP([.C33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1">
            <table:table-cell table:style-name="ce15" office:value-type="string" calcext:value-type="string">
              <text:p><text:span text:style-name="T1072">red potion</text:span></text:p>
            </table:table-cell>
            <table:table-cell table:style-name="ce21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73">skeleton_1</text:span></text:p>
            </table:table-cell>
            <table:table-cell table:style-name="ce21" table:formula="of:=VLOOKUP([.C33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2">
            <table:table-cell table:style-name="ce15" office:value-type="string" calcext:value-type="string">
              <text:p><text:span text:style-name="T1074">soul body 9</text:span></text:p>
            </table:table-cell>
            <table:table-cell table:style-name="ce21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75">skeleton_1</text:span></text:p>
            </table:table-cell>
            <table:table-cell table:style-name="ce21" table:formula="of:=VLOOKUP([.C34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3">
            <table:table-cell table:style-name="ce15" office:value-type="string" calcext:value-type="string">
              <text:p><text:span text:style-name="T1076">soul head 9</text:span></text:p>
            </table:table-cell>
            <table:table-cell table:style-name="ce21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77">soul trinket 9</text:span></text:p>
            </table:table-cell>
            <table:table-cell table:style-name="ce21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78">soul weapon 9</text:span></text:p>
            </table:table-cell>
            <table:table-cell table:style-name="ce21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grit head 9 bone</text:p>
            </table:table-cell>
            <table:table-cell table:style-name="ce21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  <text:p>Skullcap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grit body 9 bone</text:p>
            </table:table-cell>
            <table:table-cell table:style-name="ce21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  <text:p>Bonem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grit weapon 9 bone</text:p>
            </table:table-cell>
            <table:table-cell table:style-name="ce21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  <text:p>Skull fl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flow weapon 9 bone</text:p>
            </table:table-cell>
            <table:table-cell table:style-name="ce21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  <text:p>Bone dirk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mind head 9 bone</text:p>
            </table:table-cell>
            <table:table-cell table:style-name="ce21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  <text:p>Bone headdress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soul wepaon 9 bone</text:p>
            </table:table-cell>
            <table:table-cell table:style-name="ce21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  <text:p>Femur mac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79">blue potion</text:span></text:p>
            </table:table-cell>
            <table:table-cell table:style-name="ce21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5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0">red potion</text:span></text:p>
            </table:table-cell>
            <table:table-cell table:style-name="ce21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  <text:p>Red potion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1">soul body 9</text:span></text:p>
            </table:table-cell>
            <table:table-cell table:style-name="ce21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  <text:p>White cloa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2">soul head 9</text:span></text:p>
            </table:table-cell>
            <table:table-cell table:style-name="ce21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  <text:p>Mitr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3">soul trinket 9</text:span></text:p>
            </table:table-cell>
            <table:table-cell table:style-name="ce21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  <text:p>Totem of undying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4">soul weapon 9</text:span></text:p>
            </table:table-cell>
            <table:table-cell table:style-name="ce21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  <text:p>White scepter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grit head 9 bone</text:p>
            </table:table-cell>
            <table:table-cell table:style-name="ce21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  <text:p>Skullcap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grit body 9 bone</text:p>
            </table:table-cell>
            <table:table-cell table:style-name="ce21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  <text:p>Bonem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grit weapon 9 bone</text:p>
            </table:table-cell>
            <table:table-cell table:style-name="ce21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  <text:p>Skull fl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flow weapon 9 bone</text:p>
            </table:table-cell>
            <table:table-cell table:style-name="ce21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  <text:p>Bone dir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mind head 9 bone</text:p>
            </table:table-cell>
            <table:table-cell table:style-name="ce21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  <text:p>Bone headdress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4">
            <table:table-cell table:style-name="ce15" office:value-type="string" calcext:value-type="string">
              <text:p>soul wepaon 9 bone</text:p>
            </table:table-cell>
            <table:table-cell table:style-name="ce21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  <text:p>Femur mac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5">
            <table:table-cell table:style-name="ce16" office:value-type="string" calcext:value-type="string">
              <text:p>tutorial_quest_item_1</text:p>
            </table:table-cell>
            <table:table-cell table:style-name="ce21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  <text:p>Mouse corpse</text:p>
            </table:table-cell>
            <table:table-cell table:style-name="ce15" office:value-type="string" calcext:value-type="string">
              <text:p><text:span text:style-name="T1085">tutorial_enemy_1</text:span></text:p>
            </table:table-cell>
            <table:table-cell table:style-name="ce21" table:formula="of:=VLOOKUP([.C362];[enemies.A:enemies.B];2;0)" office:value-type="string" calcext:value-type="string" office:string-value="Tiny mouse">
              <text:p>Tiny mouse</text:p>
            </table:table-cell>
            <table:table-cell table:style-name="ce22" office:value-type="float" calcext:value-type="float" office:value="1">
              <text:p>1</text:p>
            </table:table-cell>
            <table:table-cell table:style-name="ce23" table:formula="of:=IFERROR(VLOOKUP([.C36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6">
            <table:table-cell office:value-type="string" calcext:value-type="string">
              <text:p>grit weapon 9 bone</text:p>
            </table:table-cell>
            <table:table-cell table:style-name="ce21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  <text:p>Skull flail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63];[enemies.A:enemies.B];2;0)" office:value-type="string" calcext:value-type="string" office:string-value="Skeletal Sourcerer">
              <text:p>Skeletal Sourcer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7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  <text:p>Halber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4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8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  <text:p>Bucket helme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5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9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  <text:p>Plate armour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6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0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  <text:p>swor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7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1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  <text:p>sheil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8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2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69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3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0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4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1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5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2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6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3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7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4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8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5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9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6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0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7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1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8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2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9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3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80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8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4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5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6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7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8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9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0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1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8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2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9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3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0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4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5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6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7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8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9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0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1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2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3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4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5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6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7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8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5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9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6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0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7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1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2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3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4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5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6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7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8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9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0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1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2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3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4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5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2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6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3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7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4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8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9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0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1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2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3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4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5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2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6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3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7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4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8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5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9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6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0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7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1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8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2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9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3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40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4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  <text:p>Staff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1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5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  <text:p>Enchanted mage ha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2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6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  <text:p>Enchanted mage sui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3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7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  <text:p>Enchanted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4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8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  <text:p>Holy m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5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9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  <text:p>Plastic halo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6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0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  <text:p>Plastic wings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7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1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  <text:p>Holy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8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2">
            <table:table-cell/>
            <table:table-cell table:style-name="ce20"/>
            <table:table-cell/>
            <table:table-cell table:style-name="ce20"/>
            <table:table-cell table:number-columns-repeated="1024"/>
          </table:table-row>
          <table:table-row table:style-name="ro192">
            <table:table-cell table:number-columns-repeated="1024"/>
          </table:table-row>
        </table:table-rows>
        <calcext:conditional-formats>
          <calcext:conditional-format calcext:target-range-address="A344:A346 A347:A348 A351:A354 A347:A348 A349">
            <calcext:condition calcext:base-cell-address="loot.A344" calcext:value="formula-is( ISEVEN(ROW()))"/>
          </calcext:conditional-format>
          <calcext:conditional-format calcext:target-range-address="A356:A358 A359:A360 A359:A360 A361">
            <calcext:condition calcext:base-cell-address="loot.A356" calcext:value="formula-is( ISEVEN(ROW()))"/>
          </calcext:conditional-format>
          <calcext:conditional-format calcext:target-range-address="A364 A364:A368 A369:A373 A373:A377 A380 A377:A380">
            <calcext:condition calcext:base-cell-address="loot.A A364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80 A377:A380">
            <calcext:condition calcext:base-cell-address="loot.A A380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 A381:A385 A386:A390 A390:A394 A397 A394:A397">
            <calcext:condition calcext:base-cell-address="loot.A A381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7 A394:A397">
            <calcext:condition calcext:base-cell-address="loot.A A397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 A398:A402 A403:A407 A407:A411 A414 A411:A414">
            <calcext:condition calcext:base-cell-address="loot.A A398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4 A411:A414">
            <calcext:condition calcext:base-cell-address="loot.A A414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 A415:A419 A420:A424 A424:A428 A431 A428:A431">
            <calcext:condition calcext:base-cell-address="loot.A A415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31 A428:A431">
            <calcext:condition calcext:base-cell-address="loot.A A431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 A432:A436">
            <calcext:condition calcext:base-cell-address="loot.A A432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 A441:A445 A448 A445:A448">
            <calcext:condition calcext:base-cell-address="loot.A A441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8 A445:A448">
            <calcext:condition calcext:base-cell-address="loot.A A448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44:A346 A347:A348 A351:A354 A347:A348 A349">
            <calcext:condition calcext:base-cell-address="loot.A344" calcext:value="formula-is( ISEVEN(ROW(())))"/>
          </calcext:conditional-format>
          <calcext:conditional-format calcext:target-range-address="A356:A358 A359:A360 A359:A360 A361">
            <calcext:condition calcext:base-cell-address="loot.A356" calcext:value="formula-is( ISEVEN(ROW(())))"/>
          </calcext:conditional-format>
          <calcext:conditional-format calcext:target-range-address="A364 A364:A368 A369:A373 A373:A377 A380 A377:A380">
            <calcext:condition calcext:base-cell-address="loot.A A364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80 A377:A380">
            <calcext:condition calcext:base-cell-address="loot.A A380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 A381:A385 A386:A390 A390:A394 A397 A394:A397">
            <calcext:condition calcext:base-cell-address="loot.A A381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7 A394:A397">
            <calcext:condition calcext:base-cell-address="loot.A A397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 A398:A402 A403:A407 A407:A411 A414 A411:A414">
            <calcext:condition calcext:base-cell-address="loot.A A398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4 A411:A414">
            <calcext:condition calcext:base-cell-address="loot.A A414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 A415:A419 A420:A424 A424:A428 A431 A428:A431">
            <calcext:condition calcext:base-cell-address="loot.A A415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31 A428:A431">
            <calcext:condition calcext:base-cell-address="loot.A A431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 A432:A436">
            <calcext:condition calcext:base-cell-address="loot.A A432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 A441:A445 A448 A445:A448">
            <calcext:condition calcext:base-cell-address="loot.A A441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8 A445:A448">
            <calcext:condition calcext:base-cell-address="loot.A A448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header-columns/>
        <table:table-column table:style-name="co51" table:default-cell-style-name="Default"/>
        <table:table-header-columns/>
        <table:table-column table:style-name="co52" table:default-cell-style-name="Default"/>
        <table:table-header-columns/>
        <table:table-column table:style-name="co53" table:default-cell-style-name="Default"/>
        <table:table-header-columns/>
        <table:table-column table:style-name="co54" table:default-cell-style-name="Default"/>
        <table:table-header-columns/>
        <table:table-column table:style-name="co55" table:default-cell-style-name="Default"/>
        <table:table-header-columns/>
        <table:table-column table:style-name="co56" table:default-cell-style-name="Default"/>
        <table:table-header-columns/>
        <table:table-column table:style-name="co57" table:default-cell-style-name="Default"/>
        <table:table-header-columns/>
        <table:table-column table:style-name="co58" table:default-cell-style-name="Default"/>
        <table:table-header-columns/>
        <table:table-column table:style-name="co59" table:default-cell-style-name="Default"/>
        <table:table-header-columns/>
        <table:table-column table:style-name="co60" table:default-cell-style-name="Default"/>
        <table:table-header-columns/>
        <table:table-column table:style-name="co61" table:default-cell-style-name="Default"/>
        <table:table-header-columns/>
        <table:table-column table:style-name="co62" table:default-cell-style-name="Default"/>
        <table:table-header-columns/>
        <table:table-column table:style-name="co63" table:default-cell-style-name="Default"/>
        <table:table-header-columns/>
        <table:table-column table:style-name="co64" table:default-cell-style-name="Default"/>
        <table:table-header-columns/>
        <table:table-column table:number-columns-repeated="1109" table:style-name="co65" table:default-cell-style-name="Default"/>
        <table:table-header-columns/>
        <table:table-column table:style-name="co49" table:default-cell-style-name="Default"/>
        <table:table-header-columns/>
        <table:table-header-rows>
          <table:table-row table:style-name="ro624">
            <table:table-cell office:value-type="string" calcext:value-type="string">
              <text:p><text:span text:style-name="T1102">enemy_id</text:span></text:p>
            </table:table-cell>
            <table:table-cell office:value-type="string" calcext:value-type="string">
              <text:p><text:span text:style-name="T1103">name</text:span></text:p>
            </table:table-cell>
            <table:table-cell office:value-type="string" calcext:value-type="string">
              <text:p><text:span text:style-name="T1104">hp_max</text:span></text:p>
            </table:table-cell>
            <table:table-cell office:value-type="string" calcext:value-type="string">
              <text:p><text:span text:style-name="T1105">mp_max</text:span></text:p>
            </table:table-cell>
            <table:table-cell office:value-type="string" calcext:value-type="string">
              <text:p><text:span text:style-name="T1106">grit</text:span></text:p>
            </table:table-cell>
            <table:table-cell office:value-type="string" calcext:value-type="string">
              <text:p><text:span text:style-name="T1107">flow</text:span></text:p>
            </table:table-cell>
            <table:table-cell office:value-type="string" calcext:value-type="string">
              <text:p><text:span text:style-name="T1108">mind</text:span></text:p>
            </table:table-cell>
            <table:table-cell office:value-type="string" calcext:value-type="string">
              <text:p><text:span text:style-name="T1109">soul</text:span></text:p>
            </table:table-cell>
            <table:table-cell office:value-type="string" calcext:value-type="string">
              <text:p><text:span text:style-name="T1110">armor</text:span></text:p>
            </table:table-cell>
            <table:table-cell office:value-type="string" calcext:value-type="string">
              <text:p><text:span text:style-name="T1111">marmor</text:span></text:p>
            </table:table-cell>
            <table:table-cell office:value-type="string" calcext:value-type="string">
              <text:p><text:span text:style-name="T1112">exp</text:span></text:p>
            </table:table-cell>
            <table:table-cell office:value-type="string" calcext:value-type="string">
              <text:p><text:span text:style-name="T1113">lvl</text:span></text:p>
            </table:table-cell>
            <table:table-cell table:style-name="ce13" office:value-type="string" calcext:value-type="string">
              <text:p><text:span text:style-name="T1114">LOOT</text:span><text:span text:style-name="T1115">
</text:span><text:span text:style-name="T1116">AMOUT</text:span></text:p>
            </table:table-cell>
            <table:table-cell table:style-name="ce13" office:value-type="string" calcext:value-type="string">
              <text:p><text:span text:style-name="T1117">COMBAT</text:span><text:span text:style-name="T1118">
</text:span><text:span text:style-name="T1119">LOOP</text:span><text:span text:style-name="T1120">
</text:span><text:span text:style-name="T1121">AMOUT</text:span></text:p>
            </table:table-cell>
            <table:table-cell office:value-type="string" calcext:value-type="string">
              <text:p><text:span text:style-name="T1122">description</text:span></text:p>
            </table:table-cell>
            <table:table-cell table:number-columns-repeated="1024"/>
          </table:table-row>
        </table:table-header-rows>
        <table:table-rows>
          <table:table-row table:style-name="ro625">
            <table:table-cell office:value-type="string" calcext:value-type="string">
              <text:p>tutorial_enemy_1</text:p>
            </table:table-cell>
            <table:table-cell office:value-type="string" calcext:value-type="string">
              <text:p>Tiny mouse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Such a tiny cute creature has to die huh?</text:p>
            </table:table-cell>
            <table:table-cell table:number-columns-repeated="1024"/>
          </table:table-row>
          <table:table-row table:style-name="ro626">
            <table:table-cell office:value-type="string" calcext:value-type="string">
              <text:p><text:span text:style-name="T1123">shroom</text:span></text:p>
            </table:table-cell>
            <table:table-cell office:value-type="string" calcext:value-type="string">
              <text:p><text:span text:style-name="T1124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5">A tiny orange mushroom. How cute!</text:span></text:p>
            </table:table-cell>
            <table:table-cell table:number-columns-repeated="1024"/>
          </table:table-row>
          <table:table-row table:style-name="ro627">
            <table:table-cell office:value-type="string" calcext:value-type="string">
              <text:p><text:span text:style-name="T1126">rat</text:span></text:p>
            </table:table-cell>
            <table:table-cell office:value-type="string" calcext:value-type="string">
              <text:p><text:span text:style-name="T1127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8">A small stinky rat. Ew!</text:span></text:p>
            </table:table-cell>
            <table:table-cell table:number-columns-repeated="1024"/>
          </table:table-row>
          <table:table-row table:style-name="ro628">
            <table:table-cell office:value-type="string" calcext:value-type="string">
              <text:p><text:span text:style-name="T1129">spore</text:span></text:p>
            </table:table-cell>
            <table:table-cell office:value-type="string" calcext:value-type="string">
              <text:p><text:span text:style-name="T1130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1">A ball of fluff.</text:span></text:p>
            </table:table-cell>
            <table:table-cell table:number-columns-repeated="1024"/>
          </table:table-row>
          <table:table-row table:style-name="ro629">
            <table:table-cell office:value-type="string" calcext:value-type="string">
              <text:p><text:span text:style-name="T1132">wood_stump</text:span></text:p>
            </table:table-cell>
            <table:table-cell office:value-type="string" calcext:value-type="string">
              <text:p><text:span text:style-name="T1133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4">A moving table?</text:span></text:p>
            </table:table-cell>
            <table:table-cell table:number-columns-repeated="1024"/>
          </table:table-row>
          <table:table-row table:style-name="ro630">
            <table:table-cell office:value-type="string" calcext:value-type="string">
              <text:p><text:span text:style-name="T1135">snail</text:span></text:p>
            </table:table-cell>
            <table:table-cell office:value-type="string" calcext:value-type="string">
              <text:p><text:span text:style-name="T1136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7">A slow moving house.</text:span></text:p>
            </table:table-cell>
            <table:table-cell table:number-columns-repeated="1024"/>
          </table:table-row>
          <table:table-row table:style-name="ro631">
            <table:table-cell office:value-type="string" calcext:value-type="string">
              <text:p>orange_mushroom</text:p>
            </table:table-cell>
            <table:table-cell office:value-type="string" calcext:value-type="string">
              <text:p><text:span text:style-name="T1138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9">A larger orange mushroom, this one is feisty!</text:span></text:p>
            </table:table-cell>
            <table:table-cell table:number-columns-repeated="1024"/>
          </table:table-row>
          <table:table-row table:style-name="ro632">
            <table:table-cell office:value-type="string" calcext:value-type="string">
              <text:p><text:span text:style-name="T1140">green_slime</text:span></text:p>
            </table:table-cell>
            <table:table-cell office:value-type="string" calcext:value-type="string">
              <text:p><text:span text:style-name="T1141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2">A small glob of goo.</text:span></text:p>
            </table:table-cell>
            <table:table-cell table:number-columns-repeated="1024"/>
          </table:table-row>
          <table:table-row table:style-name="ro633">
            <table:table-cell office:value-type="string" calcext:value-type="string">
              <text:p><text:span text:style-name="T1143">spider</text:span></text:p>
            </table:table-cell>
            <table:table-cell office:value-type="string" calcext:value-type="string">
              <text:p><text:span text:style-name="T1144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5">A eight eyed, eight legged creature. What more to say?</text:span></text:p>
            </table:table-cell>
            <table:table-cell table:number-columns-repeated="1024"/>
          </table:table-row>
          <table:table-row table:style-name="ro634">
            <table:table-cell office:value-type="string" calcext:value-type="string">
              <text:p><text:span text:style-name="T1146">wandering_rock</text:span></text:p>
            </table:table-cell>
            <table:table-cell office:value-type="string" calcext:value-type="string">
              <text:p><text:span text:style-name="T1147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8">A pile of rocks seemingly glued together. Wait its moving?!</text:span></text:p>
            </table:table-cell>
            <table:table-cell table:number-columns-repeated="1024"/>
          </table:table-row>
          <table:table-row table:style-name="ro635">
            <table:table-cell office:value-type="string" calcext:value-type="string">
              <text:p><text:span text:style-name="T1149">pig</text:span></text:p>
            </table:table-cell>
            <table:table-cell office:value-type="string" calcext:value-type="string">
              <text:p><text:span text:style-name="T1150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1">A pink rotunt dog.</text:span></text:p>
            </table:table-cell>
            <table:table-cell table:number-columns-repeated="1024"/>
          </table:table-row>
          <table:table-row table:style-name="ro636">
            <table:table-cell office:value-type="string" calcext:value-type="string">
              <text:p>blue_mushroom</text:p>
            </table:table-cell>
            <table:table-cell office:value-type="string" calcext:value-type="string">
              <text:p><text:span text:style-name="T1152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3">A bulky blue mushroom.</text:span></text:p>
            </table:table-cell>
            <table:table-cell table:number-columns-repeated="1024"/>
          </table:table-row>
          <table:table-row table:style-name="ro637">
            <table:table-cell office:value-type="string" calcext:value-type="string">
              <text:p><text:span text:style-name="T1154">octopus</text:span></text:p>
            </table:table-cell>
            <table:table-cell office:value-type="string" calcext:value-type="string">
              <text:p><text:span text:style-name="T1155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6">A big slimy floating octopus, atleast you are 50% certain its not a beholder.</text:span></text:p>
            </table:table-cell>
            <table:table-cell table:number-columns-repeated="1024"/>
          </table:table-row>
          <table:table-row table:style-name="ro638">
            <table:table-cell office:value-type="string" calcext:value-type="string">
              <text:p><text:span text:style-name="T1157">blue_slime</text:span></text:p>
            </table:table-cell>
            <table:table-cell office:value-type="string" calcext:value-type="string">
              <text:p><text:span text:style-name="T1158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9">A slimy blue glob stinks of sewage.</text:span></text:p>
            </table:table-cell>
            <table:table-cell table:number-columns-repeated="1024"/>
          </table:table-row>
          <table:table-row table:style-name="ro639">
            <table:table-cell office:value-type="string" calcext:value-type="string">
              <text:p><text:span text:style-name="T1160">red_slime</text:span></text:p>
            </table:table-cell>
            <table:table-cell office:value-type="string" calcext:value-type="string">
              <text:p><text:span text:style-name="T1161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2">A red glob of heat. Is it on fire?</text:span></text:p>
            </table:table-cell>
            <table:table-cell table:number-columns-repeated="1024"/>
          </table:table-row>
          <table:table-row table:style-name="ro640">
            <table:table-cell office:value-type="string" calcext:value-type="string">
              <text:p><text:span text:style-name="T1163">red_cap</text:span></text:p>
            </table:table-cell>
            <table:table-cell office:value-type="string" calcext:value-type="string">
              <text:p><text:span text:style-name="T1164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5">Is this a reskin of orange mushroom?</text:span></text:p>
            </table:table-cell>
            <table:table-cell table:number-columns-repeated="1024"/>
          </table:table-row>
          <table:table-row table:style-name="ro641">
            <table:table-cell office:value-type="string" calcext:value-type="string">
              <text:p><text:span text:style-name="T1166">evil_eye</text:span></text:p>
            </table:table-cell>
            <table:table-cell office:value-type="string" calcext:value-type="string">
              <text:p><text:span text:style-name="T1167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8">A one eyed snake with two arms.</text:span></text:p>
            </table:table-cell>
            <table:table-cell table:number-columns-repeated="1024"/>
          </table:table-row>
          <table:table-row table:style-name="ro642">
            <table:table-cell office:value-type="string" calcext:value-type="string">
              <text:p><text:span text:style-name="T1169">thief</text:span></text:p>
            </table:table-cell>
            <table:table-cell office:value-type="string" calcext:value-type="string">
              <text:p><text:span text:style-name="T1170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1">A ragged man with a dull knife.</text:span></text:p>
            </table:table-cell>
            <table:table-cell table:number-columns-repeated="1024"/>
          </table:table-row>
          <table:table-row table:style-name="ro643">
            <table:table-cell office:value-type="string" calcext:value-type="string">
              <text:p><text:span text:style-name="T1172">horned_mushroom</text:span></text:p>
            </table:table-cell>
            <table:table-cell office:value-type="string" calcext:value-type="string">
              <text:p><text:span text:style-name="T1173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4">A big mushroom with spiky horns growing out of its blue cap.</text:span></text:p>
            </table:table-cell>
            <table:table-cell table:number-columns-repeated="1024"/>
          </table:table-row>
          <table:table-row table:style-name="ro644">
            <table:table-cell office:value-type="string" calcext:value-type="string">
              <text:p><text:span text:style-name="T1175">skeleton_1</text:span></text:p>
            </table:table-cell>
            <table:table-cell office:value-type="string" calcext:value-type="string">
              <text:p><text:span text:style-name="T1176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The moving skeletal remains of some humanoid creature.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2])" office:value-type="float" calcext:value-type="float" office:value="13">
              <text:p>13</text:p>
            </table:table-cell>
            <table:table-cell table:style-name="ce7" table:formula="of:=COUNTIF([enemy_combat_loop.A:enemy_combat_loop.A];[.A22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5">
              <text:p>5</text:p>
            </table:table-cell>
            <table:table-cell table:style-name="ce7" table:formula="of:=COUNTIF([enemy_combat_loop.A:enemy_combat_loop.A];[.A23])" office:value-type="float" calcext:value-type="float" office:value="1">
              <text:p>1</text:p>
            </table:table-cell>
            <table:table-cell office:value-type="string" calcext:value-type="string">
              <text:p>A red cap mushroom with a sword and shield.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4">
              <text:p>4</text:p>
            </table:table-cell>
            <table:table-cell table:style-name="ce7" table:formula="of:=COUNTIF([enemy_combat_loop.A:enemy_combat_loop.A];[.A24])" office:value-type="float" calcext:value-type="float" office:value="1">
              <text:p>1</text:p>
            </table:table-cell>
            <table:table-cell office:value-type="string" calcext:value-type="string">
              <text:p>A purple cap mushroom with a dagger.</text:p>
            </table:table-cell>
            <table:table-cell table:number-columns-repeated="1024"/>
          </table:table-row>
          <table:table-row table:style-name="ro648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400">
              <text:p>4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4">
              <text:p>4</text:p>
            </table:table-cell>
            <table:table-cell table:style-name="ce7" table:formula="of:=COUNTIF([enemy_combat_loop.A:enemy_combat_loop.A];[.A25])" office:value-type="float" calcext:value-type="float" office:value="1">
              <text:p>1</text:p>
            </table:table-cell>
            <table:table-cell office:value-type="string" calcext:value-type="string">
              <text:p>A blue cap mushroom with a wand.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250">
              <text:p>2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4">
              <text:p>4</text:p>
            </table:table-cell>
            <table:table-cell table:style-name="ce7" table:formula="of:=COUNTIF([enemy_combat_loop.A:enemy_combat_loop.A];[.A26])" office:value-type="float" calcext:value-type="float" office:value="1">
              <text:p>1</text:p>
            </table:table-cell>
            <table:table-cell office:value-type="string" calcext:value-type="string">
              <text:p>A yellow cap mushroom with a mace.</text:p>
            </table:table-cell>
            <table:table-cell table:number-columns-repeated="1024"/>
          </table:table-row>
          <table:table-row table:style-name="ro650">
            <table:table-cell office:value-type="string" calcext:value-type="string">
              <text:p>mushroom_zombie</text:p>
            </table:table-cell>
            <table:table-cell office:value-type="string" calcext:value-type="string">
              <text:p>Mushroom 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17">
              <text:p>17</text:p>
            </table:table-cell>
            <table:table-cell table:style-name="ce7" table:formula="of:=COUNTIF([enemy_combat_loop.A:enemy_combat_loop.A];[.A27])" office:value-type="float" calcext:value-type="float" office:value="1">
              <text:p>1</text:p>
            </table:table-cell>
            <table:table-cell office:value-type="string" calcext:value-type="string">
              <text:p>A greenish-bronze cap mushroom smells rotten.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17">
              <text:p>17</text:p>
            </table:table-cell>
            <table:table-cell table:style-name="ce7" table:formula="of:=COUNTIF([enemy_combat_loop.A:enemy_combat_loop.A];[.A28])" office:value-type="float" calcext:value-type="float" office:value="1">
              <text:p>1</text:p>
            </table:table-cell>
            <table:table-cell office:value-type="string" calcext:value-type="string">
              <text:p>A rotting corps. It moves! kill it again!</text:p>
            </table:table-cell>
            <table:table-cell table:number-columns-repeated="1024"/>
          </table:table-row>
          <table:table-row table:style-name="ro652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17">
              <text:p>17</text:p>
            </table:table-cell>
            <table:table-cell table:style-name="ce7" table:formula="of:=COUNTIF([enemy_combat_loop.A:enemy_combat_loop.A];[.A29])" office:value-type="float" calcext:value-type="float" office:value="1">
              <text:p>1</text:p>
            </table:table-cell>
            <table:table-cell office:value-type="string" calcext:value-type="string">
              <text:p>A overgrown lizard with the bite force of 1,680 kg.</text:p>
            </table:table-cell>
            <table:table-cell table:number-columns-repeated="1024"/>
          </table:table-row>
          <table:table-row table:style-name="ro653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0])" office:value-type="float" calcext:value-type="float" office:value="9">
              <text:p>9</text:p>
            </table:table-cell>
            <table:table-cell table:style-name="ce7" table:formula="of:=COUNTIF([enemy_combat_loop.A:enemy_combat_loop.A];[.A30])" office:value-type="float" calcext:value-type="float" office:value="0">
              <text:p>0</text:p>
            </table:table-cell>
            <table:table-cell office:value-type="string" calcext:value-type="string">
              <text:p>The moving skeletal remains of some humanoid creature, with a sword.</text:p>
            </table:table-cell>
            <table:table-cell table:number-columns-repeated="1024"/>
          </table:table-row>
          <table:table-row table:style-name="ro654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50">
              <text:p>3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1])" office:value-type="float" calcext:value-type="float" office:value="8">
              <text:p>8</text:p>
            </table:table-cell>
            <table:table-cell table:style-name="ce7" table:formula="of:=COUNTIF([enemy_combat_loop.A:enemy_combat_loop.A];[.A31])" office:value-type="float" calcext:value-type="float" office:value="0">
              <text:p>0</text:p>
            </table:table-cell>
            <table:table-cell office:value-type="string" calcext:value-type="string">
              <text:p>A ball of light. Wait is that not what a pixie is?</text:p>
            </table:table-cell>
            <table:table-cell table:number-columns-repeated="1024"/>
          </table:table-row>
          <table:table-row table:number-rows-repeated="33" table:style-name="ro623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header-columns/>
        <table:table-column table:style-name="co68" table:default-cell-style-name="ce25"/>
        <table:table-header-columns/>
        <table:table-column table:style-name="co69" table:default-cell-style-name="Default"/>
        <table:table-header-columns/>
        <table:table-column table:style-name="co70" table:default-cell-style-name="ce25"/>
        <table:table-header-columns/>
        <table:table-column table:style-name="co71" table:default-cell-style-name="Default"/>
        <table:table-header-columns/>
        <table:table-column table:number-columns-repeated="1119" table:style-name="co72" table:default-cell-style-name="Default"/>
        <table:table-header-columns/>
        <table:table-column table:style-name="co66" table:default-cell-style-name="Default"/>
        <table:table-header-columns/>
        <table:table-row table:style-name="ro656">
          <table:table-cell office:value-type="string" calcext:value-type="string">
            <text:p><text:span text:style-name="T1180">enemy_id</text:span></text:p>
          </table:table-cell>
          <table:table-cell table:style-name="ce25" office:value-type="string" calcext:value-type="string">
            <text:p><text:span text:style-name="T1181">FOUND</text:span>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<text:span text:style-name="T1182">skill_id</text:span></text:p>
          </table:table-cell>
          <table:table-cell table:style-name="ce25" office:value-type="string" calcext:value-type="string">
            <text:p><text:span text:style-name="T1183">FOUND</text:span></text:p>
          </table:table-cell>
          <table:table-cell office:value-type="string" calcext:value-type="string">
            <text:p><text:span text:style-name="T1184">practice</text:span></text:p>
          </table:table-cell>
          <table:table-cell table:number-columns-repeated="1024"/>
        </table:table-row>
        <table:table-row table:style-name="ro657">
          <table:table-cell office:value-type="string" calcext:value-type="string">
            <text:p><text:span text:style-name="T1185">shroom</text:span></text:p>
          </table:table-cell>
          <table:table-cell table:style-name="ce25" table:formula="of:=VLOOKUP([.A2];[enemies.A:enemies.B];2;0)" office:value-type="string" calcext:value-type="string" office:string-value="Shroom">
            <text:p>Shroom</text:p>
          </table:table-cell>
          <table:table-cell table:style-name="ce25" table:formula="of:=VLOOKUP([.A2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6">nudge</text:span></text:p>
          </table:table-cell>
          <table:table-cell table:style-name="ce25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187">rat</text:span></text:p>
          </table:table-cell>
          <table:table-cell table:style-name="ce25" table:formula="of:=VLOOKUP([.A3];[enemies.A:enemies.B];2;0)" office:value-type="string" calcext:value-type="string" office:string-value="Rat">
            <text:p>Rat</text:p>
          </table:table-cell>
          <table:table-cell table:style-name="ce25" table:formula="of:=VLOOKUP([.A3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8">nudge</text:span></text:p>
          </table:table-cell>
          <table:table-cell table:style-name="ce25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189">spore</text:span></text:p>
          </table:table-cell>
          <table:table-cell table:style-name="ce25" table:formula="of:=VLOOKUP([.A4];[enemies.A:enemies.B];2;0)" office:value-type="string" calcext:value-type="string" office:string-value="Spore">
            <text:p>Spore</text:p>
          </table:table-cell>
          <table:table-cell table:style-name="ce25" table:formula="of:=VLOOKUP([.A4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0">nudge</text:span></text:p>
          </table:table-cell>
          <table:table-cell table:style-name="ce25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191">wood_stump</text:span></text:p>
          </table:table-cell>
          <table:table-cell table:style-name="ce25" table:formula="of:=VLOOKUP([.A5];[enemies.A:enemies.B];2;0)" office:value-type="string" calcext:value-type="string" office:string-value="Wood Stump">
            <text:p>Wood Stump</text:p>
          </table:table-cell>
          <table:table-cell table:style-name="ce25" table:formula="of:=VLOOKUP([.A5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2">nudge</text:span></text:p>
          </table:table-cell>
          <table:table-cell table:style-name="ce25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193">snail</text:span></text:p>
          </table:table-cell>
          <table:table-cell table:style-name="ce25" table:formula="of:=VLOOKUP([.A6];[enemies.A:enemies.B];2;0)" office:value-type="string" calcext:value-type="string" office:string-value="Snail">
            <text:p>Snail</text:p>
          </table:table-cell>
          <table:table-cell table:style-name="ce25" table:formula="of:=VLOOKUP([.A6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4">nudge</text:span></text:p>
          </table:table-cell>
          <table:table-cell table:style-name="ce25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orange_mushroom</text:p>
          </table:table-cell>
          <table:table-cell table:style-name="ce25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25" table:formula="of:=VLOOKUP([.A7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5">nudge</text:span></text:p>
          </table:table-cell>
          <table:table-cell table:style-name="ce25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green_slime</text:p>
          </table:table-cell>
          <table:table-cell table:style-name="ce25" table:formula="of:=VLOOKUP([.A8];[enemies.A:enemies.B];2;0)" office:value-type="string" calcext:value-type="string" office:string-value="Green Slime">
            <text:p>Green Slime</text:p>
          </table:table-cell>
          <table:table-cell table:style-name="ce25" table:formula="of:=VLOOKUP([.A8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6">nudge</text:span></text:p>
          </table:table-cell>
          <table:table-cell table:style-name="ce25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<text:span text:style-name="T1197">spider</text:span></text:p>
          </table:table-cell>
          <table:table-cell table:style-name="ce25" table:formula="of:=VLOOKUP([.A9];[enemies.A:enemies.B];2;0)" office:value-type="string" calcext:value-type="string" office:string-value="Spider">
            <text:p>Spider</text:p>
          </table:table-cell>
          <table:table-cell table:style-name="ce25" table:formula="of:=VLOOKUP([.A9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8">nudge</text:span></text:p>
          </table:table-cell>
          <table:table-cell table:style-name="ce25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199">wandering_rock</text:span></text:p>
          </table:table-cell>
          <table:table-cell table:style-name="ce25" table:formula="of:=VLOOKUP([.A10];[enemies.A:enemies.B];2;0)" office:value-type="string" calcext:value-type="string" office:string-value="Wandering Rock">
            <text:p>Wandering Rock</text:p>
          </table:table-cell>
          <table:table-cell table:style-name="ce25" table:formula="of:=VLOOKUP([.A10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0">nudge</text:span></text:p>
          </table:table-cell>
          <table:table-cell table:style-name="ce25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201">pig</text:span></text:p>
          </table:table-cell>
          <table:table-cell table:style-name="ce25" table:formula="of:=VLOOKUP([.A11];[enemies.A:enemies.B];2;0)" office:value-type="string" calcext:value-type="string" office:string-value="Pig">
            <text:p>Pig</text:p>
          </table:table-cell>
          <table:table-cell table:style-name="ce25" table:formula="of:=VLOOKUP([.A11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2">nudge</text:span></text:p>
          </table:table-cell>
          <table:table-cell table:style-name="ce25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203">tutorial_enemy_1</text:span></text:p>
          </table:table-cell>
          <table:table-cell table:style-name="ce25" table:formula="of:=VLOOKUP([.A12];[enemies.A:enemies.B];2;0)" office:value-type="string" calcext:value-type="string" office:string-value="Tiny mouse">
            <text:p>Tiny mouse</text:p>
          </table:table-cell>
          <table:table-cell table:style-name="ce25" table:formula="of:=VLOOKUP([.A12];[enemies.A:enemies.L];12;FALSE)" office:value-type="float" calcext:value-type="float" office:value="0">
            <text:p>0</text:p>
          </table:table-cell>
          <table:table-cell office:value-type="string" calcext:value-type="string">
            <text:p><text:span text:style-name="T1204">nudge</text:span></text:p>
          </table:table-cell>
          <table:table-cell table:style-name="ce25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blue_mushroom</text:p>
          </table:table-cell>
          <table:table-cell table:style-name="ce25" table:formula="of:=VLOOKUP([.A13];[enemies.A:enemies.B];2;0)" office:value-type="string" calcext:value-type="string" office:string-value="Blue Mushroom">
            <text:p>Blue Mushroom</text:p>
          </table:table-cell>
          <table:table-cell table:style-name="ce25" table:formula="of:=VLOOKUP([.A13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5">nudge</text:span></text:p>
          </table:table-cell>
          <table:table-cell table:style-name="ce25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<text:span text:style-name="T1206">octopus</text:span></text:p>
          </table:table-cell>
          <table:table-cell table:style-name="ce25" table:formula="of:=VLOOKUP([.A14];[enemies.A:enemies.B];2;0)" office:value-type="string" calcext:value-type="string" office:string-value="Octopus">
            <text:p>Octopus</text:p>
          </table:table-cell>
          <table:table-cell table:style-name="ce25" table:formula="of:=VLOOKUP([.A14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7">nudge</text:span></text:p>
          </table:table-cell>
          <table:table-cell table:style-name="ce25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208">blue_slime</text:span></text:p>
          </table:table-cell>
          <table:table-cell table:style-name="ce25" table:formula="of:=VLOOKUP([.A15];[enemies.A:enemies.B];2;0)" office:value-type="string" calcext:value-type="string" office:string-value="Blue Slime">
            <text:p>Blue Slime</text:p>
          </table:table-cell>
          <table:table-cell table:style-name="ce25" table:formula="of:=VLOOKUP([.A15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9">nudge</text:span></text:p>
          </table:table-cell>
          <table:table-cell table:style-name="ce25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210">red_slime</text:span></text:p>
          </table:table-cell>
          <table:table-cell table:style-name="ce25" table:formula="of:=VLOOKUP([.A16];[enemies.A:enemies.B];2;0)" office:value-type="string" calcext:value-type="string" office:string-value="Red Slime">
            <text:p>Red Slime</text:p>
          </table:table-cell>
          <table:table-cell table:style-name="ce25" table:formula="of:=VLOOKUP([.A16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1">nudge</text:span></text:p>
          </table:table-cell>
          <table:table-cell table:style-name="ce25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212">red_cap</text:span></text:p>
          </table:table-cell>
          <table:table-cell table:style-name="ce25" table:formula="of:=VLOOKUP([.A17];[enemies.A:enemies.B];2;0)" office:value-type="string" calcext:value-type="string" office:string-value="Red Cap">
            <text:p>Red Cap</text:p>
          </table:table-cell>
          <table:table-cell table:style-name="ce25" table:formula="of:=VLOOKUP([.A17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3">nudge</text:span></text:p>
          </table:table-cell>
          <table:table-cell table:style-name="ce25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214">evil_eye</text:span></text:p>
          </table:table-cell>
          <table:table-cell table:style-name="ce25" table:formula="of:=VLOOKUP([.A18];[enemies.A:enemies.B];2;0)" office:value-type="string" calcext:value-type="string" office:string-value="Evil Eye">
            <text:p>Evil Eye</text:p>
          </table:table-cell>
          <table:table-cell table:style-name="ce25" table:formula="of:=VLOOKUP([.A18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5">nudge</text:span></text:p>
          </table:table-cell>
          <table:table-cell table:style-name="ce25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216">thief</text:span></text:p>
          </table:table-cell>
          <table:table-cell table:style-name="ce25" table:formula="of:=VLOOKUP([.A19];[enemies.A:enemies.B];2;0)" office:value-type="string" calcext:value-type="string" office:string-value="Thief">
            <text:p>Thief</text:p>
          </table:table-cell>
          <table:table-cell table:style-name="ce25" table:formula="of:=VLOOKUP([.A19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7">nudge</text:span></text:p>
          </table:table-cell>
          <table:table-cell table:style-name="ce25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218">horned_mushroom</text:span></text:p>
          </table:table-cell>
          <table:table-cell table:style-name="ce25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25" table:formula="of:=VLOOKUP([.A20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9">nudge</text:span></text:p>
          </table:table-cell>
          <table:table-cell table:style-name="ce25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220">skeleton_1</text:span></text:p>
          </table:table-cell>
          <table:table-cell table:style-name="ce25" table:formula="of:=VLOOKUP([.A21];[enemies.A:enemies.B];2;0)" office:value-type="string" calcext:value-type="string" office:string-value="Skeleton">
            <text:p>Skeleton</text:p>
          </table:table-cell>
          <table:table-cell table:style-name="ce25" table:formula="of:=VLOOKUP([.A21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21">swing</text:span></text:p>
          </table:table-cell>
          <table:table-cell table:style-name="ce25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skeleton_mage</text:p>
          </table:table-cell>
          <table:table-cell table:style-name="ce25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25" table:formula="of:=VLOOKUP([.A22];[enemies.A:enemies.L];12;FALSE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25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8">
          <table:table-cell table:style-name="ce24" office:value-type="string" calcext:value-type="string">
            <text:p>skeleton_soldier</text:p>
          </table:table-cell>
          <table:table-cell table:style-name="ce25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25" table:formula="of:=VLOOKUP([.A23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swing</text:p>
          </table:table-cell>
          <table:table-cell table:style-name="ce25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9">
          <table:table-cell table:style-name="ce15" office:value-type="string" calcext:value-type="string">
            <text:p>mushroom_soldier</text:p>
          </table:table-cell>
          <table:table-cell table:style-name="ce25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25" table:formula="of:=VLOOKUP([.A24];[enemies.A:enemies.L];12;FALSE)" office:value-type="float" calcext:value-type="float" office:value="12">
            <text:p>12</text:p>
          </table:table-cell>
          <table:table-cell table:style-name="ce15" office:value-type="string" calcext:value-type="string">
            <text:p>heavy hit</text:p>
          </table:table-cell>
          <table:table-cell table:style-name="ce25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0">
          <table:table-cell table:style-name="ce15" office:value-type="string" calcext:value-type="string">
            <text:p>mushroom_thief</text:p>
          </table:table-cell>
          <table:table-cell table:style-name="ce25" table:formula="of:=VLOOKUP([.A25];[enemies.A:enemies.B];2;0)" office:value-type="string" calcext:value-type="string" office:string-value="Mushroom Thief">
            <text:p>Mushroom Thief</text:p>
          </table:table-cell>
          <table:table-cell table:style-name="ce25" table:formula="of:=VLOOKUP([.A25];[enemies.A:enemies.L];12;FALSE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25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1">
          <table:table-cell table:style-name="ce15" office:value-type="string" calcext:value-type="string">
            <text:p>mushroom_mage</text:p>
          </table:table-cell>
          <table:table-cell table:style-name="ce25" table:formula="of:=VLOOKUP([.A26];[enemies.A:enemies.B];2;0)" office:value-type="string" calcext:value-type="string" office:string-value="Mushroom Mage">
            <text:p>Mushroom Mage</text:p>
          </table:table-cell>
          <table:table-cell table:style-name="ce25" table:formula="of:=VLOOKUP([.A26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5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2">
          <table:table-cell table:style-name="ce15" office:value-type="string" calcext:value-type="string">
            <text:p>mushroom_cleric</text:p>
          </table:table-cell>
          <table:table-cell table:style-name="ce25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25" table:formula="of:=VLOOKUP([.A27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holy arrow</text:p>
          </table:table-cell>
          <table:table-cell table:style-name="ce25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3">
          <table:table-cell table:style-name="ce15" office:value-type="string" calcext:value-type="string">
            <text:p>mushroom_zombie</text:p>
          </table:table-cell>
          <table:table-cell table:style-name="ce25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25" table:formula="of:=VLOOKUP([.A28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4">
          <table:table-cell table:style-name="ce15" office:value-type="string" calcext:value-type="string">
            <text:p>zombie</text:p>
          </table:table-cell>
          <table:table-cell table:style-name="ce25" table:formula="of:=VLOOKUP([.A29];[enemies.A:enemies.B];2;0)" office:value-type="string" calcext:value-type="string" office:string-value="Zombie">
            <text:p>Zombie</text:p>
          </table:table-cell>
          <table:table-cell table:style-name="ce25" table:formula="of:=VLOOKUP([.A29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5">
          <table:table-cell table:style-name="ce15" office:value-type="string" calcext:value-type="string">
            <text:p>crocodile</text:p>
          </table:table-cell>
          <table:table-cell table:style-name="ce25" table:formula="of:=VLOOKUP([.A30];[enemies.A:enemies.B];2;0)" office:value-type="string" calcext:value-type="string" office:string-value="Crocodile">
            <text:p>Crocodile</text:p>
          </table:table-cell>
          <table:table-cell table:style-name="ce25" table:formula="of:=VLOOKUP([.A30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fairy</text:p>
          </table:table-cell>
          <table:table-cell table:style-name="ce25" table:formula="of:=VLOOKUP([.A31];[enemies.A:enemies.B];2;0)" office:value-type="string" calcext:value-type="string" office:string-value="Fariy">
            <text:p>Fariy</text:p>
          </table:table-cell>
          <table:table-cell table:style-name="ce25" table:formula="of:=VLOOKUP([.A31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5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687">
          <table:table-cell/>
          <table:table-cell table:style-name="ce25"/>
          <table:table-cell table:number-columns-repeated="1024"/>
        </table:table-row>
        <table:table-row table:style-name="ro688">
          <table:table-cell/>
          <table:table-cell table:style-name="ce25"/>
          <table:table-cell/>
          <table:table-cell table:style-name="ce24"/>
          <table:table-cell table:number-columns-repeated="1024"/>
        </table:table-row>
        <table:table-row table:style-name="ro689">
          <table:table-cell/>
          <table:table-cell table:style-name="ce25"/>
          <table:table-cell table:number-columns-repeated="1024"/>
        </table:table-row>
        <table:table-row table:style-name="ro690">
          <table:table-cell table:number-columns-repeated="1024"/>
        </table:table-row>
        <table:table-row table:style-name="ro655">
          <table:table-cell table:number-columns-repeated="1024"/>
        </table:table-row>
        <table:table-row table:style-name="ro691">
          <table:table-cell table:number-columns-repeated="1024"/>
        </table:table-row>
        <table:table-row table:style-name="ro655">
          <table:table-cell table:number-columns-repeated="1024"/>
        </table:table-row>
        <table:table-row table:style-name="ro692">
          <table:table-cell table:number-columns-repeated="3"/>
          <table:table-cell table:style-name="ce24"/>
          <table:table-cell table:number-columns-repeated="1024"/>
        </table:table-row>
        <table:table-row table:style-name="ro693">
          <table:table-cell table:number-columns-repeated="1024"/>
        </table:table-row>
        <table:table-row table:style-name="ro694">
          <table:table-cell/>
          <table:table-cell table:style-name="ce25"/>
          <table:table-cell table:number-columns-repeated="1024"/>
        </table:table-row>
        <table:table-row table:style-name="ro695">
          <table:table-cell table:number-columns-repeated="1024"/>
        </table:table-row>
        <table:table-row table:number-rows-repeated="2" table:style-name="ro655">
          <table:table-cell table:number-columns-repeated="1024"/>
        </table:table-row>
        <table:table-row table:style-name="ro696">
          <table:table-cell/>
          <table:table-cell table:style-name="ce25"/>
          <table:table-cell table:number-columns-repeated="1024"/>
        </table:table-row>
        <table:table-row table:number-rows-repeated="19" table:style-name="ro655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4" table:default-cell-style-name="Default"/>
        </table:table-header-columns>
        <table:table-column table:style-name="co74" table:default-cell-style-name="Default"/>
        <table:table-header-columns/>
        <table:table-column table:style-name="co75" table:default-cell-style-name="Default"/>
        <table:table-header-columns/>
        <table:table-column table:style-name="co76" table:default-cell-style-name="Default"/>
        <table:table-header-columns/>
        <table:table-column table:style-name="co77" table:default-cell-style-name="Default"/>
        <table:table-header-columns/>
        <table:table-column table:style-name="co78" table:default-cell-style-name="Default"/>
        <table:table-header-columns/>
        <table:table-column table:style-name="co79" table:default-cell-style-name="Default"/>
        <table:table-header-columns/>
        <table:table-column table:number-columns-repeated="1118" table:style-name="co80" table:default-cell-style-name="Default"/>
        <table:table-header-columns/>
        <table:table-column table:style-name="co73" table:default-cell-style-name="Default"/>
        <table:table-header-columns/>
        <table:table-header-rows>
          <table:table-row table:style-name="ro698">
            <table:table-cell office:value-type="string" calcext:value-type="string">
              <text:p><text:span text:style-name="T1225">enemy_id</text:span></text:p>
            </table:table-cell>
            <table:table-cell table:style-name="ce7" office:value-type="string" calcext:value-type="string">
              <text:p><text:span text:style-name="T1226">FOUND</text:span></text:p>
            </table:table-cell>
            <table:table-cell office:value-type="string" calcext:value-type="string">
              <text:p><text:span text:style-name="T1227">skill_id</text:span></text:p>
            </table:table-cell>
            <table:table-cell table:style-name="ce7" office:value-type="string" calcext:value-type="string">
              <text:p><text:span text:style-name="T1228">FOUND</text:span></text:p>
            </table:table-cell>
            <table:table-cell office:value-type="string" calcext:value-type="string">
              <text:p><text:span text:style-name="T1229">target</text:span></text:p>
            </table:table-cell>
            <table:table-cell office:value-type="string" calcext:value-type="string">
              <text:p><text:span text:style-name="T1230">order</text:span></text:p>
            </table:table-cell>
            <table:table-cell table:number-columns-repeated="1024"/>
          </table:table-row>
        </table:table-header-rows>
        <table:table-rows>
          <table:table-row table:style-name="ro699">
            <table:table-cell office:value-type="string" calcext:value-type="string">
              <text:p>blue_mushroom</text:p>
            </table:table-cell>
            <table:table-cell table:style-name="ce7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31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0">
            <table:table-cell office:value-type="string" calcext:value-type="string">
              <text:p><text:span text:style-name="T1233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34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1">
            <table:table-cell office:value-type="string" calcext:value-type="string">
              <text:p><text:span text:style-name="T1236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37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2">
            <table:table-cell office:value-type="string" calcext:value-type="string">
              <text:p><text:span text:style-name="T1239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40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3">
            <table:table-cell office:value-type="string" calcext:value-type="string">
              <text:p><text:span text:style-name="T1242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43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4">
            <table:table-cell office:value-type="string" calcext:value-type="string">
              <text:p><text:span text:style-name="T1245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46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5">
            <table:table-cell office:value-type="string" calcext:value-type="string">
              <text:p>orange_mushroom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48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6">
            <table:table-cell office:value-type="string" calcext:value-type="string">
              <text:p><text:span text:style-name="T1250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51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7">
            <table:table-cell office:value-type="string" calcext:value-type="string">
              <text:p><text:span text:style-name="T1253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54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8">
            <table:table-cell office:value-type="string" calcext:value-type="string">
              <text:p><text:span text:style-name="T1256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257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9">
            <table:table-cell office:value-type="string" calcext:value-type="string">
              <text:p><text:span text:style-name="T1259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260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0">
            <table:table-cell office:value-type="string" calcext:value-type="string">
              <text:p><text:span text:style-name="T1262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263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1">
            <table:table-cell office:value-type="string" calcext:value-type="string">
              <text:p><text:span text:style-name="T1265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266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2">
            <table:table-cell office:value-type="string" calcext:value-type="string">
              <text:p><text:span text:style-name="T1268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269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3">
            <table:table-cell office:value-type="string" calcext:value-type="string">
              <text:p><text:span text:style-name="T1271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272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4">
            <table:table-cell office:value-type="string" calcext:value-type="string">
              <text:p><text:span text:style-name="T1274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275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5">
            <table:table-cell office:value-type="string" calcext:value-type="string">
              <text:p><text:span text:style-name="T1277">tutorial_enemy_1</text:span></text:p>
            </table:table-cell>
            <table:table-cell table:style-name="ce7" table:formula="of:=VLOOKUP([.A18];[enemies.A:enemies.B];2;0)" office:value-type="string" calcext:value-type="string" office:string-value="Tiny mouse">
              <text:p>Tiny mouse</text:p>
            </table:table-cell>
            <table:table-cell office:value-type="string" calcext:value-type="string">
              <text:p><text:span text:style-name="T1278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6">
            <table:table-cell office:value-type="string" calcext:value-type="string">
              <text:p><text:span text:style-name="T1280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281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7">
            <table:table-cell office:value-type="string" calcext:value-type="string">
              <text:p><text:span text:style-name="T1283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284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8">
            <table:table-cell office:value-type="string" calcext:value-type="string">
              <text:p><text:span text:style-name="T1286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287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9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0">
            <table:table-cell table:style-name="ce24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4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4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21">
            <table:table-cell table:style-name="ce15" office:value-type="string" calcext:value-type="string">
              <text:p>mushroom_soldier</text:p>
            </table:table-cell>
            <table:table-cell table:style-name="ce7" table:formula="of:=VLOOKUP([.A24];[enemies.A:enemies.B];2;0)" office:value-type="string" calcext:value-type="string" office:string-value="Mushroom Soldier">
              <text:p>Mushroom Soldier</text:p>
            </table:table-cell>
            <table:table-cell office:value-type="string" calcext:value-type="string">
              <text:p>swing</text:p>
            </table:table-cell>
            <table:table-cell table:style-name="ce7" table:formula="of:=VLOOKUP([.C24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2">
            <table:table-cell table:style-name="ce15" office:value-type="string" calcext:value-type="string">
              <text:p>mushroom_thief</text:p>
            </table:table-cell>
            <table:table-cell table:style-name="ce7" table:formula="of:=VLOOKUP([.A25];[enemies.A:enemies.B];2;0)" office:value-type="string" calcext:value-type="string" office:string-value="Mushroom Thief">
              <text:p>Mushroom Thief</text:p>
            </table:table-cell>
            <table:table-cell table:style-name="ce24" office:value-type="string" calcext:value-type="string">
              <text:p>double whack</text:p>
            </table:table-cell>
            <table:table-cell table:style-name="ce7" table:formula="of:=VLOOKUP([.C2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29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3">
            <table:table-cell table:style-name="ce15" office:value-type="string" calcext:value-type="string">
              <text:p>mushroom_mage</text:p>
            </table:table-cell>
            <table:table-cell table:style-name="ce7" table:formula="of:=VLOOKUP([.A26];[enemies.A:enemies.B];2;0)" office:value-type="string" calcext:value-type="string" office:string-value="Mushroom Mage">
              <text:p>Mushroom Mage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6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29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4">
            <table:table-cell table:style-name="ce15" office:value-type="string" calcext:value-type="string">
              <text:p>mushroom_cleric</text:p>
            </table:table-cell>
            <table:table-cell table:style-name="ce7" table:formula="of:=VLOOKUP([.A27];[enemies.A:enemies.B];2;0)" office:value-type="string" calcext:value-type="string" office:string-value="Mushroom Cleric">
              <text:p>Mushroom Cleric</text:p>
            </table:table-cell>
            <table:table-cell office:value-type="string" calcext:value-type="string">
              <text:p>smite</text:p>
            </table:table-cell>
            <table:table-cell table:style-name="ce7" table:formula="of:=VLOOKUP([.C2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29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5">
            <table:table-cell table:style-name="ce15" office:value-type="string" calcext:value-type="string">
              <text:p>mushroom_zombie</text:p>
            </table:table-cell>
            <table:table-cell table:style-name="ce7" table:formula="of:=VLOOKUP([.A28];[enemies.A:enemies.B];2;0)" office:value-type="string" calcext:value-type="string" office:string-value="Mushroom zombie">
              <text:p>Mushroom 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8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<text:span text:style-name="T129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6">
            <table:table-cell table:style-name="ce15" office:value-type="string" calcext:value-type="string">
              <text:p>zombie</text:p>
            </table:table-cell>
            <table:table-cell table:style-name="ce7" table:formula="of:=VLOOKUP([.A29];[enemies.A:enemies.B];2;0)" office:value-type="string" calcext:value-type="string" office:string-value="Zombie">
              <text:p>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9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7">
            <table:table-cell table:style-name="ce15" office:value-type="string" calcext:value-type="string">
              <text:p>crocodile</text:p>
            </table:table-cell>
            <table:table-cell table:style-name="ce7" table:formula="of:=VLOOKUP([.A30];[enemies.A:enemies.B];2;0)" office:value-type="string" calcext:value-type="string" office:string-value="Crocodile">
              <text:p>Crocodil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30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8">
            <table:table-cell table:style-name="ce15"/>
            <table:table-cell table:style-name="ce7"/>
            <table:table-cell table:number-columns-repeated="1024"/>
          </table:table-row>
          <table:table-row table:style-name="ro729">
            <table:table-cell table:style-name="ce15"/>
            <table:table-cell table:style-name="ce7"/>
            <table:table-cell table:number-columns-repeated="1024"/>
          </table:table-row>
          <table:table-row table:style-name="ro730">
            <table:table-cell table:style-name="ce15"/>
            <table:table-cell table:style-name="ce7"/>
            <table:table-cell table:number-columns-repeated="1024"/>
          </table:table-row>
          <table:table-row table:style-name="ro731">
            <table:table-cell table:style-name="ce15"/>
            <table:table-cell table:style-name="ce7"/>
            <table:table-cell table:number-columns-repeated="1024"/>
          </table:table-row>
          <table:table-row table:style-name="ro732">
            <table:table-cell table:style-name="ce15"/>
            <table:table-cell table:style-name="ce7"/>
            <table:table-cell table:number-columns-repeated="1024"/>
          </table:table-row>
          <table:table-row table:style-name="ro733">
            <table:table-cell table:style-name="ce15"/>
            <table:table-cell table:style-name="ce7"/>
            <table:table-cell table:number-columns-repeated="1024"/>
          </table:table-row>
          <table:table-row table:style-name="ro734">
            <table:table-cell table:style-name="ce15"/>
            <table:table-cell table:style-name="ce7"/>
            <table:table-cell table:number-columns-repeated="1024"/>
          </table:table-row>
          <table:table-row table:style-name="ro735">
            <table:table-cell table:style-name="ce15"/>
            <table:table-cell table:style-name="ce7"/>
            <table:table-cell table:number-columns-repeated="1024"/>
          </table:table-row>
          <table:table-row table:style-name="ro736">
            <table:table-cell table:style-name="ce15"/>
            <table:table-cell table:style-name="ce7"/>
            <table:table-cell table:number-columns-repeated="1024"/>
          </table:table-row>
          <table:table-row table:style-name="ro737">
            <table:table-cell table:style-name="ce15"/>
            <table:table-cell table:style-name="ce7"/>
            <table:table-cell table:number-columns-repeated="1024"/>
          </table:table-row>
          <table:table-row table:style-name="ro738">
            <table:table-cell table:style-name="ce15"/>
            <table:table-cell table:style-name="ce7"/>
            <table:table-cell table:number-columns-repeated="1024"/>
          </table:table-row>
          <table:table-row table:style-name="ro739">
            <table:table-cell table:number-columns-repeated="1024"/>
          </table:table-row>
          <table:table-row table:number-rows-repeated="22" table:style-name="ro697">
            <table:table-cell table:number-columns-repeated="1024"/>
          </table:table-row>
        </table:table-rows>
      </table:table>
      <table:table table:name="skills" table:style-name="ta9">
        <table:table-column table:style-name="co82" table:default-cell-style-name="Default"/>
        <table:table-header-columns/>
        <table:table-column table:style-name="co83" table:default-cell-style-name="Default"/>
        <table:table-header-columns/>
        <table:table-column table:style-name="co84" table:default-cell-style-name="Default"/>
        <table:table-header-columns/>
        <table:table-column table:style-name="co85" table:default-cell-style-name="Default"/>
        <table:table-header-columns/>
        <table:table-column table:style-name="co86" table:default-cell-style-name="Default"/>
        <table:table-header-columns/>
        <table:table-column table:style-name="co87" table:default-cell-style-name="Default"/>
        <table:table-header-columns/>
        <table:table-column table:style-name="co88" table:default-cell-style-name="Default"/>
        <table:table-header-columns/>
        <table:table-column table:style-name="co89" table:default-cell-style-name="Default"/>
        <table:table-header-columns/>
        <table:table-column table:style-name="co90" table:default-cell-style-name="Default"/>
        <table:table-header-columns/>
        <table:table-column table:style-name="co91" table:default-cell-style-name="Default"/>
        <table:table-header-columns/>
        <table:table-column table:style-name="co92" table:default-cell-style-name="Default"/>
        <table:table-header-columns/>
        <table:table-column table:number-columns-repeated="1113" table:style-name="co93" table:default-cell-style-name="Default"/>
        <table:table-header-columns/>
        <table:table-column table:style-name="co81" table:default-cell-style-name="Default"/>
        <table:table-header-columns/>
        <table:table-row table:style-name="ro741">
          <table:table-cell office:value-type="string" calcext:value-type="string">
            <text:p><text:span text:style-name="T1297">skill_id</text:span></text:p>
          </table:table-cell>
          <table:table-cell office:value-type="string" calcext:value-type="string">
            <text:p><text:span text:style-name="T1298">name</text:span></text:p>
          </table:table-cell>
          <table:table-cell office:value-type="string" calcext:value-type="string">
            <text:p><text:span text:style-name="T1299">script_to_run</text:span></text:p>
          </table:table-cell>
          <table:table-cell office:value-type="string" calcext:value-type="string">
            <text:p><text:span text:style-name="T1300">target_self_is_valid</text:span></text:p>
          </table:table-cell>
          <table:table-cell office:value-type="string" calcext:value-type="string">
            <text:p><text:span text:style-name="T1301">target_others_is_valid</text:span></text:p>
          </table:table-cell>
          <table:table-cell office:value-type="string" calcext:value-type="string">
            <text:p><text:span text:style-name="T1302">must_be_fighting</text:span></text:p>
          </table:table-cell>
          <table:table-cell office:value-type="string" calcext:value-type="string">
            <text:p><text:span text:style-name="T1303">can_be_practiced</text:span></text:p>
          </table:table-cell>
          <table:table-cell office:value-type="string" calcext:value-type="string">
            <text:p><text:span text:style-name="T1304">level_req</text:span></text:p>
          </table:table-cell>
          <table:table-cell office:value-type="string" calcext:value-type="string">
            <text:p><text:span text:style-name="T1305">use_perspectives</text:span></text:p>
          </table:table-cell>
          <table:table-cell table:style-name="ce7" office:value-type="string" calcext:value-type="string">
            <text:p><text:span text:style-name="T1306">FOUND</text:span></text:p>
          </table:table-cell>
          <table:table-cell office:value-type="string" calcext:value-type="string">
            <text:p><text:span text:style-name="T1307">description</text:span>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308">swing</text:span></text:p>
          </table:table-cell>
          <table:table-cell office:value-type="string" calcext:value-type="string">
            <text:p><text:span text:style-name="T1309">Swing</text:span></text:p>
          </table:table-cell>
          <table:table-cell office:value-type="string" calcext:value-type="string">
            <text:p><text:span text:style-name="T1310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11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12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313">ethereal</text:span></text:p>
          </table:table-cell>
          <table:table-cell office:value-type="string" calcext:value-type="string">
            <text:p><text:span text:style-name="T1314">Become Ethereal</text:span></text:p>
          </table:table-cell>
          <table:table-cell office:value-type="string" calcext:value-type="string">
            <text:p><text:span text:style-name="T1315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16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17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318">cure light wounds</text:span></text:p>
          </table:table-cell>
          <table:table-cell office:value-type="string" calcext:value-type="string">
            <text:p><text:span text:style-name="T1319">Cure Light Wounds</text:span></text:p>
          </table:table-cell>
          <table:table-cell office:value-type="string" calcext:value-type="string">
            <text:p><text:span text:style-name="T1320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21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22">Heal your target for 10 HP#END#+ Soul Amplified by DMG-AMP.#END#</text:span>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323">bash</text:span></text:p>
          </table:table-cell>
          <table:table-cell office:value-type="string" calcext:value-type="string">
            <text:p><text:span text:style-name="T1324">Bash</text:span></text:p>
          </table:table-cell>
          <table:table-cell office:value-type="string" calcext:value-type="string">
            <text:p><text:span text:style-name="T1325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26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27">Swing at your target.#END#If damage is dealt:#END#Stun them for DURATION turns.#END#</text:span>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328">double whack</text:span></text:p>
          </table:table-cell>
          <table:table-cell office:value-type="string" calcext:value-type="string">
            <text:p><text:span text:style-name="T1329">Double Whack</text:span></text:p>
          </table:table-cell>
          <table:table-cell office:value-type="string" calcext:value-type="string">
            <text:p><text:span text:style-name="T1330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31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32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333">smite</text:span></text:p>
          </table:table-cell>
          <table:table-cell office:value-type="string" calcext:value-type="string">
            <text:p><text:span text:style-name="T1334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5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36">Smite your target.#END#Dealing pure damage amplified by DMG-AMP.#END#</text:span>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337">mage armor</text:span></text:p>
          </table:table-cell>
          <table:table-cell office:value-type="string" calcext:value-type="string">
            <text:p><text:span text:style-name="T1338">Mage Armor</text:span></text:p>
          </table:table-cell>
          <table:table-cell office:value-type="string" calcext:value-type="string">
            <text:p><text:span text:style-name="T1339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0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41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342">magic missile</text:span></text:p>
          </table:table-cell>
          <table:table-cell office:value-type="string" calcext:value-type="string">
            <text:p><text:span text:style-name="T1343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4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45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346">nudge</text:span></text:p>
          </table:table-cell>
          <table:table-cell office:value-type="string" calcext:value-type="string">
            <text:p><text:span text:style-name="T1347">Nudge</text:span></text:p>
          </table:table-cell>
          <table:table-cell office:value-type="string" calcext:value-type="string">
            <text:p><text:span text:style-name="T1348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49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50">The monster variant of a swing!#END#</text:span>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<text:span text:style-name="T1351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52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3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4">Regenerate 30% of max Health.#END#</text:span>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<text:span text:style-name="T1355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356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7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8">Regenerate 30% of max Magicka.#END#</text:span>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4" office:value-type="string" calcext:value-type="string">
            <text:p>DamageByGrit</text:p>
          </table:table-cell>
          <table:table-cell table:style-name="ce15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4" office:value-type="string" calcext:value-type="string">
            <text:p>DamageByFlow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table:style-name="ce24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4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4" office:value-type="string" calcext:value-type="string">
            <text:p>DamageBySoul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4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4" office:value-type="string" calcext:value-type="string">
            <text:p>DamageByMind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table:style-name="ce24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757"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7" table:formula="of:=VLOOKUP([.I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758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wing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I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NOM NOM</text:p>
          </table:table-cell>
          <table:table-cell table:number-columns-repeated="1024"/>
        </table:table-row>
        <table:table-row table:style-name="ro759">
          <table:table-cell table:style-name="ce26" office:value-type="string" calcext:value-type="string">
            <text:p>leech</text:p>
          </table:table-cell>
          <table:table-cell table:style-name="ce26" office:value-type="string" calcext:value-type="string">
            <text:p>Leech</text:p>
          </table:table-cell>
          <table:table-cell table:style-name="ce26" office:value-type="string" calcext:value-type="string">
            <text:p>Leech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26" office:value-type="string" calcext:value-type="string">
            <text:p>bite</text:p>
          </table:table-cell>
          <table:table-cell table:style-name="ce7" table:formula="of:=VLOOKUP([.I19];[use_perspectives.A:use_perspectives.B];2;0)" office:value-type="string" calcext:value-type="string" office:string-value="use_bite">
            <text:p>use_bite</text:p>
          </table:table-cell>
          <table:table-cell table:style-name="ce26" office:value-type="string" calcext:value-type="string">
            <text:p>Become thirsty for blood, heal whenever dealing physical damage.#END#</text:p>
          </table:table-cell>
          <table:table-cell table:number-columns-repeated="1024"/>
        </table:table-row>
        <table:table-row table:number-rows-repeated="45" table:style-name="ro740">
          <table:table-cell table:number-columns-repeated="1024"/>
        </table:table-row>
      </table:table>
      <table:table table:name="skill_script_values" table:style-name="ta10">
        <table:table-column table:style-name="co95" table:default-cell-style-name="Default"/>
        <table:table-header-columns/>
        <table:table-column table:style-name="co96" table:default-cell-style-name="Default"/>
        <table:table-header-columns/>
        <table:table-column table:style-name="co97" table:default-cell-style-name="Default"/>
        <table:table-header-columns/>
        <table:table-column table:number-columns-repeated="1117" table:style-name="co98" table:default-cell-style-name="Default"/>
        <table:table-header-columns/>
        <table:table-column table:style-name="co94" table:default-cell-style-name="Default"/>
        <table:table-header-columns/>
        <table:table-row table:style-name="ro761">
          <table:table-cell table:style-name="ce27" office:value-type="string" calcext:value-type="string">
            <text:p>skill_id</text:p>
          </table:table-cell>
          <table:table-cell table:style-name="ce27" office:value-type="string" calcext:value-type="string">
            <text:p>FOUND</text:p>
          </table:table-cell>
          <table:table-cell table:style-name="ce27" office:value-type="string" calcext:value-type="string">
            <text:p>value_name</text:p>
          </table:table-cell>
          <table:table-cell table:style-name="ce27" office:value-type="string" calcext:value-type="string">
            <text:p>value0</text:p>
          </table:table-cell>
          <table:table-cell table:style-name="ce27" office:value-type="string" calcext:value-type="string">
            <text:p>value1</text:p>
          </table:table-cell>
          <table:table-cell table:style-name="ce27" office:value-type="string" calcext:value-type="string">
            <text:p>value2</text:p>
          </table:table-cell>
          <table:table-cell table:style-name="ce27" office:value-type="string" calcext:value-type="string">
            <text:p>value3</text:p>
          </table:table-cell>
          <table:table-cell table:style-name="ce27" office:value-type="string" calcext:value-type="string">
            <text:p>value4</text:p>
          </table:table-cell>
          <table:table-cell table:style-name="ce27" office:value-type="string" calcext:value-type="string">
            <text:p>value5</text:p>
          </table:table-cell>
          <table:table-cell office:value-type="string" calcext:value-type="string">
            <text:p>value6</text:p>
          </table:table-cell>
          <table:table-cell table:style-name="ce16"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24"/>
        </table:table-row>
        <table:table-row table:style-name="ro762">
          <table:table-cell table:style-name="ce28" office:value-type="string" calcext:value-type="string">
            <text:p>bash</text:p>
          </table:table-cell>
          <table:table-cell table:style-name="ce29" table:formula="of:=VLOOKUP([.A2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60</text:p>
          </table:table-cell>
          <table:table-cell table:style-name="ce30" office:value-type="string" calcext:value-type="string">
            <text:p>0,65</text:p>
          </table:table-cell>
          <table:table-cell table:style-name="ce30" office:value-type="string" calcext:value-type="string">
            <text:p>0,65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number-columns-repeated="1024"/>
        </table:table-row>
        <table:table-row table:style-name="ro763">
          <table:table-cell table:style-name="ce28" office:value-type="string" calcext:value-type="string">
            <text:p>bash</text:p>
          </table:table-cell>
          <table:table-cell table:style-name="ce29" table:formula="of:=VLOOKUP([.A3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number-columns-repeated="1024"/>
        </table:table-row>
        <table:table-row table:style-name="ro764">
          <table:table-cell table:style-name="ce28" office:value-type="string" calcext:value-type="string">
            <text:p>bash</text:p>
          </table:table-cell>
          <table:table-cell table:style-name="ce29" table:formula="of:=VLOOKUP([.A4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765">
          <table:table-cell table:style-name="ce28" office:value-type="string" calcext:value-type="string">
            <text:p>bash</text:p>
          </table:table-cell>
          <table:table-cell table:style-name="ce29" table:formula="of:=VLOOKUP([.A5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duratio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3">
            <text:p>3</text:p>
          </table:table-cell>
          <table:table-cell table:number-columns-repeated="1024"/>
        </table:table-row>
        <table:table-row table:style-name="ro766">
          <table:table-cell table:style-name="ce28" office:value-type="string" calcext:value-type="string">
            <text:p>bash</text:p>
          </table:table-cell>
          <table:table-cell table:style-name="ce29" table:formula="of:=VLOOKUP([.A6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767">
          <table:table-cell table:style-name="ce28" office:value-type="string" calcext:value-type="string">
            <text:p>bash</text:p>
          </table:table-cell>
          <table:table-cell table:style-name="ce29" table:formula="of:=VLOOKUP([.A7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mp_cost</text:p>
          </table:table-cell>
          <table:table-cell table:style-name="ce30" office:value-type="float" calcext:value-type="float" office:value="0">
            <text:p>0</text:p>
          </table:table-cell>
          <table:table-cell table:style-name="ce30" office:value-type="float" calcext:value-type="float" office:value="0">
            <text:p>0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5">
            <text:p>15</text:p>
          </table:table-cell>
          <table:table-cell table:number-columns-repeated="1024"/>
        </table:table-row>
        <table:table-row table:style-name="ro768">
          <table:table-cell table:style-name="ce28" office:value-type="string" calcext:value-type="string">
            <text:p>bash</text:p>
          </table:table-cell>
          <table:table-cell table:style-name="ce29" table:formula="of:=VLOOKUP([.A8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damage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number-columns-repeated="1024"/>
        </table:table-row>
        <table:table-row table:style-name="ro769">
          <table:table-cell table:style-name="ce28" office:value-type="string" calcext:value-type="string">
            <text:p>cure light wounds</text:p>
          </table:table-cell>
          <table:table-cell table:style-name="ce29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70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style-name="ce31"/>
          <table:table-cell table:number-columns-repeated="1024"/>
        </table:table-row>
        <table:table-row table:style-name="ro770">
          <table:table-cell table:style-name="ce28" office:value-type="string" calcext:value-type="string">
            <text:p>cure light wounds</text:p>
          </table:table-cell>
          <table:table-cell table:style-name="ce29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1"/>
          <table:table-cell table:number-columns-repeated="1024"/>
        </table:table-row>
        <table:table-row table:style-name="ro771">
          <table:table-cell table:style-name="ce28" office:value-type="string" calcext:value-type="string">
            <text:p>cure light wounds</text:p>
          </table:table-cell>
          <table:table-cell table:style-name="ce29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/>
          <table:table-cell table:number-columns-repeated="1024"/>
        </table:table-row>
        <table:table-row table:style-name="ro772">
          <table:table-cell table:style-name="ce28" office:value-type="string" calcext:value-type="string">
            <text:p>cure light wounds</text:p>
          </table:table-cell>
          <table:table-cell table:style-name="ce29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1"/>
          <table:table-cell table:number-columns-repeated="1024"/>
        </table:table-row>
        <table:table-row table:style-name="ro773">
          <table:table-cell table:style-name="ce28" office:value-type="string" calcext:value-type="string">
            <text:p>cure light wounds</text:p>
          </table:table-cell>
          <table:table-cell table:style-name="ce29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mp_cost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6">
            <text:p>6</text:p>
          </table:table-cell>
          <table:table-cell table:style-name="ce30" office:value-type="float" calcext:value-type="float" office:value="8">
            <text:p>8</text:p>
          </table:table-cell>
          <table:table-cell table:style-name="ce31"/>
          <table:table-cell table:number-columns-repeated="1024"/>
        </table:table-row>
        <table:table-row table:style-name="ro774">
          <table:table-cell table:style-name="ce28" office:value-type="string" calcext:value-type="string">
            <text:p>cure light wounds</text:p>
          </table:table-cell>
          <table:table-cell table:style-name="ce29" table:formula="of:=VLOOKUP([.A14];[skills.A:skills.B];2;0)" office:value-type="string" calcext:value-type="string" office:string-value="Cure Light Wounds">
            <text:p>Cure Light Wounds</text:p>
          </table:table-cell>
          <table:table-cell office:value-type="string" calcext:value-type="string">
            <text:p>damag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775">
          <table:table-cell table:style-name="ce28" office:value-type="string" calcext:value-type="string">
            <text:p>double whack</text:p>
          </table:table-cell>
          <table:table-cell table:style-name="ce29" table:formula="of:=VLOOKUP([.A15];[skills.A:skills.B];2;0)" office:value-type="string" calcext:value-type="string" office:string-value="Double Whack">
            <text:p>Double Whack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70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style-name="ce30" office:value-type="string" calcext:value-type="string">
            <text:p>0,90</text:p>
          </table:table-cell>
          <table:table-cell table:number-columns-repeated="1024"/>
        </table:table-row>
        <table:table-row table:style-name="ro776">
          <table:table-cell table:style-name="ce32" office:value-type="string" calcext:value-type="string">
            <text:p>double whack</text:p>
          </table:table-cell>
          <table:table-cell table:style-name="ce29" table:formula="of:=VLOOKUP([.A16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777">
          <table:table-cell table:style-name="ce32" office:value-type="string" calcext:value-type="string">
            <text:p>double whack</text:p>
          </table:table-cell>
          <table:table-cell table:style-name="ce29" table:formula="of:=VLOOKUP([.A17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778">
          <table:table-cell table:style-name="ce32" office:value-type="string" calcext:value-type="string">
            <text:p>double whack</text:p>
          </table:table-cell>
          <table:table-cell table:style-name="ce29" table:formula="of:=VLOOKUP([.A18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15">
            <text:p>15</text:p>
          </table:table-cell>
          <table:table-cell table:number-columns-repeated="1024"/>
        </table:table-row>
        <table:table-row table:style-name="ro779">
          <table:table-cell table:style-name="ce32" office:value-type="string" calcext:value-type="string">
            <text:p>double whack</text:p>
          </table:table-cell>
          <table:table-cell table:style-name="ce29" table:formula="of:=VLOOKUP([.A19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damage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3">
            <text:p>3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number-columns-repeated="1024"/>
        </table:table-row>
        <table:table-row table:style-name="ro780">
          <table:table-cell table:style-name="ce32" office:value-type="string" calcext:value-type="string">
            <text:p>double whack</text:p>
          </table:table-cell>
          <table:table-cell table:style-name="ce29" table:formula="of:=VLOOKUP([.A20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781">
          <table:table-cell table:style-name="ce32" office:value-type="string" calcext:value-type="string">
            <text:p>ethereal</text:p>
          </table:table-cell>
          <table:table-cell table:style-name="ce29" table:formula="of:=VLOOKUP([.A21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5"/>
          <table:table-cell table:number-columns-repeated="1024"/>
        </table:table-row>
        <table:table-row table:style-name="ro782">
          <table:table-cell table:style-name="ce32" office:value-type="string" calcext:value-type="string">
            <text:p>ethereal</text:p>
          </table:table-cell>
          <table:table-cell table:style-name="ce29" table:formula="of:=VLOOKUP([.A22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783">
          <table:table-cell table:style-name="ce32" office:value-type="string" calcext:value-type="string">
            <text:p>ethereal</text:p>
          </table:table-cell>
          <table:table-cell table:style-name="ce29" table:formula="of:=VLOOKUP([.A23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3,00</text:p>
          </table:table-cell>
          <table:table-cell table:style-name="ce34" office:value-type="string" calcext:value-type="string">
            <text:p>2,50</text:p>
          </table:table-cell>
          <table:table-cell table:style-name="ce34" office:value-type="string" calcext:value-type="string">
            <text:p>2,00</text:p>
          </table:table-cell>
          <table:table-cell table:style-name="ce34" office:value-type="string" calcext:value-type="string">
            <text:p>1,50</text:p>
          </table:table-cell>
          <table:table-cell table:style-name="ce35"/>
          <table:table-cell table:number-columns-repeated="1024"/>
        </table:table-row>
        <table:table-row table:style-name="ro784">
          <table:table-cell table:style-name="ce32" office:value-type="string" calcext:value-type="string">
            <text:p>ethereal</text:p>
          </table:table-cell>
          <table:table-cell table:style-name="ce29" table:formula="of:=VLOOKUP([.A24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1"/>
          <table:table-cell table:style-name="ce36"/>
          <table:table-cell table:number-columns-repeated="1024"/>
        </table:table-row>
        <table:table-row table:style-name="ro785">
          <table:table-cell table:style-name="ce32" office:value-type="string" calcext:value-type="string">
            <text:p>ethereal</text:p>
          </table:table-cell>
          <table:table-cell table:style-name="ce29" table:formula="of:=VLOOKUP([.A25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0">
            <text:p>0</text:p>
          </table:table-cell>
          <table:table-cell table:style-name="ce33" office:value-type="float" calcext:value-type="float" office:value="0">
            <text:p>0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6"/>
          <table:table-cell table:number-columns-repeated="1024"/>
        </table:table-row>
        <table:table-row table:style-name="ro786">
          <table:table-cell table:style-name="ce32" office:value-type="string" calcext:value-type="string">
            <text:p>ethereal</text:p>
          </table:table-cell>
          <table:table-cell table:style-name="ce29" table:formula="of:=VLOOKUP([.A26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duration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style-name="ce33" office:value-type="float" calcext:value-type="float" office:value="7">
            <text:p>7</text:p>
          </table:table-cell>
          <table:table-cell table:style-name="ce36"/>
          <table:table-cell table:number-columns-repeated="1024"/>
        </table:table-row>
        <table:table-row table:style-name="ro787">
          <table:table-cell table:style-name="ce32" office:value-type="string" calcext:value-type="string">
            <text:p>mage armor</text:p>
          </table:table-cell>
          <table:table-cell table:style-name="ce29" table:formula="of:=VLOOKUP([.A27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90</text:p>
          </table:table-cell>
          <table:table-cell table:style-name="ce35"/>
          <table:table-cell table:number-columns-repeated="1024"/>
        </table:table-row>
        <table:table-row table:style-name="ro788">
          <table:table-cell table:style-name="ce32" office:value-type="string" calcext:value-type="string">
            <text:p>mage armor</text:p>
          </table:table-cell>
          <table:table-cell table:style-name="ce29" table:formula="of:=VLOOKUP([.A28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7">
            <text:p>7</text:p>
          </table:table-cell>
          <table:table-cell table:style-name="ce33" office:value-type="float" calcext:value-type="float" office:value="6">
            <text:p>6</text:p>
          </table:table-cell>
          <table:table-cell table:style-name="ce36"/>
          <table:table-cell table:number-columns-repeated="1024"/>
        </table:table-row>
        <table:table-row table:style-name="ro789">
          <table:table-cell table:style-name="ce32" office:value-type="string" calcext:value-type="string">
            <text:p>mage armor</text:p>
          </table:table-cell>
          <table:table-cell table:style-name="ce29" table:formula="of:=VLOOKUP([.A29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50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80</text:p>
          </table:table-cell>
          <table:table-cell table:style-name="ce35"/>
          <table:table-cell table:number-columns-repeated="1024"/>
        </table:table-row>
        <table:table-row table:style-name="ro790">
          <table:table-cell table:style-name="ce32" office:value-type="string" calcext:value-type="string">
            <text:p>mage armor</text:p>
          </table:table-cell>
          <table:table-cell table:style-name="ce29" table:formula="of:=VLOOKUP([.A30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duration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style-name="ce36"/>
          <table:table-cell table:number-columns-repeated="1024"/>
        </table:table-row>
        <table:table-row table:style-name="ro791">
          <table:table-cell table:style-name="ce32" office:value-type="string" calcext:value-type="string">
            <text:p>mage armor</text:p>
          </table:table-cell>
          <table:table-cell table:style-name="ce29" table:formula="of:=VLOOKUP([.A31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1"/>
          <table:table-cell/>
          <table:table-cell table:style-name="ce36"/>
          <table:table-cell table:number-columns-repeated="1024"/>
        </table:table-row>
        <table:table-row table:style-name="ro792">
          <table:table-cell table:style-name="ce32" office:value-type="string" calcext:value-type="string">
            <text:p>mage armor</text:p>
          </table:table-cell>
          <table:table-cell table:style-name="ce29" table:formula="of:=VLOOKUP([.A32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30">
            <text:p>30</text:p>
          </table:table-cell>
          <table:table-cell table:style-name="ce33" office:value-type="float" calcext:value-type="float" office:value="40">
            <text:p>40</text:p>
          </table:table-cell>
          <table:table-cell table:style-name="ce36"/>
          <table:table-cell table:number-columns-repeated="1024"/>
        </table:table-row>
        <table:table-row table:style-name="ro793">
          <table:table-cell table:style-name="ce32" office:value-type="string" calcext:value-type="string">
            <text:p>magic missile</text:p>
          </table:table-cell>
          <table:table-cell table:style-name="ce29" table:formula="of:=VLOOKUP([.A33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style-name="ce34" office:value-type="string" calcext:value-type="string">
            <text:p>1,00</text:p>
          </table:table-cell>
          <table:table-cell table:number-columns-repeated="1024"/>
        </table:table-row>
        <table:table-row table:style-name="ro794">
          <table:table-cell table:style-name="ce32" office:value-type="string" calcext:value-type="string">
            <text:p>magic missile</text:p>
          </table:table-cell>
          <table:table-cell table:style-name="ce29" table:formula="of:=VLOOKUP([.A34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795">
          <table:table-cell table:style-name="ce32" office:value-type="string" calcext:value-type="string">
            <text:p>magic missile</text:p>
          </table:table-cell>
          <table:table-cell table:style-name="ce29" table:formula="of:=VLOOKUP([.A35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5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number-columns-repeated="1024"/>
        </table:table-row>
        <table:table-row table:style-name="ro796">
          <table:table-cell table:style-name="ce32" office:value-type="string" calcext:value-type="string">
            <text:p>magic missile</text:p>
          </table:table-cell>
          <table:table-cell table:style-name="ce29" table:formula="of:=VLOOKUP([.A36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797">
          <table:table-cell table:style-name="ce32" office:value-type="string" calcext:value-type="string">
            <text:p>magic missile</text:p>
          </table:table-cell>
          <table:table-cell table:style-name="ce29" table:formula="of:=VLOOKUP([.A37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5">
            <text:p>25</text:p>
          </table:table-cell>
          <table:table-cell table:number-columns-repeated="1024"/>
        </table:table-row>
        <table:table-row table:style-name="ro798">
          <table:table-cell table:style-name="ce32" office:value-type="string" calcext:value-type="string">
            <text:p>magic missile</text:p>
          </table:table-cell>
          <table:table-cell table:style-name="ce29" table:formula="of:=VLOOKUP([.A38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damage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7">
            <text:p>7</text:p>
          </table:table-cell>
          <table:table-cell table:style-name="ce37" office:value-type="float" calcext:value-type="float" office:value="9">
            <text:p>9</text:p>
          </table:table-cell>
          <table:table-cell table:style-name="ce37" office:value-type="float" calcext:value-type="float" office:value="11">
            <text:p>11</text:p>
          </table:table-cell>
          <table:table-cell table:style-name="ce38" office:value-type="float" calcext:value-type="float" office:value="13">
            <text:p>13</text:p>
          </table:table-cell>
          <table:table-cell table:style-name="ce15" office:value-type="float" calcext:value-type="float" office:value="15">
            <text:p>15</text:p>
          </table:table-cell>
          <table:table-cell table:number-columns-repeated="1024"/>
        </table:table-row>
        <table:table-row table:style-name="ro799">
          <table:table-cell table:style-name="ce32" office:value-type="string" calcext:value-type="string">
            <text:p>nudge</text:p>
          </table:table-cell>
          <table:table-cell table:style-name="ce29" table:formula="of:=VLOOKUP([.A39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65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number-columns-repeated="1024"/>
        </table:table-row>
        <table:table-row table:style-name="ro800">
          <table:table-cell table:style-name="ce32" office:value-type="string" calcext:value-type="string">
            <text:p>nudge</text:p>
          </table:table-cell>
          <table:table-cell table:style-name="ce29" table:formula="of:=VLOOKUP([.A40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01">
          <table:table-cell table:style-name="ce32" office:value-type="string" calcext:value-type="string">
            <text:p>nudge</text:p>
          </table:table-cell>
          <table:table-cell table:style-name="ce29" table:formula="of:=VLOOKUP([.A41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number-columns-repeated="1024"/>
        </table:table-row>
        <table:table-row table:style-name="ro802">
          <table:table-cell table:style-name="ce32" office:value-type="string" calcext:value-type="string">
            <text:p>nudge</text:p>
          </table:table-cell>
          <table:table-cell table:style-name="ce29" table:formula="of:=VLOOKUP([.A42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200">
            <text:p>200</text:p>
          </table:table-cell>
          <table:table-cell table:number-columns-repeated="1024"/>
        </table:table-row>
        <table:table-row table:style-name="ro803">
          <table:table-cell table:style-name="ce32" office:value-type="string" calcext:value-type="string">
            <text:p>nudge</text:p>
          </table:table-cell>
          <table:table-cell table:style-name="ce29" table:formula="of:=VLOOKUP([.A43];[skills.A:skills.B];2;0)" office:value-type="string" calcext:value-type="string" office:string-value="Nudge">
            <text:p>Nudg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">
            <text:p>1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5">
            <text:p>15</text:p>
          </table:table-cell>
          <table:table-cell table:style-name="ce38" office:value-type="float" calcext:value-type="float" office:value="20">
            <text:p>20</text:p>
          </table:table-cell>
          <table:table-cell table:style-name="ce38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804">
          <table:table-cell table:style-name="ce32" office:value-type="string" calcext:value-type="string">
            <text:p>regen_hp30</text:p>
          </table:table-cell>
          <table:table-cell table:style-name="ce29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1,00</text:p>
          </table:table-cell>
          <table:table-cell table:style-name="ce35"/>
          <table:table-cell table:number-columns-repeated="1024"/>
        </table:table-row>
        <table:table-row table:style-name="ro805">
          <table:table-cell table:style-name="ce32" office:value-type="string" calcext:value-type="string">
            <text:p>regen_hp30</text:p>
          </table:table-cell>
          <table:table-cell table:style-name="ce29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06">
          <table:table-cell table:style-name="ce32" office:value-type="string" calcext:value-type="string">
            <text:p>regen_hp30</text:p>
          </table:table-cell>
          <table:table-cell table:style-name="ce29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07">
          <table:table-cell table:style-name="ce32" office:value-type="string" calcext:value-type="string">
            <text:p>regen_mp30</text:p>
          </table:table-cell>
          <table:table-cell table:style-name="ce29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1,00</text:p>
          </table:table-cell>
          <table:table-cell table:style-name="ce35"/>
          <table:table-cell table:number-columns-repeated="1024"/>
        </table:table-row>
        <table:table-row table:style-name="ro808">
          <table:table-cell table:style-name="ce32" office:value-type="string" calcext:value-type="string">
            <text:p>regen_mp30</text:p>
          </table:table-cell>
          <table:table-cell table:style-name="ce29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09">
          <table:table-cell table:style-name="ce32" office:value-type="string" calcext:value-type="string">
            <text:p>regen_mp30</text:p>
          </table:table-cell>
          <table:table-cell table:style-name="ce29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10">
          <table:table-cell table:style-name="ce32" office:value-type="string" calcext:value-type="string">
            <text:p>smite</text:p>
          </table:table-cell>
          <table:table-cell table:style-name="ce29" table:formula="of:=VLOOKUP([.A50];[skills.A:skills.B];2;0)" office:value-type="string" calcext:value-type="string" office:string-value="Smite">
            <text:p>Smit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0">
            <text:p>20</text:p>
          </table:table-cell>
          <table:table-cell table:number-columns-repeated="1024"/>
        </table:table-row>
        <table:table-row table:style-name="ro811">
          <table:table-cell table:style-name="ce32" office:value-type="string" calcext:value-type="string">
            <text:p>smite</text:p>
          </table:table-cell>
          <table:table-cell table:style-name="ce29" table:formula="of:=VLOOKUP([.A51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12">
          <table:table-cell table:style-name="ce32" office:value-type="string" calcext:value-type="string">
            <text:p>smite</text:p>
          </table:table-cell>
          <table:table-cell table:style-name="ce29" table:formula="of:=VLOOKUP([.A52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13">
          <table:table-cell table:style-name="ce32" office:value-type="string" calcext:value-type="string">
            <text:p>smite</text:p>
          </table:table-cell>
          <table:table-cell table:style-name="ce29" table:formula="of:=VLOOKUP([.A53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14">
          <table:table-cell table:style-name="ce32" office:value-type="string" calcext:value-type="string">
            <text:p>smite</text:p>
          </table:table-cell>
          <table:table-cell table:style-name="ce29" table:formula="of:=VLOOKUP([.A54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15">
          <table:table-cell table:style-name="ce32" office:value-type="string" calcext:value-type="string">
            <text:p>smite</text:p>
          </table:table-cell>
          <table:table-cell table:style-name="ce29" table:formula="of:=VLOOKUP([.A55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2">
            <text:p>12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20">
            <text:p>20</text:p>
          </table:table-cell>
          <table:table-cell table:number-columns-repeated="1024"/>
        </table:table-row>
        <table:table-row table:style-name="ro816">
          <table:table-cell table:style-name="ce32" office:value-type="string" calcext:value-type="string">
            <text:p>swing</text:p>
          </table:table-cell>
          <table:table-cell table:style-name="ce29" table:formula="of:=VLOOKUP([.A56];[skills.A:skills.B];2;0)" office:value-type="string" calcext:value-type="string" office:string-value="Swing">
            <text:p>Swing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7">
            <text:p>7</text:p>
          </table:table-cell>
          <table:table-cell table:style-name="ce37" office:value-type="float" calcext:value-type="float" office:value="9">
            <text:p>9</text:p>
          </table:table-cell>
          <table:table-cell table:style-name="ce37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817">
          <table:table-cell table:style-name="ce32" office:value-type="string" calcext:value-type="string">
            <text:p>swing</text:p>
          </table:table-cell>
          <table:table-cell table:style-name="ce29" table:formula="of:=VLOOKUP([.A57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75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18">
          <table:table-cell table:style-name="ce32" office:value-type="string" calcext:value-type="string">
            <text:p>swing</text:p>
          </table:table-cell>
          <table:table-cell table:style-name="ce29" table:formula="of:=VLOOKUP([.A58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19">
          <table:table-cell table:style-name="ce32" office:value-type="string" calcext:value-type="string">
            <text:p>swing</text:p>
          </table:table-cell>
          <table:table-cell table:style-name="ce29" table:formula="of:=VLOOKUP([.A59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1</text:p>
          </table:table-cell>
          <table:table-cell table:style-name="ce34" office:value-type="string" calcext:value-type="string">
            <text:p>0,12</text:p>
          </table:table-cell>
          <table:table-cell table:style-name="ce34" office:value-type="string" calcext:value-type="string">
            <text:p>0,14</text:p>
          </table:table-cell>
          <table:table-cell table:style-name="ce34" office:value-type="string" calcext:value-type="string">
            <text:p>0,16</text:p>
          </table:table-cell>
          <table:table-cell table:style-name="ce34" office:value-type="string" calcext:value-type="string">
            <text:p>0,18</text:p>
          </table:table-cell>
          <table:table-cell table:style-name="ce34" office:value-type="string" calcext:value-type="string">
            <text:p>0,20</text:p>
          </table:table-cell>
          <table:table-cell table:number-columns-repeated="1024"/>
        </table:table-row>
        <table:table-row table:style-name="ro820">
          <table:table-cell table:style-name="ce32" office:value-type="string" calcext:value-type="string">
            <text:p>swing</text:p>
          </table:table-cell>
          <table:table-cell table:style-name="ce29" table:formula="of:=VLOOKUP([.A60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21">
          <table:table-cell table:style-name="ce32" office:value-type="string" calcext:value-type="string">
            <text:p>heavy hit</text:p>
          </table:table-cell>
          <table:table-cell table:style-name="ce29" table:formula="of:=VLOOKUP([.A61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style-name="ce24"/>
          <table:table-cell table:number-columns-repeated="1024" table:style-name="ce24"/>
        </table:table-row>
        <table:table-row table:style-name="ro822">
          <table:table-cell table:style-name="ce32" office:value-type="string" calcext:value-type="string">
            <text:p>heavy hit</text:p>
          </table:table-cell>
          <table:table-cell table:style-name="ce29" table:formula="of:=VLOOKUP([.A62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23">
          <table:table-cell table:style-name="ce32" office:value-type="string" calcext:value-type="string">
            <text:p>heavy hit</text:p>
          </table:table-cell>
          <table:table-cell table:style-name="ce29" table:formula="of:=VLOOKUP([.A63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24">
          <table:table-cell table:style-name="ce32" office:value-type="string" calcext:value-type="string">
            <text:p>heavy hit</text:p>
          </table:table-cell>
          <table:table-cell table:style-name="ce29" table:formula="of:=VLOOKUP([.A64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25">
          <table:table-cell table:style-name="ce32" office:value-type="string" calcext:value-type="string">
            <text:p>heavy hit</text:p>
          </table:table-cell>
          <table:table-cell table:style-name="ce29" table:formula="of:=VLOOKUP([.A65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26">
          <table:table-cell table:style-name="ce32" office:value-type="string" calcext:value-type="string">
            <text:p>fast strike</text:p>
          </table:table-cell>
          <table:table-cell table:style-name="ce29" table:formula="of:=VLOOKUP([.A66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number-columns-repeated="1024"/>
        </table:table-row>
        <table:table-row table:style-name="ro827">
          <table:table-cell table:style-name="ce32" office:value-type="string" calcext:value-type="string">
            <text:p>fast strike</text:p>
          </table:table-cell>
          <table:table-cell table:style-name="ce29" table:formula="of:=VLOOKUP([.A67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28">
          <table:table-cell table:style-name="ce32" office:value-type="string" calcext:value-type="string">
            <text:p>fast strike</text:p>
          </table:table-cell>
          <table:table-cell table:style-name="ce29" table:formula="of:=VLOOKUP([.A68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29">
          <table:table-cell table:style-name="ce32" office:value-type="string" calcext:value-type="string">
            <text:p>fast strike</text:p>
          </table:table-cell>
          <table:table-cell table:style-name="ce29" table:formula="of:=VLOOKUP([.A69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30">
          <table:table-cell table:style-name="ce32" office:value-type="string" calcext:value-type="string">
            <text:p>fast strike</text:p>
          </table:table-cell>
          <table:table-cell table:style-name="ce29" table:formula="of:=VLOOKUP([.A70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31">
          <table:table-cell table:style-name="ce32" office:value-type="string" calcext:value-type="string">
            <text:p>holy arrow</text:p>
          </table:table-cell>
          <table:table-cell table:style-name="ce29" table:formula="of:=VLOOKUP([.A71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number-columns-repeated="1024"/>
        </table:table-row>
        <table:table-row table:style-name="ro832">
          <table:table-cell table:style-name="ce32" office:value-type="string" calcext:value-type="string">
            <text:p>holy arrow</text:p>
          </table:table-cell>
          <table:table-cell table:style-name="ce29" table:formula="of:=VLOOKUP([.A72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33">
          <table:table-cell table:style-name="ce32" office:value-type="string" calcext:value-type="string">
            <text:p>holy arrow</text:p>
          </table:table-cell>
          <table:table-cell table:style-name="ce29" table:formula="of:=VLOOKUP([.A73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34">
          <table:table-cell table:style-name="ce32" office:value-type="string" calcext:value-type="string">
            <text:p>holy arrow</text:p>
          </table:table-cell>
          <table:table-cell table:style-name="ce29" table:formula="of:=VLOOKUP([.A74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style-name="ce30" office:value-type="string" calcext:value-type="string">
            <text:p>0,28</text:p>
          </table:table-cell>
          <table:table-cell table:style-name="ce30" office:value-type="string" calcext:value-type="string">
            <text:p>0,30</text:p>
          </table:table-cell>
          <table:table-cell table:number-columns-repeated="1024"/>
        </table:table-row>
        <table:table-row table:style-name="ro835">
          <table:table-cell table:style-name="ce32" office:value-type="string" calcext:value-type="string">
            <text:p>holy arrow</text:p>
          </table:table-cell>
          <table:table-cell table:style-name="ce29" table:formula="of:=VLOOKUP([.A75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36">
          <table:table-cell table:style-name="ce28" office:value-type="string" calcext:value-type="string">
            <text:p>holy arrow</text:p>
          </table:table-cell>
          <table:table-cell table:style-name="ce29" table:formula="of:=VLOOKUP([.A76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mp_cost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2">
            <text:p>12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6">
            <text:p>26</text:p>
          </table:table-cell>
          <table:table-cell table:number-columns-repeated="1024"/>
        </table:table-row>
        <table:table-row table:style-name="ro837">
          <table:table-cell table:style-name="ce32" office:value-type="string" calcext:value-type="string">
            <text:p>mana bolt</text:p>
          </table:table-cell>
          <table:table-cell table:style-name="ce29" table:formula="of:=VLOOKUP([.A77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6">
            <text:p>16</text:p>
          </table:table-cell>
          <table:table-cell table:number-columns-repeated="1024"/>
        </table:table-row>
        <table:table-row table:style-name="ro838">
          <table:table-cell table:style-name="ce32" office:value-type="string" calcext:value-type="string">
            <text:p>mana bolt</text:p>
          </table:table-cell>
          <table:table-cell table:style-name="ce29" table:formula="of:=VLOOKUP([.A78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39">
          <table:table-cell table:style-name="ce28" office:value-type="string" calcext:value-type="string">
            <text:p>mana bolt</text:p>
          </table:table-cell>
          <table:table-cell table:style-name="ce29" table:formula="of:=VLOOKUP([.A79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40">
          <table:table-cell table:style-name="ce28" office:value-type="string" calcext:value-type="string">
            <text:p>mana bolt</text:p>
          </table:table-cell>
          <table:table-cell table:style-name="ce29" table:formula="of:=VLOOKUP([.A80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style-name="ce30" office:value-type="string" calcext:value-type="string">
            <text:p>0,28</text:p>
          </table:table-cell>
          <table:table-cell table:style-name="ce30" office:value-type="string" calcext:value-type="string">
            <text:p>0,30</text:p>
          </table:table-cell>
          <table:table-cell table:number-columns-repeated="1024"/>
        </table:table-row>
        <table:table-row table:style-name="ro841">
          <table:table-cell table:style-name="ce28" office:value-type="string" calcext:value-type="string">
            <text:p>mana bolt</text:p>
          </table:table-cell>
          <table:table-cell table:style-name="ce29" table:formula="of:=VLOOKUP([.A81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42">
          <table:table-cell table:style-name="ce28" office:value-type="string" calcext:value-type="string">
            <text:p>mana bolt</text:p>
          </table:table-cell>
          <table:table-cell table:style-name="ce29" table:formula="of:=VLOOKUP([.A82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mp_cost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5">
            <text:p>25</text:p>
          </table:table-cell>
          <table:table-cell table:style-name="ce33" office:value-type="float" calcext:value-type="float" office:value="30">
            <text:p>30</text:p>
          </table:table-cell>
          <table:table-cell table:style-name="ce33" office:value-type="float" calcext:value-type="float" office:value="35">
            <text:p>35</text:p>
          </table:table-cell>
          <table:table-cell table:number-columns-repeated="1024"/>
        </table:table-row>
        <table:table-row table:style-name="ro843">
          <table:table-cell table:style-name="ce32" office:value-type="string" calcext:value-type="string">
            <text:p>enrage</text:p>
          </table:table-cell>
          <table:table-cell table:style-name="ce29" table:formula="of:=VLOOKUP([.A83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hp_cost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32">
            <text:p>32</text:p>
          </table:table-cell>
          <table:table-cell table:style-name="ce33" office:value-type="float" calcext:value-type="float" office:value="64">
            <text:p>64</text:p>
          </table:table-cell>
          <table:table-cell table:number-columns-repeated="1024"/>
        </table:table-row>
        <table:table-row table:style-name="ro844">
          <table:table-cell table:style-name="ce32" office:value-type="string" calcext:value-type="string">
            <text:p>enrage</text:p>
          </table:table-cell>
          <table:table-cell table:style-name="ce29" table:formula="of:=VLOOKUP([.A84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45">
          <table:table-cell table:style-name="ce32" office:value-type="string" calcext:value-type="string">
            <text:p>enrage</text:p>
          </table:table-cell>
          <table:table-cell table:style-name="ce29" table:formula="of:=VLOOKUP([.A85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7</text:p>
          </table:table-cell>
          <table:table-cell table:style-name="ce33" office:value-type="string" calcext:value-type="string">
            <text:p>0,8</text:p>
          </table:table-cell>
          <table:table-cell table:style-name="ce33" office:value-type="string" calcext:value-type="string">
            <text:p>0,8</text:p>
          </table:table-cell>
          <table:table-cell table:style-name="ce33" office:value-type="string" calcext:value-type="string">
            <text:p>0,9</text:p>
          </table:table-cell>
          <table:table-cell table:style-name="ce33" office:value-type="string" calcext:value-type="string">
            <text:p>0,9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46">
          <table:table-cell table:style-name="ce32" office:value-type="string" calcext:value-type="string">
            <text:p>enrage</text:p>
          </table:table-cell>
          <table:table-cell table:style-name="ce29" table:formula="of:=VLOOKUP([.A86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duration</text:p>
          </table:table-cell>
          <table:table-cell table:style-name="ce37" office:value-type="float" calcext:value-type="float" office:value="8">
            <text:p>8</text:p>
          </table:table-cell>
          <table:table-cell table:style-name="ce37" office:value-type="float" calcext:value-type="float" office:value="8">
            <text:p>8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2">
            <text:p>12</text:p>
          </table:table-cell>
          <table:table-cell table:number-columns-repeated="1024"/>
        </table:table-row>
        <table:table-row table:style-name="ro847">
          <table:table-cell table:style-name="ce32" office:value-type="string" calcext:value-type="string">
            <text:p>enrage</text:p>
          </table:table-cell>
          <table:table-cell table:style-name="ce29" table:formula="of:=VLOOKUP([.A87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number-columns-repeated="1024"/>
        </table:table-row>
        <table:table-row table:style-name="ro848">
          <table:table-cell table:style-name="ce32" office:value-type="string" calcext:value-type="string">
            <text:p>enrage</text:p>
          </table:table-cell>
          <table:table-cell table:style-name="ce29" table:formula="of:=VLOOKUP([.A88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49">
          <table:table-cell table:style-name="ce32" office:value-type="string" calcext:value-type="string">
            <text:p>bite</text:p>
          </table:table-cell>
          <table:table-cell table:style-name="ce29" table:formula="of:=VLOOKUP([.A89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65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number-columns-repeated="1024"/>
        </table:table-row>
        <table:table-row table:style-name="ro850">
          <table:table-cell table:style-name="ce32" office:value-type="string" calcext:value-type="string">
            <text:p>bite</text:p>
          </table:table-cell>
          <table:table-cell table:style-name="ce29" table:formula="of:=VLOOKUP([.A90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51">
          <table:table-cell table:style-name="ce32" office:value-type="string" calcext:value-type="string">
            <text:p>bite</text:p>
          </table:table-cell>
          <table:table-cell table:style-name="ce29" table:formula="of:=VLOOKUP([.A91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number-columns-repeated="1024"/>
        </table:table-row>
        <table:table-row table:style-name="ro852">
          <table:table-cell table:style-name="ce32" office:value-type="string" calcext:value-type="string">
            <text:p>bite</text:p>
          </table:table-cell>
          <table:table-cell table:style-name="ce29" table:formula="of:=VLOOKUP([.A92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75">
            <text:p>75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50">
            <text:p>150</text:p>
          </table:table-cell>
          <table:table-cell table:style-name="ce33" office:value-type="float" calcext:value-type="float" office:value="200">
            <text:p>200</text:p>
          </table:table-cell>
          <table:table-cell table:style-name="ce33" office:value-type="float" calcext:value-type="float" office:value="300">
            <text:p>300</text:p>
          </table:table-cell>
          <table:table-cell table:number-columns-repeated="1024"/>
        </table:table-row>
        <table:table-row table:style-name="ro853">
          <table:table-cell table:style-name="ce32" office:value-type="string" calcext:value-type="string">
            <text:p>bite</text:p>
          </table:table-cell>
          <table:table-cell table:style-name="ce29" table:formula="of:=VLOOKUP([.A93];[skills.A:skills.B];2;0)" office:value-type="string" calcext:value-type="string" office:string-value="Bite">
            <text:p>Bit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">
            <text:p>1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5">
            <text:p>25</text:p>
          </table:table-cell>
          <table:table-cell table:style-name="ce37" office:value-type="float" calcext:value-type="float" office:value="30">
            <text:p>30</text:p>
          </table:table-cell>
          <table:table-cell table:style-name="ce37" office:value-type="float" calcext:value-type="float" office:value="35">
            <text:p>35</text:p>
          </table:table-cell>
          <table:table-cell table:style-name="ce37" office:value-type="float" calcext:value-type="float" office:value="40">
            <text:p>40</text:p>
          </table:table-cell>
          <table:table-cell table:number-columns-repeated="1024"/>
        </table:table-row>
        <table:table-row table:style-name="ro854">
          <table:table-cell table:style-name="ce26" office:value-type="string" calcext:value-type="string">
            <text:p>leech</text:p>
          </table:table-cell>
          <table:table-cell table:style-name="ce29" table:formula="of:=VLOOKUP([.A94];[skills.A:skills.B];2;0)" office:value-type="string" calcext:value-type="string" office:string-value="Leech">
            <text:p>Leech</text:p>
          </table:table-cell>
          <table:table-cell table:style-name="ce26" office:value-type="string" calcext:value-type="string">
            <text:p>bonus</text:p>
          </table:table-cell>
          <table:table-cell table:style-name="ce26" office:value-type="string" calcext:value-type="string">
            <text:p>0,10</text:p>
          </table:table-cell>
          <table:table-cell table:style-name="ce26" office:value-type="string" calcext:value-type="string">
            <text:p>0,1</text:p>
          </table:table-cell>
          <table:table-cell table:number-columns-repeated="1024"/>
        </table:table-row>
        <table:table-row table:style-name="ro855">
          <table:table-cell table:style-name="ce26" office:value-type="string" calcext:value-type="string">
            <text:p>leech</text:p>
          </table:table-cell>
          <table:table-cell table:style-name="ce29" table:formula="of:=VLOOKUP([.A95];[skills.A:skills.B];2;0)" office:value-type="string" calcext:value-type="string" office:string-value="Leech">
            <text:p>Leech</text:p>
          </table:table-cell>
          <table:table-cell table:style-name="ce26" office:value-type="string" calcext:value-type="string">
            <text:p>cooldown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856">
          <table:table-cell table:style-name="ce26" office:value-type="string" calcext:value-type="string">
            <text:p>leech</text:p>
          </table:table-cell>
          <table:table-cell table:style-name="ce29" table:formula="of:=VLOOKUP([.A96];[skills.A:skills.B];2;0)" office:value-type="string" calcext:value-type="string" office:string-value="Leech">
            <text:p>Leech</text:p>
          </table:table-cell>
          <table:table-cell table:style-name="ce26" office:value-type="string" calcext:value-type="string">
            <text:p>levels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857">
          <table:table-cell table:style-name="ce26" office:value-type="string" calcext:value-type="string">
            <text:p>leech</text:p>
          </table:table-cell>
          <table:table-cell table:style-name="ce29" table:formula="of:=VLOOKUP([.A97];[skills.A:skills.B];2;0)" office:value-type="string" calcext:value-type="string" office:string-value="Leech">
            <text:p>Leech</text:p>
          </table:table-cell>
          <table:table-cell table:style-name="ce26" office:value-type="string" calcext:value-type="string">
            <text:p>duration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table:number-columns-repeated="1024"/>
        </table:table-row>
        <table:table-row table:style-name="ro858">
          <table:table-cell table:style-name="ce26" office:value-type="string" calcext:value-type="string">
            <text:p>leech</text:p>
          </table:table-cell>
          <table:table-cell table:style-name="ce29" table:formula="of:=VLOOKUP([.A98];[skills.A:skills.B];2;0)" office:value-type="string" calcext:value-type="string" office:string-value="Leech">
            <text:p>Leech</text:p>
          </table:table-cell>
          <table:table-cell table:style-name="ce26" office:value-type="string" calcext:value-type="string">
            <text:p>chanc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760">
          <table:table-cell table:number-columns-repeated="1024"/>
        </table:table-row>
      </table:table>
      <table:table table:name="use_perspectives" table:style-name="ta11">
        <table:table-column table:style-name="co100" table:default-cell-style-name="Default"/>
        <table:table-header-columns/>
        <table:table-column table:style-name="co101" table:default-cell-style-name="Default"/>
        <table:table-header-columns/>
        <table:table-column table:style-name="co102" table:default-cell-style-name="Default"/>
        <table:table-header-columns/>
        <table:table-column table:number-columns-repeated="9" table:style-name="co103" table:default-cell-style-name="Default"/>
        <table:table-header-columns/>
        <table:table-column table:number-columns-repeated="1112" table:style-name="co104" table:default-cell-style-name="Default"/>
        <table:table-header-columns/>
        <table:table-column table:style-name="co99" table:default-cell-style-name="Default"/>
        <table:table-header-columns/>
        <table:table-row table:style-name="ro860">
          <table:table-cell office:value-type="string" calcext:value-type="string">
            <text:p><text:span text:style-name="T1365">use_case_id</text:span></text:p>
          </table:table-cell>
          <table:table-cell office:value-type="string" calcext:value-type="string">
            <text:p><text:span text:style-name="T1366">use_case_name</text:span></text:p>
          </table:table-cell>
          <table:table-cell office:value-type="string" calcext:value-type="string">
            <text:p><text:span text:style-name="T1367">key</text:span></text:p>
          </table:table-cell>
          <table:table-cell office:value-type="string" calcext:value-type="string">
            <text:p><text:span text:style-name="T1368">value</text:span></text:p>
          </table:table-cell>
          <table:table-cell table:number-columns-repeated="1024"/>
        </table:table-row>
        <table:table-row table:style-name="ro861">
          <table:table-cell office:value-type="string" calcext:value-type="string">
            <text:p><text:span text:style-name="T1369">swing</text:span></text:p>
          </table:table-cell>
          <table:table-cell office:value-type="string" calcext:value-type="string">
            <text:p><text:span text:style-name="T1370">use_swing</text:span></text:p>
          </table:table-cell>
          <table:table-cell office:value-type="string" calcext:value-type="string">
            <text:p><text:span text:style-name="T1371">you on you</text:span></text:p>
          </table:table-cell>
          <table:table-cell office:value-type="string" calcext:value-type="string">
            <text:p><text:span text:style-name="T1372">You swing and hit yourself!</text:span></text:p>
          </table:table-cell>
          <table:table-cell table:number-columns-repeated="1024"/>
        </table:table-row>
        <table:table-row table:style-name="ro862">
          <table:table-cell office:value-type="string" calcext:value-type="string">
            <text:p><text:span text:style-name="T1373">swing</text:span></text:p>
          </table:table-cell>
          <table:table-cell office:value-type="string" calcext:value-type="string">
            <text:p><text:span text:style-name="T1374">use_swing</text:span></text:p>
          </table:table-cell>
          <table:table-cell office:value-type="string" calcext:value-type="string">
            <text:p><text:span text:style-name="T1375">you on other</text:span></text:p>
          </table:table-cell>
          <table:table-cell office:value-type="string" calcext:value-type="string">
            <text:p><text:span text:style-name="T1376">You swing and hit #OTHER#</text:span></text:p>
          </table:table-cell>
          <table:table-cell table:number-columns-repeated="1024"/>
        </table:table-row>
        <table:table-row table:style-name="ro863">
          <table:table-cell office:value-type="string" calcext:value-type="string">
            <text:p><text:span text:style-name="T1377">swing</text:span></text:p>
          </table:table-cell>
          <table:table-cell office:value-type="string" calcext:value-type="string">
            <text:p><text:span text:style-name="T1378">use_swing</text:span></text:p>
          </table:table-cell>
          <table:table-cell office:value-type="string" calcext:value-type="string">
            <text:p><text:span text:style-name="T1379">user on user</text:span></text:p>
          </table:table-cell>
          <table:table-cell office:value-type="string" calcext:value-type="string">
            <text:p><text:span text:style-name="T1380">#USER# swings and hits themselves!</text:span></text:p>
          </table:table-cell>
          <table:table-cell table:number-columns-repeated="1024"/>
        </table:table-row>
        <table:table-row table:style-name="ro864">
          <table:table-cell office:value-type="string" calcext:value-type="string">
            <text:p><text:span text:style-name="T1381">swing</text:span></text:p>
          </table:table-cell>
          <table:table-cell office:value-type="string" calcext:value-type="string">
            <text:p><text:span text:style-name="T1382">use_swing</text:span></text:p>
          </table:table-cell>
          <table:table-cell office:value-type="string" calcext:value-type="string">
            <text:p><text:span text:style-name="T1383">user on you</text:span></text:p>
          </table:table-cell>
          <table:table-cell office:value-type="string" calcext:value-type="string">
            <text:p><text:span text:style-name="T1384">#USER# swings and hits you!</text:span></text:p>
          </table:table-cell>
          <table:table-cell table:number-columns-repeated="1024"/>
        </table:table-row>
        <table:table-row table:style-name="ro865">
          <table:table-cell office:value-type="string" calcext:value-type="string">
            <text:p><text:span text:style-name="T1385">swing</text:span></text:p>
          </table:table-cell>
          <table:table-cell office:value-type="string" calcext:value-type="string">
            <text:p><text:span text:style-name="T1386">use_swing</text:span></text:p>
          </table:table-cell>
          <table:table-cell office:value-type="string" calcext:value-type="string">
            <text:p><text:span text:style-name="T1387">user on other</text:span></text:p>
          </table:table-cell>
          <table:table-cell office:value-type="string" calcext:value-type="string">
            <text:p><text:span text:style-name="T1388">#USER# swings and hits #OTHER#</text:span></text:p>
          </table:table-cell>
          <table:table-cell table:number-columns-repeated="1024"/>
        </table:table-row>
        <table:table-row table:style-name="ro866">
          <table:table-cell office:value-type="string" calcext:value-type="string">
            <text:p><text:span text:style-name="T1389">swing</text:span></text:p>
          </table:table-cell>
          <table:table-cell office:value-type="string" calcext:value-type="string">
            <text:p><text:span text:style-name="T1390">use_swing</text:span></text:p>
          </table:table-cell>
          <table:table-cell office:value-type="string" calcext:value-type="string">
            <text:p><text:span text:style-name="T1391">you on you fail</text:span></text:p>
          </table:table-cell>
          <table:table-cell office:value-type="string" calcext:value-type="string">
            <text:p><text:span text:style-name="T1392">You lose your footing while swinging at yourself!</text:span></text:p>
          </table:table-cell>
          <table:table-cell table:number-columns-repeated="1024"/>
        </table:table-row>
        <table:table-row table:style-name="ro867">
          <table:table-cell office:value-type="string" calcext:value-type="string">
            <text:p><text:span text:style-name="T1393">swing</text:span></text:p>
          </table:table-cell>
          <table:table-cell office:value-type="string" calcext:value-type="string">
            <text:p><text:span text:style-name="T1394">use_swing</text:span></text:p>
          </table:table-cell>
          <table:table-cell office:value-type="string" calcext:value-type="string">
            <text:p><text:span text:style-name="T1395">you on other fail</text:span></text:p>
          </table:table-cell>
          <table:table-cell office:value-type="string" calcext:value-type="string">
            <text:p><text:span text:style-name="T1396">You lose your footing while swinging at #OTHER#</text:span></text:p>
          </table:table-cell>
          <table:table-cell table:number-columns-repeated="1024"/>
        </table:table-row>
        <table:table-row table:style-name="ro868">
          <table:table-cell office:value-type="string" calcext:value-type="string">
            <text:p><text:span text:style-name="T1397">swing</text:span></text:p>
          </table:table-cell>
          <table:table-cell office:value-type="string" calcext:value-type="string">
            <text:p><text:span text:style-name="T1398">use_swing</text:span></text:p>
          </table:table-cell>
          <table:table-cell office:value-type="string" calcext:value-type="string">
            <text:p><text:span text:style-name="T1399">user on user fail</text:span></text:p>
          </table:table-cell>
          <table:table-cell office:value-type="string" calcext:value-type="string">
            <text:p><text:span text:style-name="T1400">#USER# loses their footing while swinging at themselves</text:span></text:p>
          </table:table-cell>
          <table:table-cell table:number-columns-repeated="1024"/>
        </table:table-row>
        <table:table-row table:style-name="ro869">
          <table:table-cell office:value-type="string" calcext:value-type="string">
            <text:p><text:span text:style-name="T1401">swing</text:span></text:p>
          </table:table-cell>
          <table:table-cell office:value-type="string" calcext:value-type="string">
            <text:p><text:span text:style-name="T1402">use_swing</text:span></text:p>
          </table:table-cell>
          <table:table-cell office:value-type="string" calcext:value-type="string">
            <text:p><text:span text:style-name="T1403">user on you fail</text:span></text:p>
          </table:table-cell>
          <table:table-cell office:value-type="string" calcext:value-type="string">
            <text:p><text:span text:style-name="T1404">#USER# loses their footing while swinging at you!</text:span></text:p>
          </table:table-cell>
          <table:table-cell table:number-columns-repeated="1024"/>
        </table:table-row>
        <table:table-row table:style-name="ro870">
          <table:table-cell office:value-type="string" calcext:value-type="string">
            <text:p><text:span text:style-name="T1405">swing</text:span></text:p>
          </table:table-cell>
          <table:table-cell office:value-type="string" calcext:value-type="string">
            <text:p><text:span text:style-name="T1406">use_swing</text:span></text:p>
          </table:table-cell>
          <table:table-cell office:value-type="string" calcext:value-type="string">
            <text:p><text:span text:style-name="T1407">user on other fail</text:span></text:p>
          </table:table-cell>
          <table:table-cell office:value-type="string" calcext:value-type="string">
            <text:p><text:span text:style-name="T1408">#USER# loses their footing while swinging at #OTHER#</text:span></text:p>
          </table:table-cell>
          <table:table-cell table:number-columns-repeated="1024"/>
        </table:table-row>
        <table:table-row table:style-name="ro871">
          <table:table-cell office:value-type="string" calcext:value-type="string">
            <text:p><text:span text:style-name="T1409">ethereal</text:span></text:p>
          </table:table-cell>
          <table:table-cell office:value-type="string" calcext:value-type="string">
            <text:p><text:span text:style-name="T1410">use_ethereal</text:span></text:p>
          </table:table-cell>
          <table:table-cell office:value-type="string" calcext:value-type="string">
            <text:p><text:span text:style-name="T1411">you on you</text:span></text:p>
          </table:table-cell>
          <table:table-cell office:value-type="string" calcext:value-type="string">
            <text:p><text:span text:style-name="T1412">You focus, and begin to fade</text:span></text:p>
          </table:table-cell>
          <table:table-cell table:number-columns-repeated="1024"/>
        </table:table-row>
        <table:table-row table:style-name="ro872">
          <table:table-cell office:value-type="string" calcext:value-type="string">
            <text:p><text:span text:style-name="T1413">ethereal</text:span></text:p>
          </table:table-cell>
          <table:table-cell office:value-type="string" calcext:value-type="string">
            <text:p><text:span text:style-name="T1414">use_ethereal</text:span></text:p>
          </table:table-cell>
          <table:table-cell office:value-type="string" calcext:value-type="string">
            <text:p><text:span text:style-name="T1415">you on other</text:span></text:p>
          </table:table-cell>
          <table:table-cell office:value-type="string" calcext:value-type="string">
            <text:p><text:span text:style-name="T1416">You focus, and #OTHER# begins to fade</text:span></text:p>
          </table:table-cell>
          <table:table-cell table:number-columns-repeated="1024"/>
        </table:table-row>
        <table:table-row table:style-name="ro873">
          <table:table-cell office:value-type="string" calcext:value-type="string">
            <text:p><text:span text:style-name="T1417">ethereal</text:span></text:p>
          </table:table-cell>
          <table:table-cell office:value-type="string" calcext:value-type="string">
            <text:p><text:span text:style-name="T1418">use_ethereal</text:span></text:p>
          </table:table-cell>
          <table:table-cell office:value-type="string" calcext:value-type="string">
            <text:p><text:span text:style-name="T1419">user on user</text:span></text:p>
          </table:table-cell>
          <table:table-cell office:value-type="string" calcext:value-type="string">
            <text:p><text:span text:style-name="T1420">#USER# focuses, and begins to fade</text:span></text:p>
          </table:table-cell>
          <table:table-cell table:number-columns-repeated="1024"/>
        </table:table-row>
        <table:table-row table:style-name="ro874">
          <table:table-cell office:value-type="string" calcext:value-type="string">
            <text:p><text:span text:style-name="T1421">ethereal</text:span></text:p>
          </table:table-cell>
          <table:table-cell office:value-type="string" calcext:value-type="string">
            <text:p><text:span text:style-name="T1422">use_ethereal</text:span></text:p>
          </table:table-cell>
          <table:table-cell office:value-type="string" calcext:value-type="string">
            <text:p><text:span text:style-name="T1423">user on you</text:span></text:p>
          </table:table-cell>
          <table:table-cell office:value-type="string" calcext:value-type="string">
            <text:p><text:span text:style-name="T1424">#USER# focuses, and you begin to fade</text:span></text:p>
          </table:table-cell>
          <table:table-cell table:number-columns-repeated="1024"/>
        </table:table-row>
        <table:table-row table:style-name="ro875">
          <table:table-cell office:value-type="string" calcext:value-type="string">
            <text:p><text:span text:style-name="T1425">ethereal</text:span></text:p>
          </table:table-cell>
          <table:table-cell office:value-type="string" calcext:value-type="string">
            <text:p><text:span text:style-name="T1426">use_ethereal</text:span></text:p>
          </table:table-cell>
          <table:table-cell office:value-type="string" calcext:value-type="string">
            <text:p><text:span text:style-name="T1427">user on other</text:span></text:p>
          </table:table-cell>
          <table:table-cell office:value-type="string" calcext:value-type="string">
            <text:p><text:span text:style-name="T1428">#USER# focuses, and #OTHER# begins to fade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1429">ethereal</text:span></text:p>
          </table:table-cell>
          <table:table-cell office:value-type="string" calcext:value-type="string">
            <text:p><text:span text:style-name="T1430">use_ethereal</text:span></text:p>
          </table:table-cell>
          <table:table-cell office:value-type="string" calcext:value-type="string">
            <text:p><text:span text:style-name="T1431">you on you fail</text:span></text:p>
          </table:table-cell>
          <table:table-cell office:value-type="string" calcext:value-type="string">
            <text:p><text:span text:style-name="T1432">You lose your focus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1433">ethereal</text:span></text:p>
          </table:table-cell>
          <table:table-cell office:value-type="string" calcext:value-type="string">
            <text:p><text:span text:style-name="T1434">use_ethereal</text:span></text:p>
          </table:table-cell>
          <table:table-cell office:value-type="string" calcext:value-type="string">
            <text:p><text:span text:style-name="T1435">you on other fail</text:span></text:p>
          </table:table-cell>
          <table:table-cell office:value-type="string" calcext:value-type="string">
            <text:p><text:span text:style-name="T1436">You lose your focus on #OTHER#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1437">ethereal</text:span></text:p>
          </table:table-cell>
          <table:table-cell office:value-type="string" calcext:value-type="string">
            <text:p><text:span text:style-name="T1438">use_ethereal</text:span></text:p>
          </table:table-cell>
          <table:table-cell office:value-type="string" calcext:value-type="string">
            <text:p><text:span text:style-name="T1439">user on user fail</text:span></text:p>
          </table:table-cell>
          <table:table-cell office:value-type="string" calcext:value-type="string">
            <text:p><text:span text:style-name="T1440">#USER# loses their focus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1441">ethereal</text:span></text:p>
          </table:table-cell>
          <table:table-cell office:value-type="string" calcext:value-type="string">
            <text:p><text:span text:style-name="T1442">use_ethereal</text:span></text:p>
          </table:table-cell>
          <table:table-cell office:value-type="string" calcext:value-type="string">
            <text:p><text:span text:style-name="T1443">user on you fail</text:span></text:p>
          </table:table-cell>
          <table:table-cell office:value-type="string" calcext:value-type="string">
            <text:p><text:span text:style-name="T1444">#USER# loses their focus on you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1445">ethereal</text:span></text:p>
          </table:table-cell>
          <table:table-cell office:value-type="string" calcext:value-type="string">
            <text:p><text:span text:style-name="T1446">use_ethereal</text:span></text:p>
          </table:table-cell>
          <table:table-cell office:value-type="string" calcext:value-type="string">
            <text:p><text:span text:style-name="T1447">user on other fail</text:span></text:p>
          </table:table-cell>
          <table:table-cell office:value-type="string" calcext:value-type="string">
            <text:p><text:span text:style-name="T1448">#USER# loses their focus on #OTHER#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1449">bash</text:span></text:p>
          </table:table-cell>
          <table:table-cell office:value-type="string" calcext:value-type="string">
            <text:p><text:span text:style-name="T1450">use_bash</text:span></text:p>
          </table:table-cell>
          <table:table-cell office:value-type="string" calcext:value-type="string">
            <text:p><text:span text:style-name="T1451">you on you</text:span></text:p>
          </table:table-cell>
          <table:table-cell office:value-type="string" calcext:value-type="string">
            <text:p><text:span text:style-name="T1452">You bash yourself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1453">bash</text:span></text:p>
          </table:table-cell>
          <table:table-cell office:value-type="string" calcext:value-type="string">
            <text:p><text:span text:style-name="T1454">use_bash</text:span></text:p>
          </table:table-cell>
          <table:table-cell office:value-type="string" calcext:value-type="string">
            <text:p><text:span text:style-name="T1455">you on other</text:span></text:p>
          </table:table-cell>
          <table:table-cell office:value-type="string" calcext:value-type="string">
            <text:p><text:span text:style-name="T1456">You bash #OTHER#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1457">bash</text:span></text:p>
          </table:table-cell>
          <table:table-cell office:value-type="string" calcext:value-type="string">
            <text:p><text:span text:style-name="T1458">use_bash</text:span></text:p>
          </table:table-cell>
          <table:table-cell office:value-type="string" calcext:value-type="string">
            <text:p><text:span text:style-name="T1459">user on user</text:span></text:p>
          </table:table-cell>
          <table:table-cell office:value-type="string" calcext:value-type="string">
            <text:p><text:span text:style-name="T1460">#USER# bashes themselves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1461">bash</text:span></text:p>
          </table:table-cell>
          <table:table-cell office:value-type="string" calcext:value-type="string">
            <text:p><text:span text:style-name="T1462">use_bash</text:span></text:p>
          </table:table-cell>
          <table:table-cell office:value-type="string" calcext:value-type="string">
            <text:p><text:span text:style-name="T1463">user on you</text:span></text:p>
          </table:table-cell>
          <table:table-cell office:value-type="string" calcext:value-type="string">
            <text:p><text:span text:style-name="T1464">#USER# bashes you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1465">bash</text:span></text:p>
          </table:table-cell>
          <table:table-cell office:value-type="string" calcext:value-type="string">
            <text:p><text:span text:style-name="T1466">use_bash</text:span></text:p>
          </table:table-cell>
          <table:table-cell office:value-type="string" calcext:value-type="string">
            <text:p><text:span text:style-name="T1467">user on other</text:span></text:p>
          </table:table-cell>
          <table:table-cell office:value-type="string" calcext:value-type="string">
            <text:p><text:span text:style-name="T1468">#USER# bashes #OTHER#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1469">bash</text:span></text:p>
          </table:table-cell>
          <table:table-cell office:value-type="string" calcext:value-type="string">
            <text:p><text:span text:style-name="T1470">use_bash</text:span></text:p>
          </table:table-cell>
          <table:table-cell office:value-type="string" calcext:value-type="string">
            <text:p><text:span text:style-name="T1471">you on you fail</text:span></text:p>
          </table:table-cell>
          <table:table-cell office:value-type="string" calcext:value-type="string">
            <text:p><text:span text:style-name="T1472">You fail to bash yourself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1473">bash</text:span></text:p>
          </table:table-cell>
          <table:table-cell office:value-type="string" calcext:value-type="string">
            <text:p><text:span text:style-name="T1474">use_bash</text:span></text:p>
          </table:table-cell>
          <table:table-cell office:value-type="string" calcext:value-type="string">
            <text:p><text:span text:style-name="T1475">you on other fail</text:span></text:p>
          </table:table-cell>
          <table:table-cell office:value-type="string" calcext:value-type="string">
            <text:p><text:span text:style-name="T1476">You fail to bash #OTHER#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1477">bash</text:span></text:p>
          </table:table-cell>
          <table:table-cell office:value-type="string" calcext:value-type="string">
            <text:p><text:span text:style-name="T1478">use_bash</text:span></text:p>
          </table:table-cell>
          <table:table-cell office:value-type="string" calcext:value-type="string">
            <text:p><text:span text:style-name="T1479">user on user fail</text:span></text:p>
          </table:table-cell>
          <table:table-cell office:value-type="string" calcext:value-type="string">
            <text:p><text:span text:style-name="T1480">#USER# fails to bash themselves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1481">bash</text:span></text:p>
          </table:table-cell>
          <table:table-cell office:value-type="string" calcext:value-type="string">
            <text:p><text:span text:style-name="T1482">use_bash</text:span></text:p>
          </table:table-cell>
          <table:table-cell office:value-type="string" calcext:value-type="string">
            <text:p><text:span text:style-name="T1483">user on you fail</text:span></text:p>
          </table:table-cell>
          <table:table-cell office:value-type="string" calcext:value-type="string">
            <text:p><text:span text:style-name="T1484">#USER# fails to bash you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1485">bash</text:span></text:p>
          </table:table-cell>
          <table:table-cell office:value-type="string" calcext:value-type="string">
            <text:p><text:span text:style-name="T1486">use_bash</text:span></text:p>
          </table:table-cell>
          <table:table-cell office:value-type="string" calcext:value-type="string">
            <text:p><text:span text:style-name="T1487">user on other fail</text:span></text:p>
          </table:table-cell>
          <table:table-cell office:value-type="string" calcext:value-type="string">
            <text:p><text:span text:style-name="T1488">#USER# fails to bash #OTHER#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1489">double whack</text:span></text:p>
          </table:table-cell>
          <table:table-cell office:value-type="string" calcext:value-type="string">
            <text:p><text:span text:style-name="T1490">use_double_whack</text:span></text:p>
          </table:table-cell>
          <table:table-cell office:value-type="string" calcext:value-type="string">
            <text:p><text:span text:style-name="T1491">you on you</text:span></text:p>
          </table:table-cell>
          <table:table-cell office:value-type="string" calcext:value-type="string">
            <text:p><text:span text:style-name="T1492">You whack and hit yourself!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1493">double whack</text:span></text:p>
          </table:table-cell>
          <table:table-cell office:value-type="string" calcext:value-type="string">
            <text:p><text:span text:style-name="T1494">use_double_whack</text:span></text:p>
          </table:table-cell>
          <table:table-cell office:value-type="string" calcext:value-type="string">
            <text:p><text:span text:style-name="T1495">you on other</text:span></text:p>
          </table:table-cell>
          <table:table-cell office:value-type="string" calcext:value-type="string">
            <text:p><text:span text:style-name="T1496">You whack and hit #OTHER#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1497">double whack</text:span></text:p>
          </table:table-cell>
          <table:table-cell office:value-type="string" calcext:value-type="string">
            <text:p><text:span text:style-name="T1498">use_double_whack</text:span></text:p>
          </table:table-cell>
          <table:table-cell office:value-type="string" calcext:value-type="string">
            <text:p><text:span text:style-name="T1499">user on user</text:span></text:p>
          </table:table-cell>
          <table:table-cell office:value-type="string" calcext:value-type="string">
            <text:p><text:span text:style-name="T1500">#USER# whacks and hits themselves!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1501">double whack</text:span></text:p>
          </table:table-cell>
          <table:table-cell office:value-type="string" calcext:value-type="string">
            <text:p><text:span text:style-name="T1502">use_double_whack</text:span></text:p>
          </table:table-cell>
          <table:table-cell office:value-type="string" calcext:value-type="string">
            <text:p><text:span text:style-name="T1503">user on you</text:span></text:p>
          </table:table-cell>
          <table:table-cell office:value-type="string" calcext:value-type="string">
            <text:p><text:span text:style-name="T1504">#USER# whacks and hits you!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1505">double whack</text:span></text:p>
          </table:table-cell>
          <table:table-cell office:value-type="string" calcext:value-type="string">
            <text:p><text:span text:style-name="T1506">use_double_whack</text:span></text:p>
          </table:table-cell>
          <table:table-cell office:value-type="string" calcext:value-type="string">
            <text:p><text:span text:style-name="T1507">user on other</text:span></text:p>
          </table:table-cell>
          <table:table-cell office:value-type="string" calcext:value-type="string">
            <text:p><text:span text:style-name="T1508">#USER# whacks and hits #OTHER#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1509">double whack</text:span></text:p>
          </table:table-cell>
          <table:table-cell office:value-type="string" calcext:value-type="string">
            <text:p><text:span text:style-name="T1510">use_double_whack</text:span></text:p>
          </table:table-cell>
          <table:table-cell office:value-type="string" calcext:value-type="string">
            <text:p><text:span text:style-name="T1511">you on you fail</text:span></text:p>
          </table:table-cell>
          <table:table-cell office:value-type="string" calcext:value-type="string">
            <text:p><text:span text:style-name="T1512">You lose your footing while whacking at yourself!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1513">double whack</text:span></text:p>
          </table:table-cell>
          <table:table-cell office:value-type="string" calcext:value-type="string">
            <text:p><text:span text:style-name="T1514">use_double_whack</text:span></text:p>
          </table:table-cell>
          <table:table-cell office:value-type="string" calcext:value-type="string">
            <text:p><text:span text:style-name="T1515">you on other fail</text:span></text:p>
          </table:table-cell>
          <table:table-cell office:value-type="string" calcext:value-type="string">
            <text:p><text:span text:style-name="T1516">You lose your footing while whacking at #OTHER#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1517">double whack</text:span></text:p>
          </table:table-cell>
          <table:table-cell office:value-type="string" calcext:value-type="string">
            <text:p><text:span text:style-name="T1518">use_double_whack</text:span></text:p>
          </table:table-cell>
          <table:table-cell office:value-type="string" calcext:value-type="string">
            <text:p><text:span text:style-name="T1519">user on user fail</text:span></text:p>
          </table:table-cell>
          <table:table-cell office:value-type="string" calcext:value-type="string">
            <text:p><text:span text:style-name="T1520">#USER# loses their footing while whacking at themselves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1521">double whack</text:span></text:p>
          </table:table-cell>
          <table:table-cell office:value-type="string" calcext:value-type="string">
            <text:p><text:span text:style-name="T1522">use_double_whack</text:span></text:p>
          </table:table-cell>
          <table:table-cell office:value-type="string" calcext:value-type="string">
            <text:p><text:span text:style-name="T1523">user on you fail</text:span></text:p>
          </table:table-cell>
          <table:table-cell office:value-type="string" calcext:value-type="string">
            <text:p><text:span text:style-name="T1524">#USER# loses their footing while whacking at you!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1525">double whack</text:span></text:p>
          </table:table-cell>
          <table:table-cell office:value-type="string" calcext:value-type="string">
            <text:p><text:span text:style-name="T1526">use_double_whack</text:span></text:p>
          </table:table-cell>
          <table:table-cell office:value-type="string" calcext:value-type="string">
            <text:p><text:span text:style-name="T1527">user on other fail</text:span></text:p>
          </table:table-cell>
          <table:table-cell office:value-type="string" calcext:value-type="string">
            <text:p><text:span text:style-name="T1528">#USER# loses their footing while whacking at #OTHER#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1529">smite</text:span></text:p>
          </table:table-cell>
          <table:table-cell office:value-type="string" calcext:value-type="string">
            <text:p><text:span text:style-name="T1530">use_smite</text:span></text:p>
          </table:table-cell>
          <table:table-cell office:value-type="string" calcext:value-type="string">
            <text:p><text:span text:style-name="T1531">you on you</text:span></text:p>
          </table:table-cell>
          <table:table-cell office:value-type="string" calcext:value-type="string">
            <text:p><text:span text:style-name="T1532">You smite yourself!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1533">smite</text:span></text:p>
          </table:table-cell>
          <table:table-cell office:value-type="string" calcext:value-type="string">
            <text:p><text:span text:style-name="T1534">use_smite</text:span></text:p>
          </table:table-cell>
          <table:table-cell office:value-type="string" calcext:value-type="string">
            <text:p><text:span text:style-name="T1535">you on other</text:span></text:p>
          </table:table-cell>
          <table:table-cell office:value-type="string" calcext:value-type="string">
            <text:p><text:span text:style-name="T1536">You smite #OTHER#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1537">smite</text:span></text:p>
          </table:table-cell>
          <table:table-cell office:value-type="string" calcext:value-type="string">
            <text:p><text:span text:style-name="T1538">use_smite</text:span></text:p>
          </table:table-cell>
          <table:table-cell office:value-type="string" calcext:value-type="string">
            <text:p><text:span text:style-name="T1539">user on user</text:span></text:p>
          </table:table-cell>
          <table:table-cell office:value-type="string" calcext:value-type="string">
            <text:p><text:span text:style-name="T1540">#USER# smites themselves!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1541">smite</text:span></text:p>
          </table:table-cell>
          <table:table-cell office:value-type="string" calcext:value-type="string">
            <text:p><text:span text:style-name="T1542">use_smite</text:span></text:p>
          </table:table-cell>
          <table:table-cell office:value-type="string" calcext:value-type="string">
            <text:p><text:span text:style-name="T1543">user on you</text:span></text:p>
          </table:table-cell>
          <table:table-cell office:value-type="string" calcext:value-type="string">
            <text:p><text:span text:style-name="T1544">#USER# smites you!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1545">smite</text:span></text:p>
          </table:table-cell>
          <table:table-cell office:value-type="string" calcext:value-type="string">
            <text:p><text:span text:style-name="T1546">use_smite</text:span></text:p>
          </table:table-cell>
          <table:table-cell office:value-type="string" calcext:value-type="string">
            <text:p><text:span text:style-name="T1547">user on other</text:span></text:p>
          </table:table-cell>
          <table:table-cell office:value-type="string" calcext:value-type="string">
            <text:p><text:span text:style-name="T1548">#USER# smites #OTHER#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1549">smite</text:span></text:p>
          </table:table-cell>
          <table:table-cell office:value-type="string" calcext:value-type="string">
            <text:p><text:span text:style-name="T1550">use_smite</text:span></text:p>
          </table:table-cell>
          <table:table-cell office:value-type="string" calcext:value-type="string">
            <text:p><text:span text:style-name="T1551">you on you fail</text:span></text:p>
          </table:table-cell>
          <table:table-cell office:value-type="string" calcext:value-type="string">
            <text:p><text:span text:style-name="T1552">You fail to smite yourself!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1553">smite</text:span></text:p>
          </table:table-cell>
          <table:table-cell office:value-type="string" calcext:value-type="string">
            <text:p><text:span text:style-name="T1554">use_smite</text:span></text:p>
          </table:table-cell>
          <table:table-cell office:value-type="string" calcext:value-type="string">
            <text:p><text:span text:style-name="T1555">you on other fail</text:span></text:p>
          </table:table-cell>
          <table:table-cell office:value-type="string" calcext:value-type="string">
            <text:p><text:span text:style-name="T1556">You fail to smite #OTHER#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1557">smite</text:span></text:p>
          </table:table-cell>
          <table:table-cell office:value-type="string" calcext:value-type="string">
            <text:p><text:span text:style-name="T1558">use_smite</text:span></text:p>
          </table:table-cell>
          <table:table-cell office:value-type="string" calcext:value-type="string">
            <text:p><text:span text:style-name="T1559">user on user fail</text:span></text:p>
          </table:table-cell>
          <table:table-cell office:value-type="string" calcext:value-type="string">
            <text:p><text:span text:style-name="T1560">#USER# fails to smites themselves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1561">smite</text:span></text:p>
          </table:table-cell>
          <table:table-cell office:value-type="string" calcext:value-type="string">
            <text:p><text:span text:style-name="T1562">use_smite</text:span></text:p>
          </table:table-cell>
          <table:table-cell office:value-type="string" calcext:value-type="string">
            <text:p><text:span text:style-name="T1563">user on you fail</text:span></text:p>
          </table:table-cell>
          <table:table-cell office:value-type="string" calcext:value-type="string">
            <text:p><text:span text:style-name="T1564">#USER# fails to smites you!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1565">smite</text:span></text:p>
          </table:table-cell>
          <table:table-cell office:value-type="string" calcext:value-type="string">
            <text:p><text:span text:style-name="T1566">use_smite</text:span></text:p>
          </table:table-cell>
          <table:table-cell office:value-type="string" calcext:value-type="string">
            <text:p><text:span text:style-name="T1567">user on other fail</text:span></text:p>
          </table:table-cell>
          <table:table-cell office:value-type="string" calcext:value-type="string">
            <text:p><text:span text:style-name="T1568">#USER# fails to smites #OTHER#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1569">cure light wounds</text:span></text:p>
          </table:table-cell>
          <table:table-cell office:value-type="string" calcext:value-type="string">
            <text:p><text:span text:style-name="T1570">use_cure_light_wounds</text:span></text:p>
          </table:table-cell>
          <table:table-cell office:value-type="string" calcext:value-type="string">
            <text:p><text:span text:style-name="T1571">you on you</text:span></text:p>
          </table:table-cell>
          <table:table-cell office:value-type="string" calcext:value-type="string">
            <text:p><text:span text:style-name="T1572">You pray for yourself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1573">cure light wounds</text:span></text:p>
          </table:table-cell>
          <table:table-cell office:value-type="string" calcext:value-type="string">
            <text:p><text:span text:style-name="T1574">use_cure_light_wounds</text:span></text:p>
          </table:table-cell>
          <table:table-cell office:value-type="string" calcext:value-type="string">
            <text:p><text:span text:style-name="T1575">you on other</text:span></text:p>
          </table:table-cell>
          <table:table-cell office:value-type="string" calcext:value-type="string">
            <text:p><text:span text:style-name="T1576">You pray for #OTHER#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1577">cure light wounds</text:span></text:p>
          </table:table-cell>
          <table:table-cell office:value-type="string" calcext:value-type="string">
            <text:p><text:span text:style-name="T1578">use_cure_light_wounds</text:span></text:p>
          </table:table-cell>
          <table:table-cell office:value-type="string" calcext:value-type="string">
            <text:p><text:span text:style-name="T1579">user on user</text:span></text:p>
          </table:table-cell>
          <table:table-cell office:value-type="string" calcext:value-type="string">
            <text:p><text:span text:style-name="T1580">#USER# prays for themselves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1581">cure light wounds</text:span></text:p>
          </table:table-cell>
          <table:table-cell office:value-type="string" calcext:value-type="string">
            <text:p><text:span text:style-name="T1582">use_cure_light_wounds</text:span></text:p>
          </table:table-cell>
          <table:table-cell office:value-type="string" calcext:value-type="string">
            <text:p><text:span text:style-name="T1583">user on you</text:span></text:p>
          </table:table-cell>
          <table:table-cell office:value-type="string" calcext:value-type="string">
            <text:p><text:span text:style-name="T1584">#USER# prays for you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1585">cure light wounds</text:span></text:p>
          </table:table-cell>
          <table:table-cell office:value-type="string" calcext:value-type="string">
            <text:p><text:span text:style-name="T1586">use_cure_light_wounds</text:span></text:p>
          </table:table-cell>
          <table:table-cell office:value-type="string" calcext:value-type="string">
            <text:p><text:span text:style-name="T1587">user on other</text:span></text:p>
          </table:table-cell>
          <table:table-cell office:value-type="string" calcext:value-type="string">
            <text:p><text:span text:style-name="T1588">#USER# prays for #OTHER#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1589">cure light wounds</text:span></text:p>
          </table:table-cell>
          <table:table-cell office:value-type="string" calcext:value-type="string">
            <text:p><text:span text:style-name="T1590">use_cure_light_wounds</text:span></text:p>
          </table:table-cell>
          <table:table-cell office:value-type="string" calcext:value-type="string">
            <text:p><text:span text:style-name="T1591">you on you fail</text:span></text:p>
          </table:table-cell>
          <table:table-cell office:value-type="string" calcext:value-type="string">
            <text:p><text:span text:style-name="T1592">You lose concentration while praying for yourself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1593">cure light wounds</text:span></text:p>
          </table:table-cell>
          <table:table-cell office:value-type="string" calcext:value-type="string">
            <text:p><text:span text:style-name="T1594">use_cure_light_wounds</text:span></text:p>
          </table:table-cell>
          <table:table-cell office:value-type="string" calcext:value-type="string">
            <text:p><text:span text:style-name="T1595">you on other fail</text:span></text:p>
          </table:table-cell>
          <table:table-cell office:value-type="string" calcext:value-type="string">
            <text:p><text:span text:style-name="T1596">You lose concentration while praying for #OTHER#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1597">cure light wounds</text:span></text:p>
          </table:table-cell>
          <table:table-cell office:value-type="string" calcext:value-type="string">
            <text:p><text:span text:style-name="T1598">use_cure_light_wounds</text:span></text:p>
          </table:table-cell>
          <table:table-cell office:value-type="string" calcext:value-type="string">
            <text:p><text:span text:style-name="T1599">user on user fail</text:span></text:p>
          </table:table-cell>
          <table:table-cell office:value-type="string" calcext:value-type="string">
            <text:p><text:span text:style-name="T1600">#USER# loses their concentration while praying for themselves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1601">cure light wounds</text:span></text:p>
          </table:table-cell>
          <table:table-cell office:value-type="string" calcext:value-type="string">
            <text:p><text:span text:style-name="T1602">use_cure_light_wounds</text:span></text:p>
          </table:table-cell>
          <table:table-cell office:value-type="string" calcext:value-type="string">
            <text:p><text:span text:style-name="T1603">user on you fail</text:span></text:p>
          </table:table-cell>
          <table:table-cell office:value-type="string" calcext:value-type="string">
            <text:p><text:span text:style-name="T1604">#USER# loses their concentration while praying for you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1605">cure light wounds</text:span></text:p>
          </table:table-cell>
          <table:table-cell office:value-type="string" calcext:value-type="string">
            <text:p><text:span text:style-name="T1606">use_cure_light_wounds</text:span></text:p>
          </table:table-cell>
          <table:table-cell office:value-type="string" calcext:value-type="string">
            <text:p><text:span text:style-name="T1607">user on other fail</text:span></text:p>
          </table:table-cell>
          <table:table-cell office:value-type="string" calcext:value-type="string">
            <text:p><text:span text:style-name="T1608">#USER# loses their concentration while praying for #OTHER#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1609">mage armor</text:span></text:p>
          </table:table-cell>
          <table:table-cell office:value-type="string" calcext:value-type="string">
            <text:p><text:span text:style-name="T1610">use_mage_armor</text:span></text:p>
          </table:table-cell>
          <table:table-cell office:value-type="string" calcext:value-type="string">
            <text:p><text:span text:style-name="T1611">you on you</text:span></text:p>
          </table:table-cell>
          <table:table-cell office:value-type="string" calcext:value-type="string">
            <text:p><text:span text:style-name="T1612">You focus a layer of magicka surrounds you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1613">mage armor</text:span></text:p>
          </table:table-cell>
          <table:table-cell office:value-type="string" calcext:value-type="string">
            <text:p><text:span text:style-name="T1614">use_mage_armor</text:span></text:p>
          </table:table-cell>
          <table:table-cell office:value-type="string" calcext:value-type="string">
            <text:p><text:span text:style-name="T1615">you on other</text:span></text:p>
          </table:table-cell>
          <table:table-cell office:value-type="string" calcext:value-type="string">
            <text:p><text:span text:style-name="T1616">You focus and a layer of magicka surrounds #OTHER#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1617">mage armor</text:span></text:p>
          </table:table-cell>
          <table:table-cell office:value-type="string" calcext:value-type="string">
            <text:p><text:span text:style-name="T1618">use_mage_armor</text:span></text:p>
          </table:table-cell>
          <table:table-cell office:value-type="string" calcext:value-type="string">
            <text:p><text:span text:style-name="T1619">user on user</text:span></text:p>
          </table:table-cell>
          <table:table-cell office:value-type="string" calcext:value-type="string">
            <text:p><text:span text:style-name="T1620">#USER# focuses and a layer of magicka surrounds them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1621">mage armor</text:span></text:p>
          </table:table-cell>
          <table:table-cell office:value-type="string" calcext:value-type="string">
            <text:p><text:span text:style-name="T1622">use_mage_armor</text:span></text:p>
          </table:table-cell>
          <table:table-cell office:value-type="string" calcext:value-type="string">
            <text:p><text:span text:style-name="T1623">user on you</text:span></text:p>
          </table:table-cell>
          <table:table-cell office:value-type="string" calcext:value-type="string">
            <text:p><text:span text:style-name="T1624">#USER# focuses and a layer of magicka surrounds you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1625">mage armor</text:span></text:p>
          </table:table-cell>
          <table:table-cell office:value-type="string" calcext:value-type="string">
            <text:p><text:span text:style-name="T1626">use_mage_armor</text:span></text:p>
          </table:table-cell>
          <table:table-cell office:value-type="string" calcext:value-type="string">
            <text:p><text:span text:style-name="T1627">user on other</text:span></text:p>
          </table:table-cell>
          <table:table-cell office:value-type="string" calcext:value-type="string">
            <text:p><text:span text:style-name="T1628">#USER# focuses and a layer of magicka surrounds #OTHER#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1629">mage armor</text:span></text:p>
          </table:table-cell>
          <table:table-cell office:value-type="string" calcext:value-type="string">
            <text:p><text:span text:style-name="T1630">use_mage_armor</text:span></text:p>
          </table:table-cell>
          <table:table-cell office:value-type="string" calcext:value-type="string">
            <text:p><text:span text:style-name="T1631">you on you fail</text:span></text:p>
          </table:table-cell>
          <table:table-cell office:value-type="string" calcext:value-type="string">
            <text:p><text:span text:style-name="T1632">You lose your focus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1633">mage armor</text:span></text:p>
          </table:table-cell>
          <table:table-cell office:value-type="string" calcext:value-type="string">
            <text:p><text:span text:style-name="T1634">use_mage_armor</text:span></text:p>
          </table:table-cell>
          <table:table-cell office:value-type="string" calcext:value-type="string">
            <text:p><text:span text:style-name="T1635">you on other fail</text:span></text:p>
          </table:table-cell>
          <table:table-cell office:value-type="string" calcext:value-type="string">
            <text:p><text:span text:style-name="T1636">You lose your focus on #OTHER#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1637">mage armor</text:span></text:p>
          </table:table-cell>
          <table:table-cell office:value-type="string" calcext:value-type="string">
            <text:p><text:span text:style-name="T1638">use_mage_armor</text:span></text:p>
          </table:table-cell>
          <table:table-cell office:value-type="string" calcext:value-type="string">
            <text:p><text:span text:style-name="T1639">user on user fail</text:span></text:p>
          </table:table-cell>
          <table:table-cell office:value-type="string" calcext:value-type="string">
            <text:p><text:span text:style-name="T1640">#USER# loses their focus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1641">mage armor</text:span></text:p>
          </table:table-cell>
          <table:table-cell office:value-type="string" calcext:value-type="string">
            <text:p><text:span text:style-name="T1642">use_mage_armor</text:span></text:p>
          </table:table-cell>
          <table:table-cell office:value-type="string" calcext:value-type="string">
            <text:p><text:span text:style-name="T1643">user on you fail</text:span></text:p>
          </table:table-cell>
          <table:table-cell office:value-type="string" calcext:value-type="string">
            <text:p><text:span text:style-name="T1644">#USER# loses their focus on you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1645">mage armor</text:span></text:p>
          </table:table-cell>
          <table:table-cell office:value-type="string" calcext:value-type="string">
            <text:p><text:span text:style-name="T1646">use_mage_armor</text:span></text:p>
          </table:table-cell>
          <table:table-cell office:value-type="string" calcext:value-type="string">
            <text:p><text:span text:style-name="T1647">user on other fail</text:span></text:p>
          </table:table-cell>
          <table:table-cell office:value-type="string" calcext:value-type="string">
            <text:p><text:span text:style-name="T1648">#USER# loses their focus on #OTHER#</text:span>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1649">magic missile</text:span></text:p>
          </table:table-cell>
          <table:table-cell office:value-type="string" calcext:value-type="string">
            <text:p><text:span text:style-name="T1650">use_magic_missile</text:span></text:p>
          </table:table-cell>
          <table:table-cell office:value-type="string" calcext:value-type="string">
            <text:p><text:span text:style-name="T1651">you on you</text:span></text:p>
          </table:table-cell>
          <table:table-cell office:value-type="string" calcext:value-type="string">
            <text:p><text:span text:style-name="T1652">You point at yourself and fire a magical missile straight to your forehead!</text:span>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1653">magic missile</text:span></text:p>
          </table:table-cell>
          <table:table-cell office:value-type="string" calcext:value-type="string">
            <text:p><text:span text:style-name="T1654">use_magic_missile</text:span></text:p>
          </table:table-cell>
          <table:table-cell office:value-type="string" calcext:value-type="string">
            <text:p><text:span text:style-name="T1655">you on other</text:span></text:p>
          </table:table-cell>
          <table:table-cell office:value-type="string" calcext:value-type="string">
            <text:p><text:span text:style-name="T1656">You point at #OTHER# and fire a magical missile into their chest!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1657">magic missile</text:span></text:p>
          </table:table-cell>
          <table:table-cell office:value-type="string" calcext:value-type="string">
            <text:p><text:span text:style-name="T1658">use_magic_missile</text:span></text:p>
          </table:table-cell>
          <table:table-cell office:value-type="string" calcext:value-type="string">
            <text:p><text:span text:style-name="T1659">user on user</text:span></text:p>
          </table:table-cell>
          <table:table-cell office:value-type="string" calcext:value-type="string">
            <text:p><text:span text:style-name="T1660">#USER# points at themselves and fires a magical missile straight into their forehead!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1661">magic missile</text:span></text:p>
          </table:table-cell>
          <table:table-cell office:value-type="string" calcext:value-type="string">
            <text:p><text:span text:style-name="T1662">use_magic_missile</text:span></text:p>
          </table:table-cell>
          <table:table-cell office:value-type="string" calcext:value-type="string">
            <text:p><text:span text:style-name="T1663">user on you</text:span></text:p>
          </table:table-cell>
          <table:table-cell office:value-type="string" calcext:value-type="string">
            <text:p><text:span text:style-name="T1664">#USER# points at you and fires a magical missile straight into your chest!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1665">magic missile</text:span></text:p>
          </table:table-cell>
          <table:table-cell office:value-type="string" calcext:value-type="string">
            <text:p><text:span text:style-name="T1666">use_magic_missile</text:span></text:p>
          </table:table-cell>
          <table:table-cell office:value-type="string" calcext:value-type="string">
            <text:p><text:span text:style-name="T1667">user on other</text:span></text:p>
          </table:table-cell>
          <table:table-cell office:value-type="string" calcext:value-type="string">
            <text:p><text:span text:style-name="T1668">#USER# points at #OTHER# and fires a magical missile straight into their chest!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1669">magic missile</text:span></text:p>
          </table:table-cell>
          <table:table-cell office:value-type="string" calcext:value-type="string">
            <text:p><text:span text:style-name="T1670">use_magic_missile</text:span></text:p>
          </table:table-cell>
          <table:table-cell office:value-type="string" calcext:value-type="string">
            <text:p><text:span text:style-name="T1671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1672">magic missile</text:span></text:p>
          </table:table-cell>
          <table:table-cell office:value-type="string" calcext:value-type="string">
            <text:p><text:span text:style-name="T1673">use_magic_missile</text:span></text:p>
          </table:table-cell>
          <table:table-cell office:value-type="string" calcext:value-type="string">
            <text:p><text:span text:style-name="T1674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1675">magic missile</text:span></text:p>
          </table:table-cell>
          <table:table-cell office:value-type="string" calcext:value-type="string">
            <text:p><text:span text:style-name="T1676">use_magic_missile</text:span></text:p>
          </table:table-cell>
          <table:table-cell office:value-type="string" calcext:value-type="string">
            <text:p><text:span text:style-name="T1677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1678">magic missile</text:span></text:p>
          </table:table-cell>
          <table:table-cell office:value-type="string" calcext:value-type="string">
            <text:p><text:span text:style-name="T1679">use_magic_missile</text:span></text:p>
          </table:table-cell>
          <table:table-cell office:value-type="string" calcext:value-type="string">
            <text:p><text:span text:style-name="T1680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1681">magic missile</text:span></text:p>
          </table:table-cell>
          <table:table-cell office:value-type="string" calcext:value-type="string">
            <text:p><text:span text:style-name="T1682">use_magic_missile</text:span></text:p>
          </table:table-cell>
          <table:table-cell office:value-type="string" calcext:value-type="string">
            <text:p><text:span text:style-name="T1683">user on other fail</text:span></text:p>
          </table:table-cell>
          <table:table-cell office:value-type="string" calcext:value-type="string">
            <text:p><text:span text:style-name="T1684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1685">nudge</text:span></text:p>
          </table:table-cell>
          <table:table-cell office:value-type="string" calcext:value-type="string">
            <text:p><text:span text:style-name="T1686">use_nudge</text:span></text:p>
          </table:table-cell>
          <table:table-cell office:value-type="string" calcext:value-type="string">
            <text:p><text:span text:style-name="T1687">you on you</text:span></text:p>
          </table:table-cell>
          <table:table-cell office:value-type="string" calcext:value-type="string">
            <text:p><text:span text:style-name="T1688">You nudge yourself!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1689">nudge</text:span></text:p>
          </table:table-cell>
          <table:table-cell office:value-type="string" calcext:value-type="string">
            <text:p><text:span text:style-name="T1690">use_nudge</text:span></text:p>
          </table:table-cell>
          <table:table-cell office:value-type="string" calcext:value-type="string">
            <text:p><text:span text:style-name="T1691">you on other</text:span></text:p>
          </table:table-cell>
          <table:table-cell office:value-type="string" calcext:value-type="string">
            <text:p><text:span text:style-name="T1692">You nudge #OTHER#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1693">nudge</text:span></text:p>
          </table:table-cell>
          <table:table-cell office:value-type="string" calcext:value-type="string">
            <text:p><text:span text:style-name="T1694">use_nudge</text:span></text:p>
          </table:table-cell>
          <table:table-cell office:value-type="string" calcext:value-type="string">
            <text:p><text:span text:style-name="T1695">user on user</text:span></text:p>
          </table:table-cell>
          <table:table-cell office:value-type="string" calcext:value-type="string">
            <text:p><text:span text:style-name="T1696">#USER# nudges themselves!</text:span>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1697">nudge</text:span></text:p>
          </table:table-cell>
          <table:table-cell office:value-type="string" calcext:value-type="string">
            <text:p><text:span text:style-name="T1698">use_nudge</text:span></text:p>
          </table:table-cell>
          <table:table-cell office:value-type="string" calcext:value-type="string">
            <text:p><text:span text:style-name="T1699">user on you</text:span></text:p>
          </table:table-cell>
          <table:table-cell office:value-type="string" calcext:value-type="string">
            <text:p><text:span text:style-name="T1700">#USER# nudges you!</text:span>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1701">nudge</text:span></text:p>
          </table:table-cell>
          <table:table-cell office:value-type="string" calcext:value-type="string">
            <text:p><text:span text:style-name="T1702">use_nudge</text:span></text:p>
          </table:table-cell>
          <table:table-cell office:value-type="string" calcext:value-type="string">
            <text:p><text:span text:style-name="T1703">user on other</text:span></text:p>
          </table:table-cell>
          <table:table-cell office:value-type="string" calcext:value-type="string">
            <text:p><text:span text:style-name="T1704">#USER# nudges #OTHER#</text:span>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1705">nudge</text:span></text:p>
          </table:table-cell>
          <table:table-cell office:value-type="string" calcext:value-type="string">
            <text:p><text:span text:style-name="T1706">use_nudge</text:span></text:p>
          </table:table-cell>
          <table:table-cell office:value-type="string" calcext:value-type="string">
            <text:p><text:span text:style-name="T1707">you on you fail</text:span></text:p>
          </table:table-cell>
          <table:table-cell office:value-type="string" calcext:value-type="string">
            <text:p><text:span text:style-name="T1708">You fails to nudge yourself!</text:span>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1709">nudge</text:span></text:p>
          </table:table-cell>
          <table:table-cell office:value-type="string" calcext:value-type="string">
            <text:p><text:span text:style-name="T1710">use_nudge</text:span></text:p>
          </table:table-cell>
          <table:table-cell office:value-type="string" calcext:value-type="string">
            <text:p><text:span text:style-name="T1711">you on other fail</text:span></text:p>
          </table:table-cell>
          <table:table-cell office:value-type="string" calcext:value-type="string">
            <text:p><text:span text:style-name="T1712">You fails to nudge #OTHER#</text:span>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1713">nudge</text:span></text:p>
          </table:table-cell>
          <table:table-cell office:value-type="string" calcext:value-type="string">
            <text:p><text:span text:style-name="T1714">use_nudge</text:span></text:p>
          </table:table-cell>
          <table:table-cell office:value-type="string" calcext:value-type="string">
            <text:p><text:span text:style-name="T1715">user on user fail</text:span></text:p>
          </table:table-cell>
          <table:table-cell office:value-type="string" calcext:value-type="string">
            <text:p><text:span text:style-name="T1716">#USER# fails to nudge themselves</text:span>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1717">nudge</text:span></text:p>
          </table:table-cell>
          <table:table-cell office:value-type="string" calcext:value-type="string">
            <text:p><text:span text:style-name="T1718">use_nudge</text:span></text:p>
          </table:table-cell>
          <table:table-cell office:value-type="string" calcext:value-type="string">
            <text:p><text:span text:style-name="T1719">user on you fail</text:span></text:p>
          </table:table-cell>
          <table:table-cell office:value-type="string" calcext:value-type="string">
            <text:p><text:span text:style-name="T1720">#USER# fails to nudge you!</text:span>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1721">nudge</text:span></text:p>
          </table:table-cell>
          <table:table-cell office:value-type="string" calcext:value-type="string">
            <text:p><text:span text:style-name="T1722">use_nudge</text:span></text:p>
          </table:table-cell>
          <table:table-cell office:value-type="string" calcext:value-type="string">
            <text:p><text:span text:style-name="T1723">user on other fail</text:span></text:p>
          </table:table-cell>
          <table:table-cell office:value-type="string" calcext:value-type="string">
            <text:p><text:span text:style-name="T1724">#USER# fails to nudge #OTHER#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1725">potion</text:span></text:p>
          </table:table-cell>
          <table:table-cell office:value-type="string" calcext:value-type="string">
            <text:p><text:span text:style-name="T1726">use_potion</text:span></text:p>
          </table:table-cell>
          <table:table-cell office:value-type="string" calcext:value-type="string">
            <text:p><text:span text:style-name="T1727">you on you</text:span></text:p>
          </table:table-cell>
          <table:table-cell office:value-type="string" calcext:value-type="string">
            <text:p><text:span text:style-name="T1728">You drink the vile liquid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1729">potion</text:span></text:p>
          </table:table-cell>
          <table:table-cell office:value-type="string" calcext:value-type="string">
            <text:p><text:span text:style-name="T1730">use_potion</text:span></text:p>
          </table:table-cell>
          <table:table-cell office:value-type="string" calcext:value-type="string">
            <text:p><text:span text:style-name="T1731">you on other</text:span></text:p>
          </table:table-cell>
          <table:table-cell office:value-type="string" calcext:value-type="string">
            <text:p><text:span text:style-name="T1732">You splash the vile liquid on #OTHER#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1733">potion</text:span></text:p>
          </table:table-cell>
          <table:table-cell office:value-type="string" calcext:value-type="string">
            <text:p><text:span text:style-name="T1734">use_potion</text:span></text:p>
          </table:table-cell>
          <table:table-cell office:value-type="string" calcext:value-type="string">
            <text:p><text:span text:style-name="T1735">user on user</text:span></text:p>
          </table:table-cell>
          <table:table-cell office:value-type="string" calcext:value-type="string">
            <text:p><text:span text:style-name="T1736">#USER# drinks the vile liquid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1737">potion</text:span></text:p>
          </table:table-cell>
          <table:table-cell office:value-type="string" calcext:value-type="string">
            <text:p><text:span text:style-name="T1738">use_potion</text:span></text:p>
          </table:table-cell>
          <table:table-cell office:value-type="string" calcext:value-type="string">
            <text:p><text:span text:style-name="T1739">user on you</text:span></text:p>
          </table:table-cell>
          <table:table-cell office:value-type="string" calcext:value-type="string">
            <text:p><text:span text:style-name="T1740">#USER# splashes the vile liquid on you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1741">potion</text:span></text:p>
          </table:table-cell>
          <table:table-cell office:value-type="string" calcext:value-type="string">
            <text:p><text:span text:style-name="T1742">use_potion</text:span></text:p>
          </table:table-cell>
          <table:table-cell office:value-type="string" calcext:value-type="string">
            <text:p><text:span text:style-name="T1743">user on other</text:span></text:p>
          </table:table-cell>
          <table:table-cell office:value-type="string" calcext:value-type="string">
            <text:p><text:span text:style-name="T1744">#USER# splashes the vile liquid on #OTHER#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1745">potion</text:span></text:p>
          </table:table-cell>
          <table:table-cell office:value-type="string" calcext:value-type="string">
            <text:p><text:span text:style-name="T1746">use_potion</text:span></text:p>
          </table:table-cell>
          <table:table-cell office:value-type="string" calcext:value-type="string">
            <text:p><text:span text:style-name="T1747">you on you fail</text:span></text:p>
          </table:table-cell>
          <table:table-cell office:value-type="string" calcext:value-type="string">
            <text:p><text:span text:style-name="T1748">You fumble and the vile liquid splashes onto the ground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1749">potion</text:span></text:p>
          </table:table-cell>
          <table:table-cell office:value-type="string" calcext:value-type="string">
            <text:p><text:span text:style-name="T1750">use_potion</text:span></text:p>
          </table:table-cell>
          <table:table-cell office:value-type="string" calcext:value-type="string">
            <text:p><text:span text:style-name="T1751">you on other fail</text:span></text:p>
          </table:table-cell>
          <table:table-cell office:value-type="string" calcext:value-type="string">
            <text:p><text:span text:style-name="T1752">You fumble and the vile liquid splashes onto the ground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1753">potion</text:span></text:p>
          </table:table-cell>
          <table:table-cell office:value-type="string" calcext:value-type="string">
            <text:p><text:span text:style-name="T1754">use_potion</text:span></text:p>
          </table:table-cell>
          <table:table-cell office:value-type="string" calcext:value-type="string">
            <text:p><text:span text:style-name="T1755">user on user fail</text:span></text:p>
          </table:table-cell>
          <table:table-cell office:value-type="string" calcext:value-type="string">
            <text:p><text:span text:style-name="T1756">#USER# fumbles and the vile liquid splashes onto the ground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1757">potion</text:span></text:p>
          </table:table-cell>
          <table:table-cell office:value-type="string" calcext:value-type="string">
            <text:p><text:span text:style-name="T1758">use_potion</text:span></text:p>
          </table:table-cell>
          <table:table-cell office:value-type="string" calcext:value-type="string">
            <text:p><text:span text:style-name="T1759">user on you fail</text:span></text:p>
          </table:table-cell>
          <table:table-cell office:value-type="string" calcext:value-type="string">
            <text:p><text:span text:style-name="T1760">#USER# fumbles and the vile liquid splashes onto the ground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1761">potion</text:span></text:p>
          </table:table-cell>
          <table:table-cell office:value-type="string" calcext:value-type="string">
            <text:p><text:span text:style-name="T1762">use_potion</text:span></text:p>
          </table:table-cell>
          <table:table-cell office:value-type="string" calcext:value-type="string">
            <text:p><text:span text:style-name="T1763">user on other fail</text:span></text:p>
          </table:table-cell>
          <table:table-cell office:value-type="string" calcext:value-type="string">
            <text:p><text:span text:style-name="T1764">#USER# fumbles and the vile liquid splashes onto the ground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1765">scroll</text:span></text:p>
          </table:table-cell>
          <table:table-cell office:value-type="string" calcext:value-type="string">
            <text:p><text:span text:style-name="T1766">use_scroll</text:span></text:p>
          </table:table-cell>
          <table:table-cell office:value-type="string" calcext:value-type="string">
            <text:p><text:span text:style-name="T1767">you on you</text:span></text:p>
          </table:table-cell>
          <table:table-cell office:value-type="string" calcext:value-type="string">
            <text:p><text:span text:style-name="T1768">You recite the scroll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1769">scroll</text:span></text:p>
          </table:table-cell>
          <table:table-cell office:value-type="string" calcext:value-type="string">
            <text:p><text:span text:style-name="T1770">use_scroll</text:span></text:p>
          </table:table-cell>
          <table:table-cell office:value-type="string" calcext:value-type="string">
            <text:p><text:span text:style-name="T1771">you on other</text:span></text:p>
          </table:table-cell>
          <table:table-cell office:value-type="string" calcext:value-type="string">
            <text:p><text:span text:style-name="T1772">You recite the scroll at #OTHER#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1773">scroll</text:span></text:p>
          </table:table-cell>
          <table:table-cell office:value-type="string" calcext:value-type="string">
            <text:p><text:span text:style-name="T1774">use_scroll</text:span></text:p>
          </table:table-cell>
          <table:table-cell office:value-type="string" calcext:value-type="string">
            <text:p><text:span text:style-name="T1775">user on user</text:span></text:p>
          </table:table-cell>
          <table:table-cell office:value-type="string" calcext:value-type="string">
            <text:p><text:span text:style-name="T1776">#USER# recites a scroll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1777">scroll</text:span></text:p>
          </table:table-cell>
          <table:table-cell office:value-type="string" calcext:value-type="string">
            <text:p><text:span text:style-name="T1778">use_scroll</text:span></text:p>
          </table:table-cell>
          <table:table-cell office:value-type="string" calcext:value-type="string">
            <text:p><text:span text:style-name="T1779">user on you</text:span></text:p>
          </table:table-cell>
          <table:table-cell office:value-type="string" calcext:value-type="string">
            <text:p><text:span text:style-name="T1780">#USER# recites a scroll at you</text:span></text:p>
          </table:table-cell>
          <table:table-cell table:number-columns-repeated="1024"/>
        </table:table-row>
        <table:table-row table:style-name="ro965">
          <table:table-cell office:value-type="string" calcext:value-type="string">
            <text:p><text:span text:style-name="T1781">scroll</text:span></text:p>
          </table:table-cell>
          <table:table-cell office:value-type="string" calcext:value-type="string">
            <text:p><text:span text:style-name="T1782">use_scroll</text:span></text:p>
          </table:table-cell>
          <table:table-cell office:value-type="string" calcext:value-type="string">
            <text:p><text:span text:style-name="T1783">user on other</text:span></text:p>
          </table:table-cell>
          <table:table-cell office:value-type="string" calcext:value-type="string">
            <text:p><text:span text:style-name="T1784">#USER# recites the scroll at #OTHER#</text:span></text:p>
          </table:table-cell>
          <table:table-cell table:number-columns-repeated="1024"/>
        </table:table-row>
        <table:table-row table:style-name="ro966">
          <table:table-cell office:value-type="string" calcext:value-type="string">
            <text:p><text:span text:style-name="T1785">scroll</text:span></text:p>
          </table:table-cell>
          <table:table-cell office:value-type="string" calcext:value-type="string">
            <text:p><text:span text:style-name="T1786">use_scroll</text:span></text:p>
          </table:table-cell>
          <table:table-cell office:value-type="string" calcext:value-type="string">
            <text:p><text:span text:style-name="T1787">you on you fail</text:span></text:p>
          </table:table-cell>
          <table:table-cell office:value-type="string" calcext:value-type="string">
            <text:p><text:span text:style-name="T1788">You choke on your words as you recite the scroll</text:span></text:p>
          </table:table-cell>
          <table:table-cell table:number-columns-repeated="1024"/>
        </table:table-row>
        <table:table-row table:style-name="ro967">
          <table:table-cell office:value-type="string" calcext:value-type="string">
            <text:p><text:span text:style-name="T1789">scroll</text:span></text:p>
          </table:table-cell>
          <table:table-cell office:value-type="string" calcext:value-type="string">
            <text:p><text:span text:style-name="T1790">use_scroll</text:span></text:p>
          </table:table-cell>
          <table:table-cell office:value-type="string" calcext:value-type="string">
            <text:p><text:span text:style-name="T1791">you on other fail</text:span></text:p>
          </table:table-cell>
          <table:table-cell office:value-type="string" calcext:value-type="string">
            <text:p><text:span text:style-name="T1792">You choke on your words as you recite the scroll</text:span></text:p>
          </table:table-cell>
          <table:table-cell table:number-columns-repeated="1024"/>
        </table:table-row>
        <table:table-row table:style-name="ro968">
          <table:table-cell office:value-type="string" calcext:value-type="string">
            <text:p><text:span text:style-name="T1793">scroll</text:span></text:p>
          </table:table-cell>
          <table:table-cell office:value-type="string" calcext:value-type="string">
            <text:p><text:span text:style-name="T1794">use_scroll</text:span></text:p>
          </table:table-cell>
          <table:table-cell office:value-type="string" calcext:value-type="string">
            <text:p><text:span text:style-name="T1795">user on user fail</text:span></text:p>
          </table:table-cell>
          <table:table-cell office:value-type="string" calcext:value-type="string">
            <text:p><text:span text:style-name="T1796">#USER# chokes on their words as they recite the scroll</text:span></text:p>
          </table:table-cell>
          <table:table-cell table:number-columns-repeated="1024"/>
        </table:table-row>
        <table:table-row table:style-name="ro969">
          <table:table-cell office:value-type="string" calcext:value-type="string">
            <text:p><text:span text:style-name="T1797">scroll</text:span></text:p>
          </table:table-cell>
          <table:table-cell office:value-type="string" calcext:value-type="string">
            <text:p><text:span text:style-name="T1798">use_scroll</text:span></text:p>
          </table:table-cell>
          <table:table-cell office:value-type="string" calcext:value-type="string">
            <text:p><text:span text:style-name="T1799">user on you fail</text:span></text:p>
          </table:table-cell>
          <table:table-cell office:value-type="string" calcext:value-type="string">
            <text:p><text:span text:style-name="T1800">#USER# chokes on their words as they recite the scroll</text:span></text:p>
          </table:table-cell>
          <table:table-cell table:number-columns-repeated="1024"/>
        </table:table-row>
        <table:table-row table:style-name="ro970">
          <table:table-cell office:value-type="string" calcext:value-type="string">
            <text:p><text:span text:style-name="T1801">scroll</text:span></text:p>
          </table:table-cell>
          <table:table-cell office:value-type="string" calcext:value-type="string">
            <text:p><text:span text:style-name="T1802">use_scroll</text:span></text:p>
          </table:table-cell>
          <table:table-cell office:value-type="string" calcext:value-type="string">
            <text:p><text:span text:style-name="T1803">user on other fail</text:span></text:p>
          </table:table-cell>
          <table:table-cell office:value-type="string" calcext:value-type="string">
            <text:p><text:span text:style-name="T1804">#USER# chokes on their words as they recite the scroll</text:span></text:p>
          </table:table-cell>
          <table:table-cell table:number-columns-repeated="1024"/>
        </table:table-row>
        <table:table-row table:style-name="ro971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5">you on you</text:span></text:p>
          </table:table-cell>
          <table:table-cell table:style-name="ce16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972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6">you on other</text:span></text:p>
          </table:table-cell>
          <table:table-cell table:style-name="ce16" office:value-type="string" calcext:value-type="string">
            <text:p>You conjure a bow of holy flames, you aim and hit #OTHER#!</text:p>
          </table:table-cell>
          <table:table-cell table:style-name="ce15"/>
          <table:table-cell table:number-columns-repeated="1024"/>
        </table:table-row>
        <table:table-row table:style-name="ro973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7">user on user</text:span></text:p>
          </table:table-cell>
          <table:table-cell table:style-name="ce16" office:value-type="string" calcext:value-type="string">
            <text:p>#USER# conjures a bow of holy flames, they fire straight down and shoot themselves in the foot!</text:p>
          </table:table-cell>
          <table:table-cell table:style-name="ce15"/>
          <table:table-cell table:number-columns-repeated="1024"/>
        </table:table-row>
        <table:table-row table:style-name="ro974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8">user on you</text:span></text:p>
          </table:table-cell>
          <table:table-cell table:style-name="ce16" office:value-type="string" calcext:value-type="string">
            <text:p>#USER# conjures a bow of holy flames, they aim and hit you!</text:p>
          </table:table-cell>
          <table:table-cell table:style-name="ce15"/>
          <table:table-cell table:number-columns-repeated="1024"/>
        </table:table-row>
        <table:table-row table:style-name="ro975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9">user on other</text:span></text:p>
          </table:table-cell>
          <table:table-cell table:style-name="ce16" office:value-type="string" calcext:value-type="string">
            <text:p>#USER# conjures a bow of holy flames, they aim and hit #OTHER#!</text:p>
          </table:table-cell>
          <table:table-cell table:style-name="ce15"/>
          <table:table-cell table:number-columns-repeated="1024"/>
        </table:table-row>
        <table:table-row table:style-name="ro976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0">you on you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77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1">you on other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78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2">user on us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79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3">user on you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80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4">user on oth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81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5">you on you</text:span></text:p>
          </table:table-cell>
          <table:table-cell table:style-name="ce16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982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6">you on other</text:span></text:p>
          </table:table-cell>
          <table:table-cell table:style-name="ce16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983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7">user on user</text:span></text:p>
          </table:table-cell>
          <table:table-cell table:style-name="ce16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984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8">user on you</text:span></text:p>
          </table:table-cell>
          <table:table-cell table:style-name="ce16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985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9">user on other</text:span></text:p>
          </table:table-cell>
          <table:table-cell table:style-name="ce16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986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0">you on you fail</text:span></text:p>
          </table:table-cell>
          <table:table-cell table:style-name="ce16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87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1">you on other fail</text:span></text:p>
          </table:table-cell>
          <table:table-cell table:style-name="ce16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988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2">user on user fail</text:span></text:p>
          </table:table-cell>
          <table:table-cell table:style-name="ce16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989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3">user on you fail</text:span></text:p>
          </table:table-cell>
          <table:table-cell table:style-name="ce16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990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991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4">you on you</text:span></text:p>
          </table:table-cell>
          <table:table-cell table:style-name="ce16" office:value-type="string" calcext:value-type="string">
            <text:p>You bite yourself.</text:p>
          </table:table-cell>
          <table:table-cell table:style-name="ce15"/>
          <table:table-cell table:number-columns-repeated="1024"/>
        </table:table-row>
        <table:table-row table:style-name="ro992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5">you on other</text:span></text:p>
          </table:table-cell>
          <table:table-cell table:style-name="ce16" office:value-type="string" calcext:value-type="string">
            <text:p>You bite #OTHER#.</text:p>
          </table:table-cell>
          <table:table-cell table:style-name="ce15"/>
          <table:table-cell table:number-columns-repeated="1024"/>
        </table:table-row>
        <table:table-row table:style-name="ro993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6">user on user</text:span></text:p>
          </table:table-cell>
          <table:table-cell table:style-name="ce16" office:value-type="string" calcext:value-type="string">
            <text:p>#USER# bites themselves.</text:p>
          </table:table-cell>
          <table:table-cell table:style-name="ce15"/>
          <table:table-cell table:number-columns-repeated="1024"/>
        </table:table-row>
        <table:table-row table:style-name="ro994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7">user on you</text:span></text:p>
          </table:table-cell>
          <table:table-cell table:style-name="ce16" office:value-type="string" calcext:value-type="string">
            <text:p>#USER# bites you.</text:p>
          </table:table-cell>
          <table:table-cell table:style-name="ce15"/>
          <table:table-cell table:number-columns-repeated="1024"/>
        </table:table-row>
        <table:table-row table:style-name="ro995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8">user on other</text:span></text:p>
          </table:table-cell>
          <table:table-cell table:style-name="ce16" office:value-type="string" calcext:value-type="string">
            <text:p>#USER# bites #OTHER#.</text:p>
          </table:table-cell>
          <table:table-cell table:style-name="ce15"/>
          <table:table-cell table:number-columns-repeated="1024"/>
        </table:table-row>
        <table:table-row table:style-name="ro996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9">you on you fail</text:span></text:p>
          </table:table-cell>
          <table:table-cell table:style-name="ce16" office:value-type="string" calcext:value-type="string">
            <text:p>You fail to bite yourself.</text:p>
          </table:table-cell>
          <table:table-cell table:style-name="ce15"/>
          <table:table-cell table:number-columns-repeated="1024"/>
        </table:table-row>
        <table:table-row table:style-name="ro997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0">you on other fail</text:span></text:p>
          </table:table-cell>
          <table:table-cell table:style-name="ce16" office:value-type="string" calcext:value-type="string">
            <text:p>You fail to bite #OTHER#.</text:p>
          </table:table-cell>
          <table:table-cell table:style-name="ce15"/>
          <table:table-cell table:number-columns-repeated="1024"/>
        </table:table-row>
        <table:table-row table:style-name="ro998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1">user on user fail</text:span></text:p>
          </table:table-cell>
          <table:table-cell table:style-name="ce16" office:value-type="string" calcext:value-type="string">
            <text:p>#USER# fails to bite #USER#.</text:p>
          </table:table-cell>
          <table:table-cell table:style-name="ce15"/>
          <table:table-cell table:number-columns-repeated="1024"/>
        </table:table-row>
        <table:table-row table:style-name="ro999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2">user on you fail</text:span></text:p>
          </table:table-cell>
          <table:table-cell table:style-name="ce16" office:value-type="string" calcext:value-type="string">
            <text:p>#USER# fails to bite you.</text:p>
          </table:table-cell>
          <table:table-cell table:style-name="ce15"/>
          <table:table-cell table:number-columns-repeated="1024"/>
        </table:table-row>
        <table:table-row table:style-name="ro1000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fails to bite #OTHER#.</text:p>
          </table:table-cell>
          <table:table-cell table:style-name="ce15"/>
          <table:table-cell table:number-columns-repeated="1024"/>
        </table:table-row>
        <table:table-row table:style-name="ro1001">
          <table:table-cell table:style-name="ce15"/>
          <table:table-cell table:number-columns-repeated="1024"/>
        </table:table-row>
        <table:table-row table:style-name="ro1002">
          <table:table-cell table:style-name="ce15"/>
          <table:table-cell table:number-columns-repeated="1024"/>
        </table:table-row>
        <table:table-row table:style-name="ro1003">
          <table:table-cell table:style-name="ce15"/>
          <table:table-cell table:number-columns-repeated="1024"/>
        </table:table-row>
        <table:table-row table:style-name="ro1004">
          <table:table-cell table:style-name="ce15"/>
          <table:table-cell table:number-columns-repeated="1024"/>
        </table:table-row>
        <table:table-row table:style-name="ro1005">
          <table:table-cell table:style-name="ce15"/>
          <table:table-cell table:number-columns-repeated="1024"/>
        </table:table-row>
        <table:table-row table:style-name="ro1006">
          <table:table-cell table:style-name="ce15"/>
          <table:table-cell table:number-columns-repeated="1024"/>
        </table:table-row>
        <table:table-row table:style-name="ro859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family="text" style:name="T1177">
      <style:text-properties/>
    </style:style>
    <style:style style:family="text" style:name="T1178">
      <style:text-properties/>
    </style:style>
    <style:style style:family="text" style:name="T1179">
      <style:text-properties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94">
      <style:text-properties/>
    </style:style>
    <style:style style:family="text" style:name="T1295">
      <style:text-properties/>
    </style:style>
    <style:style style:family="text" style:name="T1296">
      <style:text-properties/>
    </style:style>
    <style:style style:family="text" style:name="T1359">
      <style:text-properties/>
    </style:style>
    <style:style style:family="text" style:name="T1360">
      <style:text-properties/>
    </style:style>
    <style:style style:family="text" style:name="T1361">
      <style:text-properties/>
    </style:style>
    <style:style style:family="text" style:name="T1362">
      <style:text-properties/>
    </style:style>
    <style:style style:family="text" style:name="T1363">
      <style:text-properties/>
    </style:style>
    <style:style style:family="text" style:name="T1364">
      <style:text-properties/>
    </style:style>
    <style:style style:family="text" style:name="T1833">
      <style:text-properties/>
    </style:style>
    <style:style style:family="text" style:name="T1834">
      <style:text-properties/>
    </style:style>
    <style:style style:family="text" style:name="T1835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6">Page </text:span>
        <text:span text:style-name="T427">
          <text:page-number>1</text:page-number>
        </text:span>
      </style:footer>
      <style:header>
        <text:span text:style-name="T425">
          <text:sheet-name>???</text:sheet-name>
        </text:span>
      </style:header>
    </style:master-page>
    <style:master-page style:name="MasterPage5" style:page-layout-name="Mpm5">
      <style:footer>
        <text:span text:style-name="T1100">Page </text:span>
        <text:span text:style-name="T1101">
          <text:page-number>1</text:page-number>
        </text:span>
      </style:footer>
      <style:header>
        <text:span text:style-name="T1099">
          <text:sheet-name>???</text:sheet-name>
        </text:span>
      </style:header>
    </style:master-page>
    <style:master-page style:name="MasterPage6" style:page-layout-name="Mpm6">
      <style:footer>
        <text:span text:style-name="T1178">Page </text:span>
        <text:span text:style-name="T1179">
          <text:page-number>1</text:page-number>
        </text:span>
      </style:footer>
      <style:header>
        <text:span text:style-name="T1177">
          <text:sheet-name>???</text:sheet-name>
        </text:span>
      </style:header>
    </style:master-page>
    <style:master-page style:name="MasterPage7" style:page-layout-name="Mpm7">
      <style:footer>
        <text:span text:style-name="T1223">Page </text:span>
        <text:span text:style-name="T1224">
          <text:page-number>1</text:page-number>
        </text:span>
      </style:footer>
      <style:header>
        <text:span text:style-name="T1222">
          <text:sheet-name>???</text:sheet-name>
        </text:span>
      </style:header>
    </style:master-page>
    <style:master-page style:name="MasterPage8" style:page-layout-name="Mpm8">
      <style:footer>
        <text:span text:style-name="T1295">Page </text:span>
        <text:span text:style-name="T1296">
          <text:page-number>1</text:page-number>
        </text:span>
      </style:footer>
      <style:header>
        <text:span text:style-name="T1294">
          <text:sheet-name>???</text:sheet-name>
        </text:span>
      </style:header>
    </style:master-page>
    <style:master-page style:name="MasterPage9" style:page-layout-name="Mpm9">
      <style:footer>
        <text:span text:style-name="T1360">Page </text:span>
        <text:span text:style-name="T1361">
          <text:page-number>1</text:page-number>
        </text:span>
      </style:footer>
      <style:header>
        <text:span text:style-name="T1359">
          <text:sheet-name>???</text:sheet-name>
        </text:span>
      </style:header>
    </style:master-page>
    <style:master-page style:name="MasterPage10" style:page-layout-name="Mpm10">
      <style:footer>
        <text:span text:style-name="T1363">Page </text:span>
        <text:span text:style-name="T1364">
          <text:page-number>1</text:page-number>
        </text:span>
      </style:footer>
      <style:header>
        <text:span text:style-name="T1362">
          <text:sheet-name>???</text:sheet-name>
        </text:span>
      </style:header>
    </style:master-page>
    <style:master-page style:name="MasterPage11" style:page-layout-name="Mpm11">
      <style:footer>
        <text:span text:style-name="T1834">Page </text:span>
        <text:span text:style-name="T1835">
          <text:page-number>1</text:page-number>
        </text:span>
      </style:footer>
      <style:header>
        <text:span text:style-name="T1833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